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118.59mm" svg:y="15.6mm">
            <loext:p draw:notify-on-update-of-ranges="data.A4:data.A4 data.A5:data.A105 data.B4:data.B4 data.B5:data.B105 data.C4:data.C4 data.C5:data.C105 data.D4:data.D4 data.D5:data.D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ite :</text:p>
          </table:table-cell>
          <table:table-cell office:value-type="string" calcext:value-type="string">
            <text:p>u_0 = E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all i &gt;= 1, u_i = (u_(i-1))(0**(i+1))1(0**i)1(0**(i+1))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office:value-type="float" office:value="253" calcext:value-type="float">
            <text:p>253</text:p>
          </table:table-cell>
        </table:table-row>
      </table:table>
      <table:table table:name="l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1(len)</text:p>
          </table:table-cell>
          <table:table-cell office:value-type="string" calcext:value-type="string">
            <text:p>d2(len)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2(len)(n) = 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8" calcext:value-type="float">
            <text:p>8</text:p>
          </table:table-cell>
          <table:table-cell table:formula="of:=[.C4]-[.C3]" office:value-type="float" office:value="3" calcext:value-type="float">
            <text:p>3</text:p>
          </table:table-cell>
          <table:table-cell table:formula="of:=3/2*[.A3]*[.A3]+13/2*[.A3]" office:value-type="float" office:value="0" calcext:value-type="float">
            <text:p>0</text:p>
          </table:table-cell>
          <table:table-cell/>
          <table:table-cell office:value-type="string" calcext:value-type="string">
            <text:p>d1(len)(n) = <text:s/>3n + 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11" calcext:value-type="float">
            <text:p>11</text:p>
          </table:table-cell>
          <table:table-cell table:formula="of:=[.C5]-[.C4]" office:value-type="float" office:value="3" calcext:value-type="float">
            <text:p>3</text:p>
          </table:table-cell>
          <table:table-cell table:formula="of:=3/2*[.A4]*[.A4]+13/2*[.A4]" office:value-type="float" office:value="8" calcext:value-type="float">
            <text:p>8</text:p>
          </table:table-cell>
          <table:table-cell/>
          <table:table-cell office:value-type="string" calcext:value-type="string">
            <text:p>len(n) = 3/2*n**2 + 13/2*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6]-[.B5]" office:value-type="float" office:value="14" calcext:value-type="float">
            <text:p>14</text:p>
          </table:table-cell>
          <table:table-cell table:formula="of:=[.C6]-[.C5]" office:value-type="float" office:value="3" calcext:value-type="float">
            <text:p>3</text:p>
          </table:table-cell>
          <table:table-cell table:formula="of:=3/2*[.A5]*[.A5]+13/2*[.A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3" calcext:value-type="float">
            <text:p>3</text:p>
          </table:table-cell>
          <table:table-cell table:formula="of:=3/2*[.A6]*[.A6]+13/2*[.A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formula="of:=3/2*[.A7]*[.A7]+13/2*[.A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3" calcext:value-type="float">
            <text:p>3</text:p>
          </table:table-cell>
          <table:table-cell table:formula="of:=3/2*[.A8]*[.A8]+13/2*[.A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0]-[.B9]" office:value-type="float" office:value="26" calcext:value-type="float">
            <text:p>26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3/2*[.A9]*[.A9]+13/2*[.A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B11]-[.B10]" office:value-type="float" office:value="29" calcext:value-type="float">
            <text:p>29</text:p>
          </table:table-cell>
          <table:table-cell table:formula="of:=[.C11]-[.C10]" office:value-type="float" office:value="3" calcext:value-type="float">
            <text:p>3</text:p>
          </table:table-cell>
          <table:table-cell table:formula="of:=3/2*[.A10]*[.A10]+13/2*[.A1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B12]-[.B11]" office:value-type="float" office:value="32" calcext:value-type="float">
            <text:p>32</text:p>
          </table:table-cell>
          <table:table-cell table:formula="of:=[.C12]-[.C11]" office:value-type="float" office:value="3" calcext:value-type="float">
            <text:p>3</text:p>
          </table:table-cell>
          <table:table-cell table:formula="of:=3/2*[.A11]*[.A11]+13/2*[.A11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B13]-[.B12]" office:value-type="float" office:value="35" calcext:value-type="float">
            <text:p>35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3/2*[.A12]*[.A12]+13/2*[.A1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formula="of:=[.B14]-[.B13]" office:value-type="float" office:value="38" calcext:value-type="float">
            <text:p>38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3/2*[.A13]*[.A13]+13/2*[.A13]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formula="of:=[.B15]-[.B14]" office:value-type="float" office:value="41" calcext:value-type="float">
            <text:p>4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3/2*[.A14]*[.A14]+13/2*[.A14]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formula="of:=[.B16]-[.B15]" office:value-type="float" office:value="44" calcext:value-type="float">
            <text:p>44</text:p>
          </table:table-cell>
          <table:table-cell table:formula="of:=[.C16]-[.C15]" office:value-type="float" office:value="3" calcext:value-type="float">
            <text:p>3</text:p>
          </table:table-cell>
          <table:table-cell table:formula="of:=3/2*[.A15]*[.A15]+13/2*[.A15]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formula="of:=[.B17]-[.B16]" office:value-type="float" office:value="47" calcext:value-type="float">
            <text:p>47</text:p>
          </table:table-cell>
          <table:table-cell table:formula="of:=[.C17]-[.C16]" office:value-type="float" office:value="3" calcext:value-type="float">
            <text:p>3</text:p>
          </table:table-cell>
          <table:table-cell table:formula="of:=3/2*[.A16]*[.A16]+13/2*[.A16]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formula="of:=[.B18]-[.B17]" office:value-type="float" office:value="50" calcext:value-type="float">
            <text:p>5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3/2*[.A17]*[.A17]+13/2*[.A17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C19]-[.C18]" office:value-type="float" office:value="3" calcext:value-type="float">
            <text:p>3</text:p>
          </table:table-cell>
          <table:table-cell table:formula="of:=3/2*[.A18]*[.A18]+13/2*[.A18]"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table:formula="of:=[.B20]-[.B19]" office:value-type="float" office:value="56" calcext:value-type="float">
            <text:p>56</text:p>
          </table:table-cell>
          <table:table-cell table:formula="of:=[.C20]-[.C19]" office:value-type="float" office:value="3" calcext:value-type="float">
            <text:p>3</text:p>
          </table:table-cell>
          <table:table-cell table:formula="of:=3/2*[.A19]*[.A19]+13/2*[.A19]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table:formula="of:=[.B21]-[.B20]" office:value-type="float" office:value="59" calcext:value-type="float">
            <text:p>59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3/2*[.A20]*[.A20]+13/2*[.A20]"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[.B22]-[.B21]" office:value-type="float" office:value="62" calcext:value-type="float">
            <text:p>62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3/2*[.A21]*[.A21]+13/2*[.A21]"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B23]-[.B22]" office:value-type="float" office:value="65" calcext:value-type="float">
            <text:p>65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3/2*[.A22]*[.A22]+13/2*[.A22]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table:formula="of:=[.B24]-[.B23]" office:value-type="float" office:value="68" calcext:value-type="float">
            <text:p>68</text:p>
          </table:table-cell>
          <table:table-cell table:formula="of:=[.C24]-[.C23]" office:value-type="float" office:value="3" calcext:value-type="float">
            <text:p>3</text:p>
          </table:table-cell>
          <table:table-cell table:formula="of:=3/2*[.A23]*[.A23]+13/2*[.A23]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table:formula="of:=[.B25]-[.B24]" office:value-type="float" office:value="71" calcext:value-type="float">
            <text:p>71</text:p>
          </table:table-cell>
          <table:table-cell table:formula="of:=[.C25]-[.C24]" office:value-type="float" office:value="3" calcext:value-type="float">
            <text:p>3</text:p>
          </table:table-cell>
          <table:table-cell table:formula="of:=3/2*[.A24]*[.A24]+13/2*[.A24]"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table:formula="of:=[.B26]-[.B25]" office:value-type="float" office:value="74" calcext:value-type="float">
            <text:p>74</text:p>
          </table:table-cell>
          <table:table-cell table:formula="of:=[.C26]-[.C25]" office:value-type="float" office:value="3" calcext:value-type="float">
            <text:p>3</text:p>
          </table:table-cell>
          <table:table-cell table:formula="of:=3/2*[.A25]*[.A25]+13/2*[.A25]"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formula="of:=[.B27]-[.B26]" office:value-type="float" office:value="77" calcext:value-type="float">
            <text:p>77</text:p>
          </table:table-cell>
          <table:table-cell table:formula="of:=[.C27]-[.C26]" office:value-type="float" office:value="3" calcext:value-type="float">
            <text:p>3</text:p>
          </table:table-cell>
          <table:table-cell table:formula="of:=3/2*[.A26]*[.A26]+13/2*[.A26]"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table:formula="of:=[.B28]-[.B27]" office:value-type="float" office:value="80" calcext:value-type="float">
            <text:p>80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3/2*[.A27]*[.A27]+13/2*[.A27]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table:formula="of:=[.B29]-[.B28]" office:value-type="float" office:value="83" calcext:value-type="float">
            <text:p>8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3/2*[.A28]*[.A28]+13/2*[.A28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table:formula="of:=[.B30]-[.B29]" office:value-type="float" office:value="86" calcext:value-type="float">
            <text:p>86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3/2*[.A29]*[.A29]+13/2*[.A29]"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table:formula="of:=[.B31]-[.B30]" office:value-type="float" office:value="89" calcext:value-type="float">
            <text:p>89</text:p>
          </table:table-cell>
          <table:table-cell table:formula="of:=[.C31]-[.C30]" office:value-type="float" office:value="3" calcext:value-type="float">
            <text:p>3</text:p>
          </table:table-cell>
          <table:table-cell table:formula="of:=3/2*[.A30]*[.A30]+13/2*[.A30]"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table:formula="of:=[.B32]-[.B31]" office:value-type="float" office:value="92" calcext:value-type="float">
            <text:p>92</text:p>
          </table:table-cell>
          <table:table-cell table:formula="of:=[.C32]-[.C31]" office:value-type="float" office:value="3" calcext:value-type="float">
            <text:p>3</text:p>
          </table:table-cell>
          <table:table-cell table:formula="of:=3/2*[.A31]*[.A31]+13/2*[.A31]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table:formula="of:=[.B33]-[.B32]" office:value-type="float" office:value="95" calcext:value-type="float">
            <text:p>95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3/2*[.A32]*[.A32]+13/2*[.A32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table:formula="of:=[.B34]-[.B33]" office:value-type="float" office:value="98" calcext:value-type="float">
            <text:p>98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3/2*[.A33]*[.A33]+13/2*[.A33]"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table:formula="of:=[.B35]-[.B34]" office:value-type="float" office:value="101" calcext:value-type="float">
            <text:p>101</text:p>
          </table:table-cell>
          <table:table-cell table:formula="of:=[.C35]-[.C34]" office:value-type="float" office:value="3" calcext:value-type="float">
            <text:p>3</text:p>
          </table:table-cell>
          <table:table-cell table:formula="of:=3/2*[.A34]*[.A34]+13/2*[.A34]"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table:formula="of:=[.B36]-[.B35]" office:value-type="float" office:value="104" calcext:value-type="float">
            <text:p>104</text:p>
          </table:table-cell>
          <table:table-cell table:formula="of:=[.C36]-[.C35]" office:value-type="float" office:value="3" calcext:value-type="float">
            <text:p>3</text:p>
          </table:table-cell>
          <table:table-cell table:formula="of:=3/2*[.A35]*[.A35]+13/2*[.A35]"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table:formula="of:=[.B37]-[.B36]" office:value-type="float" office:value="107" calcext:value-type="float">
            <text:p>107</text:p>
          </table:table-cell>
          <table:table-cell table:formula="of:=[.C37]-[.C36]" office:value-type="float" office:value="3" calcext:value-type="float">
            <text:p>3</text:p>
          </table:table-cell>
          <table:table-cell table:formula="of:=3/2*[.A36]*[.A36]+13/2*[.A36]"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table:formula="of:=[.B38]-[.B37]" office:value-type="float" office:value="110" calcext:value-type="float">
            <text:p>110</text:p>
          </table:table-cell>
          <table:table-cell table:formula="of:=[.C38]-[.C37]" office:value-type="float" office:value="3" calcext:value-type="float">
            <text:p>3</text:p>
          </table:table-cell>
          <table:table-cell table:formula="of:=3/2*[.A37]*[.A37]+13/2*[.A37]"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table:formula="of:=[.B39]-[.B38]" office:value-type="float" office:value="113" calcext:value-type="float">
            <text:p>113</text:p>
          </table:table-cell>
          <table:table-cell table:formula="of:=[.C39]-[.C38]" office:value-type="float" office:value="3" calcext:value-type="float">
            <text:p>3</text:p>
          </table:table-cell>
          <table:table-cell table:formula="of:=3/2*[.A38]*[.A38]+13/2*[.A38]"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table:formula="of:=[.B40]-[.B39]" office:value-type="float" office:value="116" calcext:value-type="float">
            <text:p>116</text:p>
          </table:table-cell>
          <table:table-cell table:formula="of:=[.C40]-[.C39]" office:value-type="float" office:value="3" calcext:value-type="float">
            <text:p>3</text:p>
          </table:table-cell>
          <table:table-cell table:formula="of:=3/2*[.A39]*[.A39]+13/2*[.A39]"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table:formula="of:=[.B41]-[.B40]" office:value-type="float" office:value="119" calcext:value-type="float">
            <text:p>119</text:p>
          </table:table-cell>
          <table:table-cell table:formula="of:=[.C41]-[.C40]" office:value-type="float" office:value="3" calcext:value-type="float">
            <text:p>3</text:p>
          </table:table-cell>
          <table:table-cell table:formula="of:=3/2*[.A40]*[.A40]+13/2*[.A40]"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table:formula="of:=[.B42]-[.B41]" office:value-type="float" office:value="122" calcext:value-type="float">
            <text:p>122</text:p>
          </table:table-cell>
          <table:table-cell table:formula="of:=[.C42]-[.C41]" office:value-type="float" office:value="3" calcext:value-type="float">
            <text:p>3</text:p>
          </table:table-cell>
          <table:table-cell table:formula="of:=3/2*[.A41]*[.A41]+13/2*[.A41]"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table:formula="of:=[.B43]-[.B42]" office:value-type="float" office:value="125" calcext:value-type="float">
            <text:p>125</text:p>
          </table:table-cell>
          <table:table-cell table:formula="of:=[.C43]-[.C42]" office:value-type="float" office:value="3" calcext:value-type="float">
            <text:p>3</text:p>
          </table:table-cell>
          <table:table-cell table:formula="of:=3/2*[.A42]*[.A42]+13/2*[.A42]"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B44]-[.B43]" office:value-type="float" office:value="128" calcext:value-type="float">
            <text:p>128</text:p>
          </table:table-cell>
          <table:table-cell table:formula="of:=[.C44]-[.C43]" office:value-type="float" office:value="3" calcext:value-type="float">
            <text:p>3</text:p>
          </table:table-cell>
          <table:table-cell table:formula="of:=3/2*[.A43]*[.A43]+13/2*[.A43]"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table:formula="of:=[.B45]-[.B44]" office:value-type="float" office:value="131" calcext:value-type="float">
            <text:p>131</text:p>
          </table:table-cell>
          <table:table-cell table:formula="of:=[.C45]-[.C44]" office:value-type="float" office:value="3" calcext:value-type="float">
            <text:p>3</text:p>
          </table:table-cell>
          <table:table-cell table:formula="of:=3/2*[.A44]*[.A44]+13/2*[.A44]"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table:formula="of:=[.B46]-[.B45]" office:value-type="float" office:value="134" calcext:value-type="float">
            <text:p>134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3/2*[.A45]*[.A45]+13/2*[.A45]"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table:formula="of:=[.B47]-[.B46]" office:value-type="float" office:value="137" calcext:value-type="float">
            <text:p>137</text:p>
          </table:table-cell>
          <table:table-cell table:formula="of:=[.C47]-[.C46]" office:value-type="float" office:value="3" calcext:value-type="float">
            <text:p>3</text:p>
          </table:table-cell>
          <table:table-cell table:formula="of:=3/2*[.A46]*[.A46]+13/2*[.A46]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table:formula="of:=[.B48]-[.B47]" office:value-type="float" office:value="140" calcext:value-type="float">
            <text:p>140</text:p>
          </table:table-cell>
          <table:table-cell table:formula="of:=[.C48]-[.C47]" office:value-type="float" office:value="3" calcext:value-type="float">
            <text:p>3</text:p>
          </table:table-cell>
          <table:table-cell table:formula="of:=3/2*[.A47]*[.A47]+13/2*[.A47]"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table:formula="of:=[.B49]-[.B48]" office:value-type="float" office:value="143" calcext:value-type="float">
            <text:p>143</text:p>
          </table:table-cell>
          <table:table-cell table:formula="of:=[.C49]-[.C48]" office:value-type="float" office:value="3" calcext:value-type="float">
            <text:p>3</text:p>
          </table:table-cell>
          <table:table-cell table:formula="of:=3/2*[.A48]*[.A48]+13/2*[.A48]"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table:formula="of:=[.B50]-[.B49]" office:value-type="float" office:value="146" calcext:value-type="float">
            <text:p>146</text:p>
          </table:table-cell>
          <table:table-cell table:formula="of:=[.C50]-[.C49]" office:value-type="float" office:value="3" calcext:value-type="float">
            <text:p>3</text:p>
          </table:table-cell>
          <table:table-cell table:formula="of:=3/2*[.A49]*[.A49]+13/2*[.A49]"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table:formula="of:=[.B51]-[.B50]" office:value-type="float" office:value="149" calcext:value-type="float">
            <text:p>149</text:p>
          </table:table-cell>
          <table:table-cell table:formula="of:=[.C51]-[.C50]" office:value-type="float" office:value="3" calcext:value-type="float">
            <text:p>3</text:p>
          </table:table-cell>
          <table:table-cell table:formula="of:=3/2*[.A50]*[.A50]+13/2*[.A50]"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table:formula="of:=[.B52]-[.B51]" office:value-type="float" office:value="152" calcext:value-type="float">
            <text:p>152</text:p>
          </table:table-cell>
          <table:table-cell table:formula="of:=[.C52]-[.C51]" office:value-type="float" office:value="3" calcext:value-type="float">
            <text:p>3</text:p>
          </table:table-cell>
          <table:table-cell table:formula="of:=3/2*[.A51]*[.A51]+13/2*[.A51]"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table:formula="of:=[.B53]-[.B52]" office:value-type="float" office:value="155" calcext:value-type="float">
            <text:p>155</text:p>
          </table:table-cell>
          <table:table-cell table:formula="of:=[.C53]-[.C52]" office:value-type="float" office:value="3" calcext:value-type="float">
            <text:p>3</text:p>
          </table:table-cell>
          <table:table-cell table:formula="of:=3/2*[.A52]*[.A52]+13/2*[.A52]"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table:formula="of:=[.B54]-[.B53]" office:value-type="float" office:value="158" calcext:value-type="float">
            <text:p>158</text:p>
          </table:table-cell>
          <table:table-cell table:formula="of:=[.C54]-[.C53]" office:value-type="float" office:value="3" calcext:value-type="float">
            <text:p>3</text:p>
          </table:table-cell>
          <table:table-cell table:formula="of:=3/2*[.A53]*[.A53]+13/2*[.A53]"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table:formula="of:=[.B55]-[.B54]" office:value-type="float" office:value="161" calcext:value-type="float">
            <text:p>161</text:p>
          </table:table-cell>
          <table:table-cell table:formula="of:=[.C55]-[.C54]" office:value-type="float" office:value="3" calcext:value-type="float">
            <text:p>3</text:p>
          </table:table-cell>
          <table:table-cell table:formula="of:=3/2*[.A54]*[.A54]+13/2*[.A54]"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table:formula="of:=[.B56]-[.B55]" office:value-type="float" office:value="164" calcext:value-type="float">
            <text:p>164</text:p>
          </table:table-cell>
          <table:table-cell table:formula="of:=[.C56]-[.C55]" office:value-type="float" office:value="3" calcext:value-type="float">
            <text:p>3</text:p>
          </table:table-cell>
          <table:table-cell table:formula="of:=3/2*[.A55]*[.A55]+13/2*[.A55]"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table:formula="of:=[.B57]-[.B56]" office:value-type="float" office:value="167" calcext:value-type="float">
            <text:p>167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3/2*[.A56]*[.A56]+13/2*[.A56]" office:value-type="float" office:value="4558" calcext:value-type="float">
            <text:p>45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table:formula="of:=[.B58]-[.B57]" office:value-type="float" office:value="170" calcext:value-type="float">
            <text:p>170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3/2*[.A57]*[.A57]+13/2*[.A57]"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table:formula="of:=[.B59]-[.B58]" office:value-type="float" office:value="173" calcext:value-type="float">
            <text:p>173</text:p>
          </table:table-cell>
          <table:table-cell table:formula="of:=[.C59]-[.C58]" office:value-type="float" office:value="3" calcext:value-type="float">
            <text:p>3</text:p>
          </table:table-cell>
          <table:table-cell table:formula="of:=3/2*[.A58]*[.A58]+13/2*[.A58]"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table:formula="of:=[.B60]-[.B59]" office:value-type="float" office:value="176" calcext:value-type="float">
            <text:p>176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3/2*[.A59]*[.A59]+13/2*[.A59]"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table:formula="of:=[.B61]-[.B60]" office:value-type="float" office:value="179" calcext:value-type="float">
            <text:p>179</text:p>
          </table:table-cell>
          <table:table-cell table:formula="of:=[.C61]-[.C60]" office:value-type="float" office:value="3" calcext:value-type="float">
            <text:p>3</text:p>
          </table:table-cell>
          <table:table-cell table:formula="of:=3/2*[.A60]*[.A60]+13/2*[.A60]"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table:formula="of:=[.B62]-[.B61]" office:value-type="float" office:value="182" calcext:value-type="float">
            <text:p>182</text:p>
          </table:table-cell>
          <table:table-cell table:formula="of:=[.C62]-[.C61]" office:value-type="float" office:value="3" calcext:value-type="float">
            <text:p>3</text:p>
          </table:table-cell>
          <table:table-cell table:formula="of:=3/2*[.A61]*[.A61]+13/2*[.A61]" office:value-type="float" office:value="5423" calcext:value-type="float">
            <text:p>54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table:formula="of:=[.B63]-[.B62]" office:value-type="float" office:value="185" calcext:value-type="float">
            <text:p>185</text:p>
          </table:table-cell>
          <table:table-cell table:formula="of:=[.C63]-[.C62]" office:value-type="float" office:value="3" calcext:value-type="float">
            <text:p>3</text:p>
          </table:table-cell>
          <table:table-cell table:formula="of:=3/2*[.A62]*[.A62]+13/2*[.A62]"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table:formula="of:=[.B64]-[.B63]" office:value-type="float" office:value="188" calcext:value-type="float">
            <text:p>188</text:p>
          </table:table-cell>
          <table:table-cell table:formula="of:=[.C64]-[.C63]" office:value-type="float" office:value="3" calcext:value-type="float">
            <text:p>3</text:p>
          </table:table-cell>
          <table:table-cell table:formula="of:=3/2*[.A63]*[.A63]+13/2*[.A63]"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table:formula="of:=[.B65]-[.B64]" office:value-type="float" office:value="191" calcext:value-type="float">
            <text:p>191</text:p>
          </table:table-cell>
          <table:table-cell table:formula="of:=[.C65]-[.C64]" office:value-type="float" office:value="3" calcext:value-type="float">
            <text:p>3</text:p>
          </table:table-cell>
          <table:table-cell table:formula="of:=3/2*[.A64]*[.A64]+13/2*[.A64]"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table:formula="of:=[.B66]-[.B65]" office:value-type="float" office:value="194" calcext:value-type="float">
            <text:p>194</text:p>
          </table:table-cell>
          <table:table-cell table:formula="of:=[.C66]-[.C65]" office:value-type="float" office:value="3" calcext:value-type="float">
            <text:p>3</text:p>
          </table:table-cell>
          <table:table-cell table:formula="of:=3/2*[.A65]*[.A65]+13/2*[.A65]" office:value-type="float" office:value="6169" calcext:value-type="float">
            <text:p>616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table:formula="of:=[.B67]-[.B66]" office:value-type="float" office:value="197" calcext:value-type="float">
            <text:p>197</text:p>
          </table:table-cell>
          <table:table-cell table:formula="of:=[.C67]-[.C66]" office:value-type="float" office:value="3" calcext:value-type="float">
            <text:p>3</text:p>
          </table:table-cell>
          <table:table-cell table:formula="of:=3/2*[.A66]*[.A66]+13/2*[.A66]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table:formula="of:=[.B68]-[.B67]" office:value-type="float" office:value="200" calcext:value-type="float">
            <text:p>200</text:p>
          </table:table-cell>
          <table:table-cell table:formula="of:=[.C68]-[.C67]" office:value-type="float" office:value="3" calcext:value-type="float">
            <text:p>3</text:p>
          </table:table-cell>
          <table:table-cell table:formula="of:=3/2*[.A67]*[.A67]+13/2*[.A67]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table:formula="of:=[.B69]-[.B68]" office:value-type="float" office:value="203" calcext:value-type="float">
            <text:p>203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3/2*[.A68]*[.A68]+13/2*[.A68]" office:value-type="float" office:value="6760" calcext:value-type="float">
            <text:p>676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table:formula="of:=[.B70]-[.B69]" office:value-type="float" office:value="206" calcext:value-type="float">
            <text:p>206</text:p>
          </table:table-cell>
          <table:table-cell table:formula="of:=[.C70]-[.C69]" office:value-type="float" office:value="3" calcext:value-type="float">
            <text:p>3</text:p>
          </table:table-cell>
          <table:table-cell table:formula="of:=3/2*[.A69]*[.A69]+13/2*[.A69]"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table:formula="of:=[.B71]-[.B70]" office:value-type="float" office:value="209" calcext:value-type="float">
            <text:p>209</text:p>
          </table:table-cell>
          <table:table-cell table:formula="of:=[.C71]-[.C70]" office:value-type="float" office:value="3" calcext:value-type="float">
            <text:p>3</text:p>
          </table:table-cell>
          <table:table-cell table:formula="of:=3/2*[.A70]*[.A70]+13/2*[.A70]"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table:formula="of:=[.B72]-[.B71]" office:value-type="float" office:value="212" calcext:value-type="float">
            <text:p>212</text:p>
          </table:table-cell>
          <table:table-cell table:formula="of:=[.C72]-[.C71]" office:value-type="float" office:value="3" calcext:value-type="float">
            <text:p>3</text:p>
          </table:table-cell>
          <table:table-cell table:formula="of:=3/2*[.A71]*[.A71]+13/2*[.A71]"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table:formula="of:=[.B73]-[.B72]" office:value-type="float" office:value="215" calcext:value-type="float">
            <text:p>215</text:p>
          </table:table-cell>
          <table:table-cell table:formula="of:=[.C73]-[.C72]" office:value-type="float" office:value="3" calcext:value-type="float">
            <text:p>3</text:p>
          </table:table-cell>
          <table:table-cell table:formula="of:=3/2*[.A72]*[.A72]+13/2*[.A72]" office:value-type="float" office:value="7590" calcext:value-type="float">
            <text:p>759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table:formula="of:=[.B74]-[.B73]" office:value-type="float" office:value="218" calcext:value-type="float">
            <text:p>218</text:p>
          </table:table-cell>
          <table:table-cell table:formula="of:=[.C74]-[.C73]" office:value-type="float" office:value="3" calcext:value-type="float">
            <text:p>3</text:p>
          </table:table-cell>
          <table:table-cell table:formula="of:=3/2*[.A73]*[.A73]+13/2*[.A73]" office:value-type="float" office:value="7805" calcext:value-type="float">
            <text:p>78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table:formula="of:=[.B75]-[.B74]" office:value-type="float" office:value="221" calcext:value-type="float">
            <text:p>221</text:p>
          </table:table-cell>
          <table:table-cell table:formula="of:=[.C75]-[.C74]" office:value-type="float" office:value="3" calcext:value-type="float">
            <text:p>3</text:p>
          </table:table-cell>
          <table:table-cell table:formula="of:=3/2*[.A74]*[.A74]+13/2*[.A74]"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table:formula="of:=[.B76]-[.B75]" office:value-type="float" office:value="224" calcext:value-type="float">
            <text:p>224</text:p>
          </table:table-cell>
          <table:table-cell table:formula="of:=[.C76]-[.C75]" office:value-type="float" office:value="3" calcext:value-type="float">
            <text:p>3</text:p>
          </table:table-cell>
          <table:table-cell table:formula="of:=3/2*[.A75]*[.A75]+13/2*[.A75]"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table:formula="of:=[.B77]-[.B76]" office:value-type="float" office:value="227" calcext:value-type="float">
            <text:p>227</text:p>
          </table:table-cell>
          <table:table-cell table:formula="of:=[.C77]-[.C76]" office:value-type="float" office:value="3" calcext:value-type="float">
            <text:p>3</text:p>
          </table:table-cell>
          <table:table-cell table:formula="of:=3/2*[.A76]*[.A76]+13/2*[.A76]"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table:formula="of:=[.B78]-[.B77]" office:value-type="float" office:value="230" calcext:value-type="float">
            <text:p>230</text:p>
          </table:table-cell>
          <table:table-cell table:formula="of:=[.C78]-[.C77]" office:value-type="float" office:value="3" calcext:value-type="float">
            <text:p>3</text:p>
          </table:table-cell>
          <table:table-cell table:formula="of:=3/2*[.A77]*[.A77]+13/2*[.A77]" office:value-type="float" office:value="8695" calcext:value-type="float">
            <text:p>86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table:formula="of:=[.B79]-[.B78]" office:value-type="float" office:value="233" calcext:value-type="float">
            <text:p>233</text:p>
          </table:table-cell>
          <table:table-cell table:formula="of:=[.C79]-[.C78]" office:value-type="float" office:value="3" calcext:value-type="float">
            <text:p>3</text:p>
          </table:table-cell>
          <table:table-cell table:formula="of:=3/2*[.A78]*[.A78]+13/2*[.A78]"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table:formula="of:=[.B80]-[.B79]" office:value-type="float" office:value="236" calcext:value-type="float">
            <text:p>236</text:p>
          </table:table-cell>
          <table:table-cell table:formula="of:=[.C80]-[.C79]" office:value-type="float" office:value="3" calcext:value-type="float">
            <text:p>3</text:p>
          </table:table-cell>
          <table:table-cell table:formula="of:=3/2*[.A79]*[.A79]+13/2*[.A79]"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table:formula="of:=[.B81]-[.B80]" office:value-type="float" office:value="239" calcext:value-type="float">
            <text:p>239</text:p>
          </table:table-cell>
          <table:table-cell table:formula="of:=[.C81]-[.C80]" office:value-type="float" office:value="3" calcext:value-type="float">
            <text:p>3</text:p>
          </table:table-cell>
          <table:table-cell table:formula="of:=3/2*[.A80]*[.A80]+13/2*[.A80]"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table:formula="of:=[.B82]-[.B81]" office:value-type="float" office:value="242" calcext:value-type="float">
            <text:p>242</text:p>
          </table:table-cell>
          <table:table-cell table:formula="of:=[.C82]-[.C81]" office:value-type="float" office:value="3" calcext:value-type="float">
            <text:p>3</text:p>
          </table:table-cell>
          <table:table-cell table:formula="of:=3/2*[.A81]*[.A81]+13/2*[.A81]"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table:formula="of:=[.B83]-[.B82]" office:value-type="float" office:value="245" calcext:value-type="float">
            <text:p>245</text:p>
          </table:table-cell>
          <table:table-cell table:formula="of:=[.C83]-[.C82]" office:value-type="float" office:value="3" calcext:value-type="float">
            <text:p>3</text:p>
          </table:table-cell>
          <table:table-cell table:formula="of:=3/2*[.A82]*[.A82]+13/2*[.A82]" office:value-type="float" office:value="9875" calcext:value-type="float">
            <text:p>98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table:formula="of:=[.B84]-[.B83]" office:value-type="float" office:value="248" calcext:value-type="float">
            <text:p>248</text:p>
          </table:table-cell>
          <table:table-cell table:formula="of:=[.C84]-[.C83]" office:value-type="float" office:value="3" calcext:value-type="float">
            <text:p>3</text:p>
          </table:table-cell>
          <table:table-cell table:formula="of:=3/2*[.A83]*[.A83]+13/2*[.A83]" office:value-type="float" office:value="10120" calcext:value-type="float">
            <text:p>101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table:formula="of:=[.B85]-[.B84]" office:value-type="float" office:value="251" calcext:value-type="float">
            <text:p>251</text:p>
          </table:table-cell>
          <table:table-cell table:formula="of:=[.C85]-[.C84]" office:value-type="float" office:value="3" calcext:value-type="float">
            <text:p>3</text:p>
          </table:table-cell>
          <table:table-cell table:formula="of:=3/2*[.A84]*[.A84]+13/2*[.A84]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table:formula="of:=[.B86]-[.B85]" office:value-type="float" office:value="254" calcext:value-type="float">
            <text:p>254</text:p>
          </table:table-cell>
          <table:table-cell table:formula="of:=[.C86]-[.C85]" office:value-type="float" office:value="3" calcext:value-type="float">
            <text:p>3</text:p>
          </table:table-cell>
          <table:table-cell table:formula="of:=3/2*[.A85]*[.A85]+13/2*[.A85]" office:value-type="float" office:value="10619" calcext:value-type="float">
            <text:p>1061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table:formula="of:=[.B87]-[.B86]" office:value-type="float" office:value="257" calcext:value-type="float">
            <text:p>257</text:p>
          </table:table-cell>
          <table:table-cell table:formula="of:=[.C87]-[.C86]" office:value-type="float" office:value="3" calcext:value-type="float">
            <text:p>3</text:p>
          </table:table-cell>
          <table:table-cell table:formula="of:=3/2*[.A86]*[.A86]+13/2*[.A86]" office:value-type="float" office:value="10873" calcext:value-type="float">
            <text:p>1087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table:formula="of:=[.B88]-[.B87]" office:value-type="float" office:value="260" calcext:value-type="float">
            <text:p>260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3/2*[.A87]*[.A87]+13/2*[.A87]" office:value-type="float" office:value="11130" calcext:value-type="float">
            <text:p>1113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table:formula="of:=[.B89]-[.B88]" office:value-type="float" office:value="263" calcext:value-type="float">
            <text:p>263</text:p>
          </table:table-cell>
          <table:table-cell table:formula="of:=[.C89]-[.C88]" office:value-type="float" office:value="3" calcext:value-type="float">
            <text:p>3</text:p>
          </table:table-cell>
          <table:table-cell table:formula="of:=3/2*[.A88]*[.A88]+13/2*[.A88]" office:value-type="float" office:value="11390" calcext:value-type="float">
            <text:p>1139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table:formula="of:=[.B90]-[.B89]" office:value-type="float" office:value="266" calcext:value-type="float">
            <text:p>266</text:p>
          </table:table-cell>
          <table:table-cell table:formula="of:=[.C90]-[.C89]" office:value-type="float" office:value="3" calcext:value-type="float">
            <text:p>3</text:p>
          </table:table-cell>
          <table:table-cell table:formula="of:=3/2*[.A89]*[.A89]+13/2*[.A89]" office:value-type="float" office:value="11653" calcext:value-type="float">
            <text:p>1165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table:formula="of:=[.B91]-[.B90]" office:value-type="float" office:value="269" calcext:value-type="float">
            <text:p>269</text:p>
          </table:table-cell>
          <table:table-cell table:formula="of:=[.C91]-[.C90]" office:value-type="float" office:value="3" calcext:value-type="float">
            <text:p>3</text:p>
          </table:table-cell>
          <table:table-cell table:formula="of:=3/2*[.A90]*[.A90]+13/2*[.A90]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table:formula="of:=[.B92]-[.B91]" office:value-type="float" office:value="272" calcext:value-type="float">
            <text:p>272</text:p>
          </table:table-cell>
          <table:table-cell table:formula="of:=[.C92]-[.C91]" office:value-type="float" office:value="3" calcext:value-type="float">
            <text:p>3</text:p>
          </table:table-cell>
          <table:table-cell table:formula="of:=3/2*[.A91]*[.A91]+13/2*[.A91]" office:value-type="float" office:value="12188" calcext:value-type="float">
            <text:p>121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table:formula="of:=[.B93]-[.B92]" office:value-type="float" office:value="275" calcext:value-type="float">
            <text:p>275</text:p>
          </table:table-cell>
          <table:table-cell table:formula="of:=[.C93]-[.C92]" office:value-type="float" office:value="3" calcext:value-type="float">
            <text:p>3</text:p>
          </table:table-cell>
          <table:table-cell table:formula="of:=3/2*[.A92]*[.A92]+13/2*[.A92]" office:value-type="float" office:value="12460" calcext:value-type="float">
            <text:p>124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table:formula="of:=[.B94]-[.B93]" office:value-type="float" office:value="278" calcext:value-type="float">
            <text:p>278</text:p>
          </table:table-cell>
          <table:table-cell table:formula="of:=[.C94]-[.C93]" office:value-type="float" office:value="3" calcext:value-type="float">
            <text:p>3</text:p>
          </table:table-cell>
          <table:table-cell table:formula="of:=3/2*[.A93]*[.A93]+13/2*[.A93]" office:value-type="float" office:value="12735" calcext:value-type="float">
            <text:p>127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table:formula="of:=[.B95]-[.B94]" office:value-type="float" office:value="281" calcext:value-type="float">
            <text:p>281</text:p>
          </table:table-cell>
          <table:table-cell table:formula="of:=[.C95]-[.C94]" office:value-type="float" office:value="3" calcext:value-type="float">
            <text:p>3</text:p>
          </table:table-cell>
          <table:table-cell table:formula="of:=3/2*[.A94]*[.A94]+13/2*[.A94]" office:value-type="float" office:value="13013" calcext:value-type="float">
            <text:p>130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table:formula="of:=[.B96]-[.B95]" office:value-type="float" office:value="284" calcext:value-type="float">
            <text:p>284</text:p>
          </table:table-cell>
          <table:table-cell table:formula="of:=[.C96]-[.C95]" office:value-type="float" office:value="3" calcext:value-type="float">
            <text:p>3</text:p>
          </table:table-cell>
          <table:table-cell table:formula="of:=3/2*[.A95]*[.A95]+13/2*[.A95]" office:value-type="float" office:value="13294" calcext:value-type="float">
            <text:p>13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table:formula="of:=[.B97]-[.B96]" office:value-type="float" office:value="287" calcext:value-type="float">
            <text:p>287</text:p>
          </table:table-cell>
          <table:table-cell table:formula="of:=[.C97]-[.C96]" office:value-type="float" office:value="3" calcext:value-type="float">
            <text:p>3</text:p>
          </table:table-cell>
          <table:table-cell table:formula="of:=3/2*[.A96]*[.A96]+13/2*[.A96]" office:value-type="float" office:value="13578" calcext:value-type="float">
            <text:p>1357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table:formula="of:=[.B98]-[.B97]" office:value-type="float" office:value="290" calcext:value-type="float">
            <text:p>290</text:p>
          </table:table-cell>
          <table:table-cell table:formula="of:=[.C98]-[.C97]" office:value-type="float" office:value="3" calcext:value-type="float">
            <text:p>3</text:p>
          </table:table-cell>
          <table:table-cell table:formula="of:=3/2*[.A97]*[.A97]+13/2*[.A97]" office:value-type="float" office:value="13865" calcext:value-type="float">
            <text:p>138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table:formula="of:=[.B99]-[.B98]" office:value-type="float" office:value="293" calcext:value-type="float">
            <text:p>293</text:p>
          </table:table-cell>
          <table:table-cell table:formula="of:=[.C99]-[.C98]" office:value-type="float" office:value="3" calcext:value-type="float">
            <text:p>3</text:p>
          </table:table-cell>
          <table:table-cell table:formula="of:=3/2*[.A98]*[.A98]+13/2*[.A98]" office:value-type="float" office:value="14155" calcext:value-type="float">
            <text:p>141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table:formula="of:=[.B100]-[.B99]" office:value-type="float" office:value="296" calcext:value-type="float">
            <text:p>296</text:p>
          </table:table-cell>
          <table:table-cell table:formula="of:=[.C100]-[.C99]" office:value-type="float" office:value="3" calcext:value-type="float">
            <text:p>3</text:p>
          </table:table-cell>
          <table:table-cell table:formula="of:=3/2*[.A99]*[.A99]+13/2*[.A99]" office:value-type="float" office:value="14448" calcext:value-type="float">
            <text:p>1444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table:formula="of:=[.B101]-[.B100]" office:value-type="float" office:value="299" calcext:value-type="float">
            <text:p>299</text:p>
          </table:table-cell>
          <table:table-cell table:formula="of:=[.C101]-[.C100]" office:value-type="float" office:value="3" calcext:value-type="float">
            <text:p>3</text:p>
          </table:table-cell>
          <table:table-cell table:formula="of:=3/2*[.A100]*[.A100]+13/2*[.A100]" office:value-type="float" office:value="14744" calcext:value-type="float">
            <text:p>147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table:formula="of:=[.B102]-[.B101]" office:value-type="float" office:value="302" calcext:value-type="float">
            <text:p>302</text:p>
          </table:table-cell>
          <table:table-cell table:formula="of:=[.C102]-[.C101]" office:value-type="float" office:value="3" calcext:value-type="float">
            <text:p>3</text:p>
          </table:table-cell>
          <table:table-cell table:formula="of:=3/2*[.A101]*[.A101]+13/2*[.A101]" office:value-type="float" office:value="15043" calcext:value-type="float">
            <text:p>150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table:formula="of:=[.B103]-[.B102]" office:value-type="float" office:value="305" calcext:value-type="float">
            <text:p>305</text:p>
          </table:table-cell>
          <table:table-cell/>
          <table:table-cell table:formula="of:=3/2*[.A102]*[.A102]+13/2*[.A102]" office:value-type="float" office:value="15345" calcext:value-type="float">
            <text:p>15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table:formula="of:=3/2*[.A103]*[.A103]+13/2*[.A103]" office:value-type="float" office:value="15650" calcext:value-type="float">
            <text:p>15650</text:p>
          </table:table-cell>
          <table:table-cell table:number-columns-repeated="2"/>
        </table:table-row>
      </table:table>
      <table:table table:name="sq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1(sq)</text:p>
          </table:table-cell>
          <table:table-cell office:value-type="string" calcext:value-type="string">
            <text:p>d2(s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3" calcext:value-type="float">
            <text:p>3</text:p>
          </table:table-cell>
          <table:table-cell table:formula="of:=[.C4]-[.C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8" calcext:value-type="float">
            <text:p>8</text:p>
          </table:table-cell>
          <table:table-cell table:formula="of:=[.C5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6]-[.B5]" office:value-type="float" office:value="12" calcext:value-type="float">
            <text:p>12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4" calcext:value-type="float">
            <text:p>14</text:p>
          </table:table-cell>
          <table:table-cell table:formula="of:=[.C7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8]-[.B7]" office:value-type="float" office:value="18" calcext:value-type="float">
            <text:p>18</text:p>
          </table:table-cell>
          <table:table-cell table:formula="of:=[.C8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formula="of:=[.B13]-[.B12]" office:value-type="float" office:value="32" calcext:value-type="float">
            <text:p>32</text:p>
          </table:table-cell>
          <table:table-cell table:formula="of:=[.C13]-[.C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[.B14]-[.B13]" office:value-type="float" office:value="36" calcext:value-type="float">
            <text:p>36</text:p>
          </table:table-cell>
          <table:table-cell table:formula="of:=[.C14]-[.C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formula="of:=[.B15]-[.B14]" office:value-type="float" office:value="38" calcext:value-type="float">
            <text:p>38</text:p>
          </table:table-cell>
          <table:table-cell table:formula="of:=[.C15]-[.C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formula="of:=[.B16]-[.B15]" office:value-type="float" office:value="42" calcext:value-type="float">
            <text:p>42</text:p>
          </table:table-cell>
          <table:table-cell table:formula="of:=[.C16]-[.C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formula="of:=[.B17]-[.B16]" office:value-type="float" office:value="44" calcext:value-type="float">
            <text:p>44</text:p>
          </table:table-cell>
          <table:table-cell table:formula="of:=[.C17]-[.C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[.B18]-[.B17]" office:value-type="float" office:value="48" calcext:value-type="float">
            <text:p>48</text:p>
          </table:table-cell>
          <table:table-cell table:formula="of:=[.C18]-[.C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table:formula="of:=[.B19]-[.B18]" office:value-type="float" office:value="50" calcext:value-type="float">
            <text:p>50</text:p>
          </table:table-cell>
          <table:table-cell table:formula="of:=[.C19]-[.C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formula="of:=[.B20]-[.B19]" office:value-type="float" office:value="54" calcext:value-type="float">
            <text:p>54</text:p>
          </table:table-cell>
          <table:table-cell table:formula="of:=[.C20]-[.C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[.B21]-[.B20]" office:value-type="float" office:value="56" calcext:value-type="float">
            <text:p>56</text:p>
          </table:table-cell>
          <table:table-cell table:formula="of:=[.C21]-[.C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table:formula="of:=[.B22]-[.B21]" office:value-type="float" office:value="60" calcext:value-type="float">
            <text:p>60</text:p>
          </table:table-cell>
          <table:table-cell table:formula="of:=[.C22]-[.C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6" calcext:value-type="float">
            <text:p>616</text:p>
          </table:table-cell>
          <table:table-cell table:formula="of:=[.B23]-[.B22]" office:value-type="float" office:value="62" calcext:value-type="float">
            <text:p>62</text:p>
          </table:table-cell>
          <table:table-cell table:formula="of:=[.C23]-[.C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table:formula="of:=[.B24]-[.B23]" office:value-type="float" office:value="66" calcext:value-type="float">
            <text:p>66</text:p>
          </table:table-cell>
          <table:table-cell table:formula="of:=[.C24]-[.C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  <table:table-cell table:formula="of:=[.B25]-[.B24]" office:value-type="float" office:value="68" calcext:value-type="float">
            <text:p>68</text:p>
          </table:table-cell>
          <table:table-cell table:formula="of:=[.C25]-[.C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" calcext:value-type="float">
            <text:p>812</text:p>
          </table:table-cell>
          <table:table-cell table:formula="of:=[.B26]-[.B25]" office:value-type="float" office:value="72" calcext:value-type="float">
            <text:p>72</text:p>
          </table:table-cell>
          <table:table-cell table:formula="of:=[.C26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table:formula="of:=[.B27]-[.B26]" office:value-type="float" office:value="74" calcext:value-type="float">
            <text:p>74</text:p>
          </table:table-cell>
          <table:table-cell table:formula="of:=[.C27]-[.C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[.B28]-[.B27]" office:value-type="float" office:value="78" calcext:value-type="float">
            <text:p>78</text:p>
          </table:table-cell>
          <table:table-cell table:formula="of:=[.C28]-[.C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6" calcext:value-type="float">
            <text:p>1036</text:p>
          </table:table-cell>
          <table:table-cell table:formula="of:=[.B29]-[.B28]" office:value-type="float" office:value="80" calcext:value-type="float">
            <text:p>80</text:p>
          </table:table-cell>
          <table:table-cell table:formula="of:=[.C29]-[.C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6" calcext:value-type="float">
            <text:p>1116</text:p>
          </table:table-cell>
          <table:table-cell table:formula="of:=[.B30]-[.B29]" office:value-type="float" office:value="84" calcext:value-type="float">
            <text:p>84</text:p>
          </table:table-cell>
          <table:table-cell table:formula="of:=[.C30]-[.C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86" calcext:value-type="float">
            <text:p>86</text:p>
          </table:table-cell>
          <table:table-cell table:formula="of:=[.C31]-[.C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" calcext:value-type="float">
            <text:p>1286</text:p>
          </table:table-cell>
          <table:table-cell table:formula="of:=[.B32]-[.B31]" office:value-type="float" office:value="90" calcext:value-type="float">
            <text:p>90</text:p>
          </table:table-cell>
          <table:table-cell table:formula="of:=[.C32]-[.C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" calcext:value-type="float">
            <text:p>1376</text:p>
          </table:table-cell>
          <table:table-cell table:formula="of:=[.B33]-[.B32]" office:value-type="float" office:value="92" calcext:value-type="float">
            <text:p>92</text:p>
          </table:table-cell>
          <table:table-cell table:formula="of:=[.C33]-[.C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table:formula="of:=[.B34]-[.B33]" office:value-type="float" office:value="96" calcext:value-type="float">
            <text:p>96</text:p>
          </table:table-cell>
          <table:table-cell table:formula="of:=[.C34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" calcext:value-type="float">
            <text:p>1564</text:p>
          </table:table-cell>
          <table:table-cell table:formula="of:=[.B35]-[.B34]" office:value-type="float" office:value="98" calcext:value-type="float">
            <text:p>98</text:p>
          </table:table-cell>
          <table:table-cell table:formula="of:=[.C35]-[.C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2" calcext:value-type="float">
            <text:p>1662</text:p>
          </table:table-cell>
          <table:table-cell table:formula="of:=[.B36]-[.B35]" office:value-type="float" office:value="102" calcext:value-type="float">
            <text:p>102</text:p>
          </table:table-cell>
          <table:table-cell table:formula="of:=[.C36]-[.C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4" calcext:value-type="float">
            <text:p>1764</text:p>
          </table:table-cell>
          <table:table-cell table:formula="of:=[.B37]-[.B36]" office:value-type="float" office:value="104" calcext:value-type="float">
            <text:p>104</text:p>
          </table:table-cell>
          <table:table-cell table:formula="of:=[.C37]-[.C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formula="of:=[.B38]-[.B37]" office:value-type="float" office:value="108" calcext:value-type="float">
            <text:p>108</text:p>
          </table:table-cell>
          <table:table-cell table:formula="of:=[.C38]-[.C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table:formula="of:=[.B39]-[.B38]" office:value-type="float" office:value="110" calcext:value-type="float">
            <text:p>110</text:p>
          </table:table-cell>
          <table:table-cell table:formula="of:=[.C39]-[.C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6" calcext:value-type="float">
            <text:p>2086</text:p>
          </table:table-cell>
          <table:table-cell table:formula="of:=[.B40]-[.B39]" office:value-type="float" office:value="114" calcext:value-type="float">
            <text:p>114</text:p>
          </table:table-cell>
          <table:table-cell table:formula="of:=[.C40]-[.C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table:formula="of:=[.B41]-[.B40]" office:value-type="float" office:value="116" calcext:value-type="float">
            <text:p>116</text:p>
          </table:table-cell>
          <table:table-cell table:formula="of:=[.C41]-[.C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16" calcext:value-type="float">
            <text:p>2316</text:p>
          </table:table-cell>
          <table:table-cell table:formula="of:=[.B42]-[.B41]" office:value-type="float" office:value="120" calcext:value-type="float">
            <text:p>120</text:p>
          </table:table-cell>
          <table:table-cell table:formula="of:=[.C42]-[.C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6" calcext:value-type="float">
            <text:p>2436</text:p>
          </table:table-cell>
          <table:table-cell table:formula="of:=[.B43]-[.B42]" office:value-type="float" office:value="122" calcext:value-type="float">
            <text:p>122</text:p>
          </table:table-cell>
          <table:table-cell table:formula="of:=[.C43]-[.C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8" calcext:value-type="float">
            <text:p>2558</text:p>
          </table:table-cell>
          <table:table-cell table:formula="of:=[.B44]-[.B43]" office:value-type="float" office:value="126" calcext:value-type="float">
            <text:p>126</text:p>
          </table:table-cell>
          <table:table-cell table:formula="of:=[.C44]-[.C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84" calcext:value-type="float">
            <text:p>2684</text:p>
          </table:table-cell>
          <table:table-cell table:formula="of:=[.B45]-[.B44]" office:value-type="float" office:value="128" calcext:value-type="float">
            <text:p>128</text:p>
          </table:table-cell>
          <table:table-cell table:formula="of:=[.C45]-[.C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2" calcext:value-type="float">
            <text:p>2812</text:p>
          </table:table-cell>
          <table:table-cell table:formula="of:=[.B46]-[.B45]" office:value-type="float" office:value="132" calcext:value-type="float">
            <text:p>132</text:p>
          </table:table-cell>
          <table:table-cell table:formula="of:=[.C46]-[.C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4" calcext:value-type="float">
            <text:p>2944</text:p>
          </table:table-cell>
          <table:table-cell table:formula="of:=[.B47]-[.B46]" office:value-type="float" office:value="134" calcext:value-type="float">
            <text:p>134</text:p>
          </table:table-cell>
          <table:table-cell table:formula="of:=[.C47]-[.C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8" calcext:value-type="float">
            <text:p>3078</text:p>
          </table:table-cell>
          <table:table-cell table:formula="of:=[.B48]-[.B47]" office:value-type="float" office:value="138" calcext:value-type="float">
            <text:p>138</text:p>
          </table:table-cell>
          <table:table-cell table:formula="of:=[.C48]-[.C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16" calcext:value-type="float">
            <text:p>3216</text:p>
          </table:table-cell>
          <table:table-cell table:formula="of:=[.B49]-[.B48]" office:value-type="float" office:value="140" calcext:value-type="float">
            <text:p>140</text:p>
          </table:table-cell>
          <table:table-cell table:formula="of:=[.C49]-[.C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6" calcext:value-type="float">
            <text:p>3356</text:p>
          </table:table-cell>
          <table:table-cell table:formula="of:=[.B50]-[.B49]" office:value-type="float" office:value="144" calcext:value-type="float">
            <text:p>144</text:p>
          </table:table-cell>
          <table:table-cell table:formula="of:=[.C50]-[.C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formula="of:=[.B51]-[.B50]" office:value-type="float" office:value="146" calcext:value-type="float">
            <text:p>146</text:p>
          </table:table-cell>
          <table:table-cell table:formula="of:=[.C51]-[.C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46" calcext:value-type="float">
            <text:p>3646</text:p>
          </table:table-cell>
          <table:table-cell table:formula="of:=[.B52]-[.B51]" office:value-type="float" office:value="150" calcext:value-type="float">
            <text:p>150</text:p>
          </table:table-cell>
          <table:table-cell table:formula="of:=[.C52]-[.C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6" calcext:value-type="float">
            <text:p>3796</text:p>
          </table:table-cell>
          <table:table-cell table:formula="of:=[.B53]-[.B52]" office:value-type="float" office:value="152" calcext:value-type="float">
            <text:p>152</text:p>
          </table:table-cell>
          <table:table-cell table:formula="of:=[.C53]-[.C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8" calcext:value-type="float">
            <text:p>3948</text:p>
          </table:table-cell>
          <table:table-cell table:formula="of:=[.B54]-[.B53]" office:value-type="float" office:value="156" calcext:value-type="float">
            <text:p>156</text:p>
          </table:table-cell>
          <table:table-cell table:formula="of:=[.C54]-[.C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4" calcext:value-type="float">
            <text:p>4104</text:p>
          </table:table-cell>
          <table:table-cell table:formula="of:=[.B55]-[.B54]" office:value-type="float" office:value="158" calcext:value-type="float">
            <text:p>158</text:p>
          </table:table-cell>
          <table:table-cell table:formula="of:=[.C55]-[.C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2" calcext:value-type="float">
            <text:p>4262</text:p>
          </table:table-cell>
          <table:table-cell table:formula="of:=[.B56]-[.B55]" office:value-type="float" office:value="162" calcext:value-type="float">
            <text:p>162</text:p>
          </table:table-cell>
          <table:table-cell table:formula="of:=[.C56]-[.C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4" calcext:value-type="float">
            <text:p>4424</text:p>
          </table:table-cell>
          <table:table-cell table:formula="of:=[.B57]-[.B56]" office:value-type="float" office:value="164" calcext:value-type="float">
            <text:p>164</text:p>
          </table:table-cell>
          <table:table-cell table:formula="of:=[.C57]-[.C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8" calcext:value-type="float">
            <text:p>4588</text:p>
          </table:table-cell>
          <table:table-cell table:formula="of:=[.B58]-[.B57]" office:value-type="float" office:value="168" calcext:value-type="float">
            <text:p>168</text:p>
          </table:table-cell>
          <table:table-cell table:formula="of:=[.C58]-[.C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6" calcext:value-type="float">
            <text:p>4756</text:p>
          </table:table-cell>
          <table:table-cell table:formula="of:=[.B59]-[.B58]" office:value-type="float" office:value="170" calcext:value-type="float">
            <text:p>170</text:p>
          </table:table-cell>
          <table:table-cell table:formula="of:=[.C59]-[.C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6" calcext:value-type="float">
            <text:p>4926</text:p>
          </table:table-cell>
          <table:table-cell table:formula="of:=[.B60]-[.B59]" office:value-type="float" office:value="174" calcext:value-type="float">
            <text:p>174</text:p>
          </table:table-cell>
          <table:table-cell table:formula="of:=[.C60]-[.C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0" calcext:value-type="float">
            <text:p>5100</text:p>
          </table:table-cell>
          <table:table-cell table:formula="of:=[.B61]-[.B60]" office:value-type="float" office:value="176" calcext:value-type="float">
            <text:p>176</text:p>
          </table:table-cell>
          <table:table-cell table:formula="of:=[.C61]-[.C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6" calcext:value-type="float">
            <text:p>5276</text:p>
          </table:table-cell>
          <table:table-cell table:formula="of:=[.B62]-[.B61]" office:value-type="float" office:value="180" calcext:value-type="float">
            <text:p>180</text:p>
          </table:table-cell>
          <table:table-cell table:formula="of:=[.C62]-[.C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6" calcext:value-type="float">
            <text:p>5456</text:p>
          </table:table-cell>
          <table:table-cell table:formula="of:=[.B63]-[.B62]" office:value-type="float" office:value="182" calcext:value-type="float">
            <text:p>182</text:p>
          </table:table-cell>
          <table:table-cell table:formula="of:=[.C63]-[.C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  <table:table-cell table:formula="of:=[.B64]-[.B63]" office:value-type="float" office:value="186" calcext:value-type="float">
            <text:p>186</text:p>
          </table:table-cell>
          <table:table-cell table:formula="of:=[.C64]-[.C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  <table:table-cell table:formula="of:=[.B65]-[.B64]" office:value-type="float" office:value="188" calcext:value-type="float">
            <text:p>188</text:p>
          </table:table-cell>
          <table:table-cell table:formula="of:=[.C65]-[.C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12" calcext:value-type="float">
            <text:p>6012</text:p>
          </table:table-cell>
          <table:table-cell table:formula="of:=[.B66]-[.B65]" office:value-type="float" office:value="192" calcext:value-type="float">
            <text:p>192</text:p>
          </table:table-cell>
          <table:table-cell table:formula="of:=[.C66]-[.C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4" calcext:value-type="float">
            <text:p>6204</text:p>
          </table:table-cell>
          <table:table-cell table:formula="of:=[.B67]-[.B66]" office:value-type="float" office:value="194" calcext:value-type="float">
            <text:p>194</text:p>
          </table:table-cell>
          <table:table-cell table:formula="of:=[.C67]-[.C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8" calcext:value-type="float">
            <text:p>6398</text:p>
          </table:table-cell>
          <table:table-cell table:formula="of:=[.B68]-[.B67]" office:value-type="float" office:value="198" calcext:value-type="float">
            <text:p>198</text:p>
          </table:table-cell>
          <table:table-cell table:formula="of:=[.C68]-[.C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96" calcext:value-type="float">
            <text:p>6596</text:p>
          </table:table-cell>
          <table:table-cell table:formula="of:=[.B69]-[.B68]" office:value-type="float" office:value="200" calcext:value-type="float">
            <text:p>200</text:p>
          </table:table-cell>
          <table:table-cell table:formula="of:=[.C69]-[.C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96" calcext:value-type="float">
            <text:p>6796</text:p>
          </table:table-cell>
          <table:table-cell table:formula="of:=[.B70]-[.B69]" office:value-type="float" office:value="204" calcext:value-type="float">
            <text:p>204</text:p>
          </table:table-cell>
          <table:table-cell table:formula="of:=[.C70]-[.C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00" calcext:value-type="float">
            <text:p>7000</text:p>
          </table:table-cell>
          <table:table-cell table:formula="of:=[.B71]-[.B70]" office:value-type="float" office:value="206" calcext:value-type="float">
            <text:p>206</text:p>
          </table:table-cell>
          <table:table-cell table:formula="of:=[.C71]-[.C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6" calcext:value-type="float">
            <text:p>7206</text:p>
          </table:table-cell>
          <table:table-cell table:formula="of:=[.B72]-[.B71]" office:value-type="float" office:value="210" calcext:value-type="float">
            <text:p>210</text:p>
          </table:table-cell>
          <table:table-cell table:formula="of:=[.C72]-[.C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16" calcext:value-type="float">
            <text:p>7416</text:p>
          </table:table-cell>
          <table:table-cell table:formula="of:=[.B73]-[.B72]" office:value-type="float" office:value="212" calcext:value-type="float">
            <text:p>212</text:p>
          </table:table-cell>
          <table:table-cell table:formula="of:=[.C73]-[.C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28" calcext:value-type="float">
            <text:p>7628</text:p>
          </table:table-cell>
          <table:table-cell table:formula="of:=[.B74]-[.B73]" office:value-type="float" office:value="216" calcext:value-type="float">
            <text:p>216</text:p>
          </table:table-cell>
          <table:table-cell table:formula="of:=[.C74]-[.C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44" calcext:value-type="float">
            <text:p>7844</text:p>
          </table:table-cell>
          <table:table-cell table:formula="of:=[.B75]-[.B74]" office:value-type="float" office:value="218" calcext:value-type="float">
            <text:p>218</text:p>
          </table:table-cell>
          <table:table-cell table:formula="of:=[.C75]-[.C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62" calcext:value-type="float">
            <text:p>8062</text:p>
          </table:table-cell>
          <table:table-cell table:formula="of:=[.B76]-[.B75]" office:value-type="float" office:value="222" calcext:value-type="float">
            <text:p>222</text:p>
          </table:table-cell>
          <table:table-cell table:formula="of:=[.C76]-[.C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84" calcext:value-type="float">
            <text:p>8284</text:p>
          </table:table-cell>
          <table:table-cell table:formula="of:=[.B77]-[.B76]" office:value-type="float" office:value="224" calcext:value-type="float">
            <text:p>224</text:p>
          </table:table-cell>
          <table:table-cell table:formula="of:=[.C77]-[.C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08" calcext:value-type="float">
            <text:p>8508</text:p>
          </table:table-cell>
          <table:table-cell table:formula="of:=[.B78]-[.B77]" office:value-type="float" office:value="228" calcext:value-type="float">
            <text:p>228</text:p>
          </table:table-cell>
          <table:table-cell table:formula="of:=[.C78]-[.C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36" calcext:value-type="float">
            <text:p>8736</text:p>
          </table:table-cell>
          <table:table-cell table:formula="of:=[.B79]-[.B78]" office:value-type="float" office:value="230" calcext:value-type="float">
            <text:p>230</text:p>
          </table:table-cell>
          <table:table-cell table:formula="of:=[.C79]-[.C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66" calcext:value-type="float">
            <text:p>8966</text:p>
          </table:table-cell>
          <table:table-cell table:formula="of:=[.B80]-[.B79]" office:value-type="float" office:value="234" calcext:value-type="float">
            <text:p>234</text:p>
          </table:table-cell>
          <table:table-cell table:formula="of:=[.C80]-[.C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0" calcext:value-type="float">
            <text:p>9200</text:p>
          </table:table-cell>
          <table:table-cell table:formula="of:=[.B81]-[.B80]" office:value-type="float" office:value="236" calcext:value-type="float">
            <text:p>236</text:p>
          </table:table-cell>
          <table:table-cell table:formula="of:=[.C81]-[.C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36" calcext:value-type="float">
            <text:p>9436</text:p>
          </table:table-cell>
          <table:table-cell table:formula="of:=[.B82]-[.B81]" office:value-type="float" office:value="240" calcext:value-type="float">
            <text:p>240</text:p>
          </table:table-cell>
          <table:table-cell table:formula="of:=[.C82]-[.C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76" calcext:value-type="float">
            <text:p>9676</text:p>
          </table:table-cell>
          <table:table-cell table:formula="of:=[.B83]-[.B82]" office:value-type="float" office:value="242" calcext:value-type="float">
            <text:p>242</text:p>
          </table:table-cell>
          <table:table-cell table:formula="of:=[.C83]-[.C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18" calcext:value-type="float">
            <text:p>9918</text:p>
          </table:table-cell>
          <table:table-cell table:formula="of:=[.B84]-[.B83]" office:value-type="float" office:value="246" calcext:value-type="float">
            <text:p>246</text:p>
          </table:table-cell>
          <table:table-cell table:formula="of:=[.C84]-[.C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64" calcext:value-type="float">
            <text:p>10164</text:p>
          </table:table-cell>
          <table:table-cell table:formula="of:=[.B85]-[.B84]" office:value-type="float" office:value="248" calcext:value-type="float">
            <text:p>248</text:p>
          </table:table-cell>
          <table:table-cell table:formula="of:=[.C85]-[.C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12" calcext:value-type="float">
            <text:p>10412</text:p>
          </table:table-cell>
          <table:table-cell table:formula="of:=[.B86]-[.B85]" office:value-type="float" office:value="252" calcext:value-type="float">
            <text:p>252</text:p>
          </table:table-cell>
          <table:table-cell table:formula="of:=[.C86]-[.C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64" calcext:value-type="float">
            <text:p>10664</text:p>
          </table:table-cell>
          <table:table-cell table:formula="of:=[.B87]-[.B86]" office:value-type="float" office:value="254" calcext:value-type="float">
            <text:p>254</text:p>
          </table:table-cell>
          <table:table-cell table:formula="of:=[.C87]-[.C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18" calcext:value-type="float">
            <text:p>10918</text:p>
          </table:table-cell>
          <table:table-cell table:formula="of:=[.B88]-[.B87]" office:value-type="float" office:value="258" calcext:value-type="float">
            <text:p>258</text:p>
          </table:table-cell>
          <table:table-cell table:formula="of:=[.C88]-[.C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76" calcext:value-type="float">
            <text:p>11176</text:p>
          </table:table-cell>
          <table:table-cell table:formula="of:=[.B89]-[.B88]" office:value-type="float" office:value="260" calcext:value-type="float">
            <text:p>260</text:p>
          </table:table-cell>
          <table:table-cell table:formula="of:=[.C89]-[.C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36" calcext:value-type="float">
            <text:p>11436</text:p>
          </table:table-cell>
          <table:table-cell table:formula="of:=[.B90]-[.B89]" office:value-type="float" office:value="264" calcext:value-type="float">
            <text:p>264</text:p>
          </table:table-cell>
          <table:table-cell table:formula="of:=[.C90]-[.C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00" calcext:value-type="float">
            <text:p>11700</text:p>
          </table:table-cell>
          <table:table-cell table:formula="of:=[.B91]-[.B90]" office:value-type="float" office:value="266" calcext:value-type="float">
            <text:p>266</text:p>
          </table:table-cell>
          <table:table-cell table:formula="of:=[.C91]-[.C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66" calcext:value-type="float">
            <text:p>11966</text:p>
          </table:table-cell>
          <table:table-cell table:formula="of:=[.B92]-[.B91]" office:value-type="float" office:value="270" calcext:value-type="float">
            <text:p>270</text:p>
          </table:table-cell>
          <table:table-cell table:formula="of:=[.C92]-[.C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36" calcext:value-type="float">
            <text:p>12236</text:p>
          </table:table-cell>
          <table:table-cell table:formula="of:=[.B93]-[.B92]" office:value-type="float" office:value="272" calcext:value-type="float">
            <text:p>272</text:p>
          </table:table-cell>
          <table:table-cell table:formula="of:=[.C93]-[.C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8" calcext:value-type="float">
            <text:p>12508</text:p>
          </table:table-cell>
          <table:table-cell table:formula="of:=[.B94]-[.B93]" office:value-type="float" office:value="276" calcext:value-type="float">
            <text:p>276</text:p>
          </table:table-cell>
          <table:table-cell table:formula="of:=[.C94]-[.C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84" calcext:value-type="float">
            <text:p>12784</text:p>
          </table:table-cell>
          <table:table-cell table:formula="of:=[.B95]-[.B94]" office:value-type="float" office:value="278" calcext:value-type="float">
            <text:p>278</text:p>
          </table:table-cell>
          <table:table-cell table:formula="of:=[.C95]-[.C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62" calcext:value-type="float">
            <text:p>13062</text:p>
          </table:table-cell>
          <table:table-cell table:formula="of:=[.B96]-[.B95]" office:value-type="float" office:value="282" calcext:value-type="float">
            <text:p>282</text:p>
          </table:table-cell>
          <table:table-cell table:formula="of:=[.C96]-[.C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44" calcext:value-type="float">
            <text:p>13344</text:p>
          </table:table-cell>
          <table:table-cell table:formula="of:=[.B97]-[.B96]" office:value-type="float" office:value="284" calcext:value-type="float">
            <text:p>284</text:p>
          </table:table-cell>
          <table:table-cell table:formula="of:=[.C97]-[.C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28" calcext:value-type="float">
            <text:p>13628</text:p>
          </table:table-cell>
          <table:table-cell table:formula="of:=[.B98]-[.B97]" office:value-type="float" office:value="288" calcext:value-type="float">
            <text:p>288</text:p>
          </table:table-cell>
          <table:table-cell table:formula="of:=[.C98]-[.C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16" calcext:value-type="float">
            <text:p>13916</text:p>
          </table:table-cell>
          <table:table-cell table:formula="of:=[.B99]-[.B98]" office:value-type="float" office:value="290" calcext:value-type="float">
            <text:p>290</text:p>
          </table:table-cell>
          <table:table-cell table:formula="of:=[.C99]-[.C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06" calcext:value-type="float">
            <text:p>14206</text:p>
          </table:table-cell>
          <table:table-cell table:formula="of:=[.B100]-[.B99]" office:value-type="float" office:value="294" calcext:value-type="float">
            <text:p>294</text:p>
          </table:table-cell>
          <table:table-cell table:formula="of:=[.C100]-[.C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00" calcext:value-type="float">
            <text:p>14500</text:p>
          </table:table-cell>
          <table:table-cell table:formula="of:=[.B101]-[.B100]" office:value-type="float" office:value="296" calcext:value-type="float">
            <text:p>296</text:p>
          </table:table-cell>
          <table:table-cell table:formula="of:=[.C101]-[.C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6" calcext:value-type="float">
            <text:p>14796</text:p>
          </table:table-cell>
          <table:table-cell table:formula="of:=[.B102]-[.B101]" office:value-type="float" office:value="300" calcext:value-type="float">
            <text:p>300</text:p>
          </table:table-cell>
          <table:table-cell table:formula="of:=[.C102]-[.C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96" calcext:value-type="float">
            <text:p>15096</text:p>
          </table:table-cell>
          <table:table-cell table:formula="of:=[.B103]-[.B102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98" calcext:value-type="float">
            <text:p>15398</text:p>
          </table:table-cell>
          <table:table-cell table:number-columns-repeated="2"/>
        </table:table-row>
      </table:table>
      <table:table table:name="defect" table:style-name="ta1">
        <table:shapes>
          <draw:frame draw:z-index="0" draw:style-name="gr1" draw:text-style-name="P1" svg:width="159.99mm" svg:height="89.99mm" svg:x="136.47mm" svg:y="6.04mm">
            <loext:p draw:notify-on-update-of-ranges="defect.A2:defect.A2 defect.A3:defect.A103 defect.B2:defect.B2 defect.B3:defect.B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1(defec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6]-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9]-[.B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4]-[.B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16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7]-[.B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8]-[.B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19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21]-[.B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4]-[.B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26]-[.B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27]-[.B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9]-[.B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32]-[.B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34]-[.B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37]-[.B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38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39]-[.B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formula="of:=[.B40]-[.B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41]-[.B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[.B42]-[.B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B43]-[.B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5]-[.B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[.B46]-[.B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47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49]-[.B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formula="of:=[.B50]-[.B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B51]-[.B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B53]-[.B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formula="of:=[.B54]-[.B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formula="of:=[.B55]-[.B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56]-[.B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57]-[.B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formula="of:=[.B58]-[.B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table:formula="of:=[.B59]-[.B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B60]-[.B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table:formula="of:=[.B61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table:formula="of:=[.B62]-[.B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formula="of:=[.B63]-[.B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formula="of:=[.B64]-[.B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formula="of:=[.B65]-[.B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table:formula="of:=[.B66]-[.B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formula="of:=[.B67]-[.B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[.B68]-[.B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B69]-[.B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formula="of:=[.B70]-[.B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table:formula="of:=[.B71]-[.B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table:formula="of:=[.B73]-[.B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[.B74]-[.B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table:formula="of:=[.B75]-[.B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table:formula="of:=[.B76]-[.B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B77]-[.B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table:formula="of:=[.B78]-[.B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B79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table:formula="of:=[.B80]-[.B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table:formula="of:=[.B81]-[.B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82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B83]-[.B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B85]-[.B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[.B86]-[.B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87]-[.B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table:formula="of:=[.B88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formula="of:=[.B89]-[.B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formula="of:=[.B90]-[.B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91]-[.B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table:formula="of:=[.B93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table:formula="of:=[.B94]-[.B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table:formula="of:=[.B95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table:formula="of:=[.B96]-[.B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7]-[.B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table:formula="of:=[.B98]-[.B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formula="of:=[.B99]-[.B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formula="of:=[.B100]-[.B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table:formula="of:=[.B101]-[.B1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table:formula="of:=[.B102]-[.B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table:formula="of:=[.B103]-[.B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table table:name="sq density" table:style-name="ta1">
        <table:shapes>
          <draw:frame draw:z-index="0" draw:style-name="gr1" draw:text-style-name="P1" svg:width="159.99mm" svg:height="89.99mm" svg:x="110.59mm" svg:y="14.01mm">
            <loext:p draw:notify-on-update-of-ranges="'sq density'.A2:'sq density'.A2 'sq density'.A3:'sq density'.A103 'sq density'.D2:'sq density'.D2 'sq density'.D3:'sq density'.D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 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5]/[.B5]" office:value-type="float" office:value="0.631578947368421" calcext:value-type="float">
            <text:p>0,6315789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float" office:value="0.727272727272727" calcext:value-type="float">
            <text:p>0,727272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7]/[.B7]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C8]/[.B8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C9]/[.B9]" office:value-type="float" office:value="0.817204301075269" calcext:value-type="float">
            <text:p>0,817204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0.840336134453782" calcext:value-type="float">
            <text:p>0,8403361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1]/[.B11]" office:value-type="float" office:value="0.851351351351351" calcext:value-type="float">
            <text:p>0,8513513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formula="of:=[.C12]/[.B12]" office:value-type="float" office:value="0.866666666666667" calcext:value-type="float">
            <text:p>0,8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table:formula="of:=[.C13]/[.B13]" office:value-type="float" office:value="0.874418604651163" calcext:value-type="float">
            <text:p>0,8744186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formula="of:=[.C14]/[.B14]" office:value-type="float" office:value="0.885375494071146" calcext:value-type="float">
            <text:p>0,8853754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table:formula="of:=[.C15]/[.B15]" office:value-type="float" office:value="0.891156462585034" calcext:value-type="float">
            <text:p>0,8911564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16]/[.B16]" office:value-type="float" office:value="0.899408284023669" calcext:value-type="float">
            <text:p>0,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table:formula="of:=[.C17]/[.B17]" office:value-type="float" office:value="0.903896103896104" calcext:value-type="float">
            <text:p>0,9038961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table:formula="of:=[.C18]/[.B18]" office:value-type="float" office:value="0.910344827586207" calcext:value-type="float">
            <text:p>0,9103448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table:formula="of:=[.C19]/[.B19]" office:value-type="float" office:value="0.913934426229508" calcext:value-type="float">
            <text:p>0,91393442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[.C20]/[.B20]" office:value-type="float" office:value="0.919117647058823" calcext:value-type="float">
            <text:p>0,919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table:formula="of:=[.C21]/[.B21]" office:value-type="float" office:value="0.922056384742952" calcext:value-type="float">
            <text:p>0,92205638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table:formula="of:=[.C22]/[.B22]" office:value-type="float" office:value="0.926315789473684" calcext:value-type="float">
            <text:p>0,926315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table:formula="of:=[.C23]/[.B23]" office:value-type="float" office:value="0.928767123287671" calcext:value-type="float">
            <text:p>0,92876712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table:formula="of:=[.C24]/[.B24]" office:value-type="float" office:value="0.932330827067669" calcext:value-type="float">
            <text:p>0,9323308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table:formula="of:=[.C25]/[.B25]" office:value-type="float" office:value="0.934407364787112" calcext:value-type="float">
            <text:p>0,9344073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table:formula="of:=[.C26]/[.B26]" office:value-type="float" office:value="0.937433722163309" calcext:value-type="float">
            <text:p>0,9374337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table:formula="of:=[.C27]/[.B27]" office:value-type="float" office:value="0.93921568627451" calcext:value-type="float">
            <text:p>0,93921568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table:formula="of:=[.C28]/[.B28]" office:value-type="float" office:value="0.941818181818182" calcext:value-type="float">
            <text:p>0,94181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table:formula="of:=[.C29]/[.B29]" office:value-type="float" office:value="0.943364327979713" calcext:value-type="float">
            <text:p>0,943364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table:formula="of:=[.C30]/[.B30]" office:value-type="float" office:value="0.945626477541371" calcext:value-type="float">
            <text:p>0,9456264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table:formula="of:=[.C31]/[.B31]" office:value-type="float" office:value="0.946980854197349" calcext:value-type="float">
            <text:p>0,9469808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table:formula="of:=[.C32]/[.B32]" office:value-type="float" office:value="0.948965517241379" calcext:value-type="float">
            <text:p>0,9489655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table:formula="of:=[.C33]/[.B33]" office:value-type="float" office:value="0.950161812297735" calcext:value-type="float">
            <text:p>0,9501618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table:formula="of:=[.C34]/[.B34]" office:value-type="float" office:value="0.951917224589166" calcext:value-type="float">
            <text:p>0,9519172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table:formula="of:=[.C35]/[.B35]" office:value-type="float" office:value="0.952981651376147" calcext:value-type="float">
            <text:p>0,95298165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table:formula="of:=[.C36]/[.B36]" office:value-type="float" office:value="0.954545454545455" calcext:value-type="float">
            <text:p>0,9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table:formula="of:=[.C37]/[.B37]" office:value-type="float" office:value="0.955498721227622" calcext:value-type="float">
            <text:p>0,9554987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table:formula="of:=[.C38]/[.B38]" office:value-type="float" office:value="0.956900726392252" calcext:value-type="float">
            <text:p>0,9569007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table:formula="of:=[.C39]/[.B39]" office:value-type="float" office:value="0.957759412304867" calcext:value-type="float">
            <text:p>0,9577594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table:formula="of:=[.C40]/[.B40]" office:value-type="float" office:value="0.959023539668701" calcext:value-type="float">
            <text:p>0,9590235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table:formula="of:=[.C41]/[.B41]" office:value-type="float" office:value="0.959801077496892" calcext:value-type="float">
            <text:p>0,95980107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table:formula="of:=[.C42]/[.B42]" office:value-type="float" office:value="0.96094674556213" calcext:value-type="float">
            <text:p>0,9609467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table:formula="of:=[.C43]/[.B43]" office:value-type="float" office:value="0.961654135338346" calcext:value-type="float">
            <text:p>0,96165413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table:formula="of:=[.C44]/[.B44]" office:value-type="float" office:value="0.962697274031564" calcext:value-type="float">
            <text:p>0,962697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table:formula="of:=[.C45]/[.B45]" office:value-type="float" office:value="0.963343610825625" calcext:value-type="float">
            <text:p>0,9633436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table:formula="of:=[.C46]/[.B46]" office:value-type="float" office:value="0.964297412381264" calcext:value-type="float">
            <text:p>0,9642974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table:formula="of:=[.C47]/[.B47]" office:value-type="float" office:value="0.964890282131661" calcext:value-type="float">
            <text:p>0,9648902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table:formula="of:=[.C48]/[.B48]" office:value-type="float" office:value="0.965765765765766" calcext:value-type="float">
            <text:p>0,96576576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table:formula="of:=[.C49]/[.B49]" office:value-type="float" office:value="0.966311546213648" calcext:value-type="float">
            <text:p>0,96631154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formula="of:=[.C50]/[.B50]" office:value-type="float" office:value="0.967117988394584" calcext:value-type="float">
            <text:p>0,9671179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table:formula="of:=[.C51]/[.B51]" office:value-type="float" office:value="0.967622080679405" calcext:value-type="float">
            <text:p>0,9676220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table:formula="of:=[.C52]/[.B52]" office:value-type="float" office:value="0.968367346938775" calcext:value-type="float">
            <text:p>0,9683673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table:formula="of:=[.C53]/[.B53]" office:value-type="float" office:value="0.968834355828221" calcext:value-type="float">
            <text:p>0,9688343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table:formula="of:=[.C54]/[.B54]" office:value-type="float" office:value="0.969525159461375" calcext:value-type="float">
            <text:p>0,96952515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table:formula="of:=[.C55]/[.B55]" office:value-type="float" office:value="0.969959035047792" calcext:value-type="float">
            <text:p>0,969959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table:formula="of:=[.C56]/[.B56]" office:value-type="float" office:value="0.970601140851251" calcext:value-type="float">
            <text:p>0,97060114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table:formula="of:=[.C57]/[.B57]" office:value-type="float" office:value="0.971005291005291" calcext:value-type="float">
            <text:p>0,9710052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table:formula="of:=[.C58]/[.B58]" office:value-type="float" office:value="0.971603677221655" calcext:value-type="float">
            <text:p>0,9716036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table:formula="of:=[.C59]/[.B59]" office:value-type="float" office:value="0.971981057616417" calcext:value-type="float">
            <text:p>0,9719810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table:formula="of:=[.C60]/[.B60]" office:value-type="float" office:value="0.97254004576659" calcext:value-type="float">
            <text:p>0,97254004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table:formula="of:=[.C61]/[.B61]" office:value-type="float" office:value="0.972893232528121" calcext:value-type="float">
            <text:p>0,9728932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table:formula="of:=[.C62]/[.B62]" office:value-type="float" office:value="0.973416592328278" calcext:value-type="float">
            <text:p>0,9734165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table:formula="of:=[.C63]/[.B63]" office:value-type="float" office:value="0.973747841105354" calcext:value-type="float">
            <text:p>0,9737478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table:formula="of:=[.C64]/[.B64]" office:value-type="float" office:value="0.97423887587822" calcext:value-type="float">
            <text:p>0,97423887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table:formula="of:=[.C65]/[.B65]" office:value-type="float" office:value="0.974550170205868" calcext:value-type="float">
            <text:p>0,9745501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table:formula="of:=[.C66]/[.B66]" office:value-type="float" office:value="0.975011786892975" calcext:value-type="float">
            <text:p>0,9750117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table:formula="of:=[.C67]/[.B67]" office:value-type="float" office:value="0.97530487804878" calcext:value-type="float">
            <text:p>0,9753048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table:formula="of:=[.C68]/[.B68]" office:value-type="float" office:value="0.975739644970414" calcext:value-type="float">
            <text:p>0,9757396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table:formula="of:=[.C69]/[.B69]" office:value-type="float" office:value="0.976016085020824" calcext:value-type="float">
            <text:p>0,9760160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table:formula="of:=[.C70]/[.B70]" office:value-type="float" office:value="0.976426279815874" calcext:value-type="float">
            <text:p>0,9764262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table:formula="of:=[.C71]/[.B71]" office:value-type="float" office:value="0.976687449173218" calcext:value-type="float">
            <text:p>0,97668744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table:formula="of:=[.C72]/[.B72]" office:value-type="float" office:value="0.977075098814229" calcext:value-type="float">
            <text:p>0,97707509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table:formula="of:=[.C73]/[.B73]" office:value-type="float" office:value="0.977322229340166" calcext:value-type="float">
            <text:p>0,97732222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table:formula="of:=[.C74]/[.B74]" office:value-type="float" office:value="0.977689143711828" calcext:value-type="float">
            <text:p>0,9776891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table:formula="of:=[.C75]/[.B75]" office:value-type="float" office:value="0.977923338185347" calcext:value-type="float">
            <text:p>0,9779233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table:formula="of:=[.C76]/[.B76]" office:value-type="float" office:value="0.978271138403401" calcext:value-type="float">
            <text:p>0,9782711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table:formula="of:=[.C77]/[.B77]" office:value-type="float" office:value="0.978493387004025" calcext:value-type="float">
            <text:p>0,978493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table:formula="of:=[.C78]/[.B78]" office:value-type="float" office:value="0.978823529411765" calcext:value-type="float">
            <text:p>0,97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table:formula="of:=[.C79]/[.B79]" office:value-type="float" office:value="0.979034723738808" calcext:value-type="float">
            <text:p>0,9790347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table:formula="of:=[.C80]/[.B80]" office:value-type="float" office:value="0.979348520332127" calcext:value-type="float">
            <text:p>0,9793485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table:formula="of:=[.C81]/[.B81]" office:value-type="float" office:value="0.979549465379425" calcext:value-type="float">
            <text:p>0,9795494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table:formula="of:=[.C82]/[.B82]" office:value-type="float" office:value="0.979848101265823" calcext:value-type="float">
            <text:p>0,9798481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table:formula="of:=[.C83]/[.B83]" office:value-type="float" office:value="0.9800395256917" calcext:value-type="float">
            <text:p>0,9800395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table:formula="of:=[.C84]/[.B84]" office:value-type="float" office:value="0.980324074074074" calcext:value-type="float">
            <text:p>0,98032407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table:formula="of:=[.C85]/[.B85]" office:value-type="float" office:value="0.980506639043224" calcext:value-type="float">
            <text:p>0,9805066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table:formula="of:=[.C86]/[.B86]" office:value-type="float" office:value="0.980778074128575" calcext:value-type="float">
            <text:p>0,9807780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table:formula="of:=[.C87]/[.B87]" office:value-type="float" office:value="0.980952380952381" calcext:value-type="float">
            <text:p>0,980952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table:formula="of:=[.C88]/[.B88]" office:value-type="float" office:value="0.981211589113257" calcext:value-type="float">
            <text:p>0,98121158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table:formula="of:=[.C89]/[.B89]" office:value-type="float" office:value="0.981378185874882" calcext:value-type="float">
            <text:p>0,98137818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table:formula="of:=[.C90]/[.B90]" office:value-type="float" office:value="0.981625975333501" calcext:value-type="float">
            <text:p>0,98162597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table:formula="of:=[.C91]/[.B91]" office:value-type="float" office:value="0.981785362651789" calcext:value-type="float">
            <text:p>0,98178536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table:formula="of:=[.C92]/[.B92]" office:value-type="float" office:value="0.982022471910112" calcext:value-type="float">
            <text:p>0,9820224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table:formula="of:=[.C93]/[.B93]" office:value-type="float" office:value="0.982175107970161" calcext:value-type="float">
            <text:p>0,9821751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table:formula="of:=[.C94]/[.B94]" office:value-type="float" office:value="0.982402213171444" calcext:value-type="float">
            <text:p>0,9824022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table:formula="of:=[.C95]/[.B95]" office:value-type="float" office:value="0.982548518128479" calcext:value-type="float">
            <text:p>0,9825485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table:formula="of:=[.C96]/[.B96]" office:value-type="float" office:value="0.982766239505082" calcext:value-type="float">
            <text:p>0,98276623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table:formula="of:=[.C97]/[.B97]" office:value-type="float" office:value="0.982906599350883" calcext:value-type="float">
            <text:p>0,9829065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table:formula="of:=[.C98]/[.B98]" office:value-type="float" office:value="0.983115506888025" calcext:value-type="float">
            <text:p>0,98311550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table:formula="of:=[.C99]/[.B99]" office:value-type="float" office:value="0.983250276854928" calcext:value-type="float">
            <text:p>0,98325027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table:formula="of:=[.C100]/[.B100]" office:value-type="float" office:value="0.983450895279436" calcext:value-type="float">
            <text:p>0,98345089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table:formula="of:=[.C101]/[.B101]" office:value-type="float" office:value="0.983580402845177" calcext:value-type="float">
            <text:p>0,9835804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table:formula="of:=[.C102]/[.B102]" office:value-type="float" office:value="0.983773216031281" calcext:value-type="float">
            <text:p>0,983773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table:formula="of:=[.C103]/[.B103]" office:value-type="float" office:value="0.983897763578275" calcext:value-type="float">
            <text:p>0,9838977636</text:p>
          </table:table-cell>
        </table:table-row>
      </table:table>
      <table:table table:name="words" table:style-name="ta1">
        <table:table-column table:style-name="co1" table:default-cell-style-name="ce1"/>
        <table:table-row table:style-name="ro1">
          <table:table-cell/>
        </table:table-row>
        <table:table-row table:style-name="ro1"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0010100100010010001</text:p>
          </table:table-cell>
        </table:table-row>
        <table:table-row table:style-name="ro1">
          <table:table-cell office:value-type="string" calcext:value-type="string">
            <text:p>001010010001001000100001000100001</text:p>
          </table:table-cell>
        </table:table-row>
        <table:table-row table:style-name="ro1">
          <table:table-cell office:value-type="string" calcext:value-type="string">
            <text:p>00101001000100100010000100010000100000100001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</text:p>
          </table:table-cell>
        </table:table-row>
        <table:table-row table:style-name="ro1">
          <table:table-cell office:value-type="string" calcext:value-type="string">
            <text:p>00101001000100100010000100010000100000100001000001000000100000100000010000000100000010000000100000000100000001000000001000000000100000000100000000010000000000100000000010000000000100000000000100000000001000000000001000000000000100000000000100000000000010000000000000100000000000010000000000000100000000000000100000000000001000000000000001000000000000000100000000000000100000000000000010000000000000000100000000000000010000000000000000100000000000000000100000000000000001000000000000000001000000000000000000100000000000000000100000000000000000010000000000000000000100000000000000000010000000000000000000100000000000000000000100000000000000000001000000000000000000001</text:p>
          </table:table-cell>
        </table:table-row>
        <table:table-row table:style-name="ro1" table:number-rows-repeated="1048555">
          <table:table-cell/>
        </table:table-row>
        <table:table-row table:style-name="ro1">
          <table:table-cell/>
        </table:table-row>
      </table:table>
      <table:table table:name="odd" table:style-name="ta1">
        <table:shapes>
          <draw:frame draw:z-index="0" draw:style-name="gr1" draw:text-style-name="P1" svg:width="159.99mm" svg:height="89.99mm" svg:x="145.28mm" svg:y="11.37mm">
            <loext:p draw:notify-on-update-of-ranges="odd.E2:odd.E3 odd.E4:odd.E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59.06mm" svg:y="125.58mm">
            <loext:p draw:notify-on-update-of-ranges="odd.F4:odd.F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158.5mm" svg:y="218.55mm">
            <loext:p draw:notify-on-update-of-ranges="odd.A13:odd.A92 odd.F13:odd.F9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154.64mm" svg:y="310.71mm">
            <loext:p draw:notify-on-update-of-ranges="odd.A33:odd.A92 odd.F33:odd.F9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 REF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]/[.B4]" office:value-type="float" office:value="0.428571428571429" calcext:value-type="float">
            <text:p>0,4285714286</text:p>
          </table:table-cell>
          <table:table-cell table:formula="of:=[.E4]-1" office:value-type="float" office:value="-0.571428571428571" calcext:value-type="float">
            <text:p>-0,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5]/[.B5]" office:value-type="float" office:value="0.6" calcext:value-type="float">
            <text:p>0,6</text:p>
          </table:table-cell>
          <table:table-cell table:formula="of:=[.E5]-1" office:value-type="float" office:value="-0.4" calcext:value-type="float">
            <text:p>-0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692307692307692" calcext:value-type="float">
            <text:p>0,6923076923</text:p>
          </table:table-cell>
          <table:table-cell table:formula="of:=[.E6]-1" office:value-type="float" office:value="-0.307692307692308" calcext:value-type="float">
            <text:p>-0,307692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[.C7]/[.B7]" office:value-type="float" office:value="0.75" calcext:value-type="float">
            <text:p>0,75</text:p>
          </table:table-cell>
          <table:table-cell table:formula="of:=[.E7]-1" office:value-type="float" office:value="-0.25" calcext:value-type="float">
            <text:p>-0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C8]/[.B8]" office:value-type="float" office:value="0.789473684210526" calcext:value-type="float">
            <text:p>0,7894736842</text:p>
          </table:table-cell>
          <table:table-cell table:formula="of:=[.E8]-1" office:value-type="float" office:value="-0.210526315789474" calcext:value-type="float">
            <text:p>-0,2105263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formula="of:=[.C9]/[.B9]" office:value-type="float" office:value="0.818181818181818" calcext:value-type="float">
            <text:p>0,8181818182</text:p>
          </table:table-cell>
          <table:table-cell table:formula="of:=[.E9]-1" office:value-type="float" office:value="-0.181818181818182" calcext:value-type="float">
            <text:p>-0,1818181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table:formula="of:=[.C10]/[.B10]" office:value-type="float" office:value="0.84" calcext:value-type="float">
            <text:p>0,84</text:p>
          </table:table-cell>
          <table:table-cell table:formula="of:=[.E10]-1" office:value-type="float" office:value="-0.16" calcext:value-type="float">
            <text:p>-0,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table:formula="of:=[.C11]/[.B11]" office:value-type="float" office:value="0.857142857142857" calcext:value-type="float">
            <text:p>0,8571428571</text:p>
          </table:table-cell>
          <table:table-cell table:formula="of:=[.E11]-1" office:value-type="float" office:value="-0.142857142857143" calcext:value-type="float">
            <text:p>-0,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C12]/[.B12]" office:value-type="float" office:value="0.870967741935484" calcext:value-type="float">
            <text:p>0,8709677419</text:p>
          </table:table-cell>
          <table:table-cell table:formula="of:=[.E12]-1" office:value-type="float" office:value="-0.129032258064516" calcext:value-type="float">
            <text:p>-0,1290322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table:formula="of:=[.C13]/[.B13]" office:value-type="float" office:value="0.882352941176471" calcext:value-type="float">
            <text:p>0,8823529412</text:p>
          </table:table-cell>
          <table:table-cell table:formula="of:=[.E13]-1" office:value-type="float" office:value="-0.117647058823529" calcext:value-type="float">
            <text:p>-0,1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63" calcext:value-type="float">
            <text:p>363</text:p>
          </table:table-cell>
          <table:table-cell office:value-type="float" office:value="45" calcext:value-type="float">
            <text:p>45</text:p>
          </table:table-cell>
          <table:table-cell table:formula="of:=[.C14]/[.B14]" office:value-type="float" office:value="0.891891891891892" calcext:value-type="float">
            <text:p>0,8918918919</text:p>
          </table:table-cell>
          <table:table-cell table:formula="of:=[.E14]-1" office:value-type="float" office:value="-0.108108108108108" calcext:value-type="float">
            <text:p>-0,1081081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49" calcext:value-type="float">
            <text:p>49</text:p>
          </table:table-cell>
          <table:table-cell table:formula="of:=[.C15]/[.B15]" office:value-type="float" office:value="0.9" calcext:value-type="float">
            <text:p>0,9</text:p>
          </table:table-cell>
          <table:table-cell table:formula="of:=[.E15]-1"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3" calcext:value-type="float">
            <text:p>53</text:p>
          </table:table-cell>
          <table:table-cell table:formula="of:=[.C16]/[.B16]" office:value-type="float" office:value="0.906976744186046" calcext:value-type="float">
            <text:p>0,9069767442</text:p>
          </table:table-cell>
          <table:table-cell table:formula="of:=[.E16]-1" office:value-type="float" office:value="-0.0930232558139536" calcext:value-type="float">
            <text:p>-0,0930232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588" calcext:value-type="float">
            <text:p>588</text:p>
          </table:table-cell>
          <table:table-cell office:value-type="float" office:value="57" calcext:value-type="float">
            <text:p>57</text:p>
          </table:table-cell>
          <table:table-cell table:formula="of:=[.C17]/[.B17]" office:value-type="float" office:value="0.91304347826087" calcext:value-type="float">
            <text:p>0,9130434783</text:p>
          </table:table-cell>
          <table:table-cell table:formula="of:=[.E17]-1" office:value-type="float" office:value="-0.0869565217391305" calcext:value-type="float">
            <text:p>-0,0869565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5" calcext:value-type="float">
            <text:p>735</text:p>
          </table:table-cell>
          <table:table-cell office:value-type="float" office:value="675" calcext:value-type="float">
            <text:p>675</text:p>
          </table:table-cell>
          <table:table-cell office:value-type="float" office:value="61" calcext:value-type="float">
            <text:p>61</text:p>
          </table:table-cell>
          <table:table-cell table:formula="of:=[.C18]/[.B18]" office:value-type="float" office:value="0.918367346938775" calcext:value-type="float">
            <text:p>0,9183673469</text:p>
          </table:table-cell>
          <table:table-cell table:formula="of:=[.E18]-1" office:value-type="float" office:value="-0.0816326530612245" calcext:value-type="float">
            <text:p>-0,0816326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2" calcext:value-type="float">
            <text:p>832</text:p>
          </table:table-cell>
          <table:table-cell office:value-type="float" office:value="768" calcext:value-type="float">
            <text:p>768</text:p>
          </table:table-cell>
          <table:table-cell office:value-type="float" office:value="65" calcext:value-type="float">
            <text:p>65</text:p>
          </table:table-cell>
          <table:table-cell table:formula="of:=[.C19]/[.B19]" office:value-type="float" office:value="0.923076923076923" calcext:value-type="float">
            <text:p>0,9230769231</text:p>
          </table:table-cell>
          <table:table-cell table:formula="of:=[.E19]-1" office:value-type="float" office:value="-0.0769230769230769" calcext:value-type="float">
            <text:p>-0,0769230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5" calcext:value-type="float">
            <text:p>935</text:p>
          </table:table-cell>
          <table:table-cell office:value-type="float" office:value="867" calcext:value-type="float">
            <text:p>867</text:p>
          </table:table-cell>
          <table:table-cell office:value-type="float" office:value="69" calcext:value-type="float">
            <text:p>69</text:p>
          </table:table-cell>
          <table:table-cell table:formula="of:=[.C20]/[.B20]" office:value-type="float" office:value="0.927272727272727" calcext:value-type="float">
            <text:p>0,9272727273</text:p>
          </table:table-cell>
          <table:table-cell table:formula="of:=[.E20]-1" office:value-type="float" office:value="-0.0727272727272728" calcext:value-type="float">
            <text:p>-0,0727272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44" calcext:value-type="float">
            <text:p>1044</text:p>
          </table:table-cell>
          <table:table-cell office:value-type="float" office:value="972" calcext:value-type="float">
            <text:p>972</text:p>
          </table:table-cell>
          <table:table-cell office:value-type="float" office:value="73" calcext:value-type="float">
            <text:p>73</text:p>
          </table:table-cell>
          <table:table-cell table:formula="of:=[.C21]/[.B21]" office:value-type="float" office:value="0.931034482758621" calcext:value-type="float">
            <text:p>0,9310344828</text:p>
          </table:table-cell>
          <table:table-cell table:formula="of:=[.E21]-1" office:value-type="float" office:value="-0.0689655172413793" calcext:value-type="float">
            <text:p>-0,06896551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59" calcext:value-type="float">
            <text:p>1159</text:p>
          </table:table-cell>
          <table:table-cell office:value-type="float" office:value="1083" calcext:value-type="float">
            <text:p>1083</text:p>
          </table:table-cell>
          <table:table-cell office:value-type="float" office:value="77" calcext:value-type="float">
            <text:p>77</text:p>
          </table:table-cell>
          <table:table-cell table:formula="of:=[.C22]/[.B22]" office:value-type="float" office:value="0.934426229508197" calcext:value-type="float">
            <text:p>0,9344262295</text:p>
          </table:table-cell>
          <table:table-cell table:formula="of:=[.E22]-1" office:value-type="float" office:value="-0.0655737704918032" calcext:value-type="float">
            <text:p>-0,06557377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1200" calcext:value-type="float">
            <text:p>1200</text:p>
          </table:table-cell>
          <table:table-cell office:value-type="float" office:value="81" calcext:value-type="float">
            <text:p>81</text:p>
          </table:table-cell>
          <table:table-cell table:formula="of:=[.C23]/[.B23]" office:value-type="float" office:value="0.9375" calcext:value-type="float">
            <text:p>0,9375</text:p>
          </table:table-cell>
          <table:table-cell table:formula="of:=[.E23]-1" office:value-type="float" office:value="-0.0625" calcext:value-type="float">
            <text:p>-0,0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7" calcext:value-type="float">
            <text:p>1407</text:p>
          </table:table-cell>
          <table:table-cell office:value-type="float" office:value="1323" calcext:value-type="float">
            <text:p>1323</text:p>
          </table:table-cell>
          <table:table-cell office:value-type="float" office:value="85" calcext:value-type="float">
            <text:p>85</text:p>
          </table:table-cell>
          <table:table-cell table:formula="of:=[.C24]/[.B24]" office:value-type="float" office:value="0.940298507462687" calcext:value-type="float">
            <text:p>0,9402985075</text:p>
          </table:table-cell>
          <table:table-cell table:formula="of:=[.E24]-1" office:value-type="float" office:value="-0.0597014925373134" calcext:value-type="float">
            <text:p>-0,05970149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0" calcext:value-type="float">
            <text:p>1540</text:p>
          </table:table-cell>
          <table:table-cell office:value-type="float" office:value="1452" calcext:value-type="float">
            <text:p>1452</text:p>
          </table:table-cell>
          <table:table-cell office:value-type="float" office:value="89" calcext:value-type="float">
            <text:p>89</text:p>
          </table:table-cell>
          <table:table-cell table:formula="of:=[.C25]/[.B25]" office:value-type="float" office:value="0.942857142857143" calcext:value-type="float">
            <text:p>0,9428571429</text:p>
          </table:table-cell>
          <table:table-cell table:formula="of:=[.E25]-1" office:value-type="float" office:value="-0.0571428571428572" calcext:value-type="float">
            <text:p>-0,05714285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79" calcext:value-type="float">
            <text:p>1679</text:p>
          </table:table-cell>
          <table:table-cell office:value-type="float" office:value="1587" calcext:value-type="float">
            <text:p>1587</text:p>
          </table:table-cell>
          <table:table-cell office:value-type="float" office:value="93" calcext:value-type="float">
            <text:p>93</text:p>
          </table:table-cell>
          <table:table-cell table:formula="of:=[.C26]/[.B26]" office:value-type="float" office:value="0.945205479452055" calcext:value-type="float">
            <text:p>0,9452054795</text:p>
          </table:table-cell>
          <table:table-cell table:formula="of:=[.E26]-1" office:value-type="float" office:value="-0.0547945205479452" calcext:value-type="float">
            <text:p>-0,0547945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24" calcext:value-type="float">
            <text:p>1824</text:p>
          </table:table-cell>
          <table:table-cell office:value-type="float" office:value="1728" calcext:value-type="float">
            <text:p>1728</text:p>
          </table:table-cell>
          <table:table-cell office:value-type="float" office:value="97" calcext:value-type="float">
            <text:p>97</text:p>
          </table:table-cell>
          <table:table-cell table:formula="of:=[.C27]/[.B27]" office:value-type="float" office:value="0.947368421052632" calcext:value-type="float">
            <text:p>0,9473684211</text:p>
          </table:table-cell>
          <table:table-cell table:formula="of:=[.E27]-1" office:value-type="float" office:value="-0.0526315789473685" calcext:value-type="float">
            <text:p>-0,05263157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75" calcext:value-type="float">
            <text:p>1975</text:p>
          </table:table-cell>
          <table:table-cell office:value-type="float" office:value="1875" calcext:value-type="float">
            <text:p>1875</text:p>
          </table:table-cell>
          <table:table-cell office:value-type="float" office:value="101" calcext:value-type="float">
            <text:p>101</text:p>
          </table:table-cell>
          <table:table-cell table:formula="of:=[.C28]/[.B28]" office:value-type="float" office:value="0.949367088607595" calcext:value-type="float">
            <text:p>0,9493670886</text:p>
          </table:table-cell>
          <table:table-cell table:formula="of:=[.E28]-1" office:value-type="float" office:value="-0.0506329113924051" calcext:value-type="float">
            <text:p>-0,05063291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32" calcext:value-type="float">
            <text:p>2132</text:p>
          </table:table-cell>
          <table:table-cell office:value-type="float" office:value="2028" calcext:value-type="float">
            <text:p>2028</text:p>
          </table:table-cell>
          <table:table-cell office:value-type="float" office:value="105" calcext:value-type="float">
            <text:p>105</text:p>
          </table:table-cell>
          <table:table-cell table:formula="of:=[.C29]/[.B29]" office:value-type="float" office:value="0.951219512195122" calcext:value-type="float">
            <text:p>0,9512195122</text:p>
          </table:table-cell>
          <table:table-cell table:formula="of:=[.E29]-1" office:value-type="float" office:value="-0.0487804878048781" calcext:value-type="float">
            <text:p>-0,04878048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95" calcext:value-type="float">
            <text:p>2295</text:p>
          </table:table-cell>
          <table:table-cell office:value-type="float" office:value="2187" calcext:value-type="float">
            <text:p>2187</text:p>
          </table:table-cell>
          <table:table-cell office:value-type="float" office:value="109" calcext:value-type="float">
            <text:p>109</text:p>
          </table:table-cell>
          <table:table-cell table:formula="of:=[.C30]/[.B30]" office:value-type="float" office:value="0.952941176470588" calcext:value-type="float">
            <text:p>0,9529411765</text:p>
          </table:table-cell>
          <table:table-cell table:formula="of:=[.E30]-1" office:value-type="float" office:value="-0.0470588235294118" calcext:value-type="float">
            <text:p>-0,0470588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64" calcext:value-type="float">
            <text:p>2464</text:p>
          </table:table-cell>
          <table:table-cell office:value-type="float" office:value="2352" calcext:value-type="float">
            <text:p>2352</text:p>
          </table:table-cell>
          <table:table-cell office:value-type="float" office:value="113" calcext:value-type="float">
            <text:p>113</text:p>
          </table:table-cell>
          <table:table-cell table:formula="of:=[.C31]/[.B31]" office:value-type="float" office:value="0.954545454545455" calcext:value-type="float">
            <text:p>0,9545454545</text:p>
          </table:table-cell>
          <table:table-cell table:formula="of:=[.E31]-1" office:value-type="float" office:value="-0.0454545454545454" calcext:value-type="float">
            <text:p>-0,04545454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39" calcext:value-type="float">
            <text:p>2639</text:p>
          </table:table-cell>
          <table:table-cell office:value-type="float" office:value="2523" calcext:value-type="float">
            <text:p>2523</text:p>
          </table:table-cell>
          <table:table-cell office:value-type="float" office:value="117" calcext:value-type="float">
            <text:p>117</text:p>
          </table:table-cell>
          <table:table-cell table:formula="of:=[.C32]/[.B32]" office:value-type="float" office:value="0.956043956043956" calcext:value-type="float">
            <text:p>0,956043956</text:p>
          </table:table-cell>
          <table:table-cell table:formula="of:=[.E32]-1" office:value-type="float" office:value="-0.0439560439560439" calcext:value-type="float">
            <text:p>-0,043956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20" calcext:value-type="float">
            <text:p>2820</text:p>
          </table:table-cell>
          <table:table-cell office:value-type="float" office:value="2700" calcext:value-type="float">
            <text:p>2700</text:p>
          </table:table-cell>
          <table:table-cell office:value-type="float" office:value="121" calcext:value-type="float">
            <text:p>121</text:p>
          </table:table-cell>
          <table:table-cell table:formula="of:=[.C33]/[.B33]" office:value-type="float" office:value="0.957446808510638" calcext:value-type="float">
            <text:p>0,9574468085</text:p>
          </table:table-cell>
          <table:table-cell table:formula="of:=[.E33]-1" office:value-type="float" office:value="-0.0425531914893617" calcext:value-type="float">
            <text:p>-0,04255319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7" calcext:value-type="float">
            <text:p>3007</text:p>
          </table:table-cell>
          <table:table-cell office:value-type="float" office:value="2883" calcext:value-type="float">
            <text:p>2883</text:p>
          </table:table-cell>
          <table:table-cell office:value-type="float" office:value="125" calcext:value-type="float">
            <text:p>125</text:p>
          </table:table-cell>
          <table:table-cell table:formula="of:=[.C34]/[.B34]" office:value-type="float" office:value="0.958762886597938" calcext:value-type="float">
            <text:p>0,9587628866</text:p>
          </table:table-cell>
          <table:table-cell table:formula="of:=[.E34]-1" office:value-type="float" office:value="-0.0412371134020618" calcext:value-type="float">
            <text:p>-0,0412371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float" office:value="3072" calcext:value-type="float">
            <text:p>3072</text:p>
          </table:table-cell>
          <table:table-cell office:value-type="float" office:value="129" calcext:value-type="float">
            <text:p>129</text:p>
          </table:table-cell>
          <table:table-cell table:formula="of:=[.C35]/[.B35]" office:value-type="float" office:value="0.96" calcext:value-type="float">
            <text:p>0,96</text:p>
          </table:table-cell>
          <table:table-cell table:formula="of:=[.E35]-1"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99" calcext:value-type="float">
            <text:p>3399</text:p>
          </table:table-cell>
          <table:table-cell office:value-type="float" office:value="3267" calcext:value-type="float">
            <text:p>3267</text:p>
          </table:table-cell>
          <table:table-cell office:value-type="float" office:value="133" calcext:value-type="float">
            <text:p>133</text:p>
          </table:table-cell>
          <table:table-cell table:formula="of:=[.C36]/[.B36]" office:value-type="float" office:value="0.961165048543689" calcext:value-type="float">
            <text:p>0,9611650485</text:p>
          </table:table-cell>
          <table:table-cell table:formula="of:=[.E36]-1" office:value-type="float" office:value="-0.0388349514563107" calcext:value-type="float">
            <text:p>-0,03883495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4" calcext:value-type="float">
            <text:p>3604</text:p>
          </table:table-cell>
          <table:table-cell office:value-type="float" office:value="3468" calcext:value-type="float">
            <text:p>3468</text:p>
          </table:table-cell>
          <table:table-cell office:value-type="float" office:value="137" calcext:value-type="float">
            <text:p>137</text:p>
          </table:table-cell>
          <table:table-cell table:formula="of:=[.C37]/[.B37]" office:value-type="float" office:value="0.962264150943396" calcext:value-type="float">
            <text:p>0,9622641509</text:p>
          </table:table-cell>
          <table:table-cell table:formula="of:=[.E37]-1" office:value-type="float" office:value="-0.0377358490566038" calcext:value-type="float">
            <text:p>-0,0377358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5" calcext:value-type="float">
            <text:p>3815</text:p>
          </table:table-cell>
          <table:table-cell office:value-type="float" office:value="3675" calcext:value-type="float">
            <text:p>3675</text:p>
          </table:table-cell>
          <table:table-cell office:value-type="float" office:value="141" calcext:value-type="float">
            <text:p>141</text:p>
          </table:table-cell>
          <table:table-cell table:formula="of:=[.C38]/[.B38]" office:value-type="float" office:value="0.963302752293578" calcext:value-type="float">
            <text:p>0,9633027523</text:p>
          </table:table-cell>
          <table:table-cell table:formula="of:=[.E38]-1" office:value-type="float" office:value="-0.036697247706422" calcext:value-type="float">
            <text:p>-0,0366972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32" calcext:value-type="float">
            <text:p>4032</text:p>
          </table:table-cell>
          <table:table-cell office:value-type="float" office:value="3888" calcext:value-type="float">
            <text:p>3888</text:p>
          </table:table-cell>
          <table:table-cell office:value-type="float" office:value="145" calcext:value-type="float">
            <text:p>145</text:p>
          </table:table-cell>
          <table:table-cell table:formula="of:=[.C39]/[.B39]" office:value-type="float" office:value="0.964285714285714" calcext:value-type="float">
            <text:p>0,9642857143</text:p>
          </table:table-cell>
          <table:table-cell table:formula="of:=[.E39]-1" office:value-type="float" office:value="-0.0357142857142857" calcext:value-type="float">
            <text:p>-0,03571428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5" calcext:value-type="float">
            <text:p>4255</text:p>
          </table:table-cell>
          <table:table-cell office:value-type="float" office:value="4107" calcext:value-type="float">
            <text:p>4107</text:p>
          </table:table-cell>
          <table:table-cell office:value-type="float" office:value="149" calcext:value-type="float">
            <text:p>149</text:p>
          </table:table-cell>
          <table:table-cell table:formula="of:=[.C40]/[.B40]" office:value-type="float" office:value="0.965217391304348" calcext:value-type="float">
            <text:p>0,9652173913</text:p>
          </table:table-cell>
          <table:table-cell table:formula="of:=[.E40]-1" office:value-type="float" office:value="-0.0347826086956522" calcext:value-type="float">
            <text:p>-0,0347826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84" calcext:value-type="float">
            <text:p>4484</text:p>
          </table:table-cell>
          <table:table-cell office:value-type="float" office:value="4332" calcext:value-type="float">
            <text:p>4332</text:p>
          </table:table-cell>
          <table:table-cell office:value-type="float" office:value="153" calcext:value-type="float">
            <text:p>153</text:p>
          </table:table-cell>
          <table:table-cell table:formula="of:=[.C41]/[.B41]" office:value-type="float" office:value="0.966101694915254" calcext:value-type="float">
            <text:p>0,9661016949</text:p>
          </table:table-cell>
          <table:table-cell table:formula="of:=[.E41]-1" office:value-type="float" office:value="-0.0338983050847458" calcext:value-type="float">
            <text:p>-0,03389830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19" calcext:value-type="float">
            <text:p>4719</text:p>
          </table:table-cell>
          <table:table-cell office:value-type="float" office:value="4563" calcext:value-type="float">
            <text:p>4563</text:p>
          </table:table-cell>
          <table:table-cell office:value-type="float" office:value="157" calcext:value-type="float">
            <text:p>157</text:p>
          </table:table-cell>
          <table:table-cell table:formula="of:=[.C42]/[.B42]" office:value-type="float" office:value="0.966942148760331" calcext:value-type="float">
            <text:p>0,9669421488</text:p>
          </table:table-cell>
          <table:table-cell table:formula="of:=[.E42]-1" office:value-type="float" office:value="-0.0330578512396694" calcext:value-type="float">
            <text:p>-0,0330578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60" calcext:value-type="float">
            <text:p>4960</text:p>
          </table:table-cell>
          <table:table-cell office:value-type="float" office:value="4800" calcext:value-type="float">
            <text:p>4800</text:p>
          </table:table-cell>
          <table:table-cell office:value-type="float" office:value="161" calcext:value-type="float">
            <text:p>161</text:p>
          </table:table-cell>
          <table:table-cell table:formula="of:=[.C43]/[.B43]" office:value-type="float" office:value="0.967741935483871" calcext:value-type="float">
            <text:p>0,9677419355</text:p>
          </table:table-cell>
          <table:table-cell table:formula="of:=[.E43]-1" office:value-type="float" office:value="-0.032258064516129" calcext:value-type="float">
            <text:p>-0,03225806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07" calcext:value-type="float">
            <text:p>5207</text:p>
          </table:table-cell>
          <table:table-cell office:value-type="float" office:value="5043" calcext:value-type="float">
            <text:p>5043</text:p>
          </table:table-cell>
          <table:table-cell office:value-type="float" office:value="165" calcext:value-type="float">
            <text:p>165</text:p>
          </table:table-cell>
          <table:table-cell table:formula="of:=[.C44]/[.B44]" office:value-type="float" office:value="0.968503937007874" calcext:value-type="float">
            <text:p>0,968503937</text:p>
          </table:table-cell>
          <table:table-cell table:formula="of:=[.E44]-1" office:value-type="float" office:value="-0.031496062992126" calcext:value-type="float">
            <text:p>-0,0314960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60" calcext:value-type="float">
            <text:p>5460</text:p>
          </table:table-cell>
          <table:table-cell office:value-type="float" office:value="5292" calcext:value-type="float">
            <text:p>5292</text:p>
          </table:table-cell>
          <table:table-cell office:value-type="float" office:value="169" calcext:value-type="float">
            <text:p>169</text:p>
          </table:table-cell>
          <table:table-cell table:formula="of:=[.C45]/[.B45]" office:value-type="float" office:value="0.969230769230769" calcext:value-type="float">
            <text:p>0,9692307692</text:p>
          </table:table-cell>
          <table:table-cell table:formula="of:=[.E45]-1" office:value-type="float" office:value="-0.0307692307692308" calcext:value-type="float">
            <text:p>-0,03076923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19" calcext:value-type="float">
            <text:p>5719</text:p>
          </table:table-cell>
          <table:table-cell office:value-type="float" office:value="5547" calcext:value-type="float">
            <text:p>5547</text:p>
          </table:table-cell>
          <table:table-cell office:value-type="float" office:value="173" calcext:value-type="float">
            <text:p>173</text:p>
          </table:table-cell>
          <table:table-cell table:formula="of:=[.C46]/[.B46]" office:value-type="float" office:value="0.969924812030075" calcext:value-type="float">
            <text:p>0,969924812</text:p>
          </table:table-cell>
          <table:table-cell table:formula="of:=[.E46]-1" office:value-type="float" office:value="-0.0300751879699248" calcext:value-type="float">
            <text:p>-0,030075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84" calcext:value-type="float">
            <text:p>5984</text:p>
          </table:table-cell>
          <table:table-cell office:value-type="float" office:value="5808" calcext:value-type="float">
            <text:p>5808</text:p>
          </table:table-cell>
          <table:table-cell office:value-type="float" office:value="177" calcext:value-type="float">
            <text:p>177</text:p>
          </table:table-cell>
          <table:table-cell table:formula="of:=[.C47]/[.B47]" office:value-type="float" office:value="0.970588235294118" calcext:value-type="float">
            <text:p>0,9705882353</text:p>
          </table:table-cell>
          <table:table-cell table:formula="of:=[.E47]-1" office:value-type="float" office:value="-0.0294117647058824" calcext:value-type="float">
            <text:p>-0,02941176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255" calcext:value-type="float">
            <text:p>6255</text:p>
          </table:table-cell>
          <table:table-cell office:value-type="float" office:value="6075" calcext:value-type="float">
            <text:p>6075</text:p>
          </table:table-cell>
          <table:table-cell office:value-type="float" office:value="181" calcext:value-type="float">
            <text:p>181</text:p>
          </table:table-cell>
          <table:table-cell table:formula="of:=[.C48]/[.B48]" office:value-type="float" office:value="0.971223021582734" calcext:value-type="float">
            <text:p>0,9712230216</text:p>
          </table:table-cell>
          <table:table-cell table:formula="of:=[.E48]-1" office:value-type="float" office:value="-0.0287769784172662" calcext:value-type="float">
            <text:p>-0,02877697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32" calcext:value-type="float">
            <text:p>6532</text:p>
          </table:table-cell>
          <table:table-cell office:value-type="float" office:value="6348" calcext:value-type="float">
            <text:p>6348</text:p>
          </table:table-cell>
          <table:table-cell office:value-type="float" office:value="185" calcext:value-type="float">
            <text:p>185</text:p>
          </table:table-cell>
          <table:table-cell table:formula="of:=[.C49]/[.B49]" office:value-type="float" office:value="0.971830985915493" calcext:value-type="float">
            <text:p>0,9718309859</text:p>
          </table:table-cell>
          <table:table-cell table:formula="of:=[.E49]-1" office:value-type="float" office:value="-0.028169014084507" calcext:value-type="float">
            <text:p>-0,02816901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15" calcext:value-type="float">
            <text:p>6815</text:p>
          </table:table-cell>
          <table:table-cell office:value-type="float" office:value="6627" calcext:value-type="float">
            <text:p>6627</text:p>
          </table:table-cell>
          <table:table-cell office:value-type="float" office:value="189" calcext:value-type="float">
            <text:p>189</text:p>
          </table:table-cell>
          <table:table-cell table:formula="of:=[.C50]/[.B50]" office:value-type="float" office:value="0.972413793103448" calcext:value-type="float">
            <text:p>0,9724137931</text:p>
          </table:table-cell>
          <table:table-cell table:formula="of:=[.E50]-1" office:value-type="float" office:value="-0.0275862068965518" calcext:value-type="float">
            <text:p>-0,0275862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04" calcext:value-type="float">
            <text:p>7104</text:p>
          </table:table-cell>
          <table:table-cell office:value-type="float" office:value="6912" calcext:value-type="float">
            <text:p>6912</text:p>
          </table:table-cell>
          <table:table-cell office:value-type="float" office:value="193" calcext:value-type="float">
            <text:p>193</text:p>
          </table:table-cell>
          <table:table-cell table:formula="of:=[.C51]/[.B51]" office:value-type="float" office:value="0.972972972972973" calcext:value-type="float">
            <text:p>0,972972973</text:p>
          </table:table-cell>
          <table:table-cell table:formula="of:=[.E51]-1" office:value-type="float" office:value="-0.027027027027027" calcext:value-type="float">
            <text:p>-0,027027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99" calcext:value-type="float">
            <text:p>7399</text:p>
          </table:table-cell>
          <table:table-cell office:value-type="float" office:value="7203" calcext:value-type="float">
            <text:p>7203</text:p>
          </table:table-cell>
          <table:table-cell office:value-type="float" office:value="197" calcext:value-type="float">
            <text:p>197</text:p>
          </table:table-cell>
          <table:table-cell table:formula="of:=[.C52]/[.B52]" office:value-type="float" office:value="0.973509933774834" calcext:value-type="float">
            <text:p>0,9735099338</text:p>
          </table:table-cell>
          <table:table-cell table:formula="of:=[.E52]-1" office:value-type="float" office:value="-0.0264900662251656" calcext:value-type="float">
            <text:p>-0,02649006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201" calcext:value-type="float">
            <text:p>201</text:p>
          </table:table-cell>
          <table:table-cell table:formula="of:=[.C53]/[.B53]" office:value-type="float" office:value="0.974025974025974" calcext:value-type="float">
            <text:p>0,974025974</text:p>
          </table:table-cell>
          <table:table-cell table:formula="of:=[.E53]-1" office:value-type="float" office:value="-0.025974025974026" calcext:value-type="float">
            <text:p>-0,025974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7" calcext:value-type="float">
            <text:p>8007</text:p>
          </table:table-cell>
          <table:table-cell office:value-type="float" office:value="7803" calcext:value-type="float">
            <text:p>7803</text:p>
          </table:table-cell>
          <table:table-cell office:value-type="float" office:value="205" calcext:value-type="float">
            <text:p>205</text:p>
          </table:table-cell>
          <table:table-cell table:formula="of:=[.C54]/[.B54]" office:value-type="float" office:value="0.974522292993631" calcext:value-type="float">
            <text:p>0,974522293</text:p>
          </table:table-cell>
          <table:table-cell table:formula="of:=[.E54]-1" office:value-type="float" office:value="-0.0254777070063694" calcext:value-type="float">
            <text:p>-0,0254777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20" calcext:value-type="float">
            <text:p>8320</text:p>
          </table:table-cell>
          <table:table-cell office:value-type="float" office:value="8112" calcext:value-type="float">
            <text:p>8112</text:p>
          </table:table-cell>
          <table:table-cell office:value-type="float" office:value="209" calcext:value-type="float">
            <text:p>209</text:p>
          </table:table-cell>
          <table:table-cell table:formula="of:=[.C55]/[.B55]" office:value-type="float" office:value="0.975" calcext:value-type="float">
            <text:p>0,975</text:p>
          </table:table-cell>
          <table:table-cell table:formula="of:=[.E55]-1" office:value-type="float" office:value="-0.025" calcext:value-type="float">
            <text:p>-0,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639" calcext:value-type="float">
            <text:p>8639</text:p>
          </table:table-cell>
          <table:table-cell office:value-type="float" office:value="8427" calcext:value-type="float">
            <text:p>8427</text:p>
          </table:table-cell>
          <table:table-cell office:value-type="float" office:value="213" calcext:value-type="float">
            <text:p>213</text:p>
          </table:table-cell>
          <table:table-cell table:formula="of:=[.C56]/[.B56]" office:value-type="float" office:value="0.975460122699387" calcext:value-type="float">
            <text:p>0,9754601227</text:p>
          </table:table-cell>
          <table:table-cell table:formula="of:=[.E56]-1" office:value-type="float" office:value="-0.0245398773006135" calcext:value-type="float">
            <text:p>-0,02453987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64" calcext:value-type="float">
            <text:p>8964</text:p>
          </table:table-cell>
          <table:table-cell office:value-type="float" office:value="8748" calcext:value-type="float">
            <text:p>8748</text:p>
          </table:table-cell>
          <table:table-cell office:value-type="float" office:value="217" calcext:value-type="float">
            <text:p>217</text:p>
          </table:table-cell>
          <table:table-cell table:formula="of:=[.C57]/[.B57]" office:value-type="float" office:value="0.975903614457831" calcext:value-type="float">
            <text:p>0,9759036145</text:p>
          </table:table-cell>
          <table:table-cell table:formula="of:=[.E57]-1" office:value-type="float" office:value="-0.0240963855421686" calcext:value-type="float">
            <text:p>-0,02409638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95" calcext:value-type="float">
            <text:p>9295</text:p>
          </table:table-cell>
          <table:table-cell office:value-type="float" office:value="9075" calcext:value-type="float">
            <text:p>9075</text:p>
          </table:table-cell>
          <table:table-cell office:value-type="float" office:value="221" calcext:value-type="float">
            <text:p>221</text:p>
          </table:table-cell>
          <table:table-cell table:formula="of:=[.C58]/[.B58]" office:value-type="float" office:value="0.976331360946745" calcext:value-type="float">
            <text:p>0,9763313609</text:p>
          </table:table-cell>
          <table:table-cell table:formula="of:=[.E58]-1" office:value-type="float" office:value="-0.0236686390532544" calcext:value-type="float">
            <text:p>-0,02366863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32" calcext:value-type="float">
            <text:p>9632</text:p>
          </table:table-cell>
          <table:table-cell office:value-type="float" office:value="9408" calcext:value-type="float">
            <text:p>9408</text:p>
          </table:table-cell>
          <table:table-cell office:value-type="float" office:value="225" calcext:value-type="float">
            <text:p>225</text:p>
          </table:table-cell>
          <table:table-cell table:formula="of:=[.C59]/[.B59]" office:value-type="float" office:value="0.976744186046512" calcext:value-type="float">
            <text:p>0,976744186</text:p>
          </table:table-cell>
          <table:table-cell table:formula="of:=[.E59]-1" office:value-type="float" office:value="-0.0232558139534884" calcext:value-type="float">
            <text:p>-0,0232558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75" calcext:value-type="float">
            <text:p>9975</text:p>
          </table:table-cell>
          <table:table-cell office:value-type="float" office:value="9747" calcext:value-type="float">
            <text:p>9747</text:p>
          </table:table-cell>
          <table:table-cell office:value-type="float" office:value="229" calcext:value-type="float">
            <text:p>229</text:p>
          </table:table-cell>
          <table:table-cell table:formula="of:=[.C60]/[.B60]" office:value-type="float" office:value="0.977142857142857" calcext:value-type="float">
            <text:p>0,9771428571</text:p>
          </table:table-cell>
          <table:table-cell table:formula="of:=[.E60]-1" office:value-type="float" office:value="-0.0228571428571429" calcext:value-type="float">
            <text:p>-0,0228571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24" calcext:value-type="float">
            <text:p>10324</text:p>
          </table:table-cell>
          <table:table-cell office:value-type="float" office:value="10092" calcext:value-type="float">
            <text:p>10092</text:p>
          </table:table-cell>
          <table:table-cell office:value-type="float" office:value="233" calcext:value-type="float">
            <text:p>233</text:p>
          </table:table-cell>
          <table:table-cell table:formula="of:=[.C61]/[.B61]" office:value-type="float" office:value="0.97752808988764" calcext:value-type="float">
            <text:p>0,9775280899</text:p>
          </table:table-cell>
          <table:table-cell table:formula="of:=[.E61]-1" office:value-type="float" office:value="-0.0224719101123596" calcext:value-type="float">
            <text:p>-0,0224719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79" calcext:value-type="float">
            <text:p>10679</text:p>
          </table:table-cell>
          <table:table-cell office:value-type="float" office:value="10443" calcext:value-type="float">
            <text:p>10443</text:p>
          </table:table-cell>
          <table:table-cell office:value-type="float" office:value="237" calcext:value-type="float">
            <text:p>237</text:p>
          </table:table-cell>
          <table:table-cell table:formula="of:=[.C62]/[.B62]" office:value-type="float" office:value="0.977900552486188" calcext:value-type="float">
            <text:p>0,9779005525</text:p>
          </table:table-cell>
          <table:table-cell table:formula="of:=[.E62]-1" office:value-type="float" office:value="-0.0220994475138122" calcext:value-type="float">
            <text:p>-0,0220994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40" calcext:value-type="float">
            <text:p>11040</text:p>
          </table:table-cell>
          <table:table-cell office:value-type="float" office:value="10800" calcext:value-type="float">
            <text:p>10800</text:p>
          </table:table-cell>
          <table:table-cell office:value-type="float" office:value="241" calcext:value-type="float">
            <text:p>241</text:p>
          </table:table-cell>
          <table:table-cell table:formula="of:=[.C63]/[.B63]" office:value-type="float" office:value="0.978260869565217" calcext:value-type="float">
            <text:p>0,9782608696</text:p>
          </table:table-cell>
          <table:table-cell table:formula="of:=[.E63]-1" office:value-type="float" office:value="-0.0217391304347826" calcext:value-type="float">
            <text:p>-0,02173913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407" calcext:value-type="float">
            <text:p>11407</text:p>
          </table:table-cell>
          <table:table-cell office:value-type="float" office:value="11163" calcext:value-type="float">
            <text:p>11163</text:p>
          </table:table-cell>
          <table:table-cell office:value-type="float" office:value="245" calcext:value-type="float">
            <text:p>245</text:p>
          </table:table-cell>
          <table:table-cell table:formula="of:=[.C64]/[.B64]" office:value-type="float" office:value="0.978609625668449" calcext:value-type="float">
            <text:p>0,9786096257</text:p>
          </table:table-cell>
          <table:table-cell table:formula="of:=[.E64]-1" office:value-type="float" office:value="-0.0213903743315508" calcext:value-type="float">
            <text:p>-0,02139037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80" calcext:value-type="float">
            <text:p>11780</text:p>
          </table:table-cell>
          <table:table-cell office:value-type="float" office:value="11532" calcext:value-type="float">
            <text:p>11532</text:p>
          </table:table-cell>
          <table:table-cell office:value-type="float" office:value="249" calcext:value-type="float">
            <text:p>249</text:p>
          </table:table-cell>
          <table:table-cell table:formula="of:=[.C65]/[.B65]" office:value-type="float" office:value="0.978947368421053" calcext:value-type="float">
            <text:p>0,9789473684</text:p>
          </table:table-cell>
          <table:table-cell table:formula="of:=[.E65]-1" office:value-type="float" office:value="-0.0210526315789473" calcext:value-type="float">
            <text:p>-0,0210526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159" calcext:value-type="float">
            <text:p>12159</text:p>
          </table:table-cell>
          <table:table-cell office:value-type="float" office:value="11907" calcext:value-type="float">
            <text:p>11907</text:p>
          </table:table-cell>
          <table:table-cell office:value-type="float" office:value="253" calcext:value-type="float">
            <text:p>253</text:p>
          </table:table-cell>
          <table:table-cell table:formula="of:=[.C66]/[.B66]" office:value-type="float" office:value="0.979274611398964" calcext:value-type="float">
            <text:p>0,9792746114</text:p>
          </table:table-cell>
          <table:table-cell table:formula="of:=[.E66]-1" office:value-type="float" office:value="-0.0207253886010362" calcext:value-type="float">
            <text:p>-0,02072538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44" calcext:value-type="float">
            <text:p>12544</text:p>
          </table:table-cell>
          <table:table-cell office:value-type="float" office:value="12288" calcext:value-type="float">
            <text:p>12288</text:p>
          </table:table-cell>
          <table:table-cell office:value-type="float" office:value="257" calcext:value-type="float">
            <text:p>257</text:p>
          </table:table-cell>
          <table:table-cell table:formula="of:=[.C67]/[.B67]" office:value-type="float" office:value="0.979591836734694" calcext:value-type="float">
            <text:p>0,9795918367</text:p>
          </table:table-cell>
          <table:table-cell table:formula="of:=[.E67]-1" office:value-type="float" office:value="-0.0204081632653061" calcext:value-type="float">
            <text:p>-0,02040816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35" calcext:value-type="float">
            <text:p>12935</text:p>
          </table:table-cell>
          <table:table-cell office:value-type="float" office:value="12675" calcext:value-type="float">
            <text:p>12675</text:p>
          </table:table-cell>
          <table:table-cell office:value-type="float" office:value="261" calcext:value-type="float">
            <text:p>261</text:p>
          </table:table-cell>
          <table:table-cell table:formula="of:=[.C68]/[.B68]" office:value-type="float" office:value="0.979899497487437" calcext:value-type="float">
            <text:p>0,9798994975</text:p>
          </table:table-cell>
          <table:table-cell table:formula="of:=[.E68]-1" office:value-type="float" office:value="-0.0201005025125628" calcext:value-type="float">
            <text:p>-0,02010050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2" calcext:value-type="float">
            <text:p>13332</text:p>
          </table:table-cell>
          <table:table-cell office:value-type="float" office:value="13068" calcext:value-type="float">
            <text:p>13068</text:p>
          </table:table-cell>
          <table:table-cell office:value-type="float" office:value="265" calcext:value-type="float">
            <text:p>265</text:p>
          </table:table-cell>
          <table:table-cell table:formula="of:=[.C69]/[.B69]" office:value-type="float" office:value="0.98019801980198" calcext:value-type="float">
            <text:p>0,9801980198</text:p>
          </table:table-cell>
          <table:table-cell table:formula="of:=[.E69]-1" office:value-type="float" office:value="-0.0198019801980198" calcext:value-type="float">
            <text:p>-0,01980198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735" calcext:value-type="float">
            <text:p>13735</text:p>
          </table:table-cell>
          <table:table-cell office:value-type="float" office:value="13467" calcext:value-type="float">
            <text:p>13467</text:p>
          </table:table-cell>
          <table:table-cell office:value-type="float" office:value="269" calcext:value-type="float">
            <text:p>269</text:p>
          </table:table-cell>
          <table:table-cell table:formula="of:=[.C70]/[.B70]" office:value-type="float" office:value="0.980487804878049" calcext:value-type="float">
            <text:p>0,9804878049</text:p>
          </table:table-cell>
          <table:table-cell table:formula="of:=[.E70]-1" office:value-type="float" office:value="-0.0195121951219512" calcext:value-type="float">
            <text:p>-0,01951219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144" calcext:value-type="float">
            <text:p>14144</text:p>
          </table:table-cell>
          <table:table-cell office:value-type="float" office:value="13872" calcext:value-type="float">
            <text:p>13872</text:p>
          </table:table-cell>
          <table:table-cell office:value-type="float" office:value="273" calcext:value-type="float">
            <text:p>273</text:p>
          </table:table-cell>
          <table:table-cell table:formula="of:=[.C71]/[.B71]" office:value-type="float" office:value="0.980769230769231" calcext:value-type="float">
            <text:p>0,9807692308</text:p>
          </table:table-cell>
          <table:table-cell table:formula="of:=[.E71]-1" office:value-type="float" office:value="-0.0192307692307693" calcext:value-type="float">
            <text:p>-0,01923076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" calcext:value-type="float">
            <text:p>14559</text:p>
          </table:table-cell>
          <table:table-cell office:value-type="float" office:value="14283" calcext:value-type="float">
            <text:p>14283</text:p>
          </table:table-cell>
          <table:table-cell office:value-type="float" office:value="277" calcext:value-type="float">
            <text:p>277</text:p>
          </table:table-cell>
          <table:table-cell table:formula="of:=[.C72]/[.B72]" office:value-type="float" office:value="0.981042654028436" calcext:value-type="float">
            <text:p>0,981042654</text:p>
          </table:table-cell>
          <table:table-cell table:formula="of:=[.E72]-1" office:value-type="float" office:value="-0.018957345971564" calcext:value-type="float">
            <text:p>-0,0189573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0" calcext:value-type="float">
            <text:p>14980</text:p>
          </table:table-cell>
          <table:table-cell office:value-type="float" office:value="14700" calcext:value-type="float">
            <text:p>14700</text:p>
          </table:table-cell>
          <table:table-cell office:value-type="float" office:value="281" calcext:value-type="float">
            <text:p>281</text:p>
          </table:table-cell>
          <table:table-cell table:formula="of:=[.C73]/[.B73]" office:value-type="float" office:value="0.981308411214953" calcext:value-type="float">
            <text:p>0,9813084112</text:p>
          </table:table-cell>
          <table:table-cell table:formula="of:=[.E73]-1" office:value-type="float" office:value="-0.0186915887850467" calcext:value-type="float">
            <text:p>-0,01869158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407" calcext:value-type="float">
            <text:p>15407</text:p>
          </table:table-cell>
          <table:table-cell office:value-type="float" office:value="15123" calcext:value-type="float">
            <text:p>15123</text:p>
          </table:table-cell>
          <table:table-cell office:value-type="float" office:value="285" calcext:value-type="float">
            <text:p>285</text:p>
          </table:table-cell>
          <table:table-cell table:formula="of:=[.C74]/[.B74]" office:value-type="float" office:value="0.981566820276498" calcext:value-type="float">
            <text:p>0,9815668203</text:p>
          </table:table-cell>
          <table:table-cell table:formula="of:=[.E74]-1" office:value-type="float" office:value="-0.0184331797235023" calcext:value-type="float">
            <text:p>-0,0184331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40" calcext:value-type="float">
            <text:p>15840</text:p>
          </table:table-cell>
          <table:table-cell office:value-type="float" office:value="15552" calcext:value-type="float">
            <text:p>15552</text:p>
          </table:table-cell>
          <table:table-cell office:value-type="float" office:value="289" calcext:value-type="float">
            <text:p>289</text:p>
          </table:table-cell>
          <table:table-cell table:formula="of:=[.C75]/[.B75]" office:value-type="float" office:value="0.981818181818182" calcext:value-type="float">
            <text:p>0,9818181818</text:p>
          </table:table-cell>
          <table:table-cell table:formula="of:=[.E75]-1" office:value-type="float" office:value="-0.0181818181818182" calcext:value-type="float">
            <text:p>-0,01818181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279" calcext:value-type="float">
            <text:p>16279</text:p>
          </table:table-cell>
          <table:table-cell office:value-type="float" office:value="15987" calcext:value-type="float">
            <text:p>15987</text:p>
          </table:table-cell>
          <table:table-cell office:value-type="float" office:value="293" calcext:value-type="float">
            <text:p>293</text:p>
          </table:table-cell>
          <table:table-cell table:formula="of:=[.C76]/[.B76]" office:value-type="float" office:value="0.982062780269058" calcext:value-type="float">
            <text:p>0,9820627803</text:p>
          </table:table-cell>
          <table:table-cell table:formula="of:=[.E76]-1" office:value-type="float" office:value="-0.0179372197309418" calcext:value-type="float">
            <text:p>-0,01793721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724" calcext:value-type="float">
            <text:p>16724</text:p>
          </table:table-cell>
          <table:table-cell office:value-type="float" office:value="16428" calcext:value-type="float">
            <text:p>16428</text:p>
          </table:table-cell>
          <table:table-cell office:value-type="float" office:value="297" calcext:value-type="float">
            <text:p>297</text:p>
          </table:table-cell>
          <table:table-cell table:formula="of:=[.C77]/[.B77]" office:value-type="float" office:value="0.982300884955752" calcext:value-type="float">
            <text:p>0,982300885</text:p>
          </table:table-cell>
          <table:table-cell table:formula="of:=[.E77]-1" office:value-type="float" office:value="-0.0176991150442478" calcext:value-type="float">
            <text:p>-0,0176991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175" calcext:value-type="float">
            <text:p>17175</text:p>
          </table:table-cell>
          <table:table-cell office:value-type="float" office:value="16875" calcext:value-type="float">
            <text:p>16875</text:p>
          </table:table-cell>
          <table:table-cell office:value-type="float" office:value="301" calcext:value-type="float">
            <text:p>301</text:p>
          </table:table-cell>
          <table:table-cell table:formula="of:=[.C78]/[.B78]" office:value-type="float" office:value="0.982532751091703" calcext:value-type="float">
            <text:p>0,9825327511</text:p>
          </table:table-cell>
          <table:table-cell table:formula="of:=[.E78]-1" office:value-type="float" office:value="-0.017467248908297" calcext:value-type="float">
            <text:p>-0,01746724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32" calcext:value-type="float">
            <text:p>17632</text:p>
          </table:table-cell>
          <table:table-cell office:value-type="float" office:value="17328" calcext:value-type="float">
            <text:p>17328</text:p>
          </table:table-cell>
          <table:table-cell office:value-type="float" office:value="305" calcext:value-type="float">
            <text:p>305</text:p>
          </table:table-cell>
          <table:table-cell table:formula="of:=[.C79]/[.B79]" office:value-type="float" office:value="0.982758620689655" calcext:value-type="float">
            <text:p>0,9827586207</text:p>
          </table:table-cell>
          <table:table-cell table:formula="of:=[.E79]-1" office:value-type="float" office:value="-0.0172413793103449" calcext:value-type="float">
            <text:p>-0,01724137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95" calcext:value-type="float">
            <text:p>18095</text:p>
          </table:table-cell>
          <table:table-cell office:value-type="float" office:value="17787" calcext:value-type="float">
            <text:p>17787</text:p>
          </table:table-cell>
          <table:table-cell office:value-type="float" office:value="309" calcext:value-type="float">
            <text:p>309</text:p>
          </table:table-cell>
          <table:table-cell table:formula="of:=[.C80]/[.B80]" office:value-type="float" office:value="0.982978723404255" calcext:value-type="float">
            <text:p>0,9829787234</text:p>
          </table:table-cell>
          <table:table-cell table:formula="of:=[.E80]-1" office:value-type="float" office:value="-0.0170212765957447" calcext:value-type="float">
            <text:p>-0,01702127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564" calcext:value-type="float">
            <text:p>18564</text:p>
          </table:table-cell>
          <table:table-cell office:value-type="float" office:value="18252" calcext:value-type="float">
            <text:p>18252</text:p>
          </table:table-cell>
          <table:table-cell office:value-type="float" office:value="313" calcext:value-type="float">
            <text:p>313</text:p>
          </table:table-cell>
          <table:table-cell table:formula="of:=[.C81]/[.B81]" office:value-type="float" office:value="0.983193277310924" calcext:value-type="float">
            <text:p>0,9831932773</text:p>
          </table:table-cell>
          <table:table-cell table:formula="of:=[.E81]-1" office:value-type="float" office:value="-0.0168067226890757" calcext:value-type="float">
            <text:p>-0,01680672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9" calcext:value-type="float">
            <text:p>19039</text:p>
          </table:table-cell>
          <table:table-cell office:value-type="float" office:value="18723" calcext:value-type="float">
            <text:p>18723</text:p>
          </table:table-cell>
          <table:table-cell office:value-type="float" office:value="317" calcext:value-type="float">
            <text:p>317</text:p>
          </table:table-cell>
          <table:table-cell table:formula="of:=[.C82]/[.B82]" office:value-type="float" office:value="0.983402489626556" calcext:value-type="float">
            <text:p>0,9834024896</text:p>
          </table:table-cell>
          <table:table-cell table:formula="of:=[.E82]-1" office:value-type="float" office:value="-0.016597510373444" calcext:value-type="float">
            <text:p>-0,0165975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520" calcext:value-type="float">
            <text:p>19520</text:p>
          </table:table-cell>
          <table:table-cell office:value-type="float" office:value="19200" calcext:value-type="float">
            <text:p>19200</text:p>
          </table:table-cell>
          <table:table-cell office:value-type="float" office:value="321" calcext:value-type="float">
            <text:p>321</text:p>
          </table:table-cell>
          <table:table-cell table:formula="of:=[.C83]/[.B83]" office:value-type="float" office:value="0.983606557377049" calcext:value-type="float">
            <text:p>0,9836065574</text:p>
          </table:table-cell>
          <table:table-cell table:formula="of:=[.E83]-1" office:value-type="float" office:value="-0.0163934426229508" calcext:value-type="float">
            <text:p>-0,01639344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07" calcext:value-type="float">
            <text:p>20007</text:p>
          </table:table-cell>
          <table:table-cell office:value-type="float" office:value="19683" calcext:value-type="float">
            <text:p>19683</text:p>
          </table:table-cell>
          <table:table-cell office:value-type="float" office:value="325" calcext:value-type="float">
            <text:p>325</text:p>
          </table:table-cell>
          <table:table-cell table:formula="of:=[.C84]/[.B84]" office:value-type="float" office:value="0.983805668016194" calcext:value-type="float">
            <text:p>0,983805668</text:p>
          </table:table-cell>
          <table:table-cell table:formula="of:=[.E84]-1" office:value-type="float" office:value="-0.0161943319838057" calcext:value-type="float">
            <text:p>-0,0161943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0" calcext:value-type="float">
            <text:p>20500</text:p>
          </table:table-cell>
          <table:table-cell office:value-type="float" office:value="20172" calcext:value-type="float">
            <text:p>20172</text:p>
          </table:table-cell>
          <table:table-cell office:value-type="float" office:value="329" calcext:value-type="float">
            <text:p>329</text:p>
          </table:table-cell>
          <table:table-cell table:formula="of:=[.C85]/[.B85]" office:value-type="float" office:value="0.984" calcext:value-type="float">
            <text:p>0,984</text:p>
          </table:table-cell>
          <table:table-cell table:formula="of:=[.E85]-1" office:value-type="float" office:value="-0.016" calcext:value-type="float">
            <text:p>-0,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999" calcext:value-type="float">
            <text:p>20999</text:p>
          </table:table-cell>
          <table:table-cell office:value-type="float" office:value="20667" calcext:value-type="float">
            <text:p>20667</text:p>
          </table:table-cell>
          <table:table-cell office:value-type="float" office:value="333" calcext:value-type="float">
            <text:p>333</text:p>
          </table:table-cell>
          <table:table-cell table:formula="of:=[.C86]/[.B86]" office:value-type="float" office:value="0.984189723320158" calcext:value-type="float">
            <text:p>0,9841897233</text:p>
          </table:table-cell>
          <table:table-cell table:formula="of:=[.E86]-1" office:value-type="float" office:value="-0.0158102766798419" calcext:value-type="float">
            <text:p>-0,01581027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504" calcext:value-type="float">
            <text:p>21504</text:p>
          </table:table-cell>
          <table:table-cell office:value-type="float" office:value="21168" calcext:value-type="float">
            <text:p>21168</text:p>
          </table:table-cell>
          <table:table-cell office:value-type="float" office:value="337" calcext:value-type="float">
            <text:p>337</text:p>
          </table:table-cell>
          <table:table-cell table:formula="of:=[.C87]/[.B87]" office:value-type="float" office:value="0.984375" calcext:value-type="float">
            <text:p>0,984375</text:p>
          </table:table-cell>
          <table:table-cell table:formula="of:=[.E87]-1" office:value-type="float" office:value="-0.015625" calcext:value-type="float">
            <text:p>-0,0156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15" calcext:value-type="float">
            <text:p>22015</text:p>
          </table:table-cell>
          <table:table-cell office:value-type="float" office:value="21675" calcext:value-type="float">
            <text:p>21675</text:p>
          </table:table-cell>
          <table:table-cell office:value-type="float" office:value="341" calcext:value-type="float">
            <text:p>341</text:p>
          </table:table-cell>
          <table:table-cell table:formula="of:=[.C88]/[.B88]" office:value-type="float" office:value="0.984555984555985" calcext:value-type="float">
            <text:p>0,9845559846</text:p>
          </table:table-cell>
          <table:table-cell table:formula="of:=[.E88]-1" office:value-type="float" office:value="-0.0154440154440154" calcext:value-type="float">
            <text:p>-0,01544401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532" calcext:value-type="float">
            <text:p>22532</text:p>
          </table:table-cell>
          <table:table-cell office:value-type="float" office:value="22188" calcext:value-type="float">
            <text:p>22188</text:p>
          </table:table-cell>
          <table:table-cell office:value-type="float" office:value="345" calcext:value-type="float">
            <text:p>345</text:p>
          </table:table-cell>
          <table:table-cell table:formula="of:=[.C89]/[.B89]" office:value-type="float" office:value="0.984732824427481" calcext:value-type="float">
            <text:p>0,9847328244</text:p>
          </table:table-cell>
          <table:table-cell table:formula="of:=[.E89]-1" office:value-type="float" office:value="-0.0152671755725191" calcext:value-type="float">
            <text:p>-0,01526717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055" calcext:value-type="float">
            <text:p>23055</text:p>
          </table:table-cell>
          <table:table-cell office:value-type="float" office:value="22707" calcext:value-type="float">
            <text:p>22707</text:p>
          </table:table-cell>
          <table:table-cell office:value-type="float" office:value="349" calcext:value-type="float">
            <text:p>349</text:p>
          </table:table-cell>
          <table:table-cell table:formula="of:=[.C90]/[.B90]" office:value-type="float" office:value="0.984905660377359" calcext:value-type="float">
            <text:p>0,9849056604</text:p>
          </table:table-cell>
          <table:table-cell table:formula="of:=[.E90]-1" office:value-type="float" office:value="-0.0150943396226415" calcext:value-type="float">
            <text:p>-0,01509433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584" calcext:value-type="float">
            <text:p>23584</text:p>
          </table:table-cell>
          <table:table-cell office:value-type="float" office:value="23232" calcext:value-type="float">
            <text:p>23232</text:p>
          </table:table-cell>
          <table:table-cell office:value-type="float" office:value="353" calcext:value-type="float">
            <text:p>353</text:p>
          </table:table-cell>
          <table:table-cell table:formula="of:=[.C91]/[.B91]" office:value-type="float" office:value="0.985074626865672" calcext:value-type="float">
            <text:p>0,9850746269</text:p>
          </table:table-cell>
          <table:table-cell table:formula="of:=[.E91]-1" office:value-type="float" office:value="-0.0149253731343284" calcext:value-type="float">
            <text:p>-0,01492537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119" calcext:value-type="float">
            <text:p>24119</text:p>
          </table:table-cell>
          <table:table-cell office:value-type="float" office:value="23763" calcext:value-type="float">
            <text:p>23763</text:p>
          </table:table-cell>
          <table:table-cell office:value-type="float" office:value="357" calcext:value-type="float">
            <text:p>357</text:p>
          </table:table-cell>
          <table:table-cell table:formula="of:=[.C92]/[.B92]" office:value-type="float" office:value="0.985239852398524" calcext:value-type="float">
            <text:p>0,9852398524</text:p>
          </table:table-cell>
          <table:table-cell table:formula="of:=[.E92]-1" office:value-type="float" office:value="-0.014760147601476" calcext:value-type="float">
            <text:p>-0,0147601476</text:p>
          </table:table-cell>
        </table:table-row>
      </table:table>
      <table:table table:name="odd words" table:style-name="ta1">
        <table:table-column table:style-name="co1" table:default-cell-style-name="ce1"/>
        <table:table-row table:style-name="ro1">
          <table:table-cell office:value-type="string" calcext:value-type="string">
            <text:p>0001010001</text:p>
          </table:table-cell>
        </table:table-row>
        <table:table-row table:style-name="ro1">
          <table:table-cell office:value-type="string" calcext:value-type="string">
            <text:p>00010100010000010001000001</text:p>
          </table:table-cell>
        </table:table-row>
        <table:table-row table:style-name="ro1">
          <table:table-cell office:value-type="string" calcext:value-type="string">
            <text:p>0001010001000001000100000100000001000001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</text:p>
          </table:table-cell>
        </table:table-row>
        <table:table-row table:style-name="ro1">
          <table:table-cell office:value-type="string" calcext:value-type="string">
            <text:p>00010100010000010001000001000000010000010000000100000000010000000100000000010000000000010000000001000000000001000000000000010000000000010000000000000100000000000000010000000000000100000000000000010000000000000000010000000000000001000000000000000001000000000000000000010000000000000000010000000000000000000100000000000000000000010000000000000000000100000000000000000000010000000000000000000000010000000000000000000001000000000000000000000001000000000000000000000000010000000000000000000000010000000000000000000000000100000000000000000000000000010000000000000000000000000100000000000000000000000000010000000000000000000000000000010000000000000000000000000001000000000000000000000000000001000000000000000000000000000000010000000000000000000000000000010000000000000000000000000000000100000000000000000000000000000000010000000000000000000000000000000100000000000000000000000000000000010000000000000000000000000000000000010000000000000000000000000000000001000000000000000000000000000000000001000000000000000000000000000000000000010000000000000000000000000000000000010000000000000000000000000000000000000100000000000000000000000000000000000000010000000000000000000000000000000000000100000000000000000000000000000000000000010000000000000000000000000000000000000000010000000000000000000000000000000000000001000000000000000000000000000000000000000001000000000000000000000000000000000000000000010000000000000000000000000000000000000000010000000000000000000000000000000000000000000100000000000000000000000000000000000000000000010000000000000000000000000000000000000000000100000000000000000000000000000000000000000000010000000000000000000000000000000000000000000000010000000000000000000000000000000000000000000001000000000000000000000000000000000000000000000001000000000000000000000000000000000000000000000000010000000000000000000000000000000000000000000000010000000000000000000000000000000000000000000000000100000000000000000000000000000000000000000000000000010000000000000000000000000000000000000000000000000100000000000000000000000000000000000000000000000000010000000000000000000000000000000000000000000000000000010000000000000000000000000000000000000000000000000001000000000000000000000000000000000000000000000000000001000000000000000000000000000000000000000000000000000000010000000000000000000000000000000000000000000000000000010000000000000000000000000000000000000000000000000000000100000000000000000000000000000000000000000000000000000000010000000000000000000000000000000000000000000000000000000100000000000000000000000000000000000000000000000000000000010000000000000000000000000000000000000000000000000000000000010000000000000000000000000000000000000000000000000000000001000000000000000000000000000000000000000000000000000000000001</text:p>
          </table:table-cell>
        </table:table-row>
        <table:table-row table:style-name="ro1" table:number-rows-repeated="1048546">
          <table:table-cell/>
        </table:table-row>
        <table:table-row table:style-name="ro1">
          <table:table-cell/>
        </table:table-row>
      </table:table>
      <table:table table:name="fibo" table:style-name="ta1">
        <table:shapes>
          <draw:frame draw:z-index="0" draw:style-name="gr1" draw:text-style-name="P1" svg:width="159.99mm" svg:height="89.99mm" svg:x="139.49mm" svg:y="10.03mm">
            <loext:p draw:notify-on-update-of-ranges="fibo.E2:fibo.E3 fibo.E4:fibo.E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-&gt; 1 - 1/e ?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5]/[.B5]" office:value-type="float" office:value="0.888888888888889" calcext:value-type="float">
            <text:p>0,8888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6]/[.B6]" office:value-type="float" office:value="0.888888888888889" calcext:value-type="float">
            <text:p>0,8888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C7]/[.B7]" office:value-type="float" office:value="0.870967741935484" calcext:value-type="float">
            <text:p>0,8709677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C8]/[.B8]" office:value-type="float" office:value="0.862745098039216" calcext:value-type="float">
            <text:p>0,862745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[.C9]/[.B9]" office:value-type="float" office:value="0.829268292682927" calcext:value-type="float">
            <text:p>0,82926829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formula="of:=[.C10]/[.B10]" office:value-type="float" office:value="0.809160305343511" calcext:value-type="float">
            <text:p>0,8091603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table:formula="of:=[.C11]/[.B11]" office:value-type="float" office:value="0.794258373205742" calcext:value-type="float">
            <text:p>0,7942583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table:formula="of:=[.C12]/[.B12]" office:value-type="float" office:value="0.778443113772455" calcext:value-type="float">
            <text:p>0,7784431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411" calcext:value-type="float">
            <text:p>411</text:p>
          </table:table-cell>
          <table:table-cell office:value-type="float" office:value="125" calcext:value-type="float">
            <text:p>125</text:p>
          </table:table-cell>
          <table:table-cell table:formula="of:=[.C13]/[.B13]" office:value-type="float" office:value="0.768224299065421" calcext:value-type="float">
            <text:p>0,76822429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table:formula="of:=[.C14]/[.B14]" office:value-type="float" office:value="0.761350407450524" calcext:value-type="float">
            <text:p>0,7613504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2" calcext:value-type="float">
            <text:p>1382</text:p>
          </table:table-cell>
          <table:table-cell office:value-type="float" office:value="1044" calcext:value-type="float">
            <text:p>1044</text:p>
          </table:table-cell>
          <table:table-cell office:value-type="float" office:value="339" calcext:value-type="float">
            <text:p>339</text:p>
          </table:table-cell>
          <table:table-cell table:formula="of:=[.C15]/[.B15]" office:value-type="float" office:value="0.755426917510854" calcext:value-type="float">
            <text:p>0,7554269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27" calcext:value-type="float">
            <text:p>2227</text:p>
          </table:table-cell>
          <table:table-cell office:value-type="float" office:value="1674" calcext:value-type="float">
            <text:p>1674</text:p>
          </table:table-cell>
          <table:table-cell office:value-type="float" office:value="554" calcext:value-type="float">
            <text:p>554</text:p>
          </table:table-cell>
          <table:table-cell table:formula="of:=[.C16]/[.B16]" office:value-type="float" office:value="0.751683879658734" calcext:value-type="float">
            <text:p>0,75168387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93" calcext:value-type="float">
            <text:p>3593</text:p>
          </table:table-cell>
          <table:table-cell office:value-type="float" office:value="2692" calcext:value-type="float">
            <text:p>2692</text:p>
          </table:table-cell>
          <table:table-cell office:value-type="float" office:value="902" calcext:value-type="float">
            <text:p>902</text:p>
          </table:table-cell>
          <table:table-cell table:formula="of:=[.C17]/[.B17]" office:value-type="float" office:value="0.749234622877818" calcext:value-type="float">
            <text:p>0,7492346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02" calcext:value-type="float">
            <text:p>5802</text:p>
          </table:table-cell>
          <table:table-cell office:value-type="float" office:value="4336" calcext:value-type="float">
            <text:p>4336</text:p>
          </table:table-cell>
          <table:table-cell office:value-type="float" office:value="1467" calcext:value-type="float">
            <text:p>1467</text:p>
          </table:table-cell>
          <table:table-cell table:formula="of:=[.C18]/[.B18]" office:value-type="float" office:value="0.747328507411237" calcext:value-type="float">
            <text:p>0,7473285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75" calcext:value-type="float">
            <text:p>9375</text:p>
          </table:table-cell>
          <table:table-cell office:value-type="float" office:value="6995" calcext:value-type="float">
            <text:p>6995</text:p>
          </table:table-cell>
          <table:table-cell office:value-type="float" office:value="2381" calcext:value-type="float">
            <text:p>2381</text:p>
          </table:table-cell>
          <table:table-cell table:formula="of:=[.C19]/[.B19]" office:value-type="float" office:value="0.746133333333333" calcext:value-type="float">
            <text:p>0,7461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55" calcext:value-type="float">
            <text:p>15155</text:p>
          </table:table-cell>
          <table:table-cell office:value-type="float" office:value="11296" calcext:value-type="float">
            <text:p>11296</text:p>
          </table:table-cell>
          <table:table-cell office:value-type="float" office:value="3860" calcext:value-type="float">
            <text:p>3860</text:p>
          </table:table-cell>
          <table:table-cell table:formula="of:=[.C20]/[.B20]" office:value-type="float" office:value="0.745364566149785" calcext:value-type="float">
            <text:p>0,74536456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506" calcext:value-type="float">
            <text:p>24506</text:p>
          </table:table-cell>
          <table:table-cell office:value-type="float" office:value="18252" calcext:value-type="float">
            <text:p>18252</text:p>
          </table:table-cell>
          <table:table-cell office:value-type="float" office:value="6255" calcext:value-type="float">
            <text:p>6255</text:p>
          </table:table-cell>
          <table:table-cell table:formula="of:=[.C21]/[.B21]" office:value-type="float" office:value="0.74479719252428" calcext:value-type="float">
            <text:p>0,74479719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635" calcext:value-type="float">
            <text:p>39635</text:p>
          </table:table-cell>
          <table:table-cell office:value-type="float" office:value="29506" calcext:value-type="float">
            <text:p>29506</text:p>
          </table:table-cell>
          <table:table-cell office:value-type="float" office:value="10130" calcext:value-type="float">
            <text:p>10130</text:p>
          </table:table-cell>
          <table:table-cell table:formula="of:=[.C22]/[.B22]" office:value-type="float" office:value="0.744443042765233" calcext:value-type="float">
            <text:p>0,7444430428</text:p>
          </table:table-cell>
        </table:table-row>
      </table:table>
      <table:table table:name="fibo words" table:style-name="ta1">
        <table:table-column table:style-name="co1" table:default-cell-style-name="ce1"/>
        <table:table-row table:style-name="ro1">
          <table:table-cell office:value-type="string" calcext:value-type="string">
            <text:p>1011</text:p>
          </table:table-cell>
        </table:table-row>
        <table:table-row table:style-name="ro1">
          <table:table-cell office:value-type="string" calcext:value-type="string">
            <text:p>10110100101</text:p>
          </table:table-cell>
        </table:table-row>
        <table:table-row table:style-name="ro1">
          <table:table-cell office:value-type="string" calcext:value-type="string">
            <text:p>101101001010010001001</text:p>
          </table:table-cell>
        </table:table-row>
        <table:table-row table:style-name="ro1">
          <table:table-cell office:value-type="string" calcext:value-type="string">
            <text:p>1011010010100100010010001000001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</table:table-row>
        <table:table-row table:style-name="ro1">
          <table:table-cell office:value-type="string" calcext:value-type="string">
            <text:p>101101001010010001001000100000100010000010000000010000010000000010000000000000100000000100000000000001000000000000000000000100000000000001000000000000000000000100000000000000000000000000000000001000000000000000000000100000000000000000000000000000000001000000000000000000000000000000000000000000000000000000010000000000000000000000000000000000100000000000000000000000000000000000000000000000000000001000000000000000000000000000000000000000000000000000000000000000000000000000000000000000001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quare" table:style-name="ta1">
        <table:shapes>
          <draw:frame draw:z-index="0" draw:style-name="gr1" draw:text-style-name="P1" svg:width="159.99mm" svg:height="89.99mm" svg:x="150.78mm" svg:y="6.05mm">
            <loext:p draw:notify-on-update-of-ranges="square.E2:square.E3 square.E4:square.E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317.63mm" svg:y="6.84mm">
            <loext:p draw:notify-on-update-of-ranges="square.F2:square.F3 square.F4:square.F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77.32mm" svg:height="123.77mm" svg:x="148.96mm" svg:y="102.8mm">
            <loext:p draw:notify-on-update-of-ranges="square.A3:square.A38 square.B2:square.B2 square.B3:square.B38 square.A3:square.A38 square.C2:square.C2 square.C3:square.C38 square.A3:square.A38 square.D2:square.D2 square.D3:square.D3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469.63mm" svg:y="397.57mm">
            <loext:p draw:notify-on-update-of-ranges="square.F6:square.F3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 REF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(nb sq / le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  <table:table-cell table:formula="of:=[.E5]-[.E4]" office:value-type="float" office:value="0.0606060606060607" calcext:value-type="float">
            <text:p>0,0606060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5]/[.B5]" office:value-type="float" office:value="0.727272727272727" calcext:value-type="float">
            <text:p>0,7272727273</text:p>
          </table:table-cell>
          <table:table-cell table:formula="of:=[.E6]-[.E5]" office:value-type="float" office:value="-0.093939393939394" calcext:value-type="float">
            <text:p>-0,0939393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6]/[.B6]" office:value-type="float" office:value="0.633333333333333" calcext:value-type="float">
            <text:p>0,6333333333</text:p>
          </table:table-cell>
          <table:table-cell table:formula="of:=[.E7]-[.E6]" office:value-type="float" office:value="0.0636363636363637" calcext:value-type="float">
            <text:p>0,0636363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[.C7]/[.B7]" office:value-type="float" office:value="0.696969696969697" calcext:value-type="float">
            <text:p>0,696969697</text:p>
          </table:table-cell>
          <table:table-cell table:formula="of:=[.E8]-[.E7]" office:value-type="float" office:value="0.039030303030303" calcext:value-type="float">
            <text:p>0,039030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table:formula="of:=[.C8]/[.B8]" office:value-type="float" office:value="0.736" calcext:value-type="float">
            <text:p>0,736</text:p>
          </table:table-cell>
          <table:table-cell table:formula="of:=[.E9]-[.E8]" office:value-type="float" office:value="0.0386478873239436" calcext:value-type="float">
            <text:p>0,03864788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  <table:table-cell table:formula="of:=[.C9]/[.B9]" office:value-type="float" office:value="0.774647887323944" calcext:value-type="float">
            <text:p>0,7746478873</text:p>
          </table:table-cell>
          <table:table-cell table:formula="of:=[.E10]-[.E9]" office:value-type="float" office:value="0.0259473507712945" calcext:value-type="float">
            <text:p>0,02594735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269" calcext:value-type="float">
            <text:p>269</text:p>
          </table:table-cell>
          <table:table-cell office:value-type="float" office:value="68" calcext:value-type="float">
            <text:p>68</text:p>
          </table:table-cell>
          <table:table-cell table:formula="of:=[.C10]/[.B10]" office:value-type="float" office:value="0.800595238095238" calcext:value-type="float">
            <text:p>0,8005952381</text:p>
          </table:table-cell>
          <table:table-cell table:formula="of:=[.E11]-[.E10]" office:value-type="float" office:value="0.0234047619047618" calcext:value-type="float">
            <text:p>0,0234047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412" calcext:value-type="float">
            <text:p>412</text:p>
          </table:table-cell>
          <table:table-cell office:value-type="float" office:value="89" calcext:value-type="float">
            <text:p>89</text:p>
          </table:table-cell>
          <table:table-cell table:formula="of:=[.C11]/[.B11]" office:value-type="float" office:value="0.824" calcext:value-type="float">
            <text:p>0,824</text:p>
          </table:table-cell>
          <table:table-cell table:formula="of:=[.E12]-[.E11]" office:value-type="float" office:value="0.0170689170182842" calcext:value-type="float">
            <text:p>0,017068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1" calcext:value-type="float">
            <text:p>711</text:p>
          </table:table-cell>
          <table:table-cell office:value-type="float" office:value="598" calcext:value-type="float">
            <text:p>598</text:p>
          </table:table-cell>
          <table:table-cell office:value-type="float" office:value="114" calcext:value-type="float">
            <text:p>114</text:p>
          </table:table-cell>
          <table:table-cell table:formula="of:=[.C12]/[.B12]" office:value-type="float" office:value="0.841068917018284" calcext:value-type="float">
            <text:p>0,841068917</text:p>
          </table:table-cell>
          <table:table-cell table:formula="of:=[.E13]-[.E12]" office:value-type="float" office:value="0.0153413393919722" calcext:value-type="float">
            <text:p>0,01534133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" calcext:value-type="float">
            <text:p>975</text:p>
          </table:table-cell>
          <table:table-cell office:value-type="float" office:value="835" calcext:value-type="float">
            <text:p>835</text:p>
          </table:table-cell>
          <table:table-cell office:value-type="float" office:value="141" calcext:value-type="float">
            <text:p>141</text:p>
          </table:table-cell>
          <table:table-cell table:formula="of:=[.C13]/[.B13]" office:value-type="float" office:value="0.856410256410256" calcext:value-type="float">
            <text:p>0,8564102564</text:p>
          </table:table-cell>
          <table:table-cell table:formula="of:=[.E14]-[.E13]" office:value-type="float" office:value="0.0118486033740272" calcext:value-type="float">
            <text:p>0,0118486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98" calcext:value-type="float">
            <text:p>1298</text:p>
          </table:table-cell>
          <table:table-cell office:value-type="float" office:value="1127" calcext:value-type="float">
            <text:p>1127</text:p>
          </table:table-cell>
          <table:table-cell office:value-type="float" office:value="172" calcext:value-type="float">
            <text:p>172</text:p>
          </table:table-cell>
          <table:table-cell table:formula="of:=[.C14]/[.B14]" office:value-type="float" office:value="0.868258859784283" calcext:value-type="float">
            <text:p>0,8682588598</text:p>
          </table:table-cell>
          <table:table-cell table:formula="of:=[.E15]-[.E14]" office:value-type="float" office:value="0.0107446989345776" calcext:value-type="float">
            <text:p>0,0107446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6" calcext:value-type="float">
            <text:p>1686</text:p>
          </table:table-cell>
          <table:table-cell office:value-type="float" office:value="1482" calcext:value-type="float">
            <text:p>1482</text:p>
          </table:table-cell>
          <table:table-cell office:value-type="float" office:value="205" calcext:value-type="float">
            <text:p>205</text:p>
          </table:table-cell>
          <table:table-cell table:formula="of:=[.C15]/[.B15]" office:value-type="float" office:value="0.879003558718861" calcext:value-type="float">
            <text:p>0,8790035587</text:p>
          </table:table-cell>
          <table:table-cell table:formula="of:=[.E16]-[.E15]" office:value-type="float" office:value="0.00864212892682648" calcext:value-type="float">
            <text:p>0,0086421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45" calcext:value-type="float">
            <text:p>2145</text:p>
          </table:table-cell>
          <table:table-cell office:value-type="float" office:value="1904" calcext:value-type="float">
            <text:p>1904</text:p>
          </table:table-cell>
          <table:table-cell office:value-type="float" office:value="242" calcext:value-type="float">
            <text:p>242</text:p>
          </table:table-cell>
          <table:table-cell table:formula="of:=[.C16]/[.B16]" office:value-type="float" office:value="0.887645687645688" calcext:value-type="float">
            <text:p>0,8876456876</text:p>
          </table:table-cell>
          <table:table-cell table:formula="of:=[.E17]-[.E16]" office:value-type="float" office:value="0.00791567005666227" calcext:value-type="float">
            <text:p>0,0079156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81" calcext:value-type="float">
            <text:p>2681</text:p>
          </table:table-cell>
          <table:table-cell office:value-type="float" office:value="2401" calcext:value-type="float">
            <text:p>2401</text:p>
          </table:table-cell>
          <table:table-cell office:value-type="float" office:value="281" calcext:value-type="float">
            <text:p>281</text:p>
          </table:table-cell>
          <table:table-cell table:formula="of:=[.C17]/[.B17]" office:value-type="float" office:value="0.89556135770235" calcext:value-type="float">
            <text:p>0,8955613577</text:p>
          </table:table-cell>
          <table:table-cell table:formula="of:=[.E18]-[.E17]" office:value-type="float" office:value="0.0065598544188622" calcext:value-type="float">
            <text:p>0,00655985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0" calcext:value-type="float">
            <text:p>3300</text:p>
          </table:table-cell>
          <table:table-cell office:value-type="float" office:value="2977" calcext:value-type="float">
            <text:p>2977</text:p>
          </table:table-cell>
          <table:table-cell office:value-type="float" office:value="324" calcext:value-type="float">
            <text:p>324</text:p>
          </table:table-cell>
          <table:table-cell table:formula="of:=[.C18]/[.B18]" office:value-type="float" office:value="0.902121212121212" calcext:value-type="float">
            <text:p>0,9021212121</text:p>
          </table:table-cell>
          <table:table-cell table:formula="of:=[.E19]-[.E18]" office:value-type="float" office:value="0.00606242061331885" calcext:value-type="float">
            <text:p>0,0060624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8" calcext:value-type="float">
            <text:p>4008</text:p>
          </table:table-cell>
          <table:table-cell office:value-type="float" office:value="3640" calcext:value-type="float">
            <text:p>3640</text:p>
          </table:table-cell>
          <table:table-cell office:value-type="float" office:value="369" calcext:value-type="float">
            <text:p>369</text:p>
          </table:table-cell>
          <table:table-cell table:formula="of:=[.C19]/[.B19]" office:value-type="float" office:value="0.908183632734531" calcext:value-type="float">
            <text:p>0,9081836327</text:p>
          </table:table-cell>
          <table:table-cell table:formula="of:=[.E20]-[.E19]" office:value-type="float" office:value="0.00514000060573094" calcext:value-type="float">
            <text:p>0,0051400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11" calcext:value-type="float">
            <text:p>4811</text:p>
          </table:table-cell>
          <table:table-cell office:value-type="float" office:value="4394" calcext:value-type="float">
            <text:p>4394</text:p>
          </table:table-cell>
          <table:table-cell office:value-type="float" office:value="418" calcext:value-type="float">
            <text:p>418</text:p>
          </table:table-cell>
          <table:table-cell table:formula="of:=[.C20]/[.B20]" office:value-type="float" office:value="0.913323633340262" calcext:value-type="float">
            <text:p>0,9133236333</text:p>
          </table:table-cell>
          <table:table-cell table:formula="of:=[.E21]-[.E20]" office:value-type="float" office:value="0.00478660288021049" calcext:value-type="float">
            <text:p>0,0047866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5" calcext:value-type="float">
            <text:p>5715</text:p>
          </table:table-cell>
          <table:table-cell office:value-type="float" office:value="5247" calcext:value-type="float">
            <text:p>5247</text:p>
          </table:table-cell>
          <table:table-cell office:value-type="float" office:value="469" calcext:value-type="float">
            <text:p>469</text:p>
          </table:table-cell>
          <table:table-cell table:formula="of:=[.C21]/[.B21]" office:value-type="float" office:value="0.918110236220472" calcext:value-type="float">
            <text:p>0,9181102362</text:p>
          </table:table-cell>
          <table:table-cell table:formula="of:=[.E22]-[.E21]" office:value-type="float" office:value="0.00413180957197479" calcext:value-type="float">
            <text:p>0,0041318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26" calcext:value-type="float">
            <text:p>6726</text:p>
          </table:table-cell>
          <table:table-cell office:value-type="float" office:value="6203" calcext:value-type="float">
            <text:p>6203</text:p>
          </table:table-cell>
          <table:table-cell office:value-type="float" office:value="524" calcext:value-type="float">
            <text:p>524</text:p>
          </table:table-cell>
          <table:table-cell table:formula="of:=[.C22]/[.B22]" office:value-type="float" office:value="0.922242045792447" calcext:value-type="float">
            <text:p>0,9222420458</text:p>
          </table:table-cell>
          <table:table-cell table:formula="of:=[.E23]-[.E22]" office:value-type="float" office:value="0.00387260388908151" calcext:value-type="float">
            <text:p>0,0038726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50" calcext:value-type="float">
            <text:p>7850</text:p>
          </table:table-cell>
          <table:table-cell office:value-type="float" office:value="7270" calcext:value-type="float">
            <text:p>7270</text:p>
          </table:table-cell>
          <table:table-cell office:value-type="float" office:value="581" calcext:value-type="float">
            <text:p>581</text:p>
          </table:table-cell>
          <table:table-cell table:formula="of:=[.C23]/[.B23]" office:value-type="float" office:value="0.926114649681529" calcext:value-type="float">
            <text:p>0,9261146497</text:p>
          </table:table-cell>
          <table:table-cell table:formula="of:=[.E24]-[.E23]" office:value-type="float" office:value="0.00339156388935002" calcext:value-type="float">
            <text:p>0,0033915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93" calcext:value-type="float">
            <text:p>9093</text:p>
          </table:table-cell>
          <table:table-cell office:value-type="float" office:value="8452" calcext:value-type="float">
            <text:p>8452</text:p>
          </table:table-cell>
          <table:table-cell office:value-type="float" office:value="642" calcext:value-type="float">
            <text:p>642</text:p>
          </table:table-cell>
          <table:table-cell table:formula="of:=[.C24]/[.B24]" office:value-type="float" office:value="0.929506213570879" calcext:value-type="float">
            <text:p>0,9295062136</text:p>
          </table:table-cell>
          <table:table-cell table:formula="of:=[.E25]-[.E24]" office:value-type="float" office:value="0.00319620493595618" calcext:value-type="float">
            <text:p>0,0031962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461" calcext:value-type="float">
            <text:p>10461</text:p>
          </table:table-cell>
          <table:table-cell office:value-type="float" office:value="9757" calcext:value-type="float">
            <text:p>9757</text:p>
          </table:table-cell>
          <table:table-cell office:value-type="float" office:value="705" calcext:value-type="float">
            <text:p>705</text:p>
          </table:table-cell>
          <table:table-cell table:formula="of:=[.C25]/[.B25]" office:value-type="float" office:value="0.932702418506835" calcext:value-type="float">
            <text:p>0,9327024185</text:p>
          </table:table-cell>
          <table:table-cell table:formula="of:=[.E26]-[.E25]" office:value-type="float" office:value="0.00283269855002133" calcext:value-type="float">
            <text:p>0,00283269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60" calcext:value-type="float">
            <text:p>11960</text:p>
          </table:table-cell>
          <table:table-cell office:value-type="float" office:value="11189" calcext:value-type="float">
            <text:p>11189</text:p>
          </table:table-cell>
          <table:table-cell office:value-type="float" office:value="772" calcext:value-type="float">
            <text:p>772</text:p>
          </table:table-cell>
          <table:table-cell table:formula="of:=[.C26]/[.B26]" office:value-type="float" office:value="0.935535117056856" calcext:value-type="float">
            <text:p>0,9355351171</text:p>
          </table:table-cell>
          <table:table-cell table:formula="of:=[.E27]-[.E26]" office:value-type="float" office:value="0.00268200562628584" calcext:value-type="float">
            <text:p>0,00268200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96" calcext:value-type="float">
            <text:p>13596</text:p>
          </table:table-cell>
          <table:table-cell office:value-type="float" office:value="12756" calcext:value-type="float">
            <text:p>12756</text:p>
          </table:table-cell>
          <table:table-cell office:value-type="float" office:value="841" calcext:value-type="float">
            <text:p>841</text:p>
          </table:table-cell>
          <table:table-cell table:formula="of:=[.C27]/[.B27]" office:value-type="float" office:value="0.938217122683142" calcext:value-type="float">
            <text:p>0,9382171227</text:p>
          </table:table-cell>
          <table:table-cell table:formula="of:=[.E28]-[.E27]" office:value-type="float" office:value="0.00240076349571972" calcext:value-type="float">
            <text:p>0,00240076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375" calcext:value-type="float">
            <text:p>15375</text:p>
          </table:table-cell>
          <table:table-cell office:value-type="float" office:value="14462" calcext:value-type="float">
            <text:p>14462</text:p>
          </table:table-cell>
          <table:table-cell office:value-type="float" office:value="914" calcext:value-type="float">
            <text:p>914</text:p>
          </table:table-cell>
          <table:table-cell table:formula="of:=[.C28]/[.B28]" office:value-type="float" office:value="0.940617886178862" calcext:value-type="float">
            <text:p>0,9406178862</text:p>
          </table:table-cell>
          <table:table-cell table:formula="of:=[.E29]-[.E28]" office:value-type="float" office:value="0.00228218895261834" calcext:value-type="float">
            <text:p>0,0022821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03" calcext:value-type="float">
            <text:p>17303</text:p>
          </table:table-cell>
          <table:table-cell office:value-type="float" office:value="16315" calcext:value-type="float">
            <text:p>16315</text:p>
          </table:table-cell>
          <table:table-cell office:value-type="float" office:value="989" calcext:value-type="float">
            <text:p>989</text:p>
          </table:table-cell>
          <table:table-cell table:formula="of:=[.C29]/[.B29]" office:value-type="float" office:value="0.94290007513148" calcext:value-type="float">
            <text:p>0,9429000751</text:p>
          </table:table-cell>
          <table:table-cell table:formula="of:=[.E30]-[.E29]" office:value-type="float" office:value="0.00206020548339658" calcext:value-type="float">
            <text:p>0,00206020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86" calcext:value-type="float">
            <text:p>19386</text:p>
          </table:table-cell>
          <table:table-cell office:value-type="float" office:value="18319" calcext:value-type="float">
            <text:p>18319</text:p>
          </table:table-cell>
          <table:table-cell office:value-type="float" office:value="1068" calcext:value-type="float">
            <text:p>1068</text:p>
          </table:table-cell>
          <table:table-cell table:formula="of:=[.C30]/[.B30]" office:value-type="float" office:value="0.944960280614877" calcext:value-type="float">
            <text:p>0,9449602806</text:p>
          </table:table-cell>
          <table:table-cell table:formula="of:=[.E31]-[.E30]" office:value-type="float" office:value="0.00196528572816534" calcext:value-type="float">
            <text:p>0,00196528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630" calcext:value-type="float">
            <text:p>21630</text:p>
          </table:table-cell>
          <table:table-cell office:value-type="float" office:value="20482" calcext:value-type="float">
            <text:p>20482</text:p>
          </table:table-cell>
          <table:table-cell office:value-type="float" office:value="1149" calcext:value-type="float">
            <text:p>1149</text:p>
          </table:table-cell>
          <table:table-cell table:formula="of:=[.C31]/[.B31]" office:value-type="float" office:value="0.946925566343042" calcext:value-type="float">
            <text:p>0,9469255663</text:p>
          </table:table-cell>
          <table:table-cell table:formula="of:=[.E32]-[.E31]" office:value-type="float" office:value="0.00178704960471388" calcext:value-type="float">
            <text:p>0,00178704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041" calcext:value-type="float">
            <text:p>24041</text:p>
          </table:table-cell>
          <table:table-cell office:value-type="float" office:value="22808" calcext:value-type="float">
            <text:p>22808</text:p>
          </table:table-cell>
          <table:table-cell office:value-type="float" office:value="1234" calcext:value-type="float">
            <text:p>1234</text:p>
          </table:table-cell>
          <table:table-cell table:formula="of:=[.C32]/[.B32]" office:value-type="float" office:value="0.948712615947756" calcext:value-type="float">
            <text:p>0,9487126159</text:p>
          </table:table-cell>
          <table:table-cell table:formula="of:=[.E33]-[.E32]" office:value-type="float" office:value="0.00170991926351172" calcext:value-type="float">
            <text:p>0,00170991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25" calcext:value-type="float">
            <text:p>26625</text:p>
          </table:table-cell>
          <table:table-cell office:value-type="float" office:value="25305" calcext:value-type="float">
            <text:p>25305</text:p>
          </table:table-cell>
          <table:table-cell office:value-type="float" office:value="1321" calcext:value-type="float">
            <text:p>1321</text:p>
          </table:table-cell>
          <table:table-cell table:formula="of:=[.C33]/[.B33]" office:value-type="float" office:value="0.950422535211268" calcext:value-type="float">
            <text:p>0,9504225352</text:p>
          </table:table-cell>
          <table:table-cell table:formula="of:=[.E34]-[.E33]" office:value-type="float" office:value="0.00156467045090736" calcext:value-type="float">
            <text:p>0,00156467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388" calcext:value-type="float">
            <text:p>29388</text:p>
          </table:table-cell>
          <table:table-cell office:value-type="float" office:value="27977" calcext:value-type="float">
            <text:p>27977</text:p>
          </table:table-cell>
          <table:table-cell office:value-type="float" office:value="1412" calcext:value-type="float">
            <text:p>1412</text:p>
          </table:table-cell>
          <table:table-cell table:formula="of:=[.C34]/[.B34]" office:value-type="float" office:value="0.951987205662175" calcext:value-type="float">
            <text:p>0,9519872057</text:p>
          </table:table-cell>
          <table:table-cell table:formula="of:=[.E35]-[.E34]" office:value-type="float" office:value="0.0015011664308483" calcext:value-type="float">
            <text:p>0,0015011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336" calcext:value-type="float">
            <text:p>32336</text:p>
          </table:table-cell>
          <table:table-cell office:value-type="float" office:value="30832" calcext:value-type="float">
            <text:p>30832</text:p>
          </table:table-cell>
          <table:table-cell office:value-type="float" office:value="1505" calcext:value-type="float">
            <text:p>1505</text:p>
          </table:table-cell>
          <table:table-cell table:formula="of:=[.C35]/[.B35]" office:value-type="float" office:value="0.953488372093023" calcext:value-type="float">
            <text:p>0,9534883721</text:p>
          </table:table-cell>
          <table:table-cell table:formula="of:=[.E36]-[.E35]" office:value-type="float" office:value="0.0013812544045102" calcext:value-type="float">
            <text:p>0,00138125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475" calcext:value-type="float">
            <text:p>35475</text:p>
          </table:table-cell>
          <table:table-cell office:value-type="float" office:value="33874" calcext:value-type="float">
            <text:p>33874</text:p>
          </table:table-cell>
          <table:table-cell office:value-type="float" office:value="1602" calcext:value-type="float">
            <text:p>1602</text:p>
          </table:table-cell>
          <table:table-cell table:formula="of:=[.C36]/[.B36]" office:value-type="float" office:value="0.954869626497533" calcext:value-type="float">
            <text:p>0,9548696265</text:p>
          </table:table-cell>
          <table:table-cell table:formula="of:=[.E37]-[.E36]" office:value-type="float" office:value="0.00132835860978142" calcext:value-type="float">
            <text:p>0,00132835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811" calcext:value-type="float">
            <text:p>38811</text:p>
          </table:table-cell>
          <table:table-cell office:value-type="float" office:value="37111" calcext:value-type="float">
            <text:p>37111</text:p>
          </table:table-cell>
          <table:table-cell office:value-type="float" office:value="1701" calcext:value-type="float">
            <text:p>1701</text:p>
          </table:table-cell>
          <table:table-cell table:formula="of:=[.C37]/[.B37]" office:value-type="float" office:value="0.956197985107315" calcext:value-type="float">
            <text:p>0,9561979851</text:p>
          </table:table-cell>
          <table:table-cell table:formula="of:=[.E38]-[.E37]" office:value-type="float" office:value="0.00122822504616793" calcext:value-type="float">
            <text:p>0,0012282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350" calcext:value-type="float">
            <text:p>42350</text:p>
          </table:table-cell>
          <table:table-cell office:value-type="float" office:value="40547" calcext:value-type="float">
            <text:p>40547</text:p>
          </table:table-cell>
          <table:table-cell office:value-type="float" office:value="1804" calcext:value-type="float">
            <text:p>1804</text:p>
          </table:table-cell>
          <table:table-cell table:formula="of:=[.C38]/[.B38]" office:value-type="float" office:value="0.957426210153483" calcext:value-type="float">
            <text:p>0,9574262102</text:p>
          </table:table-cell>
          <table:table-cell table:formula="of:=[.E39]-[.E38]" office:value-type="float" office:value="0.00118370784729815" calcext:value-type="float">
            <text:p>0,00118370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98" calcext:value-type="float">
            <text:p>46098</text:p>
          </table:table-cell>
          <table:table-cell office:value-type="float" office:value="44190" calcext:value-type="float">
            <text:p>44190</text:p>
          </table:table-cell>
          <table:table-cell office:value-type="float" office:value="1909" calcext:value-type="float">
            <text:p>1909</text:p>
          </table:table-cell>
          <table:table-cell table:formula="of:=[.C39]/[.B39]" office:value-type="float" office:value="0.958609918000781" calcext:value-type="float">
            <text:p>0,958609918</text:p>
          </table:table-cell>
          <table:table-cell table:formula="of:=[.E40]-[.E39]" office:value-type="float" office:value="0.00109923683032509" calcext:value-type="float">
            <text:p>0,00109923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61" calcext:value-type="float">
            <text:p>50061</text:p>
          </table:table-cell>
          <table:table-cell office:value-type="float" office:value="48044" calcext:value-type="float">
            <text:p>48044</text:p>
          </table:table-cell>
          <table:table-cell office:value-type="float" office:value="2018" calcext:value-type="float">
            <text:p>2018</text:p>
          </table:table-cell>
          <table:table-cell table:formula="of:=[.C40]/[.B40]" office:value-type="float" office:value="0.959709154831106" calcext:value-type="float">
            <text:p>0,9597091548</text:p>
          </table:table-cell>
          <table:table-cell table:formula="of:=[.E41]-[.E40]" office:value-type="float" office:value="0.00106142310234403" calcext:value-type="float">
            <text:p>0,0010614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245" calcext:value-type="float">
            <text:p>54245</text:p>
          </table:table-cell>
          <table:table-cell office:value-type="float" office:value="52117" calcext:value-type="float">
            <text:p>52117</text:p>
          </table:table-cell>
          <table:table-cell office:value-type="float" office:value="2129" calcext:value-type="float">
            <text:p>2129</text:p>
          </table:table-cell>
          <table:table-cell table:formula="of:=[.C41]/[.B41]" office:value-type="float" office:value="0.96077057793345" calcext:value-type="float">
            <text:p>0,9607705779</text:p>
          </table:table-cell>
          <table:table-cell table:formula="of:=[.E42]-[.E41]" office:value-type="float" office:value="0.00098951481068521" calcext:value-type="float">
            <text:p>0,0009895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656" calcext:value-type="float">
            <text:p>58656</text:p>
          </table:table-cell>
          <table:table-cell office:value-type="float" office:value="56413" calcext:value-type="float">
            <text:p>56413</text:p>
          </table:table-cell>
          <table:table-cell office:value-type="float" office:value="2244" calcext:value-type="float">
            <text:p>2244</text:p>
          </table:table-cell>
          <table:table-cell table:formula="of:=[.C42]/[.B42]" office:value-type="float" office:value="0.961760092744135" calcext:value-type="float">
            <text:p>0,9617600927</text:p>
          </table:table-cell>
          <table:table-cell/>
        </table:table-row>
      </table:table>
      <table:table table:name="cube" table:style-name="ta1">
        <table:shapes>
          <draw:frame draw:z-index="0" draw:style-name="gr1" draw:text-style-name="P1" svg:width="159.99mm" svg:height="89.99mm" svg:x="187.96mm" svg:y="14.27mm">
            <loext:p draw:notify-on-update-of-ranges="cube.E2:cube.E3 cube.E4:cube.E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359.21mm" svg:y="17.47mm">
            <loext:p draw:notify-on-update-of-ranges="cube.F2:cube.F3 cube.F4:cube.F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 REF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b sq / len</text:p>
          </table:table-cell>
          <table:table-cell office:value-type="string" calcext:value-type="string">
            <text:p>d(nb sq / le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  <table:table-cell table:formula="of:=[.E5]-[.E4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5]/[.B5]" office:value-type="float" office:value="0.6" calcext:value-type="float">
            <text:p>0,6</text:p>
          </table:table-cell>
          <table:table-cell table:formula="of:=[.E6]-[.E5]" office:value-type="float" office:value="-0.2" calcext:value-type="float">
            <text:p>-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formula="of:=[.C6]/[.B6]" office:value-type="float" office:value="0.4" calcext:value-type="float">
            <text:p>0,4</text:p>
          </table:table-cell>
          <table:table-cell table:formula="of:=[.E7]-[.E6]" office:value-type="float" office:value="-0.0111111111111111" calcext:value-type="float">
            <text:p>-0,0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[.C7]/[.B7]" office:value-type="float" office:value="0.388888888888889" calcext:value-type="float">
            <text:p>0,3888888889</text:p>
          </table:table-cell>
          <table:table-cell table:formula="of:=[.E8]-[.E7]" office:value-type="float" office:value="0.0432950191570881" calcext:value-type="float">
            <text:p>0,0432950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188" calcext:value-type="float">
            <text:p>188</text:p>
          </table:table-cell>
          <table:table-cell office:value-type="float" office:value="248" calcext:value-type="float">
            <text:p>248</text:p>
          </table:table-cell>
          <table:table-cell table:formula="of:=[.C8]/[.B8]" office:value-type="float" office:value="0.432183908045977" calcext:value-type="float">
            <text:p>0,432183908</text:p>
          </table:table-cell>
          <table:table-cell table:formula="of:=[.E9]-[.E8]" office:value-type="float" office:value="0.0772291595066254" calcext:value-type="float">
            <text:p>0,077229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3" calcext:value-type="float">
            <text:p>903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table:formula="of:=[.C9]/[.B9]" office:value-type="float" office:value="0.509413067552602" calcext:value-type="float">
            <text:p>0,5094130676</text:p>
          </table:table-cell>
          <table:table-cell table:formula="of:=[.E10]-[.E9]" office:value-type="float" office:value="0.0596345514950166" calcext:value-type="float">
            <text:p>0,0596345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956" calcext:value-type="float">
            <text:p>956</text:p>
          </table:table-cell>
          <table:table-cell office:value-type="float" office:value="725" calcext:value-type="float">
            <text:p>725</text:p>
          </table:table-cell>
          <table:table-cell table:formula="of:=[.C10]/[.B10]" office:value-type="float" office:value="0.569047619047619" calcext:value-type="float">
            <text:p>0,569047619</text:p>
          </table:table-cell>
          <table:table-cell table:formula="of:=[.E11]-[.E10]" office:value-type="float" office:value="0.0479662698412698" calcext:value-type="float">
            <text:p>0,0479662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0" calcext:value-type="float">
            <text:p>2880</text:p>
          </table:table-cell>
          <table:table-cell office:value-type="float" office:value="1777" calcext:value-type="float">
            <text:p>1777</text:p>
          </table:table-cell>
          <table:table-cell office:value-type="float" office:value="1104" calcext:value-type="float">
            <text:p>1104</text:p>
          </table:table-cell>
          <table:table-cell table:formula="of:=[.C11]/[.B11]" office:value-type="float" office:value="0.617013888888889" calcext:value-type="float">
            <text:p>0,6170138889</text:p>
          </table:table-cell>
          <table:table-cell table:formula="of:=[.E12]-[.E11]" office:value-type="float" office:value="0.0384337918015103" calcext:value-type="float">
            <text:p>0,0384337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35" calcext:value-type="float">
            <text:p>4635</text:p>
          </table:table-cell>
          <table:table-cell office:value-type="float" office:value="3038" calcext:value-type="float">
            <text:p>3038</text:p>
          </table:table-cell>
          <table:table-cell office:value-type="float" office:value="1598" calcext:value-type="float">
            <text:p>1598</text:p>
          </table:table-cell>
          <table:table-cell table:formula="of:=[.C12]/[.B12]" office:value-type="float" office:value="0.655447680690399" calcext:value-type="float">
            <text:p>0,6554476807</text:p>
          </table:table-cell>
          <table:table-cell table:formula="of:=[.E13]-[.E12]" office:value-type="float" office:value="0.03179685771693" calcext:value-type="float">
            <text:p>0,0317968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95" calcext:value-type="float">
            <text:p>7095</text:p>
          </table:table-cell>
          <table:table-cell office:value-type="float" office:value="4876" calcext:value-type="float">
            <text:p>4876</text:p>
          </table:table-cell>
          <table:table-cell office:value-type="float" office:value="2220" calcext:value-type="float">
            <text:p>2220</text:p>
          </table:table-cell>
          <table:table-cell table:formula="of:=[.C13]/[.B13]" office:value-type="float" office:value="0.687244538407329" calcext:value-type="float">
            <text:p>0,6872445384</text:p>
          </table:table-cell>
          <table:table-cell table:formula="of:=[.E14]-[.E13]" office:value-type="float" office:value="0.0264110043621377" calcext:value-type="float">
            <text:p>0,0264110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28" calcext:value-type="float">
            <text:p>10428</text:p>
          </table:table-cell>
          <table:table-cell office:value-type="float" office:value="7442" calcext:value-type="float">
            <text:p>7442</text:p>
          </table:table-cell>
          <table:table-cell office:value-type="float" office:value="2987" calcext:value-type="float">
            <text:p>2987</text:p>
          </table:table-cell>
          <table:table-cell table:formula="of:=[.C14]/[.B14]" office:value-type="float" office:value="0.713655542769467" calcext:value-type="float">
            <text:p>0,7136555428</text:p>
          </table:table-cell>
          <table:table-cell table:formula="of:=[.E15]-[.E14]" office:value-type="float" office:value="0.0224443222777666" calcext:value-type="float">
            <text:p>0,0224443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20" calcext:value-type="float">
            <text:p>14820</text:p>
          </table:table-cell>
          <table:table-cell office:value-type="float" office:value="10909" calcext:value-type="float">
            <text:p>10909</text:p>
          </table:table-cell>
          <table:table-cell office:value-type="float" office:value="3912" calcext:value-type="float">
            <text:p>3912</text:p>
          </table:table-cell>
          <table:table-cell table:formula="of:=[.C15]/[.B15]" office:value-type="float" office:value="0.736099865047233" calcext:value-type="float">
            <text:p>0,736099865</text:p>
          </table:table-cell>
          <table:table-cell table:formula="of:=[.E16]-[.E15]" office:value-type="float" office:value="0.0191626502152819" calcext:value-type="float">
            <text:p>0,01916265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75" calcext:value-type="float">
            <text:p>20475</text:p>
          </table:table-cell>
          <table:table-cell office:value-type="float" office:value="15464" calcext:value-type="float">
            <text:p>15464</text:p>
          </table:table-cell>
          <table:table-cell office:value-type="float" office:value="5012" calcext:value-type="float">
            <text:p>5012</text:p>
          </table:table-cell>
          <table:table-cell table:formula="of:=[.C16]/[.B16]" office:value-type="float" office:value="0.755262515262515" calcext:value-type="float">
            <text:p>0,7552625153</text:p>
          </table:table-cell>
          <table:table-cell table:formula="of:=[.E17]-[.E16]" office:value-type="float" office:value="0.0166368148117197" calcext:value-type="float">
            <text:p>0,0166368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615" calcext:value-type="float">
            <text:p>27615</text:p>
          </table:table-cell>
          <table:table-cell office:value-type="float" office:value="21316" calcext:value-type="float">
            <text:p>21316</text:p>
          </table:table-cell>
          <table:table-cell office:value-type="float" office:value="6300" calcext:value-type="float">
            <text:p>6300</text:p>
          </table:table-cell>
          <table:table-cell table:formula="of:=[.C17]/[.B17]" office:value-type="float" office:value="0.771899330074235" calcext:value-type="float">
            <text:p>0,7718993301</text:p>
          </table:table-cell>
          <table:table-cell table:formula="of:=[.E18]-[.E17]" office:value-type="float" office:value="0.0145041786976947" calcext:value-type="float">
            <text:p>0,01450417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480" calcext:value-type="float">
            <text:p>36480</text:p>
          </table:table-cell>
          <table:table-cell office:value-type="float" office:value="28688" calcext:value-type="float">
            <text:p>28688</text:p>
          </table:table-cell>
          <table:table-cell office:value-type="float" office:value="7793" calcext:value-type="float">
            <text:p>7793</text:p>
          </table:table-cell>
          <table:table-cell table:formula="of:=[.C18]/[.B18]" office:value-type="float" office:value="0.78640350877193" calcext:value-type="float">
            <text:p>0,7864035088</text:p>
          </table:table-cell>
          <table:table-cell table:formula="of:=[.E19]-[.E18]" office:value-type="float" office:value="0.0128062613430128" calcext:value-type="float">
            <text:p>0,0128062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328" calcext:value-type="float">
            <text:p>47328</text:p>
          </table:table-cell>
          <table:table-cell office:value-type="float" office:value="37825" calcext:value-type="float">
            <text:p>37825</text:p>
          </table:table-cell>
          <table:table-cell office:value-type="float" office:value="9504" calcext:value-type="float">
            <text:p>9504</text:p>
          </table:table-cell>
          <table:table-cell table:formula="of:=[.C19]/[.B19]" office:value-type="float" office:value="0.799209770114943" calcext:value-type="float">
            <text:p>0,7992097701</text:p>
          </table:table-cell>
          <table:table-cell table:formula="of:=[.E20]-[.E19]" office:value-type="float" office:value="0.0113470264433432" calcext:value-type="float">
            <text:p>0,0113470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435" calcext:value-type="float">
            <text:p>60435</text:p>
          </table:table-cell>
          <table:table-cell office:value-type="float" office:value="48986" calcext:value-type="float">
            <text:p>48986</text:p>
          </table:table-cell>
          <table:table-cell office:value-type="float" office:value="11450" calcext:value-type="float">
            <text:p>11450</text:p>
          </table:table-cell>
          <table:table-cell table:formula="of:=[.C20]/[.B20]" office:value-type="float" office:value="0.810556796558286" calcext:value-type="float">
            <text:p>0,8105567966</text:p>
          </table:table-cell>
          <table:table-cell/>
        </table:table-row>
      </table:table>
      <table:table table:name="pow2" table:style-name="ta1">
        <table:shapes>
          <draw:frame draw:z-index="0" draw:style-name="gr1" draw:text-style-name="P1" svg:width="159.99mm" svg:height="89.99mm" svg:x="126.56mm" svg:y="2.86mm">
            <loext:p draw:notify-on-update-of-ranges="pow2.E2:pow2.E3 pow2.E4:pow2.E1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5]/[.B5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C6]/[.B6]" office:value-type="float" office:value="0.735294117647059" calcext:value-type="float">
            <text:p>0,7352941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[.C7]/[.B7]" office:value-type="float" office:value="0.705882352941176" calcext:value-type="float">
            <text:p>0,7058823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table:formula="of:=[.C8]/[.B8]" office:value-type="float" office:value="0.67910447761194" calcext:value-type="float">
            <text:p>0,67910447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table:formula="of:=[.C9]/[.B9]" office:value-type="float" office:value="0.659090909090909" calcext:value-type="float">
            <text:p>0,65909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2" calcext:value-type="float">
            <text:p>522</text:p>
          </table:table-cell>
          <table:table-cell office:value-type="float" office:value="337" calcext:value-type="float">
            <text:p>337</text:p>
          </table:table-cell>
          <table:table-cell office:value-type="float" office:value="186" calcext:value-type="float">
            <text:p>186</text:p>
          </table:table-cell>
          <table:table-cell table:formula="of:=[.C10]/[.B10]" office:value-type="float" office:value="0.645593869731801" calcext:value-type="float">
            <text:p>0,6455938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6" calcext:value-type="float">
            <text:p>1036</text:p>
          </table:table-cell>
          <table:table-cell office:value-type="float" office:value="660" calcext:value-type="float">
            <text:p>660</text:p>
          </table:table-cell>
          <table:table-cell office:value-type="float" office:value="377" calcext:value-type="float">
            <text:p>377</text:p>
          </table:table-cell>
          <table:table-cell table:formula="of:=[.C11]/[.B11]" office:value-type="float" office:value="0.637065637065637" calcext:value-type="float">
            <text:p>0,6370656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2" calcext:value-type="float">
            <text:p>2062</text:p>
          </table:table-cell>
          <table:table-cell office:value-type="float" office:value="1303" calcext:value-type="float">
            <text:p>1303</text:p>
          </table:table-cell>
          <table:table-cell office:value-type="float" office:value="760" calcext:value-type="float">
            <text:p>760</text:p>
          </table:table-cell>
          <table:table-cell table:formula="of:=[.C12]/[.B12]" office:value-type="float" office:value="0.631910766246363" calcext:value-type="float">
            <text:p>0,6319107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12" calcext:value-type="float">
            <text:p>4112</text:p>
          </table:table-cell>
          <table:table-cell office:value-type="float" office:value="2586" calcext:value-type="float">
            <text:p>2586</text:p>
          </table:table-cell>
          <table:table-cell office:value-type="float" office:value="1527" calcext:value-type="float">
            <text:p>1527</text:p>
          </table:table-cell>
          <table:table-cell table:formula="of:=[.C13]/[.B13]" office:value-type="float" office:value="0.628891050583658" calcext:value-type="float">
            <text:p>0,6288910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10" calcext:value-type="float">
            <text:p>8210</text:p>
          </table:table-cell>
          <table:table-cell office:value-type="float" office:value="5149" calcext:value-type="float">
            <text:p>5149</text:p>
          </table:table-cell>
          <table:table-cell office:value-type="float" office:value="3062" calcext:value-type="float">
            <text:p>3062</text:p>
          </table:table-cell>
          <table:table-cell table:formula="of:=[.C14]/[.B14]" office:value-type="float" office:value="0.627161997563946" calcext:value-type="float">
            <text:p>0,6271619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4" calcext:value-type="float">
            <text:p>16404</text:p>
          </table:table-cell>
          <table:table-cell office:value-type="float" office:value="10272" calcext:value-type="float">
            <text:p>10272</text:p>
          </table:table-cell>
          <table:table-cell office:value-type="float" office:value="6133" calcext:value-type="float">
            <text:p>6133</text:p>
          </table:table-cell>
          <table:table-cell table:formula="of:=[.C15]/[.B15]" office:value-type="float" office:value="0.626188734455011" calcext:value-type="float">
            <text:p>0,6261887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790" calcext:value-type="float">
            <text:p>32790</text:p>
          </table:table-cell>
          <table:table-cell office:value-type="float" office:value="20515" calcext:value-type="float">
            <text:p>20515</text:p>
          </table:table-cell>
          <table:table-cell office:value-type="float" office:value="12276" calcext:value-type="float">
            <text:p>12276</text:p>
          </table:table-cell>
          <table:table-cell table:formula="of:=[.C16]/[.B16]" office:value-type="float" office:value="0.625648063433974" calcext:value-type="float">
            <text:p>0,6256480634</text:p>
          </table:table-cell>
        </table:table-row>
      </table:table>
      <table:table table:name="3n+1" table:style-name="ta1">
        <table:shapes>
          <draw:frame draw:z-index="0" draw:style-name="gr1" draw:text-style-name="P1" svg:width="159.99mm" svg:height="89.99mm" svg:x="124.91mm" svg:y="10.62mm">
            <loext:p draw:notify-on-update-of-ranges="'3n+1'.E2:'3n+1'.E3 '3n+1'.E4:'3n+1'.E7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5]/[.B5]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[.C6]/[.B6]" office:value-type="float" office:value="0.764705882352941" calcext:value-type="float">
            <text:p>0,7647058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C7]/[.B7]" office:value-type="float" office:value="0.813953488372093" calcext:value-type="float">
            <text:p>0,8139534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formula="of:=[.C8]/[.B8]" office:value-type="float" office:value="0.853846153846154" calcext:value-type="float">
            <text:p>0,8538461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table:formula="of:=[.C9]/[.B9]" office:value-type="float" office:value="0.87431693989071" calcext:value-type="float">
            <text:p>0,8743169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table:formula="of:=[.C10]/[.B10]" office:value-type="float" office:value="0.893877551020408" calcext:value-type="float">
            <text:p>0,8938775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table:formula="of:=[.C11]/[.B11]" office:value-type="float" office:value="0.905063291139241" calcext:value-type="float">
            <text:p>0,90506329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363" calcext:value-type="float">
            <text:p>363</text:p>
          </table:table-cell>
          <table:table-cell office:value-type="float" office:value="34" calcext:value-type="float">
            <text:p>34</text:p>
          </table:table-cell>
          <table:table-cell table:formula="of:=[.C12]/[.B12]" office:value-type="float" office:value="0.916666666666667" calcext:value-type="float">
            <text:p>0,9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448" calcext:value-type="float">
            <text:p>448</text:p>
          </table:table-cell>
          <table:table-cell office:value-type="float" office:value="38" calcext:value-type="float">
            <text:p>38</text:p>
          </table:table-cell>
          <table:table-cell table:formula="of:=[.C13]/[.B13]" office:value-type="float" office:value="0.923711340206186" calcext:value-type="float">
            <text:p>0,92371134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3" calcext:value-type="float">
            <text:p>583</text:p>
          </table:table-cell>
          <table:table-cell office:value-type="float" office:value="543" calcext:value-type="float">
            <text:p>543</text:p>
          </table:table-cell>
          <table:table-cell office:value-type="float" office:value="41" calcext:value-type="float">
            <text:p>41</text:p>
          </table:table-cell>
          <table:table-cell table:formula="of:=[.C14]/[.B14]" office:value-type="float" office:value="0.93138936535163" calcext:value-type="float">
            <text:p>0,9313893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0" calcext:value-type="float">
            <text:p>690</text:p>
          </table:table-cell>
          <table:table-cell office:value-type="float" office:value="646" calcext:value-type="float">
            <text:p>646</text:p>
          </table:table-cell>
          <table:table-cell office:value-type="float" office:value="45" calcext:value-type="float">
            <text:p>45</text:p>
          </table:table-cell>
          <table:table-cell table:formula="of:=[.C15]/[.B15]" office:value-type="float" office:value="0.936231884057971" calcext:value-type="float">
            <text:p>0,9362318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6" calcext:value-type="float">
            <text:p>806</text:p>
          </table:table-cell>
          <table:table-cell office:value-type="float" office:value="759" calcext:value-type="float">
            <text:p>759</text:p>
          </table:table-cell>
          <table:table-cell office:value-type="float" office:value="48" calcext:value-type="float">
            <text:p>48</text:p>
          </table:table-cell>
          <table:table-cell table:formula="of:=[.C16]/[.B16]" office:value-type="float" office:value="0.941687344913151" calcext:value-type="float">
            <text:p>0,9416873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1" calcext:value-type="float">
            <text:p>931</text:p>
          </table:table-cell>
          <table:table-cell office:value-type="float" office:value="880" calcext:value-type="float">
            <text:p>880</text:p>
          </table:table-cell>
          <table:table-cell office:value-type="float" office:value="52" calcext:value-type="float">
            <text:p>52</text:p>
          </table:table-cell>
          <table:table-cell table:formula="of:=[.C17]/[.B17]" office:value-type="float" office:value="0.945220193340494" calcext:value-type="float">
            <text:p>0,94522019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5" calcext:value-type="float">
            <text:p>1065</text:p>
          </table:table-cell>
          <table:table-cell office:value-type="float" office:value="1011" calcext:value-type="float">
            <text:p>1011</text:p>
          </table:table-cell>
          <table:table-cell office:value-type="float" office:value="55" calcext:value-type="float">
            <text:p>55</text:p>
          </table:table-cell>
          <table:table-cell table:formula="of:=[.C18]/[.B18]" office:value-type="float" office:value="0.949295774647887" calcext:value-type="float">
            <text:p>0,9492957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8" calcext:value-type="float">
            <text:p>1208</text:p>
          </table:table-cell>
          <table:table-cell office:value-type="float" office:value="1150" calcext:value-type="float">
            <text:p>1150</text:p>
          </table:table-cell>
          <table:table-cell office:value-type="float" office:value="59" calcext:value-type="float">
            <text:p>59</text:p>
          </table:table-cell>
          <table:table-cell table:formula="of:=[.C19]/[.B19]" office:value-type="float" office:value="0.951986754966887" calcext:value-type="float">
            <text:p>0,9519867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0" calcext:value-type="float">
            <text:p>1360</text:p>
          </table:table-cell>
          <table:table-cell office:value-type="float" office:value="1299" calcext:value-type="float">
            <text:p>1299</text:p>
          </table:table-cell>
          <table:table-cell office:value-type="float" office:value="62" calcext:value-type="float">
            <text:p>62</text:p>
          </table:table-cell>
          <table:table-cell table:formula="of:=[.C20]/[.B20]" office:value-type="float" office:value="0.955147058823529" calcext:value-type="float">
            <text:p>0,9551470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float" office:value="1456" calcext:value-type="float">
            <text:p>1456</text:p>
          </table:table-cell>
          <table:table-cell office:value-type="float" office:value="66" calcext:value-type="float">
            <text:p>66</text:p>
          </table:table-cell>
          <table:table-cell table:formula="of:=[.C21]/[.B21]" office:value-type="float" office:value="0.957264957264957" calcext:value-type="float">
            <text:p>0,95726495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91" calcext:value-type="float">
            <text:p>1691</text:p>
          </table:table-cell>
          <table:table-cell office:value-type="float" office:value="1623" calcext:value-type="float">
            <text:p>1623</text:p>
          </table:table-cell>
          <table:table-cell office:value-type="float" office:value="69" calcext:value-type="float">
            <text:p>69</text:p>
          </table:table-cell>
          <table:table-cell table:formula="of:=[.C22]/[.B22]" office:value-type="float" office:value="0.959787108219988" calcext:value-type="float">
            <text:p>0,9597871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0" calcext:value-type="float">
            <text:p>1870</text:p>
          </table:table-cell>
          <table:table-cell office:value-type="float" office:value="1798" calcext:value-type="float">
            <text:p>1798</text:p>
          </table:table-cell>
          <table:table-cell office:value-type="float" office:value="73" calcext:value-type="float">
            <text:p>73</text:p>
          </table:table-cell>
          <table:table-cell table:formula="of:=[.C23]/[.B23]" office:value-type="float" office:value="0.961497326203209" calcext:value-type="float">
            <text:p>0,96149732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8" calcext:value-type="float">
            <text:p>2058</text:p>
          </table:table-cell>
          <table:table-cell office:value-type="float" office:value="1983" calcext:value-type="float">
            <text:p>1983</text:p>
          </table:table-cell>
          <table:table-cell office:value-type="float" office:value="76" calcext:value-type="float">
            <text:p>76</text:p>
          </table:table-cell>
          <table:table-cell table:formula="of:=[.C24]/[.B24]" office:value-type="float" office:value="0.963556851311953" calcext:value-type="float">
            <text:p>0,96355685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5" calcext:value-type="float">
            <text:p>2255</text:p>
          </table:table-cell>
          <table:table-cell office:value-type="float" office:value="2176" calcext:value-type="float">
            <text:p>2176</text:p>
          </table:table-cell>
          <table:table-cell office:value-type="float" office:value="80" calcext:value-type="float">
            <text:p>80</text:p>
          </table:table-cell>
          <table:table-cell table:formula="of:=[.C25]/[.B25]" office:value-type="float" office:value="0.964966740576497" calcext:value-type="float">
            <text:p>0,96496674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1" calcext:value-type="float">
            <text:p>2461</text:p>
          </table:table-cell>
          <table:table-cell office:value-type="float" office:value="2379" calcext:value-type="float">
            <text:p>2379</text:p>
          </table:table-cell>
          <table:table-cell office:value-type="float" office:value="83" calcext:value-type="float">
            <text:p>83</text:p>
          </table:table-cell>
          <table:table-cell table:formula="of:=[.C26]/[.B26]" office:value-type="float" office:value="0.966680211296221" calcext:value-type="float">
            <text:p>0,96668021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76" calcext:value-type="float">
            <text:p>2676</text:p>
          </table:table-cell>
          <table:table-cell office:value-type="float" office:value="2590" calcext:value-type="float">
            <text:p>2590</text:p>
          </table:table-cell>
          <table:table-cell office:value-type="float" office:value="87" calcext:value-type="float">
            <text:p>87</text:p>
          </table:table-cell>
          <table:table-cell table:formula="of:=[.C27]/[.B27]" office:value-type="float" office:value="0.967862481315396" calcext:value-type="float">
            <text:p>0,96786248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00" calcext:value-type="float">
            <text:p>2900</text:p>
          </table:table-cell>
          <table:table-cell office:value-type="float" office:value="2811" calcext:value-type="float">
            <text:p>2811</text:p>
          </table:table-cell>
          <table:table-cell office:value-type="float" office:value="90" calcext:value-type="float">
            <text:p>90</text:p>
          </table:table-cell>
          <table:table-cell table:formula="of:=[.C28]/[.B28]" office:value-type="float" office:value="0.969310344827586" calcext:value-type="float">
            <text:p>0,96931034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33" calcext:value-type="float">
            <text:p>3133</text:p>
          </table:table-cell>
          <table:table-cell office:value-type="float" office:value="3040" calcext:value-type="float">
            <text:p>3040</text:p>
          </table:table-cell>
          <table:table-cell office:value-type="float" office:value="94" calcext:value-type="float">
            <text:p>94</text:p>
          </table:table-cell>
          <table:table-cell table:formula="of:=[.C29]/[.B29]" office:value-type="float" office:value="0.970315991062879" calcext:value-type="float">
            <text:p>0,97031599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75" calcext:value-type="float">
            <text:p>3375</text:p>
          </table:table-cell>
          <table:table-cell office:value-type="float" office:value="3279" calcext:value-type="float">
            <text:p>3279</text:p>
          </table:table-cell>
          <table:table-cell office:value-type="float" office:value="97" calcext:value-type="float">
            <text:p>97</text:p>
          </table:table-cell>
          <table:table-cell table:formula="of:=[.C30]/[.B30]" office:value-type="float" office:value="0.971555555555555" calcext:value-type="float">
            <text:p>0,97155555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26" calcext:value-type="float">
            <text:p>3626</text:p>
          </table:table-cell>
          <table:table-cell office:value-type="float" office:value="3526" calcext:value-type="float">
            <text:p>3526</text:p>
          </table:table-cell>
          <table:table-cell office:value-type="float" office:value="101" calcext:value-type="float">
            <text:p>101</text:p>
          </table:table-cell>
          <table:table-cell table:formula="of:=[.C31]/[.B31]" office:value-type="float" office:value="0.972421400992829" calcext:value-type="float">
            <text:p>0,9724214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86" calcext:value-type="float">
            <text:p>3886</text:p>
          </table:table-cell>
          <table:table-cell office:value-type="float" office:value="3783" calcext:value-type="float">
            <text:p>3783</text:p>
          </table:table-cell>
          <table:table-cell office:value-type="float" office:value="104" calcext:value-type="float">
            <text:p>104</text:p>
          </table:table-cell>
          <table:table-cell table:formula="of:=[.C32]/[.B32]" office:value-type="float" office:value="0.973494595985589" calcext:value-type="float">
            <text:p>0,9734945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55" calcext:value-type="float">
            <text:p>4155</text:p>
          </table:table-cell>
          <table:table-cell office:value-type="float" office:value="4048" calcext:value-type="float">
            <text:p>4048</text:p>
          </table:table-cell>
          <table:table-cell office:value-type="float" office:value="108" calcext:value-type="float">
            <text:p>108</text:p>
          </table:table-cell>
          <table:table-cell table:formula="of:=[.C33]/[.B33]" office:value-type="float" office:value="0.97424789410349" calcext:value-type="float">
            <text:p>0,97424789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33" calcext:value-type="float">
            <text:p>4433</text:p>
          </table:table-cell>
          <table:table-cell office:value-type="float" office:value="4323" calcext:value-type="float">
            <text:p>4323</text:p>
          </table:table-cell>
          <table:table-cell office:value-type="float" office:value="111" calcext:value-type="float">
            <text:p>111</text:p>
          </table:table-cell>
          <table:table-cell table:formula="of:=[.C34]/[.B34]" office:value-type="float" office:value="0.975186104218362" calcext:value-type="float">
            <text:p>0,9751861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20" calcext:value-type="float">
            <text:p>4720</text:p>
          </table:table-cell>
          <table:table-cell office:value-type="float" office:value="4606" calcext:value-type="float">
            <text:p>4606</text:p>
          </table:table-cell>
          <table:table-cell office:value-type="float" office:value="115" calcext:value-type="float">
            <text:p>115</text:p>
          </table:table-cell>
          <table:table-cell table:formula="of:=[.C35]/[.B35]" office:value-type="float" office:value="0.975847457627119" calcext:value-type="float">
            <text:p>0,97584745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16" calcext:value-type="float">
            <text:p>5016</text:p>
          </table:table-cell>
          <table:table-cell office:value-type="float" office:value="4899" calcext:value-type="float">
            <text:p>4899</text:p>
          </table:table-cell>
          <table:table-cell office:value-type="float" office:value="118" calcext:value-type="float">
            <text:p>118</text:p>
          </table:table-cell>
          <table:table-cell table:formula="of:=[.C36]/[.B36]" office:value-type="float" office:value="0.976674641148325" calcext:value-type="float">
            <text:p>0,97667464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21" calcext:value-type="float">
            <text:p>5321</text:p>
          </table:table-cell>
          <table:table-cell office:value-type="float" office:value="5200" calcext:value-type="float">
            <text:p>5200</text:p>
          </table:table-cell>
          <table:table-cell office:value-type="float" office:value="122" calcext:value-type="float">
            <text:p>122</text:p>
          </table:table-cell>
          <table:table-cell table:formula="of:=[.C37]/[.B37]" office:value-type="float" office:value="0.977259913550085" calcext:value-type="float">
            <text:p>0,97725991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35" calcext:value-type="float">
            <text:p>5635</text:p>
          </table:table-cell>
          <table:table-cell office:value-type="float" office:value="5511" calcext:value-type="float">
            <text:p>5511</text:p>
          </table:table-cell>
          <table:table-cell office:value-type="float" office:value="125" calcext:value-type="float">
            <text:p>125</text:p>
          </table:table-cell>
          <table:table-cell table:formula="of:=[.C38]/[.B38]" office:value-type="float" office:value="0.977994676131322" calcext:value-type="float">
            <text:p>0,97799467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58" calcext:value-type="float">
            <text:p>5958</text:p>
          </table:table-cell>
          <table:table-cell office:value-type="float" office:value="5830" calcext:value-type="float">
            <text:p>5830</text:p>
          </table:table-cell>
          <table:table-cell office:value-type="float" office:value="129" calcext:value-type="float">
            <text:p>129</text:p>
          </table:table-cell>
          <table:table-cell table:formula="of:=[.C39]/[.B39]" office:value-type="float" office:value="0.978516280631084" calcext:value-type="float">
            <text:p>0,97851628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90" calcext:value-type="float">
            <text:p>6290</text:p>
          </table:table-cell>
          <table:table-cell office:value-type="float" office:value="6159" calcext:value-type="float">
            <text:p>6159</text:p>
          </table:table-cell>
          <table:table-cell office:value-type="float" office:value="132" calcext:value-type="float">
            <text:p>132</text:p>
          </table:table-cell>
          <table:table-cell table:formula="of:=[.C40]/[.B40]" office:value-type="float" office:value="0.979173290937997" calcext:value-type="float">
            <text:p>0,9791732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31" calcext:value-type="float">
            <text:p>6631</text:p>
          </table:table-cell>
          <table:table-cell office:value-type="float" office:value="6496" calcext:value-type="float">
            <text:p>6496</text:p>
          </table:table-cell>
          <table:table-cell office:value-type="float" office:value="136" calcext:value-type="float">
            <text:p>136</text:p>
          </table:table-cell>
          <table:table-cell table:formula="of:=[.C41]/[.B41]" office:value-type="float" office:value="0.979641079776806" calcext:value-type="float">
            <text:p>0,97964107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81" calcext:value-type="float">
            <text:p>6981</text:p>
          </table:table-cell>
          <table:table-cell office:value-type="float" office:value="6843" calcext:value-type="float">
            <text:p>6843</text:p>
          </table:table-cell>
          <table:table-cell office:value-type="float" office:value="139" calcext:value-type="float">
            <text:p>139</text:p>
          </table:table-cell>
          <table:table-cell table:formula="of:=[.C42]/[.B42]" office:value-type="float" office:value="0.980232058444349" calcext:value-type="float">
            <text:p>0,98023205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40" calcext:value-type="float">
            <text:p>7340</text:p>
          </table:table-cell>
          <table:table-cell office:value-type="float" office:value="7198" calcext:value-type="float">
            <text:p>7198</text:p>
          </table:table-cell>
          <table:table-cell office:value-type="float" office:value="143" calcext:value-type="float">
            <text:p>143</text:p>
          </table:table-cell>
          <table:table-cell table:formula="of:=[.C43]/[.B43]" office:value-type="float" office:value="0.980653950953678" calcext:value-type="float">
            <text:p>0,9806539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08" calcext:value-type="float">
            <text:p>7708</text:p>
          </table:table-cell>
          <table:table-cell office:value-type="float" office:value="7563" calcext:value-type="float">
            <text:p>7563</text:p>
          </table:table-cell>
          <table:table-cell office:value-type="float" office:value="146" calcext:value-type="float">
            <text:p>146</text:p>
          </table:table-cell>
          <table:table-cell table:formula="of:=[.C44]/[.B44]" office:value-type="float" office:value="0.981188375713544" calcext:value-type="float">
            <text:p>0,98118837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85" calcext:value-type="float">
            <text:p>8085</text:p>
          </table:table-cell>
          <table:table-cell office:value-type="float" office:value="7936" calcext:value-type="float">
            <text:p>7936</text:p>
          </table:table-cell>
          <table:table-cell office:value-type="float" office:value="150" calcext:value-type="float">
            <text:p>150</text:p>
          </table:table-cell>
          <table:table-cell table:formula="of:=[.C45]/[.B45]" office:value-type="float" office:value="0.981570810142239" calcext:value-type="float">
            <text:p>0,9815708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71" calcext:value-type="float">
            <text:p>8471</text:p>
          </table:table-cell>
          <table:table-cell office:value-type="float" office:value="8319" calcext:value-type="float">
            <text:p>8319</text:p>
          </table:table-cell>
          <table:table-cell office:value-type="float" office:value="153" calcext:value-type="float">
            <text:p>153</text:p>
          </table:table-cell>
          <table:table-cell table:formula="of:=[.C46]/[.B46]" office:value-type="float" office:value="0.982056427812537" calcext:value-type="float">
            <text:p>0,98205642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66" calcext:value-type="float">
            <text:p>8866</text:p>
          </table:table-cell>
          <table:table-cell office:value-type="float" office:value="8710" calcext:value-type="float">
            <text:p>8710</text:p>
          </table:table-cell>
          <table:table-cell office:value-type="float" office:value="157" calcext:value-type="float">
            <text:p>157</text:p>
          </table:table-cell>
          <table:table-cell table:formula="of:=[.C47]/[.B47]" office:value-type="float" office:value="0.982404692082111" calcext:value-type="float">
            <text:p>0,9824046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70" calcext:value-type="float">
            <text:p>9270</text:p>
          </table:table-cell>
          <table:table-cell office:value-type="float" office:value="9111" calcext:value-type="float">
            <text:p>9111</text:p>
          </table:table-cell>
          <table:table-cell office:value-type="float" office:value="160" calcext:value-type="float">
            <text:p>160</text:p>
          </table:table-cell>
          <table:table-cell table:formula="of:=[.C48]/[.B48]" office:value-type="float" office:value="0.982847896440129" calcext:value-type="float">
            <text:p>0,98284789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83" calcext:value-type="float">
            <text:p>9683</text:p>
          </table:table-cell>
          <table:table-cell office:value-type="float" office:value="9520" calcext:value-type="float">
            <text:p>9520</text:p>
          </table:table-cell>
          <table:table-cell office:value-type="float" office:value="164" calcext:value-type="float">
            <text:p>164</text:p>
          </table:table-cell>
          <table:table-cell table:formula="of:=[.C49]/[.B49]" office:value-type="float" office:value="0.983166374057627" calcext:value-type="float">
            <text:p>0,98316637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05" calcext:value-type="float">
            <text:p>10105</text:p>
          </table:table-cell>
          <table:table-cell office:value-type="float" office:value="9939" calcext:value-type="float">
            <text:p>9939</text:p>
          </table:table-cell>
          <table:table-cell office:value-type="float" office:value="167" calcext:value-type="float">
            <text:p>167</text:p>
          </table:table-cell>
          <table:table-cell table:formula="of:=[.C50]/[.B50]" office:value-type="float" office:value="0.983572488866897" calcext:value-type="float">
            <text:p>0,98357248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36" calcext:value-type="float">
            <text:p>10536</text:p>
          </table:table-cell>
          <table:table-cell office:value-type="float" office:value="10366" calcext:value-type="float">
            <text:p>10366</text:p>
          </table:table-cell>
          <table:table-cell office:value-type="float" office:value="171" calcext:value-type="float">
            <text:p>171</text:p>
          </table:table-cell>
          <table:table-cell table:formula="of:=[.C51]/[.B51]" office:value-type="float" office:value="0.983864844343204" calcext:value-type="float">
            <text:p>0,98386484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976" calcext:value-type="float">
            <text:p>10976</text:p>
          </table:table-cell>
          <table:table-cell office:value-type="float" office:value="10803" calcext:value-type="float">
            <text:p>10803</text:p>
          </table:table-cell>
          <table:table-cell office:value-type="float" office:value="174" calcext:value-type="float">
            <text:p>174</text:p>
          </table:table-cell>
          <table:table-cell table:formula="of:=[.C52]/[.B52]" office:value-type="float" office:value="0.98423833819242" calcext:value-type="float">
            <text:p>0,9842383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25" calcext:value-type="float">
            <text:p>11425</text:p>
          </table:table-cell>
          <table:table-cell office:value-type="float" office:value="11248" calcext:value-type="float">
            <text:p>11248</text:p>
          </table:table-cell>
          <table:table-cell office:value-type="float" office:value="178" calcext:value-type="float">
            <text:p>178</text:p>
          </table:table-cell>
          <table:table-cell table:formula="of:=[.C53]/[.B53]" office:value-type="float" office:value="0.984507658643326" calcext:value-type="float">
            <text:p>0,98450765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83" calcext:value-type="float">
            <text:p>11883</text:p>
          </table:table-cell>
          <table:table-cell office:value-type="float" office:value="11703" calcext:value-type="float">
            <text:p>11703</text:p>
          </table:table-cell>
          <table:table-cell office:value-type="float" office:value="181" calcext:value-type="float">
            <text:p>181</text:p>
          </table:table-cell>
          <table:table-cell table:formula="of:=[.C54]/[.B54]" office:value-type="float" office:value="0.984852310022722" calcext:value-type="float">
            <text:p>0,984852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50" calcext:value-type="float">
            <text:p>12350</text:p>
          </table:table-cell>
          <table:table-cell office:value-type="float" office:value="12166" calcext:value-type="float">
            <text:p>12166</text:p>
          </table:table-cell>
          <table:table-cell office:value-type="float" office:value="185" calcext:value-type="float">
            <text:p>185</text:p>
          </table:table-cell>
          <table:table-cell table:formula="of:=[.C55]/[.B55]" office:value-type="float" office:value="0.985101214574899" calcext:value-type="float">
            <text:p>0,98510121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826" calcext:value-type="float">
            <text:p>12826</text:p>
          </table:table-cell>
          <table:table-cell office:value-type="float" office:value="12639" calcext:value-type="float">
            <text:p>12639</text:p>
          </table:table-cell>
          <table:table-cell office:value-type="float" office:value="188" calcext:value-type="float">
            <text:p>188</text:p>
          </table:table-cell>
          <table:table-cell table:formula="of:=[.C56]/[.B56]" office:value-type="float" office:value="0.985420240137221" calcext:value-type="float">
            <text:p>0,98542024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11" calcext:value-type="float">
            <text:p>13311</text:p>
          </table:table-cell>
          <table:table-cell office:value-type="float" office:value="13120" calcext:value-type="float">
            <text:p>13120</text:p>
          </table:table-cell>
          <table:table-cell office:value-type="float" office:value="192" calcext:value-type="float">
            <text:p>192</text:p>
          </table:table-cell>
          <table:table-cell table:formula="of:=[.C57]/[.B57]" office:value-type="float" office:value="0.98565096536699" calcext:value-type="float">
            <text:p>0,98565096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805" calcext:value-type="float">
            <text:p>13805</text:p>
          </table:table-cell>
          <table:table-cell office:value-type="float" office:value="13611" calcext:value-type="float">
            <text:p>13611</text:p>
          </table:table-cell>
          <table:table-cell office:value-type="float" office:value="195" calcext:value-type="float">
            <text:p>195</text:p>
          </table:table-cell>
          <table:table-cell table:formula="of:=[.C58]/[.B58]" office:value-type="float" office:value="0.985947120608475" calcext:value-type="float">
            <text:p>0,9859471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08" calcext:value-type="float">
            <text:p>14308</text:p>
          </table:table-cell>
          <table:table-cell office:value-type="float" office:value="14110" calcext:value-type="float">
            <text:p>14110</text:p>
          </table:table-cell>
          <table:table-cell office:value-type="float" office:value="199" calcext:value-type="float">
            <text:p>199</text:p>
          </table:table-cell>
          <table:table-cell table:formula="of:=[.C59]/[.B59]" office:value-type="float" office:value="0.98616158792284" calcext:value-type="float">
            <text:p>0,98616158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20" calcext:value-type="float">
            <text:p>14820</text:p>
          </table:table-cell>
          <table:table-cell office:value-type="float" office:value="14619" calcext:value-type="float">
            <text:p>14619</text:p>
          </table:table-cell>
          <table:table-cell office:value-type="float" office:value="202" calcext:value-type="float">
            <text:p>202</text:p>
          </table:table-cell>
          <table:table-cell table:formula="of:=[.C60]/[.B60]" office:value-type="float" office:value="0.986437246963563" calcext:value-type="float">
            <text:p>0,9864372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341" calcext:value-type="float">
            <text:p>15341</text:p>
          </table:table-cell>
          <table:table-cell office:value-type="float" office:value="15136" calcext:value-type="float">
            <text:p>15136</text:p>
          </table:table-cell>
          <table:table-cell office:value-type="float" office:value="206" calcext:value-type="float">
            <text:p>206</text:p>
          </table:table-cell>
          <table:table-cell table:formula="of:=[.C61]/[.B61]" office:value-type="float" office:value="0.986637116224496" calcext:value-type="float">
            <text:p>0,98663711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71" calcext:value-type="float">
            <text:p>15871</text:p>
          </table:table-cell>
          <table:table-cell office:value-type="float" office:value="15663" calcext:value-type="float">
            <text:p>15663</text:p>
          </table:table-cell>
          <table:table-cell office:value-type="float" office:value="209" calcext:value-type="float">
            <text:p>209</text:p>
          </table:table-cell>
          <table:table-cell table:formula="of:=[.C62]/[.B62]" office:value-type="float" office:value="0.986894335580619" calcext:value-type="float">
            <text:p>0,98689433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10" calcext:value-type="float">
            <text:p>16410</text:p>
          </table:table-cell>
          <table:table-cell office:value-type="float" office:value="16198" calcext:value-type="float">
            <text:p>16198</text:p>
          </table:table-cell>
          <table:table-cell office:value-type="float" office:value="213" calcext:value-type="float">
            <text:p>213</text:p>
          </table:table-cell>
          <table:table-cell table:formula="of:=[.C63]/[.B63]" office:value-type="float" office:value="0.987081048141377" calcext:value-type="float">
            <text:p>0,98708104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958" calcext:value-type="float">
            <text:p>16958</text:p>
          </table:table-cell>
          <table:table-cell office:value-type="float" office:value="16743" calcext:value-type="float">
            <text:p>16743</text:p>
          </table:table-cell>
          <table:table-cell office:value-type="float" office:value="216" calcext:value-type="float">
            <text:p>216</text:p>
          </table:table-cell>
          <table:table-cell table:formula="of:=[.C64]/[.B64]" office:value-type="float" office:value="0.987321618115344" calcext:value-type="float">
            <text:p>0,9873216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515" calcext:value-type="float">
            <text:p>17515</text:p>
          </table:table-cell>
          <table:table-cell office:value-type="float" office:value="17296" calcext:value-type="float">
            <text:p>17296</text:p>
          </table:table-cell>
          <table:table-cell office:value-type="float" office:value="220" calcext:value-type="float">
            <text:p>220</text:p>
          </table:table-cell>
          <table:table-cell table:formula="of:=[.C65]/[.B65]" office:value-type="float" office:value="0.987496431630031" calcext:value-type="float">
            <text:p>0,98749643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81" calcext:value-type="float">
            <text:p>18081</text:p>
          </table:table-cell>
          <table:table-cell office:value-type="float" office:value="17859" calcext:value-type="float">
            <text:p>17859</text:p>
          </table:table-cell>
          <table:table-cell office:value-type="float" office:value="223" calcext:value-type="float">
            <text:p>223</text:p>
          </table:table-cell>
          <table:table-cell table:formula="of:=[.C66]/[.B66]" office:value-type="float" office:value="0.987721918035507" calcext:value-type="float">
            <text:p>0,9877219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656" calcext:value-type="float">
            <text:p>18656</text:p>
          </table:table-cell>
          <table:table-cell office:value-type="float" office:value="18430" calcext:value-type="float">
            <text:p>18430</text:p>
          </table:table-cell>
          <table:table-cell office:value-type="float" office:value="227" calcext:value-type="float">
            <text:p>227</text:p>
          </table:table-cell>
          <table:table-cell table:formula="of:=[.C67]/[.B67]" office:value-type="float" office:value="0.987885934819897" calcext:value-type="float">
            <text:p>0,98788593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240" calcext:value-type="float">
            <text:p>19240</text:p>
          </table:table-cell>
          <table:table-cell office:value-type="float" office:value="19011" calcext:value-type="float">
            <text:p>19011</text:p>
          </table:table-cell>
          <table:table-cell office:value-type="float" office:value="230" calcext:value-type="float">
            <text:p>230</text:p>
          </table:table-cell>
          <table:table-cell table:formula="of:=[.C68]/[.B68]" office:value-type="float" office:value="0.988097713097713" calcext:value-type="float">
            <text:p>0,98809771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833" calcext:value-type="float">
            <text:p>19833</text:p>
          </table:table-cell>
          <table:table-cell office:value-type="float" office:value="19600" calcext:value-type="float">
            <text:p>19600</text:p>
          </table:table-cell>
          <table:table-cell office:value-type="float" office:value="234" calcext:value-type="float">
            <text:p>234</text:p>
          </table:table-cell>
          <table:table-cell table:formula="of:=[.C69]/[.B69]" office:value-type="float" office:value="0.988251903393334" calcext:value-type="float">
            <text:p>0,98825190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35" calcext:value-type="float">
            <text:p>20435</text:p>
          </table:table-cell>
          <table:table-cell office:value-type="float" office:value="20199" calcext:value-type="float">
            <text:p>20199</text:p>
          </table:table-cell>
          <table:table-cell office:value-type="float" office:value="237" calcext:value-type="float">
            <text:p>237</text:p>
          </table:table-cell>
          <table:table-cell table:formula="of:=[.C70]/[.B70]" office:value-type="float" office:value="0.988451186689503" calcext:value-type="float">
            <text:p>0,98845118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046" calcext:value-type="float">
            <text:p>21046</text:p>
          </table:table-cell>
          <table:table-cell office:value-type="float" office:value="20806" calcext:value-type="float">
            <text:p>20806</text:p>
          </table:table-cell>
          <table:table-cell office:value-type="float" office:value="241" calcext:value-type="float">
            <text:p>241</text:p>
          </table:table-cell>
          <table:table-cell table:formula="of:=[.C71]/[.B71]" office:value-type="float" office:value="0.988596407868478" calcext:value-type="float">
            <text:p>0,98859640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666" calcext:value-type="float">
            <text:p>21666</text:p>
          </table:table-cell>
          <table:table-cell office:value-type="float" office:value="21423" calcext:value-type="float">
            <text:p>21423</text:p>
          </table:table-cell>
          <table:table-cell office:value-type="float" office:value="244" calcext:value-type="float">
            <text:p>244</text:p>
          </table:table-cell>
          <table:table-cell table:formula="of:=[.C72]/[.B72]" office:value-type="float" office:value="0.988784270285239" calcext:value-type="float">
            <text:p>0,98878427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295" calcext:value-type="float">
            <text:p>22295</text:p>
          </table:table-cell>
          <table:table-cell office:value-type="float" office:value="22048" calcext:value-type="float">
            <text:p>22048</text:p>
          </table:table-cell>
          <table:table-cell office:value-type="float" office:value="248" calcext:value-type="float">
            <text:p>248</text:p>
          </table:table-cell>
          <table:table-cell table:formula="of:=[.C73]/[.B73]" office:value-type="float" office:value="0.988921282798834" calcext:value-type="float">
            <text:p>0,98892128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933" calcext:value-type="float">
            <text:p>22933</text:p>
          </table:table-cell>
          <table:table-cell office:value-type="float" office:value="22683" calcext:value-type="float">
            <text:p>22683</text:p>
          </table:table-cell>
          <table:table-cell office:value-type="float" office:value="251" calcext:value-type="float">
            <text:p>251</text:p>
          </table:table-cell>
          <table:table-cell table:formula="of:=[.C74]/[.B74]" office:value-type="float" office:value="0.989098678759866" calcext:value-type="float">
            <text:p>0,98909867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580" calcext:value-type="float">
            <text:p>23580</text:p>
          </table:table-cell>
          <table:table-cell office:value-type="float" office:value="23326" calcext:value-type="float">
            <text:p>23326</text:p>
          </table:table-cell>
          <table:table-cell office:value-type="float" office:value="255" calcext:value-type="float">
            <text:p>255</text:p>
          </table:table-cell>
          <table:table-cell table:formula="of:=[.C75]/[.B75]" office:value-type="float" office:value="0.989228159457167" calcext:value-type="float">
            <text:p>0,98922815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236" calcext:value-type="float">
            <text:p>24236</text:p>
          </table:table-cell>
          <table:table-cell office:value-type="float" office:value="23979" calcext:value-type="float">
            <text:p>23979</text:p>
          </table:table-cell>
          <table:table-cell office:value-type="float" office:value="258" calcext:value-type="float">
            <text:p>258</text:p>
          </table:table-cell>
          <table:table-cell table:formula="of:=[.C76]/[.B76]" office:value-type="float" office:value="0.98939593992408" calcext:value-type="float">
            <text:p>0,98939593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901" calcext:value-type="float">
            <text:p>24901</text:p>
          </table:table-cell>
          <table:table-cell office:value-type="float" office:value="24640" calcext:value-type="float">
            <text:p>24640</text:p>
          </table:table-cell>
          <table:table-cell office:value-type="float" office:value="262" calcext:value-type="float">
            <text:p>262</text:p>
          </table:table-cell>
          <table:table-cell table:formula="of:=[.C77]/[.B77]" office:value-type="float" office:value="0.989518493233203" calcext:value-type="float">
            <text:p>0,98951849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75" calcext:value-type="float">
            <text:p>25575</text:p>
          </table:table-cell>
          <table:table-cell office:value-type="float" office:value="25311" calcext:value-type="float">
            <text:p>25311</text:p>
          </table:table-cell>
          <table:table-cell office:value-type="float" office:value="265" calcext:value-type="float">
            <text:p>265</text:p>
          </table:table-cell>
          <table:table-cell table:formula="of:=[.C78]/[.B78]" office:value-type="float" office:value="0.989677419354839" calcext:value-type="float">
            <text:p>0,9896774194</text:p>
          </table:table-cell>
        </table:table-row>
      </table:table>
      <table:table table:name="7n+3" table:style-name="ta1">
        <table:shapes>
          <draw:frame draw:z-index="0" draw:style-name="gr1" draw:text-style-name="P1" svg:width="159.99mm" svg:height="89.99mm" svg:x="120.22mm" svg:y="6.31mm">
            <loext:p draw:notify-on-update-of-ranges="'7n+3'.E2:'7n+3'.E3 '7n+3'.E4:'7n+3'.E4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 REF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C4]/[.B4]" office:value-type="float" office:value="0.388888888888889" calcext:value-type="float">
            <text:p>0,3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C5]/[.B5]" office:value-type="float" office:value="0.456140350877193" calcext:value-type="float">
            <text:p>0,4561403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formula="of:=[.C6]/[.B6]" office:value-type="float" office:value="0.598290598290598" calcext:value-type="float">
            <text:p>0,5982905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table:formula="of:=[.C7]/[.B7]" office:value-type="float" office:value="0.676767676767677" calcext:value-type="float">
            <text:p>0,67676767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20" calcext:value-type="float">
            <text:p>220</text:p>
          </table:table-cell>
          <table:table-cell office:value-type="float" office:value="81" calcext:value-type="float">
            <text:p>81</text:p>
          </table:table-cell>
          <table:table-cell table:formula="of:=[.C8]/[.B8]" office:value-type="float" office:value="0.733333333333333" calcext:value-type="float">
            <text:p>0,7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3" calcext:value-type="float">
            <text:p>423</text:p>
          </table:table-cell>
          <table:table-cell office:value-type="float" office:value="326" calcext:value-type="float">
            <text:p>326</text:p>
          </table:table-cell>
          <table:table-cell office:value-type="float" office:value="98" calcext:value-type="float">
            <text:p>98</text:p>
          </table:table-cell>
          <table:table-cell table:formula="of:=[.C9]/[.B9]" office:value-type="float" office:value="0.770685579196218" calcext:value-type="float">
            <text:p>0,77068557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float" office:value="454" calcext:value-type="float">
            <text:p>454</text:p>
          </table:table-cell>
          <table:table-cell office:value-type="float" office:value="114" calcext:value-type="float">
            <text:p>114</text:p>
          </table:table-cell>
          <table:table-cell table:formula="of:=[.C10]/[.B10]" office:value-type="float" office:value="0.800705467372134" calcext:value-type="float">
            <text:p>0,8007054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office:value-type="float" office:value="602" calcext:value-type="float">
            <text:p>602</text:p>
          </table:table-cell>
          <table:table-cell office:value-type="float" office:value="131" calcext:value-type="float">
            <text:p>131</text:p>
          </table:table-cell>
          <table:table-cell table:formula="of:=[.C11]/[.B11]" office:value-type="float" office:value="0.822404371584699" calcext:value-type="float">
            <text:p>0,8224043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8" calcext:value-type="float">
            <text:p>918</text:p>
          </table:table-cell>
          <table:table-cell office:value-type="float" office:value="772" calcext:value-type="float">
            <text:p>772</text:p>
          </table:table-cell>
          <table:table-cell office:value-type="float" office:value="147" calcext:value-type="float">
            <text:p>147</text:p>
          </table:table-cell>
          <table:table-cell table:formula="of:=[.C12]/[.B12]" office:value-type="float" office:value="0.840958605664488" calcext:value-type="float">
            <text:p>0,8409586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5" calcext:value-type="float">
            <text:p>1125</text:p>
          </table:table-cell>
          <table:table-cell office:value-type="float" office:value="962" calcext:value-type="float">
            <text:p>962</text:p>
          </table:table-cell>
          <table:table-cell office:value-type="float" office:value="164" calcext:value-type="float">
            <text:p>164</text:p>
          </table:table-cell>
          <table:table-cell table:formula="of:=[.C13]/[.B13]" office:value-type="float" office:value="0.855111111111111" calcext:value-type="float">
            <text:p>0,8551111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3" calcext:value-type="float">
            <text:p>1353</text:p>
          </table:table-cell>
          <table:table-cell office:value-type="float" office:value="1174" calcext:value-type="float">
            <text:p>1174</text:p>
          </table:table-cell>
          <table:table-cell office:value-type="float" office:value="180" calcext:value-type="float">
            <text:p>180</text:p>
          </table:table-cell>
          <table:table-cell table:formula="of:=[.C14]/[.B14]" office:value-type="float" office:value="0.86770140428677" calcext:value-type="float">
            <text:p>0,86770140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2" calcext:value-type="float">
            <text:p>1602</text:p>
          </table:table-cell>
          <table:table-cell office:value-type="float" office:value="1406" calcext:value-type="float">
            <text:p>1406</text:p>
          </table:table-cell>
          <table:table-cell office:value-type="float" office:value="197" calcext:value-type="float">
            <text:p>197</text:p>
          </table:table-cell>
          <table:table-cell table:formula="of:=[.C15]/[.B15]" office:value-type="float" office:value="0.877652933832709" calcext:value-type="float">
            <text:p>0,8776529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2" calcext:value-type="float">
            <text:p>1872</text:p>
          </table:table-cell>
          <table:table-cell office:value-type="float" office:value="1660" calcext:value-type="float">
            <text:p>1660</text:p>
          </table:table-cell>
          <table:table-cell office:value-type="float" office:value="213" calcext:value-type="float">
            <text:p>213</text:p>
          </table:table-cell>
          <table:table-cell table:formula="of:=[.C16]/[.B16]" office:value-type="float" office:value="0.886752136752137" calcext:value-type="float">
            <text:p>0,8867521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63" calcext:value-type="float">
            <text:p>2163</text:p>
          </table:table-cell>
          <table:table-cell office:value-type="float" office:value="1934" calcext:value-type="float">
            <text:p>1934</text:p>
          </table:table-cell>
          <table:table-cell office:value-type="float" office:value="230" calcext:value-type="float">
            <text:p>230</text:p>
          </table:table-cell>
          <table:table-cell table:formula="of:=[.C17]/[.B17]" office:value-type="float" office:value="0.894128525196486" calcext:value-type="float">
            <text:p>0,8941285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5" calcext:value-type="float">
            <text:p>2475</text:p>
          </table:table-cell>
          <table:table-cell office:value-type="float" office:value="2230" calcext:value-type="float">
            <text:p>2230</text:p>
          </table:table-cell>
          <table:table-cell office:value-type="float" office:value="246" calcext:value-type="float">
            <text:p>246</text:p>
          </table:table-cell>
          <table:table-cell table:formula="of:=[.C18]/[.B18]" office:value-type="float" office:value="0.901010101010101" calcext:value-type="float">
            <text:p>0,901010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8" calcext:value-type="float">
            <text:p>2808</text:p>
          </table:table-cell>
          <table:table-cell office:value-type="float" office:value="2546" calcext:value-type="float">
            <text:p>2546</text:p>
          </table:table-cell>
          <table:table-cell office:value-type="float" office:value="263" calcext:value-type="float">
            <text:p>263</text:p>
          </table:table-cell>
          <table:table-cell table:formula="of:=[.C19]/[.B19]" office:value-type="float" office:value="0.906695156695157" calcext:value-type="float">
            <text:p>0,9066951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62" calcext:value-type="float">
            <text:p>3162</text:p>
          </table:table-cell>
          <table:table-cell office:value-type="float" office:value="2884" calcext:value-type="float">
            <text:p>2884</text:p>
          </table:table-cell>
          <table:table-cell office:value-type="float" office:value="279" calcext:value-type="float">
            <text:p>279</text:p>
          </table:table-cell>
          <table:table-cell table:formula="of:=[.C20]/[.B20]" office:value-type="float" office:value="0.912080961416825" calcext:value-type="float">
            <text:p>0,9120809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37" calcext:value-type="float">
            <text:p>3537</text:p>
          </table:table-cell>
          <table:table-cell office:value-type="float" office:value="3242" calcext:value-type="float">
            <text:p>3242</text:p>
          </table:table-cell>
          <table:table-cell office:value-type="float" office:value="296" calcext:value-type="float">
            <text:p>296</text:p>
          </table:table-cell>
          <table:table-cell table:formula="of:=[.C21]/[.B21]" office:value-type="float" office:value="0.916595985298275" calcext:value-type="float">
            <text:p>0,91659598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33" calcext:value-type="float">
            <text:p>3933</text:p>
          </table:table-cell>
          <table:table-cell office:value-type="float" office:value="3622" calcext:value-type="float">
            <text:p>3622</text:p>
          </table:table-cell>
          <table:table-cell office:value-type="float" office:value="312" calcext:value-type="float">
            <text:p>312</text:p>
          </table:table-cell>
          <table:table-cell table:formula="of:=[.C22]/[.B22]" office:value-type="float" office:value="0.9209255021612" calcext:value-type="float">
            <text:p>0,9209255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50" calcext:value-type="float">
            <text:p>4350</text:p>
          </table:table-cell>
          <table:table-cell office:value-type="float" office:value="4022" calcext:value-type="float">
            <text:p>4022</text:p>
          </table:table-cell>
          <table:table-cell office:value-type="float" office:value="329" calcext:value-type="float">
            <text:p>329</text:p>
          </table:table-cell>
          <table:table-cell table:formula="of:=[.C23]/[.B23]" office:value-type="float" office:value="0.924597701149425" calcext:value-type="float">
            <text:p>0,92459770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88" calcext:value-type="float">
            <text:p>4788</text:p>
          </table:table-cell>
          <table:table-cell office:value-type="float" office:value="4444" calcext:value-type="float">
            <text:p>4444</text:p>
          </table:table-cell>
          <table:table-cell office:value-type="float" office:value="345" calcext:value-type="float">
            <text:p>345</text:p>
          </table:table-cell>
          <table:table-cell table:formula="of:=[.C24]/[.B24]" office:value-type="float" office:value="0.928153717627402" calcext:value-type="float">
            <text:p>0,9281537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47" calcext:value-type="float">
            <text:p>5247</text:p>
          </table:table-cell>
          <table:table-cell office:value-type="float" office:value="4886" calcext:value-type="float">
            <text:p>4886</text:p>
          </table:table-cell>
          <table:table-cell office:value-type="float" office:value="362" calcext:value-type="float">
            <text:p>362</text:p>
          </table:table-cell>
          <table:table-cell table:formula="of:=[.C25]/[.B25]" office:value-type="float" office:value="0.931198780255384" calcext:value-type="float">
            <text:p>0,9311987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27" calcext:value-type="float">
            <text:p>5727</text:p>
          </table:table-cell>
          <table:table-cell office:value-type="float" office:value="5350" calcext:value-type="float">
            <text:p>5350</text:p>
          </table:table-cell>
          <table:table-cell office:value-type="float" office:value="378" calcext:value-type="float">
            <text:p>378</text:p>
          </table:table-cell>
          <table:table-cell table:formula="of:=[.C26]/[.B26]" office:value-type="float" office:value="0.934171468482626" calcext:value-type="float">
            <text:p>0,93417146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28" calcext:value-type="float">
            <text:p>6228</text:p>
          </table:table-cell>
          <table:table-cell office:value-type="float" office:value="5834" calcext:value-type="float">
            <text:p>5834</text:p>
          </table:table-cell>
          <table:table-cell office:value-type="float" office:value="395" calcext:value-type="float">
            <text:p>395</text:p>
          </table:table-cell>
          <table:table-cell table:formula="of:=[.C27]/[.B27]" office:value-type="float" office:value="0.936737315350032" calcext:value-type="float">
            <text:p>0,9367373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50" calcext:value-type="float">
            <text:p>6750</text:p>
          </table:table-cell>
          <table:table-cell office:value-type="float" office:value="6340" calcext:value-type="float">
            <text:p>6340</text:p>
          </table:table-cell>
          <table:table-cell office:value-type="float" office:value="411" calcext:value-type="float">
            <text:p>411</text:p>
          </table:table-cell>
          <table:table-cell table:formula="of:=[.C28]/[.B28]" office:value-type="float" office:value="0.939259259259259" calcext:value-type="float">
            <text:p>0,93925925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93" calcext:value-type="float">
            <text:p>7293</text:p>
          </table:table-cell>
          <table:table-cell office:value-type="float" office:value="6866" calcext:value-type="float">
            <text:p>6866</text:p>
          </table:table-cell>
          <table:table-cell office:value-type="float" office:value="428" calcext:value-type="float">
            <text:p>428</text:p>
          </table:table-cell>
          <table:table-cell table:formula="of:=[.C29]/[.B29]" office:value-type="float" office:value="0.941450706156589" calcext:value-type="float">
            <text:p>0,94145070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57" calcext:value-type="float">
            <text:p>7857</text:p>
          </table:table-cell>
          <table:table-cell office:value-type="float" office:value="7414" calcext:value-type="float">
            <text:p>7414</text:p>
          </table:table-cell>
          <table:table-cell office:value-type="float" office:value="444" calcext:value-type="float">
            <text:p>444</text:p>
          </table:table-cell>
          <table:table-cell table:formula="of:=[.C30]/[.B30]" office:value-type="float" office:value="0.943617156675576" calcext:value-type="float">
            <text:p>0,9436171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2" calcext:value-type="float">
            <text:p>8442</text:p>
          </table:table-cell>
          <table:table-cell office:value-type="float" office:value="7982" calcext:value-type="float">
            <text:p>7982</text:p>
          </table:table-cell>
          <table:table-cell office:value-type="float" office:value="461" calcext:value-type="float">
            <text:p>461</text:p>
          </table:table-cell>
          <table:table-cell table:formula="of:=[.C31]/[.B31]" office:value-type="float" office:value="0.945510542525468" calcext:value-type="float">
            <text:p>0,9455105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48" calcext:value-type="float">
            <text:p>9048</text:p>
          </table:table-cell>
          <table:table-cell office:value-type="float" office:value="8572" calcext:value-type="float">
            <text:p>8572</text:p>
          </table:table-cell>
          <table:table-cell office:value-type="float" office:value="477" calcext:value-type="float">
            <text:p>477</text:p>
          </table:table-cell>
          <table:table-cell table:formula="of:=[.C32]/[.B32]" office:value-type="float" office:value="0.947391688770999" calcext:value-type="float">
            <text:p>0,9473916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75" calcext:value-type="float">
            <text:p>9675</text:p>
          </table:table-cell>
          <table:table-cell office:value-type="float" office:value="9182" calcext:value-type="float">
            <text:p>9182</text:p>
          </table:table-cell>
          <table:table-cell office:value-type="float" office:value="494" calcext:value-type="float">
            <text:p>494</text:p>
          </table:table-cell>
          <table:table-cell table:formula="of:=[.C33]/[.B33]" office:value-type="float" office:value="0.949043927648579" calcext:value-type="float">
            <text:p>0,94904392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23" calcext:value-type="float">
            <text:p>10323</text:p>
          </table:table-cell>
          <table:table-cell office:value-type="float" office:value="9814" calcext:value-type="float">
            <text:p>9814</text:p>
          </table:table-cell>
          <table:table-cell office:value-type="float" office:value="510" calcext:value-type="float">
            <text:p>510</text:p>
          </table:table-cell>
          <table:table-cell table:formula="of:=[.C34]/[.B34]" office:value-type="float" office:value="0.950692628111983" calcext:value-type="float">
            <text:p>0,9506926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92" calcext:value-type="float">
            <text:p>10992</text:p>
          </table:table-cell>
          <table:table-cell office:value-type="float" office:value="10466" calcext:value-type="float">
            <text:p>10466</text:p>
          </table:table-cell>
          <table:table-cell office:value-type="float" office:value="527" calcext:value-type="float">
            <text:p>527</text:p>
          </table:table-cell>
          <table:table-cell table:formula="of:=[.C35]/[.B35]" office:value-type="float" office:value="0.952147016011645" calcext:value-type="float">
            <text:p>0,9521470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682" calcext:value-type="float">
            <text:p>11682</text:p>
          </table:table-cell>
          <table:table-cell office:value-type="float" office:value="11140" calcext:value-type="float">
            <text:p>11140</text:p>
          </table:table-cell>
          <table:table-cell office:value-type="float" office:value="543" calcext:value-type="float">
            <text:p>543</text:p>
          </table:table-cell>
          <table:table-cell table:formula="of:=[.C36]/[.B36]" office:value-type="float" office:value="0.953603834959767" calcext:value-type="float">
            <text:p>0,9536038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393" calcext:value-type="float">
            <text:p>12393</text:p>
          </table:table-cell>
          <table:table-cell office:value-type="float" office:value="11834" calcext:value-type="float">
            <text:p>11834</text:p>
          </table:table-cell>
          <table:table-cell office:value-type="float" office:value="560" calcext:value-type="float">
            <text:p>560</text:p>
          </table:table-cell>
          <table:table-cell table:formula="of:=[.C37]/[.B37]" office:value-type="float" office:value="0.954893891713064" calcext:value-type="float">
            <text:p>0,95489389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125" calcext:value-type="float">
            <text:p>13125</text:p>
          </table:table-cell>
          <table:table-cell office:value-type="float" office:value="12550" calcext:value-type="float">
            <text:p>12550</text:p>
          </table:table-cell>
          <table:table-cell office:value-type="float" office:value="576" calcext:value-type="float">
            <text:p>576</text:p>
          </table:table-cell>
          <table:table-cell table:formula="of:=[.C38]/[.B38]" office:value-type="float" office:value="0.956190476190476" calcext:value-type="float">
            <text:p>0,95619047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878" calcext:value-type="float">
            <text:p>13878</text:p>
          </table:table-cell>
          <table:table-cell office:value-type="float" office:value="13286" calcext:value-type="float">
            <text:p>13286</text:p>
          </table:table-cell>
          <table:table-cell office:value-type="float" office:value="593" calcext:value-type="float">
            <text:p>593</text:p>
          </table:table-cell>
          <table:table-cell table:formula="of:=[.C39]/[.B39]" office:value-type="float" office:value="0.957342556564346" calcext:value-type="float">
            <text:p>0,9573425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652" calcext:value-type="float">
            <text:p>14652</text:p>
          </table:table-cell>
          <table:table-cell office:value-type="float" office:value="14044" calcext:value-type="float">
            <text:p>14044</text:p>
          </table:table-cell>
          <table:table-cell office:value-type="float" office:value="609" calcext:value-type="float">
            <text:p>609</text:p>
          </table:table-cell>
          <table:table-cell table:formula="of:=[.C40]/[.B40]" office:value-type="float" office:value="0.958503958503959" calcext:value-type="float">
            <text:p>0,9585039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447" calcext:value-type="float">
            <text:p>15447</text:p>
          </table:table-cell>
          <table:table-cell office:value-type="float" office:value="14822" calcext:value-type="float">
            <text:p>14822</text:p>
          </table:table-cell>
          <table:table-cell office:value-type="float" office:value="626" calcext:value-type="float">
            <text:p>626</text:p>
          </table:table-cell>
          <table:table-cell table:formula="of:=[.C41]/[.B41]" office:value-type="float" office:value="0.959539069074901" calcext:value-type="float">
            <text:p>0,95953906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263" calcext:value-type="float">
            <text:p>16263</text:p>
          </table:table-cell>
          <table:table-cell office:value-type="float" office:value="15622" calcext:value-type="float">
            <text:p>15622</text:p>
          </table:table-cell>
          <table:table-cell office:value-type="float" office:value="642" calcext:value-type="float">
            <text:p>642</text:p>
          </table:table-cell>
          <table:table-cell table:formula="of:=[.C42]/[.B42]" office:value-type="float" office:value="0.960585377851565" calcext:value-type="float">
            <text:p>0,96058537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100" calcext:value-type="float">
            <text:p>17100</text:p>
          </table:table-cell>
          <table:table-cell office:value-type="float" office:value="16442" calcext:value-type="float">
            <text:p>16442</text:p>
          </table:table-cell>
          <table:table-cell office:value-type="float" office:value="659" calcext:value-type="float">
            <text:p>659</text:p>
          </table:table-cell>
          <table:table-cell table:formula="of:=[.C43]/[.B43]" office:value-type="float" office:value="0.961520467836257" calcext:value-type="float">
            <text:p>0,96152046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58" calcext:value-type="float">
            <text:p>17958</text:p>
          </table:table-cell>
          <table:table-cell office:value-type="float" office:value="17284" calcext:value-type="float">
            <text:p>17284</text:p>
          </table:table-cell>
          <table:table-cell office:value-type="float" office:value="675" calcext:value-type="float">
            <text:p>675</text:p>
          </table:table-cell>
          <table:table-cell table:formula="of:=[.C44]/[.B44]" office:value-type="float" office:value="0.962467980844192" calcext:value-type="float">
            <text:p>0,96246798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837" calcext:value-type="float">
            <text:p>18837</text:p>
          </table:table-cell>
          <table:table-cell office:value-type="float" office:value="18146" calcext:value-type="float">
            <text:p>18146</text:p>
          </table:table-cell>
          <table:table-cell office:value-type="float" office:value="692" calcext:value-type="float">
            <text:p>692</text:p>
          </table:table-cell>
          <table:table-cell table:formula="of:=[.C45]/[.B45]" office:value-type="float" office:value="0.963316876360354" calcext:value-type="float">
            <text:p>0,9633168764</text:p>
          </table:table-cell>
        </table:table-row>
      </table:table>
      <table:table table:name="sqrt" table:style-name="ta1">
        <table:shapes>
          <draw:frame draw:z-index="0" draw:style-name="gr1" draw:text-style-name="P1" svg:width="159.99mm" svg:height="89.99mm" svg:x="113.65mm" svg:y="1mm">
            <loext:p draw:notify-on-update-of-ranges="sqrt.E2:sqrt.E3 sqrt.E4:sqrt.E20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/[.B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5]/[.B5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6]/[.B6]" office:value-type="float" office:value="0.615384615384615" calcext:value-type="float">
            <text:p>0,6153846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7]/[.B7]" office:value-type="float" office:value="0.736842105263158" calcext:value-type="float">
            <text:p>0,7368421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8]/[.B8]" office:value-type="float" office:value="0.740740740740741" calcext:value-type="float">
            <text:p>0,7407407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C9]/[.B9]" office:value-type="float" office:value="0.657142857142857" calcext:value-type="float">
            <text:p>0,6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C10]/[.B10]" office:value-type="float" office:value="0.674418604651163" calcext:value-type="float">
            <text:p>0,6744186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C11]/[.B11]" office:value-type="float" office:value="0.627450980392157" calcext:value-type="float">
            <text:p>0,6274509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C12]/[.B12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C13]/[.B13]" office:value-type="float" office:value="0.676056338028169" calcext:value-type="float">
            <text:p>0,676056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[.C14]/[.B14]" office:value-type="float" office:value="0.634146341463415" calcext:value-type="float">
            <text:p>0,6341463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[.C15]/[.B15]" office:value-type="float" office:value="0.645161290322581" calcext:value-type="float">
            <text:p>0,6451612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formula="of:=[.C16]/[.B16]" office:value-type="float" office:value="0.615384615384615" calcext:value-type="float">
            <text:p>0,6153846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table:formula="of:=[.C17]/[.B17]" office:value-type="float" office:value="0.626086956521739" calcext:value-type="float">
            <text:p>0,6260869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formula="of:=[.C18]/[.B18]" office:value-type="float" office:value="0.603174603174603" calcext:value-type="float">
            <text:p>0,6031746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table:formula="of:=[.C19]/[.B19]" office:value-type="float" office:value="0.63768115942029" calcext:value-type="float">
            <text:p>0,6376811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table:formula="of:=[.C20]/[.B20]" office:value-type="float" office:value="0.644736842105263" calcext:value-type="float">
            <text:p>0,64473684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formula="of:=[.C21]/[.B21]" office:value-type="float" office:value="0.620481927710843" calcext:value-type="float">
            <text:p>0,6204819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table:formula="of:=[.C22]/[.B22]" office:value-type="float" office:value="0.627777777777778" calcext:value-type="float">
            <text:p>0,6277777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table:formula="of:=[.C23]/[.B23]" office:value-type="float" office:value="0.608247422680412" calcext:value-type="float">
            <text:p>0,60824742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" calcext:value-type="float">
            <text:p>208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table:formula="of:=[.C24]/[.B24]" office:value-type="float" office:value="0.615384615384615" calcext:value-type="float">
            <text:p>0,6153846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table:formula="of:=[.C25]/[.B25]" office:value-type="float" office:value="0.599099099099099" calcext:value-type="float">
            <text:p>0,59909909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table:formula="of:=[.C26]/[.B26]" office:value-type="float" office:value="0.605932203389831" calcext:value-type="float">
            <text:p>0,6059322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office:value-type="float" office:value="103" calcext:value-type="float">
            <text:p>103</text:p>
          </table:table-cell>
          <table:table-cell table:formula="of:=[.C27]/[.B27]" office:value-type="float" office:value="0.592" calcext:value-type="float">
            <text:p>0,5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formula="of:=[.C28]/[.B28]" office:value-type="float" office:value="0.611320754716981" calcext:value-type="float">
            <text:p>0,61132075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" calcext:value-type="float">
            <text:p>282</text:p>
          </table:table-cell>
          <table:table-cell office:value-type="float" office:value="174" calcext:value-type="float">
            <text:p>174</text:p>
          </table:table-cell>
          <table:table-cell office:value-type="float" office:value="109" calcext:value-type="float">
            <text:p>109</text:p>
          </table:table-cell>
          <table:table-cell table:formula="of:=[.C29]/[.B29]" office:value-type="float" office:value="0.617021276595745" calcext:value-type="float">
            <text:p>0,61702127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9" calcext:value-type="float">
            <text:p>299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[.C30]/[.B30]" office:value-type="float" office:value="0.602006688963211" calcext:value-type="float">
            <text:p>0,6020066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6" calcext:value-type="float">
            <text:p>316</text:p>
          </table:table-cell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table:formula="of:=[.C31]/[.B31]" office:value-type="float" office:value="0.607594936708861" calcext:value-type="float">
            <text:p>0,60759493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3" calcext:value-type="float">
            <text:p>333</text:p>
          </table:table-cell>
          <table:table-cell office:value-type="float" office:value="198" calcext:value-type="float">
            <text:p>198</text:p>
          </table:table-cell>
          <table:table-cell office:value-type="float" office:value="136" calcext:value-type="float">
            <text:p>136</text:p>
          </table:table-cell>
          <table:table-cell table:formula="of:=[.C32]/[.B32]" office:value-type="float" office:value="0.594594594594595" calcext:value-type="float">
            <text:p>0,59459459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table:formula="of:=[.C33]/[.B33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7" calcext:value-type="float">
            <text:p>367</text:p>
          </table:table-cell>
          <table:table-cell office:value-type="float" office:value="216" calcext:value-type="float">
            <text:p>216</text:p>
          </table:table-cell>
          <table:table-cell office:value-type="float" office:value="152" calcext:value-type="float">
            <text:p>152</text:p>
          </table:table-cell>
          <table:table-cell table:formula="of:=[.C34]/[.B34]" office:value-type="float" office:value="0.588555858310627" calcext:value-type="float">
            <text:p>0,5885558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float" office:value="228" calcext:value-type="float">
            <text:p>228</text:p>
          </table:table-cell>
          <table:table-cell office:value-type="float" office:value="157" calcext:value-type="float">
            <text:p>157</text:p>
          </table:table-cell>
          <table:table-cell table:formula="of:=[.C35]/[.B35]" office:value-type="float" office:value="0.59375" calcext:value-type="float">
            <text:p>0,59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234" calcext:value-type="float">
            <text:p>234</text:p>
          </table:table-cell>
          <table:table-cell office:value-type="float" office:value="168" calcext:value-type="float">
            <text:p>168</text:p>
          </table:table-cell>
          <table:table-cell table:formula="of:=[.C36]/[.B36]" office:value-type="float" office:value="0.58354114713217" calcext:value-type="float">
            <text:p>0,58354114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8" calcext:value-type="float">
            <text:p>418</text:p>
          </table:table-cell>
          <table:table-cell office:value-type="float" office:value="246" calcext:value-type="float">
            <text:p>246</text:p>
          </table:table-cell>
          <table:table-cell office:value-type="float" office:value="173" calcext:value-type="float">
            <text:p>173</text:p>
          </table:table-cell>
          <table:table-cell table:formula="of:=[.C37]/[.B37]" office:value-type="float" office:value="0.588516746411483" calcext:value-type="float">
            <text:p>0,58851674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5" calcext:value-type="float">
            <text:p>435</text:p>
          </table:table-cell>
          <table:table-cell office:value-type="float" office:value="252" calcext:value-type="float">
            <text:p>252</text:p>
          </table:table-cell>
          <table:table-cell office:value-type="float" office:value="184" calcext:value-type="float">
            <text:p>184</text:p>
          </table:table-cell>
          <table:table-cell table:formula="of:=[.C38]/[.B38]" office:value-type="float" office:value="0.579310344827586" calcext:value-type="float">
            <text:p>0,5793103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3" calcext:value-type="float">
            <text:p>453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table:formula="of:=[.C39]/[.B39]" office:value-type="float" office:value="0.596026490066225" calcext:value-type="float">
            <text:p>0,59602649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3" calcext:value-type="float">
            <text:p>473</text:p>
          </table:table-cell>
          <table:table-cell office:value-type="float" office:value="284" calcext:value-type="float">
            <text:p>284</text:p>
          </table:table-cell>
          <table:table-cell office:value-type="float" office:value="190" calcext:value-type="float">
            <text:p>190</text:p>
          </table:table-cell>
          <table:table-cell table:formula="of:=[.C40]/[.B40]" office:value-type="float" office:value="0.600422832980973" calcext:value-type="float">
            <text:p>0,6004228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3" calcext:value-type="float">
            <text:p>493</text:p>
          </table:table-cell>
          <table:table-cell office:value-type="float" office:value="291" calcext:value-type="float">
            <text:p>291</text:p>
          </table:table-cell>
          <table:table-cell office:value-type="float" office:value="203" calcext:value-type="float">
            <text:p>203</text:p>
          </table:table-cell>
          <table:table-cell table:formula="of:=[.C41]/[.B41]" office:value-type="float" office:value="0.59026369168357" calcext:value-type="float">
            <text:p>0,59026369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305" calcext:value-type="float">
            <text:p>305</text:p>
          </table:table-cell>
          <table:table-cell office:value-type="float" office:value="209" calcext:value-type="float">
            <text:p>209</text:p>
          </table:table-cell>
          <table:table-cell table:formula="of:=[.C42]/[.B42]" office:value-type="float" office:value="0.594541910331384" calcext:value-type="float">
            <text:p>0,59454191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3" calcext:value-type="float">
            <text:p>533</text:p>
          </table:table-cell>
          <table:table-cell office:value-type="float" office:value="312" calcext:value-type="float">
            <text:p>312</text:p>
          </table:table-cell>
          <table:table-cell office:value-type="float" office:value="222" calcext:value-type="float">
            <text:p>222</text:p>
          </table:table-cell>
          <table:table-cell table:formula="of:=[.C43]/[.B43]" office:value-type="float" office:value="0.585365853658537" calcext:value-type="float">
            <text:p>0,58536585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3" calcext:value-type="float">
            <text:p>553</text:p>
          </table:table-cell>
          <table:table-cell office:value-type="float" office:value="326" calcext:value-type="float">
            <text:p>326</text:p>
          </table:table-cell>
          <table:table-cell office:value-type="float" office:value="228" calcext:value-type="float">
            <text:p>228</text:p>
          </table:table-cell>
          <table:table-cell table:formula="of:=[.C44]/[.B44]" office:value-type="float" office:value="0.589511754068716" calcext:value-type="float">
            <text:p>0,58951175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3" calcext:value-type="float">
            <text:p>573</text:p>
          </table:table-cell>
          <table:table-cell office:value-type="float" office:value="333" calcext:value-type="float">
            <text:p>333</text:p>
          </table:table-cell>
          <table:table-cell office:value-type="float" office:value="241" calcext:value-type="float">
            <text:p>241</text:p>
          </table:table-cell>
          <table:table-cell table:formula="of:=[.C45]/[.B45]" office:value-type="float" office:value="0.581151832460733" calcext:value-type="float">
            <text:p>0,58115183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3" calcext:value-type="float">
            <text:p>593</text:p>
          </table:table-cell>
          <table:table-cell office:value-type="float" office:value="347" calcext:value-type="float">
            <text:p>347</text:p>
          </table:table-cell>
          <table:table-cell office:value-type="float" office:value="247" calcext:value-type="float">
            <text:p>247</text:p>
          </table:table-cell>
          <table:table-cell table:formula="of:=[.C46]/[.B46]" office:value-type="float" office:value="0.585160202360877" calcext:value-type="float">
            <text:p>0,58516020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3" calcext:value-type="float">
            <text:p>613</text:p>
          </table:table-cell>
          <table:table-cell office:value-type="float" office:value="354" calcext:value-type="float">
            <text:p>354</text:p>
          </table:table-cell>
          <table:table-cell office:value-type="float" office:value="260" calcext:value-type="float">
            <text:p>260</text:p>
          </table:table-cell>
          <table:table-cell table:formula="of:=[.C47]/[.B47]" office:value-type="float" office:value="0.577487765089723" calcext:value-type="float">
            <text:p>0,57748776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3" calcext:value-type="float">
            <text:p>633</text:p>
          </table:table-cell>
          <table:table-cell office:value-type="float" office:value="368" calcext:value-type="float">
            <text:p>368</text:p>
          </table:table-cell>
          <table:table-cell office:value-type="float" office:value="266" calcext:value-type="float">
            <text:p>266</text:p>
          </table:table-cell>
          <table:table-cell table:formula="of:=[.C48]/[.B48]" office:value-type="float" office:value="0.581358609794629" calcext:value-type="float">
            <text:p>0,58135860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3" calcext:value-type="float">
            <text:p>653</text:p>
          </table:table-cell>
          <table:table-cell office:value-type="float" office:value="375" calcext:value-type="float">
            <text:p>375</text:p>
          </table:table-cell>
          <table:table-cell office:value-type="float" office:value="279" calcext:value-type="float">
            <text:p>279</text:p>
          </table:table-cell>
          <table:table-cell table:formula="of:=[.C49]/[.B49]" office:value-type="float" office:value="0.57427258805513" calcext:value-type="float">
            <text:p>0,57427258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3" calcext:value-type="float">
            <text:p>673</text:p>
          </table:table-cell>
          <table:table-cell office:value-type="float" office:value="389" calcext:value-type="float">
            <text:p>389</text:p>
          </table:table-cell>
          <table:table-cell office:value-type="float" office:value="285" calcext:value-type="float">
            <text:p>285</text:p>
          </table:table-cell>
          <table:table-cell table:formula="of:=[.C50]/[.B50]" office:value-type="float" office:value="0.578008915304606" calcext:value-type="float">
            <text:p>0,57800891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3" calcext:value-type="float">
            <text:p>693</text:p>
          </table:table-cell>
          <table:table-cell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C51]/[.B51]" office:value-type="float" office:value="0.571428571428571" calcext:value-type="float">
            <text:p>0,57142857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14" calcext:value-type="float">
            <text:p>714</text:p>
          </table:table-cell>
          <table:table-cell office:value-type="float" office:value="416" calcext:value-type="float">
            <text:p>416</text:p>
          </table:table-cell>
          <table:table-cell office:value-type="float" office:value="299" calcext:value-type="float">
            <text:p>299</text:p>
          </table:table-cell>
          <table:table-cell table:formula="of:=[.C52]/[.B52]" office:value-type="float" office:value="0.582633053221289" calcext:value-type="float">
            <text:p>0,5826330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7" calcext:value-type="float">
            <text:p>737</text:p>
          </table:table-cell>
          <table:table-cell office:value-type="float" office:value="432" calcext:value-type="float">
            <text:p>432</text:p>
          </table:table-cell>
          <table:table-cell office:value-type="float" office:value="306" calcext:value-type="float">
            <text:p>306</text:p>
          </table:table-cell>
          <table:table-cell table:formula="of:=[.C53]/[.B53]" office:value-type="float" office:value="0.586160108548168" calcext:value-type="float">
            <text:p>0,58616010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0" calcext:value-type="float">
            <text:p>760</text:p>
          </table:table-cell>
          <table:table-cell office:value-type="float" office:value="440" calcext:value-type="float">
            <text:p>440</text:p>
          </table:table-cell>
          <table:table-cell office:value-type="float" office:value="321" calcext:value-type="float">
            <text:p>321</text:p>
          </table:table-cell>
          <table:table-cell table:formula="of:=[.C54]/[.B54]" office:value-type="float" office:value="0.578947368421053" calcext:value-type="float">
            <text:p>0,57894736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3" calcext:value-type="float">
            <text:p>783</text:p>
          </table:table-cell>
          <table:table-cell office:value-type="float" office:value="456" calcext:value-type="float">
            <text:p>456</text:p>
          </table:table-cell>
          <table:table-cell office:value-type="float" office:value="328" calcext:value-type="float">
            <text:p>328</text:p>
          </table:table-cell>
          <table:table-cell table:formula="of:=[.C55]/[.B55]" office:value-type="float" office:value="0.582375478927203" calcext:value-type="float">
            <text:p>0,58237547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6" calcext:value-type="float">
            <text:p>806</text:p>
          </table:table-cell>
          <table:table-cell office:value-type="float" office:value="464" calcext:value-type="float">
            <text:p>464</text:p>
          </table:table-cell>
          <table:table-cell office:value-type="float" office:value="343" calcext:value-type="float">
            <text:p>343</text:p>
          </table:table-cell>
          <table:table-cell table:formula="of:=[.C56]/[.B56]" office:value-type="float" office:value="0.575682382133995" calcext:value-type="float">
            <text:p>0,57568238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9" calcext:value-type="float">
            <text:p>829</text:p>
          </table:table-cell>
          <table:table-cell office:value-type="float" office:value="480" calcext:value-type="float">
            <text:p>480</text:p>
          </table:table-cell>
          <table:table-cell office:value-type="float" office:value="350" calcext:value-type="float">
            <text:p>350</text:p>
          </table:table-cell>
          <table:table-cell table:formula="of:=[.C57]/[.B57]" office:value-type="float" office:value="0.579010856453559" calcext:value-type="float">
            <text:p>0,57901085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2" calcext:value-type="float">
            <text:p>852</text:p>
          </table:table-cell>
          <table:table-cell office:value-type="float" office:value="488" calcext:value-type="float">
            <text:p>488</text:p>
          </table:table-cell>
          <table:table-cell office:value-type="float" office:value="365" calcext:value-type="float">
            <text:p>365</text:p>
          </table:table-cell>
          <table:table-cell table:formula="of:=[.C58]/[.B58]" office:value-type="float" office:value="0.572769953051643" calcext:value-type="float">
            <text:p>0,57276995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5" calcext:value-type="float">
            <text:p>875</text:p>
          </table:table-cell>
          <table:table-cell office:value-type="float" office:value="504" calcext:value-type="float">
            <text:p>504</text:p>
          </table:table-cell>
          <table:table-cell office:value-type="float" office:value="372" calcext:value-type="float">
            <text:p>372</text:p>
          </table:table-cell>
          <table:table-cell table:formula="of:=[.C59]/[.B59]"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8" calcext:value-type="float">
            <text:p>898</text:p>
          </table:table-cell>
          <table:table-cell office:value-type="float" office:value="512" calcext:value-type="float">
            <text:p>512</text:p>
          </table:table-cell>
          <table:table-cell office:value-type="float" office:value="387" calcext:value-type="float">
            <text:p>387</text:p>
          </table:table-cell>
          <table:table-cell table:formula="of:=[.C60]/[.B60]" office:value-type="float" office:value="0.570155902004454" calcext:value-type="float">
            <text:p>0,5701559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1" calcext:value-type="float">
            <text:p>921</text:p>
          </table:table-cell>
          <table:table-cell office:value-type="float" office:value="528" calcext:value-type="float">
            <text:p>528</text:p>
          </table:table-cell>
          <table:table-cell office:value-type="float" office:value="394" calcext:value-type="float">
            <text:p>394</text:p>
          </table:table-cell>
          <table:table-cell table:formula="of:=[.C61]/[.B61]" office:value-type="float" office:value="0.57328990228013" calcext:value-type="float">
            <text:p>0,5732899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4" calcext:value-type="float">
            <text:p>944</text:p>
          </table:table-cell>
          <table:table-cell office:value-type="float" office:value="536" calcext:value-type="float">
            <text:p>536</text:p>
          </table:table-cell>
          <table:table-cell office:value-type="float" office:value="409" calcext:value-type="float">
            <text:p>409</text:p>
          </table:table-cell>
          <table:table-cell table:formula="of:=[.C62]/[.B62]" office:value-type="float" office:value="0.567796610169492" calcext:value-type="float">
            <text:p>0,5677966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7" calcext:value-type="float">
            <text:p>967</text:p>
          </table:table-cell>
          <table:table-cell office:value-type="float" office:value="552" calcext:value-type="float">
            <text:p>552</text:p>
          </table:table-cell>
          <table:table-cell office:value-type="float" office:value="416" calcext:value-type="float">
            <text:p>416</text:p>
          </table:table-cell>
          <table:table-cell table:formula="of:=[.C63]/[.B63]" office:value-type="float" office:value="0.570837642192347" calcext:value-type="float">
            <text:p>0,57083764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0" calcext:value-type="float">
            <text:p>990</text:p>
          </table:table-cell>
          <table:table-cell office:value-type="float" office:value="560" calcext:value-type="float">
            <text:p>560</text:p>
          </table:table-cell>
          <table:table-cell office:value-type="float" office:value="431" calcext:value-type="float">
            <text:p>431</text:p>
          </table:table-cell>
          <table:table-cell table:formula="of:=[.C64]/[.B64]" office:value-type="float" office:value="0.565656565656566" calcext:value-type="float">
            <text:p>0,56565656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3" calcext:value-type="float">
            <text:p>1013</text:p>
          </table:table-cell>
          <table:table-cell office:value-type="float" office:value="576" calcext:value-type="float">
            <text:p>576</text:p>
          </table:table-cell>
          <table:table-cell office:value-type="float" office:value="438" calcext:value-type="float">
            <text:p>438</text:p>
          </table:table-cell>
          <table:table-cell table:formula="of:=[.C65]/[.B65]" office:value-type="float" office:value="0.568608094768016" calcext:value-type="float">
            <text:p>0,56860809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36" calcext:value-type="float">
            <text:p>1036</text:p>
          </table:table-cell>
          <table:table-cell office:value-type="float" office:value="584" calcext:value-type="float">
            <text:p>584</text:p>
          </table:table-cell>
          <table:table-cell office:value-type="float" office:value="453" calcext:value-type="float">
            <text:p>453</text:p>
          </table:table-cell>
          <table:table-cell table:formula="of:=[.C66]/[.B66]" office:value-type="float" office:value="0.563706563706564" calcext:value-type="float">
            <text:p>0,5637065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0" calcext:value-type="float">
            <text:p>1060</text:p>
          </table:table-cell>
          <table:table-cell office:value-type="float" office:value="608" calcext:value-type="float">
            <text:p>608</text:p>
          </table:table-cell>
          <table:table-cell office:value-type="float" office:value="453" calcext:value-type="float">
            <text:p>453</text:p>
          </table:table-cell>
          <table:table-cell table:formula="of:=[.C67]/[.B67]" office:value-type="float" office:value="0.573584905660377" calcext:value-type="float">
            <text:p>0,57358490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6" calcext:value-type="float">
            <text:p>1086</text:p>
          </table:table-cell>
          <table:table-cell office:value-type="float" office:value="626" calcext:value-type="float">
            <text:p>626</text:p>
          </table:table-cell>
          <table:table-cell office:value-type="float" office:value="461" calcext:value-type="float">
            <text:p>461</text:p>
          </table:table-cell>
          <table:table-cell table:formula="of:=[.C68]/[.B68]" office:value-type="float" office:value="0.576427255985267" calcext:value-type="float">
            <text:p>0,5764272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2" calcext:value-type="float">
            <text:p>1112</text:p>
          </table:table-cell>
          <table:table-cell office:value-type="float" office:value="635" calcext:value-type="float">
            <text:p>635</text:p>
          </table:table-cell>
          <table:table-cell office:value-type="float" office:value="478" calcext:value-type="float">
            <text:p>478</text:p>
          </table:table-cell>
          <table:table-cell table:formula="of:=[.C69]/[.B69]" office:value-type="float" office:value="0.571043165467626" calcext:value-type="float">
            <text:p>0,57104316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38" calcext:value-type="float">
            <text:p>1138</text:p>
          </table:table-cell>
          <table:table-cell office:value-type="float" office:value="653" calcext:value-type="float">
            <text:p>653</text:p>
          </table:table-cell>
          <table:table-cell office:value-type="float" office:value="486" calcext:value-type="float">
            <text:p>486</text:p>
          </table:table-cell>
          <table:table-cell table:formula="of:=[.C70]/[.B70]" office:value-type="float" office:value="0.573813708260105" calcext:value-type="float">
            <text:p>0,57381370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64" calcext:value-type="float">
            <text:p>1164</text:p>
          </table:table-cell>
          <table:table-cell office:value-type="float" office:value="662" calcext:value-type="float">
            <text:p>662</text:p>
          </table:table-cell>
          <table:table-cell office:value-type="float" office:value="503" calcext:value-type="float">
            <text:p>503</text:p>
          </table:table-cell>
          <table:table-cell table:formula="of:=[.C71]/[.B71]" office:value-type="float" office:value="0.56872852233677" calcext:value-type="float">
            <text:p>0,56872852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90" calcext:value-type="float">
            <text:p>1190</text:p>
          </table:table-cell>
          <table:table-cell office:value-type="float" office:value="680" calcext:value-type="float">
            <text:p>680</text:p>
          </table:table-cell>
          <table:table-cell office:value-type="float" office:value="511" calcext:value-type="float">
            <text:p>511</text:p>
          </table:table-cell>
          <table:table-cell table:formula="of:=[.C72]/[.B72]" office:value-type="float" office:value="0.571428571428571" calcext:value-type="float">
            <text:p>0,57142857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16" calcext:value-type="float">
            <text:p>1216</text:p>
          </table:table-cell>
          <table:table-cell office:value-type="float" office:value="689" calcext:value-type="float">
            <text:p>689</text:p>
          </table:table-cell>
          <table:table-cell office:value-type="float" office:value="528" calcext:value-type="float">
            <text:p>528</text:p>
          </table:table-cell>
          <table:table-cell table:formula="of:=[.C73]/[.B73]" office:value-type="float" office:value="0.566611842105263" calcext:value-type="float">
            <text:p>0,5666118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42" calcext:value-type="float">
            <text:p>1242</text:p>
          </table:table-cell>
          <table:table-cell office:value-type="float" office:value="707" calcext:value-type="float">
            <text:p>707</text:p>
          </table:table-cell>
          <table:table-cell office:value-type="float" office:value="536" calcext:value-type="float">
            <text:p>536</text:p>
          </table:table-cell>
          <table:table-cell table:formula="of:=[.C74]/[.B74]" office:value-type="float" office:value="0.569243156199678" calcext:value-type="float">
            <text:p>0,56924315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68" calcext:value-type="float">
            <text:p>1268</text:p>
          </table:table-cell>
          <table:table-cell office:value-type="float" office:value="716" calcext:value-type="float">
            <text:p>716</text:p>
          </table:table-cell>
          <table:table-cell office:value-type="float" office:value="553" calcext:value-type="float">
            <text:p>553</text:p>
          </table:table-cell>
          <table:table-cell table:formula="of:=[.C75]/[.B75]" office:value-type="float" office:value="0.564668769716088" calcext:value-type="float">
            <text:p>0,56466876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94" calcext:value-type="float">
            <text:p>1294</text:p>
          </table:table-cell>
          <table:table-cell office:value-type="float" office:value="734" calcext:value-type="float">
            <text:p>734</text:p>
          </table:table-cell>
          <table:table-cell office:value-type="float" office:value="561" calcext:value-type="float">
            <text:p>561</text:p>
          </table:table-cell>
          <table:table-cell table:formula="of:=[.C76]/[.B76]" office:value-type="float" office:value="0.567233384853168" calcext:value-type="float">
            <text:p>0,56723338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20" calcext:value-type="float">
            <text:p>1320</text:p>
          </table:table-cell>
          <table:table-cell office:value-type="float" office:value="743" calcext:value-type="float">
            <text:p>743</text:p>
          </table:table-cell>
          <table:table-cell office:value-type="float" office:value="578" calcext:value-type="float">
            <text:p>578</text:p>
          </table:table-cell>
          <table:table-cell table:formula="of:=[.C77]/[.B77]" office:value-type="float" office:value="0.562878787878788" calcext:value-type="float">
            <text:p>0,56287878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46" calcext:value-type="float">
            <text:p>1346</text:p>
          </table:table-cell>
          <table:table-cell office:value-type="float" office:value="761" calcext:value-type="float">
            <text:p>761</text:p>
          </table:table-cell>
          <table:table-cell office:value-type="float" office:value="586" calcext:value-type="float">
            <text:p>586</text:p>
          </table:table-cell>
          <table:table-cell table:formula="of:=[.C78]/[.B78]" office:value-type="float" office:value="0.565378900445765" calcext:value-type="float">
            <text:p>0,56537890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72" calcext:value-type="float">
            <text:p>1372</text:p>
          </table:table-cell>
          <table:table-cell office:value-type="float" office:value="770" calcext:value-type="float">
            <text:p>770</text:p>
          </table:table-cell>
          <table:table-cell office:value-type="float" office:value="603" calcext:value-type="float">
            <text:p>603</text:p>
          </table:table-cell>
          <table:table-cell table:formula="of:=[.C79]/[.B79]" office:value-type="float" office:value="0.561224489795918" calcext:value-type="float">
            <text:p>0,56122448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98" calcext:value-type="float">
            <text:p>1398</text:p>
          </table:table-cell>
          <table:table-cell office:value-type="float" office:value="788" calcext:value-type="float">
            <text:p>788</text:p>
          </table:table-cell>
          <table:table-cell office:value-type="float" office:value="611" calcext:value-type="float">
            <text:p>611</text:p>
          </table:table-cell>
          <table:table-cell table:formula="of:=[.C80]/[.B80]" office:value-type="float" office:value="0.563662374821173" calcext:value-type="float">
            <text:p>0,56366237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4" calcext:value-type="float">
            <text:p>1424</text:p>
          </table:table-cell>
          <table:table-cell office:value-type="float" office:value="797" calcext:value-type="float">
            <text:p>797</text:p>
          </table:table-cell>
          <table:table-cell office:value-type="float" office:value="628" calcext:value-type="float">
            <text:p>628</text:p>
          </table:table-cell>
          <table:table-cell table:formula="of:=[.C81]/[.B81]" office:value-type="float" office:value="0.559691011235955" calcext:value-type="float">
            <text:p>0,55969101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0" calcext:value-type="float">
            <text:p>1450</text:p>
          </table:table-cell>
          <table:table-cell office:value-type="float" office:value="815" calcext:value-type="float">
            <text:p>815</text:p>
          </table:table-cell>
          <table:table-cell office:value-type="float" office:value="636" calcext:value-type="float">
            <text:p>636</text:p>
          </table:table-cell>
          <table:table-cell table:formula="of:=[.C82]/[.B82]" office:value-type="float" office:value="0.562068965517241" calcext:value-type="float">
            <text:p>0,56206896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6" calcext:value-type="float">
            <text:p>1476</text:p>
          </table:table-cell>
          <table:table-cell office:value-type="float" office:value="824" calcext:value-type="float">
            <text:p>824</text:p>
          </table:table-cell>
          <table:table-cell office:value-type="float" office:value="653" calcext:value-type="float">
            <text:p>653</text:p>
          </table:table-cell>
          <table:table-cell table:formula="of:=[.C83]/[.B83]" office:value-type="float" office:value="0.558265582655827" calcext:value-type="float">
            <text:p>0,55826558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3" calcext:value-type="float">
            <text:p>1503</text:p>
          </table:table-cell>
          <table:table-cell office:value-type="float" office:value="850" calcext:value-type="float">
            <text:p>850</text:p>
          </table:table-cell>
          <table:table-cell office:value-type="float" office:value="654" calcext:value-type="float">
            <text:p>654</text:p>
          </table:table-cell>
          <table:table-cell table:formula="of:=[.C84]/[.B84]" office:value-type="float" office:value="0.565535595475715" calcext:value-type="float">
            <text:p>0,56553559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32" calcext:value-type="float">
            <text:p>1532</text:p>
          </table:table-cell>
          <table:table-cell office:value-type="float" office:value="870" calcext:value-type="float">
            <text:p>870</text:p>
          </table:table-cell>
          <table:table-cell office:value-type="float" office:value="663" calcext:value-type="float">
            <text:p>663</text:p>
          </table:table-cell>
          <table:table-cell table:formula="of:=[.C85]/[.B85]" office:value-type="float" office:value="0.567885117493473" calcext:value-type="float">
            <text:p>0,56788511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61" calcext:value-type="float">
            <text:p>1561</text:p>
          </table:table-cell>
          <table:table-cell office:value-type="float" office:value="880" calcext:value-type="float">
            <text:p>880</text:p>
          </table:table-cell>
          <table:table-cell office:value-type="float" office:value="682" calcext:value-type="float">
            <text:p>682</text:p>
          </table:table-cell>
          <table:table-cell table:formula="of:=[.C86]/[.B86]" office:value-type="float" office:value="0.563741191543882" calcext:value-type="float">
            <text:p>0,56374119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90" calcext:value-type="float">
            <text:p>1590</text:p>
          </table:table-cell>
          <table:table-cell office:value-type="float" office:value="900" calcext:value-type="float">
            <text:p>900</text:p>
          </table:table-cell>
          <table:table-cell office:value-type="float" office:value="691" calcext:value-type="float">
            <text:p>691</text:p>
          </table:table-cell>
          <table:table-cell table:formula="of:=[.C87]/[.B87]" office:value-type="float" office:value="0.566037735849057" calcext:value-type="float">
            <text:p>0,56603773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19" calcext:value-type="float">
            <text:p>1619</text:p>
          </table:table-cell>
          <table:table-cell office:value-type="float" office:value="910" calcext:value-type="float">
            <text:p>910</text:p>
          </table:table-cell>
          <table:table-cell office:value-type="float" office:value="710" calcext:value-type="float">
            <text:p>710</text:p>
          </table:table-cell>
          <table:table-cell table:formula="of:=[.C88]/[.B88]" office:value-type="float" office:value="0.562075355157505" calcext:value-type="float">
            <text:p>0,56207535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48" calcext:value-type="float">
            <text:p>1648</text:p>
          </table:table-cell>
          <table:table-cell office:value-type="float" office:value="930" calcext:value-type="float">
            <text:p>930</text:p>
          </table:table-cell>
          <table:table-cell office:value-type="float" office:value="719" calcext:value-type="float">
            <text:p>719</text:p>
          </table:table-cell>
          <table:table-cell table:formula="of:=[.C89]/[.B89]" office:value-type="float" office:value="0.564320388349515" calcext:value-type="float">
            <text:p>0,56432038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77" calcext:value-type="float">
            <text:p>1677</text:p>
          </table:table-cell>
          <table:table-cell office:value-type="float" office:value="940" calcext:value-type="float">
            <text:p>940</text:p>
          </table:table-cell>
          <table:table-cell office:value-type="float" office:value="738" calcext:value-type="float">
            <text:p>738</text:p>
          </table:table-cell>
          <table:table-cell table:formula="of:=[.C90]/[.B90]" office:value-type="float" office:value="0.560524746571258" calcext:value-type="float">
            <text:p>0,56052474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06" calcext:value-type="float">
            <text:p>1706</text:p>
          </table:table-cell>
          <table:table-cell office:value-type="float" office:value="960" calcext:value-type="float">
            <text:p>960</text:p>
          </table:table-cell>
          <table:table-cell office:value-type="float" office:value="747" calcext:value-type="float">
            <text:p>747</text:p>
          </table:table-cell>
          <table:table-cell table:formula="of:=[.C91]/[.B91]" office:value-type="float" office:value="0.562719812426729" calcext:value-type="float">
            <text:p>0,56271981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35" calcext:value-type="float">
            <text:p>1735</text:p>
          </table:table-cell>
          <table:table-cell office:value-type="float" office:value="970" calcext:value-type="float">
            <text:p>970</text:p>
          </table:table-cell>
          <table:table-cell office:value-type="float" office:value="766" calcext:value-type="float">
            <text:p>766</text:p>
          </table:table-cell>
          <table:table-cell table:formula="of:=[.C92]/[.B92]" office:value-type="float" office:value="0.559077809798271" calcext:value-type="float">
            <text:p>0,55907780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64" calcext:value-type="float">
            <text:p>1764</text:p>
          </table:table-cell>
          <table:table-cell office:value-type="float" office:value="990" calcext:value-type="float">
            <text:p>990</text:p>
          </table:table-cell>
          <table:table-cell office:value-type="float" office:value="775" calcext:value-type="float">
            <text:p>775</text:p>
          </table:table-cell>
          <table:table-cell table:formula="of:=[.C93]/[.B93]" office:value-type="float" office:value="0.561224489795918" calcext:value-type="float">
            <text:p>0,56122448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93" calcext:value-type="float">
            <text:p>1793</text:p>
          </table:table-cell>
          <table:table-cell office:value-type="float" office:value="1000" calcext:value-type="float">
            <text:p>1000</text:p>
          </table:table-cell>
          <table:table-cell office:value-type="float" office:value="794" calcext:value-type="float">
            <text:p>794</text:p>
          </table:table-cell>
          <table:table-cell table:formula="of:=[.C94]/[.B94]" office:value-type="float" office:value="0.557724484104852" calcext:value-type="float">
            <text:p>0,55772448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22" calcext:value-type="float">
            <text:p>1822</text:p>
          </table:table-cell>
          <table:table-cell office:value-type="float" office:value="1020" calcext:value-type="float">
            <text:p>1020</text:p>
          </table:table-cell>
          <table:table-cell office:value-type="float" office:value="803" calcext:value-type="float">
            <text:p>803</text:p>
          </table:table-cell>
          <table:table-cell table:formula="of:=[.C95]/[.B95]" office:value-type="float" office:value="0.559824368825467" calcext:value-type="float">
            <text:p>0,55982436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51" calcext:value-type="float">
            <text:p>1851</text:p>
          </table:table-cell>
          <table:table-cell office:value-type="float" office:value="1030" calcext:value-type="float">
            <text:p>1030</text:p>
          </table:table-cell>
          <table:table-cell office:value-type="float" office:value="822" calcext:value-type="float">
            <text:p>822</text:p>
          </table:table-cell>
          <table:table-cell table:formula="of:=[.C96]/[.B96]" office:value-type="float" office:value="0.556455969746083" calcext:value-type="float">
            <text:p>0,55645596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0" calcext:value-type="float">
            <text:p>1880</text:p>
          </table:table-cell>
          <table:table-cell office:value-type="float" office:value="1050" calcext:value-type="float">
            <text:p>1050</text:p>
          </table:table-cell>
          <table:table-cell office:value-type="float" office:value="831" calcext:value-type="float">
            <text:p>831</text:p>
          </table:table-cell>
          <table:table-cell table:formula="of:=[.C97]/[.B97]" office:value-type="float" office:value="0.558510638297872" calcext:value-type="float">
            <text:p>0,55851063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9" calcext:value-type="float">
            <text:p>1909</text:p>
          </table:table-cell>
          <table:table-cell office:value-type="float" office:value="1060" calcext:value-type="float">
            <text:p>1060</text:p>
          </table:table-cell>
          <table:table-cell office:value-type="float" office:value="850" calcext:value-type="float">
            <text:p>850</text:p>
          </table:table-cell>
          <table:table-cell table:formula="of:=[.C98]/[.B98]" office:value-type="float" office:value="0.555264536406496" calcext:value-type="float">
            <text:p>0,55526453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38" calcext:value-type="float">
            <text:p>1938</text:p>
          </table:table-cell>
          <table:table-cell office:value-type="float" office:value="1080" calcext:value-type="float">
            <text:p>1080</text:p>
          </table:table-cell>
          <table:table-cell office:value-type="float" office:value="859" calcext:value-type="float">
            <text:p>859</text:p>
          </table:table-cell>
          <table:table-cell table:formula="of:=[.C99]/[.B99]" office:value-type="float" office:value="0.557275541795666" calcext:value-type="float">
            <text:p>0,55727554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67" calcext:value-type="float">
            <text:p>1967</text:p>
          </table:table-cell>
          <table:table-cell office:value-type="float" office:value="1090" calcext:value-type="float">
            <text:p>1090</text:p>
          </table:table-cell>
          <table:table-cell office:value-type="float" office:value="878" calcext:value-type="float">
            <text:p>878</text:p>
          </table:table-cell>
          <table:table-cell table:formula="of:=[.C100]/[.B100]" office:value-type="float" office:value="0.554143365531266" calcext:value-type="float">
            <text:p>0,55414336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6" calcext:value-type="float">
            <text:p>1996</text:p>
          </table:table-cell>
          <table:table-cell office:value-type="float" office:value="1110" calcext:value-type="float">
            <text:p>1110</text:p>
          </table:table-cell>
          <table:table-cell office:value-type="float" office:value="887" calcext:value-type="float">
            <text:p>887</text:p>
          </table:table-cell>
          <table:table-cell table:formula="of:=[.C101]/[.B101]" office:value-type="float" office:value="0.556112224448898" calcext:value-type="float">
            <text:p>0,55611222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5" calcext:value-type="float">
            <text:p>2025</text:p>
          </table:table-cell>
          <table:table-cell office:value-type="float" office:value="1120" calcext:value-type="float">
            <text:p>1120</text:p>
          </table:table-cell>
          <table:table-cell office:value-type="float" office:value="906" calcext:value-type="float">
            <text:p>906</text:p>
          </table:table-cell>
          <table:table-cell table:formula="of:=[.C102]/[.B102]" office:value-type="float" office:value="0.553086419753086" calcext:value-type="float">
            <text:p>0,5530864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  <table:table-cell office:value-type="float" office:value="1150" calcext:value-type="float">
            <text:p>1150</text:p>
          </table:table-cell>
          <table:table-cell office:value-type="float" office:value="906" calcext:value-type="float">
            <text:p>906</text:p>
          </table:table-cell>
          <table:table-cell table:formula="of:=[.C103]/[.B103]" office:value-type="float" office:value="0.559610705596107" calcext:value-type="float">
            <text:p>0,55961070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87" calcext:value-type="float">
            <text:p>2087</text:p>
          </table:table-cell>
          <table:table-cell office:value-type="float" office:value="1172" calcext:value-type="float">
            <text:p>1172</text:p>
          </table:table-cell>
          <table:table-cell office:value-type="float" office:value="916" calcext:value-type="float">
            <text:p>916</text:p>
          </table:table-cell>
          <table:table-cell table:formula="of:=[.C104]/[.B104]" office:value-type="float" office:value="0.561571633924293" calcext:value-type="float">
            <text:p>0,56157163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19" calcext:value-type="float">
            <text:p>2119</text:p>
          </table:table-cell>
          <table:table-cell office:value-type="float" office:value="1183" calcext:value-type="float">
            <text:p>1183</text:p>
          </table:table-cell>
          <table:table-cell office:value-type="float" office:value="937" calcext:value-type="float">
            <text:p>937</text:p>
          </table:table-cell>
          <table:table-cell table:formula="of:=[.C105]/[.B105]" office:value-type="float" office:value="0.558282208588957" calcext:value-type="float">
            <text:p>0,55828220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51" calcext:value-type="float">
            <text:p>2151</text:p>
          </table:table-cell>
          <table:table-cell office:value-type="float" office:value="1205" calcext:value-type="float">
            <text:p>1205</text:p>
          </table:table-cell>
          <table:table-cell office:value-type="float" office:value="947" calcext:value-type="float">
            <text:p>947</text:p>
          </table:table-cell>
          <table:table-cell table:formula="of:=[.C106]/[.B106]" office:value-type="float" office:value="0.560204556020456" calcext:value-type="float">
            <text:p>0,5602045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83" calcext:value-type="float">
            <text:p>2183</text:p>
          </table:table-cell>
          <table:table-cell office:value-type="float" office:value="1216" calcext:value-type="float">
            <text:p>1216</text:p>
          </table:table-cell>
          <table:table-cell office:value-type="float" office:value="968" calcext:value-type="float">
            <text:p>968</text:p>
          </table:table-cell>
          <table:table-cell table:formula="of:=[.C107]/[.B107]" office:value-type="float" office:value="0.557031607879065" calcext:value-type="float">
            <text:p>0,55703160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15" calcext:value-type="float">
            <text:p>2215</text:p>
          </table:table-cell>
          <table:table-cell office:value-type="float" office:value="1238" calcext:value-type="float">
            <text:p>1238</text:p>
          </table:table-cell>
          <table:table-cell office:value-type="float" office:value="978" calcext:value-type="float">
            <text:p>978</text:p>
          </table:table-cell>
          <table:table-cell table:formula="of:=[.C108]/[.B108]" office:value-type="float" office:value="0.558916478555305" calcext:value-type="float">
            <text:p>0,55891647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47" calcext:value-type="float">
            <text:p>2247</text:p>
          </table:table-cell>
          <table:table-cell office:value-type="float" office:value="1249" calcext:value-type="float">
            <text:p>1249</text:p>
          </table:table-cell>
          <table:table-cell office:value-type="float" office:value="999" calcext:value-type="float">
            <text:p>999</text:p>
          </table:table-cell>
          <table:table-cell table:formula="of:=[.C109]/[.B109]" office:value-type="float" office:value="0.555852247441032" calcext:value-type="float">
            <text:p>0,55585224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79" calcext:value-type="float">
            <text:p>2279</text:p>
          </table:table-cell>
          <table:table-cell office:value-type="float" office:value="1271" calcext:value-type="float">
            <text:p>1271</text:p>
          </table:table-cell>
          <table:table-cell office:value-type="float" office:value="1009" calcext:value-type="float">
            <text:p>1009</text:p>
          </table:table-cell>
          <table:table-cell table:formula="of:=[.C110]/[.B110]" office:value-type="float" office:value="0.557700745941202" calcext:value-type="float">
            <text:p>0,55770074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11" calcext:value-type="float">
            <text:p>2311</text:p>
          </table:table-cell>
          <table:table-cell office:value-type="float" office:value="1282" calcext:value-type="float">
            <text:p>1282</text:p>
          </table:table-cell>
          <table:table-cell office:value-type="float" office:value="1030" calcext:value-type="float">
            <text:p>1030</text:p>
          </table:table-cell>
          <table:table-cell table:formula="of:=[.C111]/[.B111]" office:value-type="float" office:value="0.55473820856772" calcext:value-type="float">
            <text:p>0,55473820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43" calcext:value-type="float">
            <text:p>2343</text:p>
          </table:table-cell>
          <table:table-cell office:value-type="float" office:value="1304" calcext:value-type="float">
            <text:p>1304</text:p>
          </table:table-cell>
          <table:table-cell office:value-type="float" office:value="1040" calcext:value-type="float">
            <text:p>1040</text:p>
          </table:table-cell>
          <table:table-cell table:formula="of:=[.C112]/[.B112]" office:value-type="float" office:value="0.556551429790866" calcext:value-type="float">
            <text:p>0,55655142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75" calcext:value-type="float">
            <text:p>2375</text:p>
          </table:table-cell>
          <table:table-cell office:value-type="float" office:value="1315" calcext:value-type="float">
            <text:p>1315</text:p>
          </table:table-cell>
          <table:table-cell office:value-type="float" office:value="1061" calcext:value-type="float">
            <text:p>1061</text:p>
          </table:table-cell>
          <table:table-cell table:formula="of:=[.C113]/[.B113]" office:value-type="float" office:value="0.553684210526316" calcext:value-type="float">
            <text:p>0,55368421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07" calcext:value-type="float">
            <text:p>2407</text:p>
          </table:table-cell>
          <table:table-cell office:value-type="float" office:value="1337" calcext:value-type="float">
            <text:p>1337</text:p>
          </table:table-cell>
          <table:table-cell office:value-type="float" office:value="1071" calcext:value-type="float">
            <text:p>1071</text:p>
          </table:table-cell>
          <table:table-cell table:formula="of:=[.C114]/[.B114]" office:value-type="float" office:value="0.555463232239302" calcext:value-type="float">
            <text:p>0,55546323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39" calcext:value-type="float">
            <text:p>2439</text:p>
          </table:table-cell>
          <table:table-cell office:value-type="float" office:value="1348" calcext:value-type="float">
            <text:p>1348</text:p>
          </table:table-cell>
          <table:table-cell office:value-type="float" office:value="1092" calcext:value-type="float">
            <text:p>1092</text:p>
          </table:table-cell>
          <table:table-cell table:formula="of:=[.C115]/[.B115]" office:value-type="float" office:value="0.552685526855268" calcext:value-type="float">
            <text:p>0,55268552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71" calcext:value-type="float">
            <text:p>2471</text:p>
          </table:table-cell>
          <table:table-cell office:value-type="float" office:value="1370" calcext:value-type="float">
            <text:p>1370</text:p>
          </table:table-cell>
          <table:table-cell office:value-type="float" office:value="1102" calcext:value-type="float">
            <text:p>1102</text:p>
          </table:table-cell>
          <table:table-cell table:formula="of:=[.C116]/[.B116]" office:value-type="float" office:value="0.554431404289761" calcext:value-type="float">
            <text:p>0,55443140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3" calcext:value-type="float">
            <text:p>2503</text:p>
          </table:table-cell>
          <table:table-cell office:value-type="float" office:value="1381" calcext:value-type="float">
            <text:p>1381</text:p>
          </table:table-cell>
          <table:table-cell office:value-type="float" office:value="1123" calcext:value-type="float">
            <text:p>1123</text:p>
          </table:table-cell>
          <table:table-cell table:formula="of:=[.C117]/[.B117]" office:value-type="float" office:value="0.551737914502597" calcext:value-type="float">
            <text:p>0,5517379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35" calcext:value-type="float">
            <text:p>2535</text:p>
          </table:table-cell>
          <table:table-cell office:value-type="float" office:value="1403" calcext:value-type="float">
            <text:p>1403</text:p>
          </table:table-cell>
          <table:table-cell office:value-type="float" office:value="1133" calcext:value-type="float">
            <text:p>1133</text:p>
          </table:table-cell>
          <table:table-cell table:formula="of:=[.C118]/[.B118]" office:value-type="float" office:value="0.5534516765286" calcext:value-type="float">
            <text:p>0,55345167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7" calcext:value-type="float">
            <text:p>2567</text:p>
          </table:table-cell>
          <table:table-cell office:value-type="float" office:value="1414" calcext:value-type="float">
            <text:p>1414</text:p>
          </table:table-cell>
          <table:table-cell office:value-type="float" office:value="1154" calcext:value-type="float">
            <text:p>1154</text:p>
          </table:table-cell>
          <table:table-cell table:formula="of:=[.C119]/[.B119]" office:value-type="float" office:value="0.550837553564472" calcext:value-type="float">
            <text:p>0,55083755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99" calcext:value-type="float">
            <text:p>2599</text:p>
          </table:table-cell>
          <table:table-cell office:value-type="float" office:value="1436" calcext:value-type="float">
            <text:p>1436</text:p>
          </table:table-cell>
          <table:table-cell office:value-type="float" office:value="1164" calcext:value-type="float">
            <text:p>1164</text:p>
          </table:table-cell>
          <table:table-cell table:formula="of:=[.C120]/[.B120]" office:value-type="float" office:value="0.552520200076953" calcext:value-type="float">
            <text:p>0,5525202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31" calcext:value-type="float">
            <text:p>2631</text:p>
          </table:table-cell>
          <table:table-cell office:value-type="float" office:value="1447" calcext:value-type="float">
            <text:p>1447</text:p>
          </table:table-cell>
          <table:table-cell office:value-type="float" office:value="1185" calcext:value-type="float">
            <text:p>1185</text:p>
          </table:table-cell>
          <table:table-cell table:formula="of:=[.C121]/[.B121]" office:value-type="float" office:value="0.54998099581908" calcext:value-type="float">
            <text:p>0,54998099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63" calcext:value-type="float">
            <text:p>2663</text:p>
          </table:table-cell>
          <table:table-cell office:value-type="float" office:value="1469" calcext:value-type="float">
            <text:p>1469</text:p>
          </table:table-cell>
          <table:table-cell office:value-type="float" office:value="1195" calcext:value-type="float">
            <text:p>1195</text:p>
          </table:table-cell>
          <table:table-cell table:formula="of:=[.C122]/[.B122]" office:value-type="float" office:value="0.551633496057078" calcext:value-type="float">
            <text:p>0,55163349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95" calcext:value-type="float">
            <text:p>2695</text:p>
          </table:table-cell>
          <table:table-cell office:value-type="float" office:value="1480" calcext:value-type="float">
            <text:p>1480</text:p>
          </table:table-cell>
          <table:table-cell office:value-type="float" office:value="1216" calcext:value-type="float">
            <text:p>1216</text:p>
          </table:table-cell>
          <table:table-cell table:formula="of:=[.C123]/[.B123]" office:value-type="float" office:value="0.549165120593692" calcext:value-type="float">
            <text:p>0,54916512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28" calcext:value-type="float">
            <text:p>2728</text:p>
          </table:table-cell>
          <table:table-cell office:value-type="float" office:value="1512" calcext:value-type="float">
            <text:p>1512</text:p>
          </table:table-cell>
          <table:table-cell office:value-type="float" office:value="1217" calcext:value-type="float">
            <text:p>1217</text:p>
          </table:table-cell>
          <table:table-cell table:formula="of:=[.C124]/[.B124]" office:value-type="float" office:value="0.55425219941349" calcext:value-type="float">
            <text:p>0,55425219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63" calcext:value-type="float">
            <text:p>2763</text:p>
          </table:table-cell>
          <table:table-cell office:value-type="float" office:value="1536" calcext:value-type="float">
            <text:p>1536</text:p>
          </table:table-cell>
          <table:table-cell office:value-type="float" office:value="1228" calcext:value-type="float">
            <text:p>1228</text:p>
          </table:table-cell>
          <table:table-cell table:formula="of:=[.C125]/[.B125]" office:value-type="float" office:value="0.555917480998914" calcext:value-type="float">
            <text:p>0,5559174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798" calcext:value-type="float">
            <text:p>2798</text:p>
          </table:table-cell>
          <table:table-cell office:value-type="float" office:value="1548" calcext:value-type="float">
            <text:p>1548</text:p>
          </table:table-cell>
          <table:table-cell office:value-type="float" office:value="1251" calcext:value-type="float">
            <text:p>1251</text:p>
          </table:table-cell>
          <table:table-cell table:formula="of:=[.C126]/[.B126]" office:value-type="float" office:value="0.55325232308792" calcext:value-type="float">
            <text:p>0,55325232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833" calcext:value-type="float">
            <text:p>2833</text:p>
          </table:table-cell>
          <table:table-cell office:value-type="float" office:value="1572" calcext:value-type="float">
            <text:p>1572</text:p>
          </table:table-cell>
          <table:table-cell office:value-type="float" office:value="1262" calcext:value-type="float">
            <text:p>1262</text:p>
          </table:table-cell>
          <table:table-cell table:formula="of:=[.C127]/[.B127]" office:value-type="float" office:value="0.554888810448288" calcext:value-type="float">
            <text:p>0,55488881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68" calcext:value-type="float">
            <text:p>2868</text:p>
          </table:table-cell>
          <table:table-cell office:value-type="float" office:value="1584" calcext:value-type="float">
            <text:p>1584</text:p>
          </table:table-cell>
          <table:table-cell office:value-type="float" office:value="1285" calcext:value-type="float">
            <text:p>1285</text:p>
          </table:table-cell>
          <table:table-cell table:formula="of:=[.C128]/[.B128]" office:value-type="float" office:value="0.552301255230126" calcext:value-type="float">
            <text:p>0,55230125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03" calcext:value-type="float">
            <text:p>2903</text:p>
          </table:table-cell>
          <table:table-cell office:value-type="float" office:value="1608" calcext:value-type="float">
            <text:p>1608</text:p>
          </table:table-cell>
          <table:table-cell office:value-type="float" office:value="1296" calcext:value-type="float">
            <text:p>1296</text:p>
          </table:table-cell>
          <table:table-cell table:formula="of:=[.C129]/[.B129]" office:value-type="float" office:value="0.553909748535997" calcext:value-type="float">
            <text:p>0,55390974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38" calcext:value-type="float">
            <text:p>2938</text:p>
          </table:table-cell>
          <table:table-cell office:value-type="float" office:value="1620" calcext:value-type="float">
            <text:p>1620</text:p>
          </table:table-cell>
          <table:table-cell office:value-type="float" office:value="1319" calcext:value-type="float">
            <text:p>1319</text:p>
          </table:table-cell>
          <table:table-cell table:formula="of:=[.C130]/[.B130]" office:value-type="float" office:value="0.55139550714772" calcext:value-type="float">
            <text:p>0,55139550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73" calcext:value-type="float">
            <text:p>2973</text:p>
          </table:table-cell>
          <table:table-cell office:value-type="float" office:value="1644" calcext:value-type="float">
            <text:p>1644</text:p>
          </table:table-cell>
          <table:table-cell office:value-type="float" office:value="1330" calcext:value-type="float">
            <text:p>1330</text:p>
          </table:table-cell>
          <table:table-cell table:formula="of:=[.C131]/[.B131]" office:value-type="float" office:value="0.552976791120081" calcext:value-type="float">
            <text:p>0,55297679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08" calcext:value-type="float">
            <text:p>3008</text:p>
          </table:table-cell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table:formula="of:=[.C132]/[.B132]" office:value-type="float" office:value="0.550531914893617" calcext:value-type="float">
            <text:p>0,55053191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43" calcext:value-type="float">
            <text:p>3043</text:p>
          </table:table-cell>
          <table:table-cell office:value-type="float" office:value="1680" calcext:value-type="float">
            <text:p>1680</text:p>
          </table:table-cell>
          <table:table-cell office:value-type="float" office:value="1364" calcext:value-type="float">
            <text:p>1364</text:p>
          </table:table-cell>
          <table:table-cell table:formula="of:=[.C133]/[.B133]" office:value-type="float" office:value="0.552086756490306" calcext:value-type="float">
            <text:p>0,55208675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78" calcext:value-type="float">
            <text:p>3078</text:p>
          </table:table-cell>
          <table:table-cell office:value-type="float" office:value="1692" calcext:value-type="float">
            <text:p>1692</text:p>
          </table:table-cell>
          <table:table-cell office:value-type="float" office:value="1387" calcext:value-type="float">
            <text:p>1387</text:p>
          </table:table-cell>
          <table:table-cell table:formula="of:=[.C134]/[.B134]" office:value-type="float" office:value="0.549707602339181" calcext:value-type="float">
            <text:p>0,54970760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113" calcext:value-type="float">
            <text:p>3113</text:p>
          </table:table-cell>
          <table:table-cell office:value-type="float" office:value="1716" calcext:value-type="float">
            <text:p>1716</text:p>
          </table:table-cell>
          <table:table-cell office:value-type="float" office:value="1398" calcext:value-type="float">
            <text:p>1398</text:p>
          </table:table-cell>
          <table:table-cell table:formula="of:=[.C135]/[.B135]" office:value-type="float" office:value="0.551236749116608" calcext:value-type="float">
            <text:p>0,55123674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48" calcext:value-type="float">
            <text:p>3148</text:p>
          </table:table-cell>
          <table:table-cell office:value-type="float" office:value="1728" calcext:value-type="float">
            <text:p>1728</text:p>
          </table:table-cell>
          <table:table-cell office:value-type="float" office:value="1421" calcext:value-type="float">
            <text:p>1421</text:p>
          </table:table-cell>
          <table:table-cell table:formula="of:=[.C136]/[.B136]" office:value-type="float" office:value="0.548919949174079" calcext:value-type="float">
            <text:p>0,54891994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83" calcext:value-type="float">
            <text:p>3183</text:p>
          </table:table-cell>
          <table:table-cell office:value-type="float" office:value="1752" calcext:value-type="float">
            <text:p>1752</text:p>
          </table:table-cell>
          <table:table-cell office:value-type="float" office:value="1432" calcext:value-type="float">
            <text:p>1432</text:p>
          </table:table-cell>
          <table:table-cell table:formula="of:=[.C137]/[.B137]" office:value-type="float" office:value="0.550424128180961" calcext:value-type="float">
            <text:p>0,55042412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18" calcext:value-type="float">
            <text:p>3218</text:p>
          </table:table-cell>
          <table:table-cell office:value-type="float" office:value="1764" calcext:value-type="float">
            <text:p>1764</text:p>
          </table:table-cell>
          <table:table-cell office:value-type="float" office:value="1455" calcext:value-type="float">
            <text:p>1455</text:p>
          </table:table-cell>
          <table:table-cell table:formula="of:=[.C138]/[.B138]" office:value-type="float" office:value="0.54816656308266" calcext:value-type="float">
            <text:p>0,54816656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53" calcext:value-type="float">
            <text:p>3253</text:p>
          </table:table-cell>
          <table:table-cell office:value-type="float" office:value="1788" calcext:value-type="float">
            <text:p>1788</text:p>
          </table:table-cell>
          <table:table-cell office:value-type="float" office:value="1466" calcext:value-type="float">
            <text:p>1466</text:p>
          </table:table-cell>
          <table:table-cell table:formula="of:=[.C139]/[.B139]" office:value-type="float" office:value="0.549646480172149" calcext:value-type="float">
            <text:p>0,54964648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88" calcext:value-type="float">
            <text:p>3288</text:p>
          </table:table-cell>
          <table:table-cell office:value-type="float" office:value="1800" calcext:value-type="float">
            <text:p>1800</text:p>
          </table:table-cell>
          <table:table-cell office:value-type="float" office:value="1489" calcext:value-type="float">
            <text:p>1489</text:p>
          </table:table-cell>
          <table:table-cell table:formula="of:=[.C140]/[.B140]" office:value-type="float" office:value="0.547445255474453" calcext:value-type="float">
            <text:p>0,54744525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23" calcext:value-type="float">
            <text:p>3323</text:p>
          </table:table-cell>
          <table:table-cell office:value-type="float" office:value="1824" calcext:value-type="float">
            <text:p>1824</text:p>
          </table:table-cell>
          <table:table-cell office:value-type="float" office:value="1500" calcext:value-type="float">
            <text:p>1500</text:p>
          </table:table-cell>
          <table:table-cell table:formula="of:=[.C141]/[.B141]" office:value-type="float" office:value="0.548901594944327" calcext:value-type="float">
            <text:p>0,54890159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58" calcext:value-type="float">
            <text:p>3358</text:p>
          </table:table-cell>
          <table:table-cell office:value-type="float" office:value="1836" calcext:value-type="float">
            <text:p>1836</text:p>
          </table:table-cell>
          <table:table-cell office:value-type="float" office:value="1523" calcext:value-type="float">
            <text:p>1523</text:p>
          </table:table-cell>
          <table:table-cell table:formula="of:=[.C142]/[.B142]" office:value-type="float" office:value="0.546754020250149" calcext:value-type="float">
            <text:p>0,54675402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93" calcext:value-type="float">
            <text:p>3393</text:p>
          </table:table-cell>
          <table:table-cell office:value-type="float" office:value="1860" calcext:value-type="float">
            <text:p>1860</text:p>
          </table:table-cell>
          <table:table-cell office:value-type="float" office:value="1534" calcext:value-type="float">
            <text:p>1534</text:p>
          </table:table-cell>
          <table:table-cell table:formula="of:=[.C143]/[.B143]" office:value-type="float" office:value="0.548187444739169" calcext:value-type="float">
            <text:p>0,54818744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28" calcext:value-type="float">
            <text:p>3428</text:p>
          </table:table-cell>
          <table:table-cell office:value-type="float" office:value="1872" calcext:value-type="float">
            <text:p>1872</text:p>
          </table:table-cell>
          <table:table-cell office:value-type="float" office:value="1557" calcext:value-type="float">
            <text:p>1557</text:p>
          </table:table-cell>
          <table:table-cell table:formula="of:=[.C144]/[.B144]" office:value-type="float" office:value="0.546091015169195" calcext:value-type="float">
            <text:p>0,54609101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63" calcext:value-type="float">
            <text:p>3463</text:p>
          </table:table-cell>
          <table:table-cell office:value-type="float" office:value="1896" calcext:value-type="float">
            <text:p>1896</text:p>
          </table:table-cell>
          <table:table-cell office:value-type="float" office:value="1568" calcext:value-type="float">
            <text:p>1568</text:p>
          </table:table-cell>
          <table:table-cell table:formula="of:=[.C145]/[.B145]" office:value-type="float" office:value="0.547502165752238" calcext:value-type="float">
            <text:p>0,54750216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98" calcext:value-type="float">
            <text:p>3498</text:p>
          </table:table-cell>
          <table:table-cell office:value-type="float" office:value="1908" calcext:value-type="float">
            <text:p>1908</text:p>
          </table:table-cell>
          <table:table-cell office:value-type="float" office:value="1591" calcext:value-type="float">
            <text:p>1591</text:p>
          </table:table-cell>
          <table:table-cell table:formula="of:=[.C146]/[.B146]" office:value-type="float" office:value="0.545454545454545" calcext:value-type="float">
            <text:p>0,54545454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34" calcext:value-type="float">
            <text:p>3534</text:p>
          </table:table-cell>
          <table:table-cell office:value-type="float" office:value="1944" calcext:value-type="float">
            <text:p>1944</text:p>
          </table:table-cell>
          <table:table-cell office:value-type="float" office:value="1591" calcext:value-type="float">
            <text:p>1591</text:p>
          </table:table-cell>
          <table:table-cell table:formula="of:=[.C147]/[.B147]" office:value-type="float" office:value="0.550084889643463" calcext:value-type="float">
            <text:p>0,55008488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72" calcext:value-type="float">
            <text:p>3572</text:p>
          </table:table-cell>
          <table:table-cell office:value-type="float" office:value="1970" calcext:value-type="float">
            <text:p>1970</text:p>
          </table:table-cell>
          <table:table-cell office:value-type="float" office:value="1603" calcext:value-type="float">
            <text:p>1603</text:p>
          </table:table-cell>
          <table:table-cell table:formula="of:=[.C148]/[.B148]" office:value-type="float" office:value="0.551511758118701" calcext:value-type="float">
            <text:p>0,55151175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10" calcext:value-type="float">
            <text:p>3610</text:p>
          </table:table-cell>
          <table:table-cell office:value-type="float" office:value="1983" calcext:value-type="float">
            <text:p>1983</text:p>
          </table:table-cell>
          <table:table-cell office:value-type="float" office:value="1628" calcext:value-type="float">
            <text:p>1628</text:p>
          </table:table-cell>
          <table:table-cell table:formula="of:=[.C149]/[.B149]" office:value-type="float" office:value="0.549307479224377" calcext:value-type="float">
            <text:p>0,54930747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48" calcext:value-type="float">
            <text:p>3648</text:p>
          </table:table-cell>
          <table:table-cell office:value-type="float" office:value="2009" calcext:value-type="float">
            <text:p>2009</text:p>
          </table:table-cell>
          <table:table-cell office:value-type="float" office:value="1640" calcext:value-type="float">
            <text:p>1640</text:p>
          </table:table-cell>
          <table:table-cell table:formula="of:=[.C150]/[.B150]" office:value-type="float" office:value="0.550712719298246" calcext:value-type="float">
            <text:p>0,55071271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86" calcext:value-type="float">
            <text:p>3686</text:p>
          </table:table-cell>
          <table:table-cell office:value-type="float" office:value="2022" calcext:value-type="float">
            <text:p>2022</text:p>
          </table:table-cell>
          <table:table-cell office:value-type="float" office:value="1665" calcext:value-type="float">
            <text:p>1665</text:p>
          </table:table-cell>
          <table:table-cell table:formula="of:=[.C151]/[.B151]" office:value-type="float" office:value="0.548562126966902" calcext:value-type="float">
            <text:p>0,5485621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24" calcext:value-type="float">
            <text:p>3724</text:p>
          </table:table-cell>
          <table:table-cell office:value-type="float" office:value="2048" calcext:value-type="float">
            <text:p>2048</text:p>
          </table:table-cell>
          <table:table-cell office:value-type="float" office:value="1677" calcext:value-type="float">
            <text:p>1677</text:p>
          </table:table-cell>
          <table:table-cell table:formula="of:=[.C152]/[.B152]" office:value-type="float" office:value="0.549946294307197" calcext:value-type="float">
            <text:p>0,54994629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62" calcext:value-type="float">
            <text:p>3762</text:p>
          </table:table-cell>
          <table:table-cell office:value-type="float" office:value="2061" calcext:value-type="float">
            <text:p>2061</text:p>
          </table:table-cell>
          <table:table-cell office:value-type="float" office:value="1702" calcext:value-type="float">
            <text:p>1702</text:p>
          </table:table-cell>
          <table:table-cell table:formula="of:=[.C153]/[.B153]" office:value-type="float" office:value="0.547846889952153" calcext:value-type="float">
            <text:p>0,547846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00" calcext:value-type="float">
            <text:p>3800</text:p>
          </table:table-cell>
          <table:table-cell office:value-type="float" office:value="2087" calcext:value-type="float">
            <text:p>2087</text:p>
          </table:table-cell>
          <table:table-cell office:value-type="float" office:value="1714" calcext:value-type="float">
            <text:p>1714</text:p>
          </table:table-cell>
          <table:table-cell table:formula="of:=[.C154]/[.B154]" office:value-type="float" office:value="0.549210526315789" calcext:value-type="float">
            <text:p>0,54921052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38" calcext:value-type="float">
            <text:p>3838</text:p>
          </table:table-cell>
          <table:table-cell office:value-type="float" office:value="2100" calcext:value-type="float">
            <text:p>2100</text:p>
          </table:table-cell>
          <table:table-cell office:value-type="float" office:value="1739" calcext:value-type="float">
            <text:p>1739</text:p>
          </table:table-cell>
          <table:table-cell table:formula="of:=[.C155]/[.B155]" office:value-type="float" office:value="0.54715997915581" calcext:value-type="float">
            <text:p>0,54715997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76" calcext:value-type="float">
            <text:p>3876</text:p>
          </table:table-cell>
          <table:table-cell office:value-type="float" office:value="2126" calcext:value-type="float">
            <text:p>2126</text:p>
          </table:table-cell>
          <table:table-cell office:value-type="float" office:value="1751" calcext:value-type="float">
            <text:p>1751</text:p>
          </table:table-cell>
          <table:table-cell table:formula="of:=[.C156]/[.B156]" office:value-type="float" office:value="0.548503611971104" calcext:value-type="float">
            <text:p>0,5485036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14" calcext:value-type="float">
            <text:p>3914</text:p>
          </table:table-cell>
          <table:table-cell office:value-type="float" office:value="2139" calcext:value-type="float">
            <text:p>2139</text:p>
          </table:table-cell>
          <table:table-cell office:value-type="float" office:value="1776" calcext:value-type="float">
            <text:p>1776</text:p>
          </table:table-cell>
          <table:table-cell table:formula="of:=[.C157]/[.B157]" office:value-type="float" office:value="0.546499744506898" calcext:value-type="float">
            <text:p>0,54649974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52" calcext:value-type="float">
            <text:p>3952</text:p>
          </table:table-cell>
          <table:table-cell office:value-type="float" office:value="2165" calcext:value-type="float">
            <text:p>2165</text:p>
          </table:table-cell>
          <table:table-cell office:value-type="float" office:value="1788" calcext:value-type="float">
            <text:p>1788</text:p>
          </table:table-cell>
          <table:table-cell table:formula="of:=[.C158]/[.B158]" office:value-type="float" office:value="0.547823886639676" calcext:value-type="float">
            <text:p>0,54782388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90" calcext:value-type="float">
            <text:p>3990</text:p>
          </table:table-cell>
          <table:table-cell office:value-type="float" office:value="2178" calcext:value-type="float">
            <text:p>2178</text:p>
          </table:table-cell>
          <table:table-cell office:value-type="float" office:value="1813" calcext:value-type="float">
            <text:p>1813</text:p>
          </table:table-cell>
          <table:table-cell table:formula="of:=[.C159]/[.B159]" office:value-type="float" office:value="0.545864661654135" calcext:value-type="float">
            <text:p>0,54586466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028" calcext:value-type="float">
            <text:p>4028</text:p>
          </table:table-cell>
          <table:table-cell office:value-type="float" office:value="2204" calcext:value-type="float">
            <text:p>2204</text:p>
          </table:table-cell>
          <table:table-cell office:value-type="float" office:value="1825" calcext:value-type="float">
            <text:p>1825</text:p>
          </table:table-cell>
          <table:table-cell table:formula="of:=[.C160]/[.B160]" office:value-type="float" office:value="0.547169811320755" calcext:value-type="float">
            <text:p>0,54716981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066" calcext:value-type="float">
            <text:p>4066</text:p>
          </table:table-cell>
          <table:table-cell office:value-type="float" office:value="2217" calcext:value-type="float">
            <text:p>2217</text:p>
          </table:table-cell>
          <table:table-cell office:value-type="float" office:value="1850" calcext:value-type="float">
            <text:p>1850</text:p>
          </table:table-cell>
          <table:table-cell table:formula="of:=[.C161]/[.B161]" office:value-type="float" office:value="0.545253320216429" calcext:value-type="float">
            <text:p>0,54525332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104" calcext:value-type="float">
            <text:p>4104</text:p>
          </table:table-cell>
          <table:table-cell office:value-type="float" office:value="2243" calcext:value-type="float">
            <text:p>2243</text:p>
          </table:table-cell>
          <table:table-cell office:value-type="float" office:value="1862" calcext:value-type="float">
            <text:p>1862</text:p>
          </table:table-cell>
          <table:table-cell table:formula="of:=[.C162]/[.B162]" office:value-type="float" office:value="0.546539961013645" calcext:value-type="float">
            <text:p>0,5465399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42" calcext:value-type="float">
            <text:p>4142</text:p>
          </table:table-cell>
          <table:table-cell office:value-type="float" office:value="2256" calcext:value-type="float">
            <text:p>2256</text:p>
          </table:table-cell>
          <table:table-cell office:value-type="float" office:value="1887" calcext:value-type="float">
            <text:p>1887</text:p>
          </table:table-cell>
          <table:table-cell table:formula="of:=[.C163]/[.B163]" office:value-type="float" office:value="0.544664413326895" calcext:value-type="float">
            <text:p>0,54466441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80" calcext:value-type="float">
            <text:p>4180</text:p>
          </table:table-cell>
          <table:table-cell office:value-type="float" office:value="2282" calcext:value-type="float">
            <text:p>2282</text:p>
          </table:table-cell>
          <table:table-cell office:value-type="float" office:value="1899" calcext:value-type="float">
            <text:p>1899</text:p>
          </table:table-cell>
          <table:table-cell table:formula="of:=[.C164]/[.B164]" office:value-type="float" office:value="0.545933014354067" calcext:value-type="float">
            <text:p>0,545933014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18" calcext:value-type="float">
            <text:p>4218</text:p>
          </table:table-cell>
          <table:table-cell office:value-type="float" office:value="2295" calcext:value-type="float">
            <text:p>2295</text:p>
          </table:table-cell>
          <table:table-cell office:value-type="float" office:value="1924" calcext:value-type="float">
            <text:p>1924</text:p>
          </table:table-cell>
          <table:table-cell table:formula="of:=[.C165]/[.B165]" office:value-type="float" office:value="0.544096728307255" calcext:value-type="float">
            <text:p>0,54409672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56" calcext:value-type="float">
            <text:p>4256</text:p>
          </table:table-cell>
          <table:table-cell office:value-type="float" office:value="2321" calcext:value-type="float">
            <text:p>2321</text:p>
          </table:table-cell>
          <table:table-cell office:value-type="float" office:value="1936" calcext:value-type="float">
            <text:p>1936</text:p>
          </table:table-cell>
          <table:table-cell table:formula="of:=[.C166]/[.B166]" office:value-type="float" office:value="0.545347744360902" calcext:value-type="float">
            <text:p>0,54534774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94" calcext:value-type="float">
            <text:p>4294</text:p>
          </table:table-cell>
          <table:table-cell office:value-type="float" office:value="2334" calcext:value-type="float">
            <text:p>2334</text:p>
          </table:table-cell>
          <table:table-cell office:value-type="float" office:value="1961" calcext:value-type="float">
            <text:p>1961</text:p>
          </table:table-cell>
          <table:table-cell table:formula="of:=[.C167]/[.B167]" office:value-type="float" office:value="0.543549138332557" calcext:value-type="float">
            <text:p>0,54354913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32" calcext:value-type="float">
            <text:p>4332</text:p>
          </table:table-cell>
          <table:table-cell office:value-type="float" office:value="2360" calcext:value-type="float">
            <text:p>2360</text:p>
          </table:table-cell>
          <table:table-cell office:value-type="float" office:value="1973" calcext:value-type="float">
            <text:p>1973</text:p>
          </table:table-cell>
          <table:table-cell table:formula="of:=[.C168]/[.B168]" office:value-type="float" office:value="0.544783010156971" calcext:value-type="float">
            <text:p>0,54478301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70" calcext:value-type="float">
            <text:p>4370</text:p>
          </table:table-cell>
          <table:table-cell office:value-type="float" office:value="2373" calcext:value-type="float">
            <text:p>2373</text:p>
          </table:table-cell>
          <table:table-cell office:value-type="float" office:value="1998" calcext:value-type="float">
            <text:p>1998</text:p>
          </table:table-cell>
          <table:table-cell table:formula="of:=[.C169]/[.B169]" office:value-type="float" office:value="0.543020594965675" calcext:value-type="float">
            <text:p>0,54302059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08" calcext:value-type="float">
            <text:p>4408</text:p>
          </table:table-cell>
          <table:table-cell office:value-type="float" office:value="2399" calcext:value-type="float">
            <text:p>2399</text:p>
          </table:table-cell>
          <table:table-cell office:value-type="float" office:value="2010" calcext:value-type="float">
            <text:p>2010</text:p>
          </table:table-cell>
          <table:table-cell table:formula="of:=[.C170]/[.B170]" office:value-type="float" office:value="0.544237749546279" calcext:value-type="float">
            <text:p>0,54423774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46" calcext:value-type="float">
            <text:p>4446</text:p>
          </table:table-cell>
          <table:table-cell office:value-type="float" office:value="2412" calcext:value-type="float">
            <text:p>2412</text:p>
          </table:table-cell>
          <table:table-cell office:value-type="float" office:value="2035" calcext:value-type="float">
            <text:p>2035</text:p>
          </table:table-cell>
          <table:table-cell table:formula="of:=[.C171]/[.B171]" office:value-type="float" office:value="0.54251012145749" calcext:value-type="float">
            <text:p>0,54251012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485" calcext:value-type="float">
            <text:p>4485</text:p>
          </table:table-cell>
          <table:table-cell office:value-type="float" office:value="2450" calcext:value-type="float">
            <text:p>2450</text:p>
          </table:table-cell>
          <table:table-cell office:value-type="float" office:value="2036" calcext:value-type="float">
            <text:p>2036</text:p>
          </table:table-cell>
          <table:table-cell table:formula="of:=[.C172]/[.B172]" office:value-type="float" office:value="0.546265328874025" calcext:value-type="float">
            <text:p>0,54626532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26" calcext:value-type="float">
            <text:p>4526</text:p>
          </table:table-cell>
          <table:table-cell office:value-type="float" office:value="2478" calcext:value-type="float">
            <text:p>2478</text:p>
          </table:table-cell>
          <table:table-cell office:value-type="float" office:value="2049" calcext:value-type="float">
            <text:p>2049</text:p>
          </table:table-cell>
          <table:table-cell table:formula="of:=[.C173]/[.B173]" office:value-type="float" office:value="0.547503314184711" calcext:value-type="float">
            <text:p>0,54750331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67" calcext:value-type="float">
            <text:p>4567</text:p>
          </table:table-cell>
          <table:table-cell office:value-type="float" office:value="2492" calcext:value-type="float">
            <text:p>2492</text:p>
          </table:table-cell>
          <table:table-cell office:value-type="float" office:value="2076" calcext:value-type="float">
            <text:p>2076</text:p>
          </table:table-cell>
          <table:table-cell table:formula="of:=[.C174]/[.B174]" office:value-type="float" office:value="0.545653601926867" calcext:value-type="float">
            <text:p>0,54565360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608" calcext:value-type="float">
            <text:p>4608</text:p>
          </table:table-cell>
          <table:table-cell office:value-type="float" office:value="2520" calcext:value-type="float">
            <text:p>2520</text:p>
          </table:table-cell>
          <table:table-cell office:value-type="float" office:value="2089" calcext:value-type="float">
            <text:p>2089</text:p>
          </table:table-cell>
          <table:table-cell table:formula="of:=[.C175]/[.B175]" office:value-type="float" office:value="0.546875" calcext:value-type="float">
            <text:p>0,5468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49" calcext:value-type="float">
            <text:p>4649</text:p>
          </table:table-cell>
          <table:table-cell office:value-type="float" office:value="2534" calcext:value-type="float">
            <text:p>2534</text:p>
          </table:table-cell>
          <table:table-cell office:value-type="float" office:value="2116" calcext:value-type="float">
            <text:p>2116</text:p>
          </table:table-cell>
          <table:table-cell table:formula="of:=[.C176]/[.B176]" office:value-type="float" office:value="0.545063454506345" calcext:value-type="float">
            <text:p>0,54506345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690" calcext:value-type="float">
            <text:p>4690</text:p>
          </table:table-cell>
          <table:table-cell office:value-type="float" office:value="2562" calcext:value-type="float">
            <text:p>2562</text:p>
          </table:table-cell>
          <table:table-cell office:value-type="float" office:value="2129" calcext:value-type="float">
            <text:p>2129</text:p>
          </table:table-cell>
          <table:table-cell table:formula="of:=[.C177]/[.B177]" office:value-type="float" office:value="0.546268656716418" calcext:value-type="float">
            <text:p>0,54626865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731" calcext:value-type="float">
            <text:p>4731</text:p>
          </table:table-cell>
          <table:table-cell office:value-type="float" office:value="2576" calcext:value-type="float">
            <text:p>2576</text:p>
          </table:table-cell>
          <table:table-cell office:value-type="float" office:value="2156" calcext:value-type="float">
            <text:p>2156</text:p>
          </table:table-cell>
          <table:table-cell table:formula="of:=[.C178]/[.B178]" office:value-type="float" office:value="0.544493764531811" calcext:value-type="float">
            <text:p>0,54449376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72" calcext:value-type="float">
            <text:p>4772</text:p>
          </table:table-cell>
          <table:table-cell office:value-type="float" office:value="2604" calcext:value-type="float">
            <text:p>2604</text:p>
          </table:table-cell>
          <table:table-cell office:value-type="float" office:value="2169" calcext:value-type="float">
            <text:p>2169</text:p>
          </table:table-cell>
          <table:table-cell table:formula="of:=[.C179]/[.B179]" office:value-type="float" office:value="0.545683151718357" calcext:value-type="float">
            <text:p>0,54568315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13" calcext:value-type="float">
            <text:p>4813</text:p>
          </table:table-cell>
          <table:table-cell office:value-type="float" office:value="2618" calcext:value-type="float">
            <text:p>2618</text:p>
          </table:table-cell>
          <table:table-cell office:value-type="float" office:value="2196" calcext:value-type="float">
            <text:p>2196</text:p>
          </table:table-cell>
          <table:table-cell table:formula="of:=[.C180]/[.B180]" office:value-type="float" office:value="0.543943486391024" calcext:value-type="float">
            <text:p>0,54394348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54" calcext:value-type="float">
            <text:p>4854</text:p>
          </table:table-cell>
          <table:table-cell office:value-type="float" office:value="2646" calcext:value-type="float">
            <text:p>2646</text:p>
          </table:table-cell>
          <table:table-cell office:value-type="float" office:value="2209" calcext:value-type="float">
            <text:p>2209</text:p>
          </table:table-cell>
          <table:table-cell table:formula="of:=[.C181]/[.B181]" office:value-type="float" office:value="0.545117428924598" calcext:value-type="float">
            <text:p>0,54511742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95" calcext:value-type="float">
            <text:p>4895</text:p>
          </table:table-cell>
          <table:table-cell office:value-type="float" office:value="2660" calcext:value-type="float">
            <text:p>2660</text:p>
          </table:table-cell>
          <table:table-cell office:value-type="float" office:value="2236" calcext:value-type="float">
            <text:p>2236</text:p>
          </table:table-cell>
          <table:table-cell table:formula="of:=[.C182]/[.B182]" office:value-type="float" office:value="0.54341164453524" calcext:value-type="float">
            <text:p>0,54341164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36" calcext:value-type="float">
            <text:p>4936</text:p>
          </table:table-cell>
          <table:table-cell office:value-type="float" office:value="2688" calcext:value-type="float">
            <text:p>2688</text:p>
          </table:table-cell>
          <table:table-cell office:value-type="float" office:value="2249" calcext:value-type="float">
            <text:p>2249</text:p>
          </table:table-cell>
          <table:table-cell table:formula="of:=[.C183]/[.B183]" office:value-type="float" office:value="0.544570502431118" calcext:value-type="float">
            <text:p>0,54457050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977" calcext:value-type="float">
            <text:p>4977</text:p>
          </table:table-cell>
          <table:table-cell office:value-type="float" office:value="2702" calcext:value-type="float">
            <text:p>2702</text:p>
          </table:table-cell>
          <table:table-cell office:value-type="float" office:value="2276" calcext:value-type="float">
            <text:p>2276</text:p>
          </table:table-cell>
          <table:table-cell table:formula="of:=[.C184]/[.B184]" office:value-type="float" office:value="0.542897327707454" calcext:value-type="float">
            <text:p>0,54289732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018" calcext:value-type="float">
            <text:p>5018</text:p>
          </table:table-cell>
          <table:table-cell office:value-type="float" office:value="2730" calcext:value-type="float">
            <text:p>2730</text:p>
          </table:table-cell>
          <table:table-cell office:value-type="float" office:value="2289" calcext:value-type="float">
            <text:p>2289</text:p>
          </table:table-cell>
          <table:table-cell table:formula="of:=[.C185]/[.B185]" office:value-type="float" office:value="0.544041450777202" calcext:value-type="float">
            <text:p>0,54404145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059" calcext:value-type="float">
            <text:p>5059</text:p>
          </table:table-cell>
          <table:table-cell office:value-type="float" office:value="2744" calcext:value-type="float">
            <text:p>2744</text:p>
          </table:table-cell>
          <table:table-cell office:value-type="float" office:value="2316" calcext:value-type="float">
            <text:p>2316</text:p>
          </table:table-cell>
          <table:table-cell table:formula="of:=[.C186]/[.B186]" office:value-type="float" office:value="0.542399683731963" calcext:value-type="float">
            <text:p>0,54239968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00" calcext:value-type="float">
            <text:p>5100</text:p>
          </table:table-cell>
          <table:table-cell office:value-type="float" office:value="2772" calcext:value-type="float">
            <text:p>2772</text:p>
          </table:table-cell>
          <table:table-cell office:value-type="float" office:value="2329" calcext:value-type="float">
            <text:p>2329</text:p>
          </table:table-cell>
          <table:table-cell table:formula="of:=[.C187]/[.B187]" office:value-type="float" office:value="0.543529411764706" calcext:value-type="float">
            <text:p>0,54352941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41" calcext:value-type="float">
            <text:p>5141</text:p>
          </table:table-cell>
          <table:table-cell office:value-type="float" office:value="2786" calcext:value-type="float">
            <text:p>2786</text:p>
          </table:table-cell>
          <table:table-cell office:value-type="float" office:value="2356" calcext:value-type="float">
            <text:p>2356</text:p>
          </table:table-cell>
          <table:table-cell table:formula="of:=[.C188]/[.B188]" office:value-type="float" office:value="0.541917914802568" calcext:value-type="float">
            <text:p>0,54191791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182" calcext:value-type="float">
            <text:p>5182</text:p>
          </table:table-cell>
          <table:table-cell office:value-type="float" office:value="2814" calcext:value-type="float">
            <text:p>2814</text:p>
          </table:table-cell>
          <table:table-cell office:value-type="float" office:value="2369" calcext:value-type="float">
            <text:p>2369</text:p>
          </table:table-cell>
          <table:table-cell table:formula="of:=[.C189]/[.B189]" office:value-type="float" office:value="0.543033577769201" calcext:value-type="float">
            <text:p>0,54303357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23" calcext:value-type="float">
            <text:p>5223</text:p>
          </table:table-cell>
          <table:table-cell office:value-type="float" office:value="2828" calcext:value-type="float">
            <text:p>2828</text:p>
          </table:table-cell>
          <table:table-cell office:value-type="float" office:value="2396" calcext:value-type="float">
            <text:p>2396</text:p>
          </table:table-cell>
          <table:table-cell table:formula="of:=[.C190]/[.B190]" office:value-type="float" office:value="0.541451273214628" calcext:value-type="float">
            <text:p>0,54145127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64" calcext:value-type="float">
            <text:p>5264</text:p>
          </table:table-cell>
          <table:table-cell office:value-type="float" office:value="2856" calcext:value-type="float">
            <text:p>2856</text:p>
          </table:table-cell>
          <table:table-cell office:value-type="float" office:value="2409" calcext:value-type="float">
            <text:p>2409</text:p>
          </table:table-cell>
          <table:table-cell table:formula="of:=[.C191]/[.B191]" office:value-type="float" office:value="0.542553191489362" calcext:value-type="float">
            <text:p>0,54255319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305" calcext:value-type="float">
            <text:p>5305</text:p>
          </table:table-cell>
          <table:table-cell office:value-type="float" office:value="2870" calcext:value-type="float">
            <text:p>2870</text:p>
          </table:table-cell>
          <table:table-cell office:value-type="float" office:value="2436" calcext:value-type="float">
            <text:p>2436</text:p>
          </table:table-cell>
          <table:table-cell table:formula="of:=[.C192]/[.B192]" office:value-type="float" office:value="0.540999057492931" calcext:value-type="float">
            <text:p>0,54099905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46" calcext:value-type="float">
            <text:p>5346</text:p>
          </table:table-cell>
          <table:table-cell office:value-type="float" office:value="2898" calcext:value-type="float">
            <text:p>2898</text:p>
          </table:table-cell>
          <table:table-cell office:value-type="float" office:value="2449" calcext:value-type="float">
            <text:p>2449</text:p>
          </table:table-cell>
          <table:table-cell table:formula="of:=[.C193]/[.B193]" office:value-type="float" office:value="0.542087542087542" calcext:value-type="float">
            <text:p>0,54208754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87" calcext:value-type="float">
            <text:p>5387</text:p>
          </table:table-cell>
          <table:table-cell office:value-type="float" office:value="2912" calcext:value-type="float">
            <text:p>2912</text:p>
          </table:table-cell>
          <table:table-cell office:value-type="float" office:value="2476" calcext:value-type="float">
            <text:p>2476</text:p>
          </table:table-cell>
          <table:table-cell table:formula="of:=[.C194]/[.B194]" office:value-type="float" office:value="0.540560608873213" calcext:value-type="float">
            <text:p>0,54056060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428" calcext:value-type="float">
            <text:p>5428</text:p>
          </table:table-cell>
          <table:table-cell office:value-type="float" office:value="2940" calcext:value-type="float">
            <text:p>2940</text:p>
          </table:table-cell>
          <table:table-cell office:value-type="float" office:value="2489" calcext:value-type="float">
            <text:p>2489</text:p>
          </table:table-cell>
          <table:table-cell table:formula="of:=[.C195]/[.B195]" office:value-type="float" office:value="0.541635961680177" calcext:value-type="float">
            <text:p>0,54163596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69" calcext:value-type="float">
            <text:p>5469</text:p>
          </table:table-cell>
          <table:table-cell office:value-type="float" office:value="2954" calcext:value-type="float">
            <text:p>2954</text:p>
          </table:table-cell>
          <table:table-cell office:value-type="float" office:value="2516" calcext:value-type="float">
            <text:p>2516</text:p>
          </table:table-cell>
          <table:table-cell table:formula="of:=[.C196]/[.B196]" office:value-type="float" office:value="0.540135308100201" calcext:value-type="float">
            <text:p>0,54013530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510" calcext:value-type="float">
            <text:p>5510</text:p>
          </table:table-cell>
          <table:table-cell office:value-type="float" office:value="2982" calcext:value-type="float">
            <text:p>2982</text:p>
          </table:table-cell>
          <table:table-cell office:value-type="float" office:value="2529" calcext:value-type="float">
            <text:p>2529</text:p>
          </table:table-cell>
          <table:table-cell table:formula="of:=[.C197]/[.B197]" office:value-type="float" office:value="0.541197822141561" calcext:value-type="float">
            <text:p>0,54119782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51" calcext:value-type="float">
            <text:p>5551</text:p>
          </table:table-cell>
          <table:table-cell office:value-type="float" office:value="2996" calcext:value-type="float">
            <text:p>2996</text:p>
          </table:table-cell>
          <table:table-cell office:value-type="float" office:value="2556" calcext:value-type="float">
            <text:p>2556</text:p>
          </table:table-cell>
          <table:table-cell table:formula="of:=[.C198]/[.B198]" office:value-type="float" office:value="0.539722572509458" calcext:value-type="float">
            <text:p>0,53972257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593" calcext:value-type="float">
            <text:p>5593</text:p>
          </table:table-cell>
          <table:table-cell office:value-type="float" office:value="3038" calcext:value-type="float">
            <text:p>3038</text:p>
          </table:table-cell>
          <table:table-cell office:value-type="float" office:value="2556" calcext:value-type="float">
            <text:p>2556</text:p>
          </table:table-cell>
          <table:table-cell table:formula="of:=[.C199]/[.B199]" office:value-type="float" office:value="0.543178973717146" calcext:value-type="float">
            <text:p>0,54317897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637" calcext:value-type="float">
            <text:p>5637</text:p>
          </table:table-cell>
          <table:table-cell office:value-type="float" office:value="3068" calcext:value-type="float">
            <text:p>3068</text:p>
          </table:table-cell>
          <table:table-cell office:value-type="float" office:value="2570" calcext:value-type="float">
            <text:p>2570</text:p>
          </table:table-cell>
          <table:table-cell table:formula="of:=[.C200]/[.B200]" office:value-type="float" office:value="0.544261131807699" calcext:value-type="float">
            <text:p>0,54426113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681" calcext:value-type="float">
            <text:p>5681</text:p>
          </table:table-cell>
          <table:table-cell office:value-type="float" office:value="3083" calcext:value-type="float">
            <text:p>3083</text:p>
          </table:table-cell>
          <table:table-cell office:value-type="float" office:value="2599" calcext:value-type="float">
            <text:p>2599</text:p>
          </table:table-cell>
          <table:table-cell table:formula="of:=[.C201]/[.B201]" office:value-type="float" office:value="0.54268614680514" calcext:value-type="float">
            <text:p>0,5426861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725" calcext:value-type="float">
            <text:p>5725</text:p>
          </table:table-cell>
          <table:table-cell office:value-type="float" office:value="3113" calcext:value-type="float">
            <text:p>3113</text:p>
          </table:table-cell>
          <table:table-cell office:value-type="float" office:value="2613" calcext:value-type="float">
            <text:p>2613</text:p>
          </table:table-cell>
          <table:table-cell table:formula="of:=[.C202]/[.B202]" office:value-type="float" office:value="0.543755458515284" calcext:value-type="float">
            <text:p>0,54375545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69" calcext:value-type="float">
            <text:p>5769</text:p>
          </table:table-cell>
          <table:table-cell office:value-type="float" office:value="3128" calcext:value-type="float">
            <text:p>3128</text:p>
          </table:table-cell>
          <table:table-cell office:value-type="float" office:value="2642" calcext:value-type="float">
            <text:p>2642</text:p>
          </table:table-cell>
          <table:table-cell table:formula="of:=[.C203]/[.B203]" office:value-type="float" office:value="0.542208355000867" calcext:value-type="float">
            <text:p>0,542208355</text:p>
          </table:table-cell>
        </table:table-row>
      </table:table>
      <table:table table:name="n - sqrt(n)" table:style-name="ta1">
        <table:shapes>
          <draw:frame draw:z-index="0" draw:style-name="gr1" draw:text-style-name="P1" svg:width="159.99mm" svg:height="89.99mm" svg:x="113.89mm" svg:y="1mm">
            <loext:p draw:notify-on-update-of-ranges="'n - sqrt(n)'.E2:'n - sqrt(n)'.E3 'n - sqrt(n)'.E4:'n - sqrt(n)'.E10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119.13mm" svg:y="99.27mm">
            <loext:p draw:notify-on-update-of-ranges="'n - sqrt(n)'.E2:'n - sqrt(n)'.E3 'n - sqrt(n)'.E4:'n - sqrt(n)'.E160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 REF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/[.B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]/[.B5]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6]/[.B6]" office:value-type="float" office:value="0.909090909090909" calcext:value-type="float">
            <text:p>0,90909090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7]/[.B7]" office:value-type="float" office:value="0.842105263157895" calcext:value-type="float">
            <text:p>0,84210526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C8]/[.B8]" office:value-type="float" office:value="0.785714285714286" calcext:value-type="float">
            <text:p>0,78571428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[.C9]/[.B9]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C10]/[.B10]" office:value-type="float" office:value="0.872727272727273" calcext:value-type="float">
            <text:p>0,87272727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C11]/[.B11]" office:value-type="float" office:value="0.904109589041096" calcext:value-type="float">
            <text:p>0,9041095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[.C12]/[.B12]" office:value-type="float" office:value="0.860215053763441" calcext:value-type="float">
            <text:p>0,86021505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formula="of:=[.C13]/[.B13]" office:value-type="float" office:value="0.824561403508772" calcext:value-type="float">
            <text:p>0,824561403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[.C14]/[.B14]" office:value-type="float" office:value="0.855072463768116" calcext:value-type="float">
            <text:p>0,85507246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table:formula="of:=[.C15]/[.B15]" office:value-type="float" office:value="0.872727272727273" calcext:value-type="float">
            <text:p>0,87272727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C16]/[.B16]" office:value-type="float" office:value="0.892307692307692" calcext:value-type="float">
            <text:p>0,892307692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table:formula="of:=[.C17]/[.B17]" office:value-type="float" office:value="0.903508771929825" calcext:value-type="float">
            <text:p>0,90350877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table:formula="of:=[.C18]/[.B18]" office:value-type="float" office:value="0.916666666666667" calcext:value-type="float">
            <text:p>0,91666666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table:formula="of:=[.C19]/[.B19]" office:value-type="float" office:value="0.887417218543046" calcext:value-type="float">
            <text:p>0,88741721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office:value-type="float" office:value="294" calcext:value-type="float">
            <text:p>294</text:p>
          </table:table-cell>
          <table:table-cell office:value-type="float" office:value="48" calcext:value-type="float">
            <text:p>48</text:p>
          </table:table-cell>
          <table:table-cell table:formula="of:=[.C20]/[.B20]" office:value-type="float" office:value="0.86217008797654" calcext:value-type="float">
            <text:p>0,86217008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3" calcext:value-type="float">
            <text:p>383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[.C21]/[.B21]" office:value-type="float" office:value="0.877284595300261" calcext:value-type="float">
            <text:p>0,877284595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8" calcext:value-type="float">
            <text:p>428</text:p>
          </table:table-cell>
          <table:table-cell office:value-type="float" office:value="380" calcext:value-type="float">
            <text:p>380</text:p>
          </table:table-cell>
          <table:table-cell office:value-type="float" office:value="49" calcext:value-type="float">
            <text:p>49</text:p>
          </table:table-cell>
          <table:table-cell table:formula="of:=[.C22]/[.B22]" office:value-type="float" office:value="0.88785046728972" calcext:value-type="float">
            <text:p>0,88785046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6" calcext:value-type="float">
            <text:p>476</text:p>
          </table:table-cell>
          <table:table-cell office:value-type="float" office:value="428" calcext:value-type="float">
            <text:p>428</text:p>
          </table:table-cell>
          <table:table-cell office:value-type="float" office:value="49" calcext:value-type="float">
            <text:p>49</text:p>
          </table:table-cell>
          <table:table-cell table:formula="of:=[.C23]/[.B23]" office:value-type="float" office:value="0.899159663865546" calcext:value-type="float">
            <text:p>0,89915966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7" calcext:value-type="float">
            <text:p>527</text:p>
          </table:table-cell>
          <table:table-cell office:value-type="float" office:value="478" calcext:value-type="float">
            <text:p>478</text:p>
          </table:table-cell>
          <table:table-cell office:value-type="float" office:value="50" calcext:value-type="float">
            <text:p>50</text:p>
          </table:table-cell>
          <table:table-cell table:formula="of:=[.C24]/[.B24]" office:value-type="float" office:value="0.907020872865275" calcext:value-type="float">
            <text:p>0,907020872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1" calcext:value-type="float">
            <text:p>581</text:p>
          </table:table-cell>
          <table:table-cell office:value-type="float" office:value="532" calcext:value-type="float">
            <text:p>532</text:p>
          </table:table-cell>
          <table:table-cell office:value-type="float" office:value="50" calcext:value-type="float">
            <text:p>50</text:p>
          </table:table-cell>
          <table:table-cell table:formula="of:=[.C25]/[.B25]" office:value-type="float" office:value="0.91566265060241" calcext:value-type="float">
            <text:p>0,91566265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8" calcext:value-type="float">
            <text:p>638</text:p>
          </table:table-cell>
          <table:table-cell office:value-type="float" office:value="588" calcext:value-type="float">
            <text:p>588</text:p>
          </table:table-cell>
          <table:table-cell office:value-type="float" office:value="51" calcext:value-type="float">
            <text:p>51</text:p>
          </table:table-cell>
          <table:table-cell table:formula="of:=[.C26]/[.B26]" office:value-type="float" office:value="0.921630094043887" calcext:value-type="float">
            <text:p>0,9216300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8" calcext:value-type="float">
            <text:p>698</text:p>
          </table:table-cell>
          <table:table-cell office:value-type="float" office:value="648" calcext:value-type="float">
            <text:p>648</text:p>
          </table:table-cell>
          <table:table-cell office:value-type="float" office:value="51" calcext:value-type="float">
            <text:p>51</text:p>
          </table:table-cell>
          <table:table-cell table:formula="of:=[.C27]/[.B27]" office:value-type="float" office:value="0.92836676217765" calcext:value-type="float">
            <text:p>0,92836676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0" calcext:value-type="float">
            <text:p>760</text:p>
          </table:table-cell>
          <table:table-cell office:value-type="float" office:value="690" calcext:value-type="float">
            <text:p>690</text:p>
          </table:table-cell>
          <table:table-cell office:value-type="float" office:value="71" calcext:value-type="float">
            <text:p>71</text:p>
          </table:table-cell>
          <table:table-cell table:formula="of:=[.C28]/[.B28]" office:value-type="float" office:value="0.907894736842105" calcext:value-type="float">
            <text:p>0,907894736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23" calcext:value-type="float">
            <text:p>823</text:p>
          </table:table-cell>
          <table:table-cell office:value-type="float" office:value="732" calcext:value-type="float">
            <text:p>732</text:p>
          </table:table-cell>
          <table:table-cell office:value-type="float" office:value="92" calcext:value-type="float">
            <text:p>92</text:p>
          </table:table-cell>
          <table:table-cell table:formula="of:=[.C29]/[.B29]" office:value-type="float" office:value="0.889428918590522" calcext:value-type="float">
            <text:p>0,889428918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9" calcext:value-type="float">
            <text:p>889</text:p>
          </table:table-cell>
          <table:table-cell office:value-type="float" office:value="798" calcext:value-type="float">
            <text:p>798</text:p>
          </table:table-cell>
          <table:table-cell office:value-type="float" office:value="92" calcext:value-type="float">
            <text:p>92</text:p>
          </table:table-cell>
          <table:table-cell table:formula="of:=[.C30]/[.B30]" office:value-type="float" office:value="0.89763779527559" calcext:value-type="float">
            <text:p>0,897637795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8" calcext:value-type="float">
            <text:p>958</text:p>
          </table:table-cell>
          <table:table-cell office:value-type="float" office:value="866" calcext:value-type="float">
            <text:p>866</text:p>
          </table:table-cell>
          <table:table-cell office:value-type="float" office:value="93" calcext:value-type="float">
            <text:p>93</text:p>
          </table:table-cell>
          <table:table-cell table:formula="of:=[.C31]/[.B31]" office:value-type="float" office:value="0.903966597077244" calcext:value-type="float">
            <text:p>0,903966597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0" calcext:value-type="float">
            <text:p>1030</text:p>
          </table:table-cell>
          <table:table-cell office:value-type="float" office:value="938" calcext:value-type="float">
            <text:p>938</text:p>
          </table:table-cell>
          <table:table-cell office:value-type="float" office:value="93" calcext:value-type="float">
            <text:p>93</text:p>
          </table:table-cell>
          <table:table-cell table:formula="of:=[.C32]/[.B32]" office:value-type="float" office:value="0.910679611650485" calcext:value-type="float">
            <text:p>0,91067961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5" calcext:value-type="float">
            <text:p>1105</text:p>
          </table:table-cell>
          <table:table-cell office:value-type="float" office:value="1012" calcext:value-type="float">
            <text:p>1012</text:p>
          </table:table-cell>
          <table:table-cell office:value-type="float" office:value="94" calcext:value-type="float">
            <text:p>94</text:p>
          </table:table-cell>
          <table:table-cell table:formula="of:=[.C33]/[.B33]" office:value-type="float" office:value="0.915837104072398" calcext:value-type="float">
            <text:p>0,91583710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3" calcext:value-type="float">
            <text:p>1183</text:p>
          </table:table-cell>
          <table:table-cell office:value-type="float" office:value="1090" calcext:value-type="float">
            <text:p>1090</text:p>
          </table:table-cell>
          <table:table-cell office:value-type="float" office:value="94" calcext:value-type="float">
            <text:p>94</text:p>
          </table:table-cell>
          <table:table-cell table:formula="of:=[.C34]/[.B34]" office:value-type="float" office:value="0.921386306001691" calcext:value-type="float">
            <text:p>0,9213863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64" calcext:value-type="float">
            <text:p>1264</text:p>
          </table:table-cell>
          <table:table-cell office:value-type="float" office:value="1170" calcext:value-type="float">
            <text:p>1170</text:p>
          </table:table-cell>
          <table:table-cell office:value-type="float" office:value="95" calcext:value-type="float">
            <text:p>95</text:p>
          </table:table-cell>
          <table:table-cell table:formula="of:=[.C35]/[.B35]" office:value-type="float" office:value="0.925632911392405" calcext:value-type="float">
            <text:p>0,925632911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8" calcext:value-type="float">
            <text:p>1348</text:p>
          </table:table-cell>
          <table:table-cell office:value-type="float" office:value="1254" calcext:value-type="float">
            <text:p>1254</text:p>
          </table:table-cell>
          <table:table-cell office:value-type="float" office:value="95" calcext:value-type="float">
            <text:p>95</text:p>
          </table:table-cell>
          <table:table-cell table:formula="of:=[.C36]/[.B36]" office:value-type="float" office:value="0.93026706231454" calcext:value-type="float">
            <text:p>0,930267062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5" calcext:value-type="float">
            <text:p>1435</text:p>
          </table:table-cell>
          <table:table-cell office:value-type="float" office:value="1340" calcext:value-type="float">
            <text:p>1340</text:p>
          </table:table-cell>
          <table:table-cell office:value-type="float" office:value="96" calcext:value-type="float">
            <text:p>96</text:p>
          </table:table-cell>
          <table:table-cell table:formula="of:=[.C37]/[.B37]" office:value-type="float" office:value="0.933797909407666" calcext:value-type="float">
            <text:p>0,933797909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25" calcext:value-type="float">
            <text:p>1525</text:p>
          </table:table-cell>
          <table:table-cell office:value-type="float" office:value="1430" calcext:value-type="float">
            <text:p>1430</text:p>
          </table:table-cell>
          <table:table-cell office:value-type="float" office:value="96" calcext:value-type="float">
            <text:p>96</text:p>
          </table:table-cell>
          <table:table-cell table:formula="of:=[.C38]/[.B38]" office:value-type="float" office:value="0.937704918032787" calcext:value-type="float">
            <text:p>0,93770491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17" calcext:value-type="float">
            <text:p>1617</text:p>
          </table:table-cell>
          <table:table-cell office:value-type="float" office:value="1492" calcext:value-type="float">
            <text:p>1492</text:p>
          </table:table-cell>
          <table:table-cell office:value-type="float" office:value="126" calcext:value-type="float">
            <text:p>126</text:p>
          </table:table-cell>
          <table:table-cell table:formula="of:=[.C39]/[.B39]" office:value-type="float" office:value="0.92269635126778" calcext:value-type="float">
            <text:p>0,922696351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10" calcext:value-type="float">
            <text:p>1710</text:p>
          </table:table-cell>
          <table:table-cell office:value-type="float" office:value="1554" calcext:value-type="float">
            <text:p>1554</text:p>
          </table:table-cell>
          <table:table-cell office:value-type="float" office:value="157" calcext:value-type="float">
            <text:p>157</text:p>
          </table:table-cell>
          <table:table-cell table:formula="of:=[.C40]/[.B40]" office:value-type="float" office:value="0.908771929824562" calcext:value-type="float">
            <text:p>0,908771929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6" calcext:value-type="float">
            <text:p>1806</text:p>
          </table:table-cell>
          <table:table-cell office:value-type="float" office:value="1650" calcext:value-type="float">
            <text:p>1650</text:p>
          </table:table-cell>
          <table:table-cell office:value-type="float" office:value="157" calcext:value-type="float">
            <text:p>157</text:p>
          </table:table-cell>
          <table:table-cell table:formula="of:=[.C41]/[.B41]" office:value-type="float" office:value="0.913621262458472" calcext:value-type="float">
            <text:p>0,913621262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05" calcext:value-type="float">
            <text:p>1905</text:p>
          </table:table-cell>
          <table:table-cell office:value-type="float" office:value="1748" calcext:value-type="float">
            <text:p>1748</text:p>
          </table:table-cell>
          <table:table-cell office:value-type="float" office:value="158" calcext:value-type="float">
            <text:p>158</text:p>
          </table:table-cell>
          <table:table-cell table:formula="of:=[.C42]/[.B42]" office:value-type="float" office:value="0.91758530183727" calcext:value-type="float">
            <text:p>0,91758530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7" calcext:value-type="float">
            <text:p>2007</text:p>
          </table:table-cell>
          <table:table-cell office:value-type="float" office:value="1850" calcext:value-type="float">
            <text:p>1850</text:p>
          </table:table-cell>
          <table:table-cell office:value-type="float" office:value="158" calcext:value-type="float">
            <text:p>158</text:p>
          </table:table-cell>
          <table:table-cell table:formula="of:=[.C43]/[.B43]" office:value-type="float" office:value="0.921773791728949" calcext:value-type="float">
            <text:p>0,921773791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2" calcext:value-type="float">
            <text:p>2112</text:p>
          </table:table-cell>
          <table:table-cell office:value-type="float" office:value="1954" calcext:value-type="float">
            <text:p>1954</text:p>
          </table:table-cell>
          <table:table-cell office:value-type="float" office:value="159" calcext:value-type="float">
            <text:p>159</text:p>
          </table:table-cell>
          <table:table-cell table:formula="of:=[.C44]/[.B44]" office:value-type="float" office:value="0.925189393939394" calcext:value-type="float">
            <text:p>0,925189393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20" calcext:value-type="float">
            <text:p>2220</text:p>
          </table:table-cell>
          <table:table-cell office:value-type="float" office:value="2062" calcext:value-type="float">
            <text:p>2062</text:p>
          </table:table-cell>
          <table:table-cell office:value-type="float" office:value="159" calcext:value-type="float">
            <text:p>159</text:p>
          </table:table-cell>
          <table:table-cell table:formula="of:=[.C45]/[.B45]" office:value-type="float" office:value="0.928828828828829" calcext:value-type="float">
            <text:p>0,928828828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31" calcext:value-type="float">
            <text:p>2331</text:p>
          </table:table-cell>
          <table:table-cell office:value-type="float" office:value="2172" calcext:value-type="float">
            <text:p>2172</text:p>
          </table:table-cell>
          <table:table-cell office:value-type="float" office:value="160" calcext:value-type="float">
            <text:p>160</text:p>
          </table:table-cell>
          <table:table-cell table:formula="of:=[.C46]/[.B46]" office:value-type="float" office:value="0.931788931788932" calcext:value-type="float">
            <text:p>0,931788931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45" calcext:value-type="float">
            <text:p>2445</text:p>
          </table:table-cell>
          <table:table-cell office:value-type="float" office:value="2286" calcext:value-type="float">
            <text:p>2286</text:p>
          </table:table-cell>
          <table:table-cell office:value-type="float" office:value="160" calcext:value-type="float">
            <text:p>160</text:p>
          </table:table-cell>
          <table:table-cell table:formula="of:=[.C47]/[.B47]" office:value-type="float" office:value="0.934969325153374" calcext:value-type="float">
            <text:p>0,93496932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2" calcext:value-type="float">
            <text:p>2562</text:p>
          </table:table-cell>
          <table:table-cell office:value-type="float" office:value="2402" calcext:value-type="float">
            <text:p>2402</text:p>
          </table:table-cell>
          <table:table-cell office:value-type="float" office:value="161" calcext:value-type="float">
            <text:p>161</text:p>
          </table:table-cell>
          <table:table-cell table:formula="of:=[.C48]/[.B48]" office:value-type="float" office:value="0.937548790007806" calcext:value-type="float">
            <text:p>0,9375487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82" calcext:value-type="float">
            <text:p>2682</text:p>
          </table:table-cell>
          <table:table-cell office:value-type="float" office:value="2522" calcext:value-type="float">
            <text:p>2522</text:p>
          </table:table-cell>
          <table:table-cell office:value-type="float" office:value="161" calcext:value-type="float">
            <text:p>161</text:p>
          </table:table-cell>
          <table:table-cell table:formula="of:=[.C49]/[.B49]" office:value-type="float" office:value="0.94034302759135" calcext:value-type="float">
            <text:p>0,94034302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05" calcext:value-type="float">
            <text:p>2805</text:p>
          </table:table-cell>
          <table:table-cell office:value-type="float" office:value="2644" calcext:value-type="float">
            <text:p>2644</text:p>
          </table:table-cell>
          <table:table-cell office:value-type="float" office:value="162" calcext:value-type="float">
            <text:p>162</text:p>
          </table:table-cell>
          <table:table-cell table:formula="of:=[.C50]/[.B50]" office:value-type="float" office:value="0.942602495543672" calcext:value-type="float">
            <text:p>0,942602495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31" calcext:value-type="float">
            <text:p>2931</text:p>
          </table:table-cell>
          <table:table-cell office:value-type="float" office:value="2770" calcext:value-type="float">
            <text:p>2770</text:p>
          </table:table-cell>
          <table:table-cell office:value-type="float" office:value="162" calcext:value-type="float">
            <text:p>162</text:p>
          </table:table-cell>
          <table:table-cell table:formula="of:=[.C51]/[.B51]" office:value-type="float" office:value="0.945069941999317" calcext:value-type="float">
            <text:p>0,94506994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59" calcext:value-type="float">
            <text:p>3059</text:p>
          </table:table-cell>
          <table:table-cell office:value-type="float" office:value="2856" calcext:value-type="float">
            <text:p>2856</text:p>
          </table:table-cell>
          <table:table-cell office:value-type="float" office:value="204" calcext:value-type="float">
            <text:p>204</text:p>
          </table:table-cell>
          <table:table-cell table:formula="of:=[.C52]/[.B52]" office:value-type="float" office:value="0.933638443935927" calcext:value-type="float">
            <text:p>0,933638443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88" calcext:value-type="float">
            <text:p>3188</text:p>
          </table:table-cell>
          <table:table-cell office:value-type="float" office:value="2942" calcext:value-type="float">
            <text:p>2942</text:p>
          </table:table-cell>
          <table:table-cell office:value-type="float" office:value="247" calcext:value-type="float">
            <text:p>247</text:p>
          </table:table-cell>
          <table:table-cell table:formula="of:=[.C53]/[.B53]" office:value-type="float" office:value="0.922835633626098" calcext:value-type="float">
            <text:p>0,922835633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20" calcext:value-type="float">
            <text:p>3320</text:p>
          </table:table-cell>
          <table:table-cell office:value-type="float" office:value="3074" calcext:value-type="float">
            <text:p>3074</text:p>
          </table:table-cell>
          <table:table-cell office:value-type="float" office:value="247" calcext:value-type="float">
            <text:p>247</text:p>
          </table:table-cell>
          <table:table-cell table:formula="of:=[.C54]/[.B54]" office:value-type="float" office:value="0.925903614457831" calcext:value-type="float">
            <text:p>0,925903614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55" calcext:value-type="float">
            <text:p>3455</text:p>
          </table:table-cell>
          <table:table-cell office:value-type="float" office:value="3208" calcext:value-type="float">
            <text:p>3208</text:p>
          </table:table-cell>
          <table:table-cell office:value-type="float" office:value="248" calcext:value-type="float">
            <text:p>248</text:p>
          </table:table-cell>
          <table:table-cell table:formula="of:=[.C55]/[.B55]" office:value-type="float" office:value="0.928509406657019" calcext:value-type="float">
            <text:p>0,92850940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93" calcext:value-type="float">
            <text:p>3593</text:p>
          </table:table-cell>
          <table:table-cell office:value-type="float" office:value="3346" calcext:value-type="float">
            <text:p>3346</text:p>
          </table:table-cell>
          <table:table-cell office:value-type="float" office:value="248" calcext:value-type="float">
            <text:p>248</text:p>
          </table:table-cell>
          <table:table-cell table:formula="of:=[.C56]/[.B56]" office:value-type="float" office:value="0.931255218480379" calcext:value-type="float">
            <text:p>0,931255218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34" calcext:value-type="float">
            <text:p>3734</text:p>
          </table:table-cell>
          <table:table-cell office:value-type="float" office:value="3486" calcext:value-type="float">
            <text:p>3486</text:p>
          </table:table-cell>
          <table:table-cell office:value-type="float" office:value="249" calcext:value-type="float">
            <text:p>249</text:p>
          </table:table-cell>
          <table:table-cell table:formula="of:=[.C57]/[.B57]" office:value-type="float" office:value="0.933583288698447" calcext:value-type="float">
            <text:p>0,933583288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78" calcext:value-type="float">
            <text:p>3878</text:p>
          </table:table-cell>
          <table:table-cell office:value-type="float" office:value="3630" calcext:value-type="float">
            <text:p>3630</text:p>
          </table:table-cell>
          <table:table-cell office:value-type="float" office:value="249" calcext:value-type="float">
            <text:p>249</text:p>
          </table:table-cell>
          <table:table-cell table:formula="of:=[.C58]/[.B58]" office:value-type="float" office:value="0.93604951005673" calcext:value-type="float">
            <text:p>0,936049510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25" calcext:value-type="float">
            <text:p>4025</text:p>
          </table:table-cell>
          <table:table-cell office:value-type="float" office:value="3776" calcext:value-type="float">
            <text:p>3776</text:p>
          </table:table-cell>
          <table:table-cell office:value-type="float" office:value="250" calcext:value-type="float">
            <text:p>250</text:p>
          </table:table-cell>
          <table:table-cell table:formula="of:=[.C59]/[.B59]" office:value-type="float" office:value="0.938136645962733" calcext:value-type="float">
            <text:p>0,93813664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75" calcext:value-type="float">
            <text:p>4175</text:p>
          </table:table-cell>
          <table:table-cell office:value-type="float" office:value="3926" calcext:value-type="float">
            <text:p>3926</text:p>
          </table:table-cell>
          <table:table-cell office:value-type="float" office:value="250" calcext:value-type="float">
            <text:p>250</text:p>
          </table:table-cell>
          <table:table-cell table:formula="of:=[.C60]/[.B60]" office:value-type="float" office:value="0.940359281437126" calcext:value-type="float">
            <text:p>0,940359281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28" calcext:value-type="float">
            <text:p>4328</text:p>
          </table:table-cell>
          <table:table-cell office:value-type="float" office:value="4078" calcext:value-type="float">
            <text:p>4078</text:p>
          </table:table-cell>
          <table:table-cell office:value-type="float" office:value="251" calcext:value-type="float">
            <text:p>251</text:p>
          </table:table-cell>
          <table:table-cell table:formula="of:=[.C61]/[.B61]" office:value-type="float" office:value="0.942236598890943" calcext:value-type="float">
            <text:p>0,942236598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4" calcext:value-type="float">
            <text:p>4484</text:p>
          </table:table-cell>
          <table:table-cell office:value-type="float" office:value="4234" calcext:value-type="float">
            <text:p>4234</text:p>
          </table:table-cell>
          <table:table-cell office:value-type="float" office:value="251" calcext:value-type="float">
            <text:p>251</text:p>
          </table:table-cell>
          <table:table-cell table:formula="of:=[.C62]/[.B62]" office:value-type="float" office:value="0.944246208742194" calcext:value-type="float">
            <text:p>0,944246208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43" calcext:value-type="float">
            <text:p>4643</text:p>
          </table:table-cell>
          <table:table-cell office:value-type="float" office:value="4392" calcext:value-type="float">
            <text:p>4392</text:p>
          </table:table-cell>
          <table:table-cell office:value-type="float" office:value="252" calcext:value-type="float">
            <text:p>252</text:p>
          </table:table-cell>
          <table:table-cell table:formula="of:=[.C63]/[.B63]" office:value-type="float" office:value="0.945940124919233" calcext:value-type="float">
            <text:p>0,945940124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05" calcext:value-type="float">
            <text:p>4805</text:p>
          </table:table-cell>
          <table:table-cell office:value-type="float" office:value="4554" calcext:value-type="float">
            <text:p>4554</text:p>
          </table:table-cell>
          <table:table-cell office:value-type="float" office:value="252" calcext:value-type="float">
            <text:p>252</text:p>
          </table:table-cell>
          <table:table-cell table:formula="of:=[.C64]/[.B64]" office:value-type="float" office:value="0.947762747138397" calcext:value-type="float">
            <text:p>0,947762747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70" calcext:value-type="float">
            <text:p>4970</text:p>
          </table:table-cell>
          <table:table-cell office:value-type="float" office:value="4718" calcext:value-type="float">
            <text:p>4718</text:p>
          </table:table-cell>
          <table:table-cell office:value-type="float" office:value="253" calcext:value-type="float">
            <text:p>253</text:p>
          </table:table-cell>
          <table:table-cell table:formula="of:=[.C65]/[.B65]" office:value-type="float" office:value="0.949295774647887" calcext:value-type="float">
            <text:p>0,949295774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38" calcext:value-type="float">
            <text:p>5138</text:p>
          </table:table-cell>
          <table:table-cell office:value-type="float" office:value="4886" calcext:value-type="float">
            <text:p>4886</text:p>
          </table:table-cell>
          <table:table-cell office:value-type="float" office:value="253" calcext:value-type="float">
            <text:p>253</text:p>
          </table:table-cell>
          <table:table-cell table:formula="of:=[.C66]/[.B66]" office:value-type="float" office:value="0.950953678474114" calcext:value-type="float">
            <text:p>0,95095367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08" calcext:value-type="float">
            <text:p>5308</text:p>
          </table:table-cell>
          <table:table-cell office:value-type="float" office:value="5000" calcext:value-type="float">
            <text:p>5000</text:p>
          </table:table-cell>
          <table:table-cell office:value-type="float" office:value="309" calcext:value-type="float">
            <text:p>309</text:p>
          </table:table-cell>
          <table:table-cell table:formula="of:=[.C67]/[.B67]" office:value-type="float" office:value="0.94197437829691" calcext:value-type="float">
            <text:p>0,941974378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79" calcext:value-type="float">
            <text:p>5479</text:p>
          </table:table-cell>
          <table:table-cell office:value-type="float" office:value="5114" calcext:value-type="float">
            <text:p>5114</text:p>
          </table:table-cell>
          <table:table-cell office:value-type="float" office:value="366" calcext:value-type="float">
            <text:p>366</text:p>
          </table:table-cell>
          <table:table-cell table:formula="of:=[.C68]/[.B68]" office:value-type="float" office:value="0.933382004015331" calcext:value-type="float">
            <text:p>0,93338200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53" calcext:value-type="float">
            <text:p>5653</text:p>
          </table:table-cell>
          <table:table-cell office:value-type="float" office:value="5288" calcext:value-type="float">
            <text:p>5288</text:p>
          </table:table-cell>
          <table:table-cell office:value-type="float" office:value="366" calcext:value-type="float">
            <text:p>366</text:p>
          </table:table-cell>
          <table:table-cell table:formula="of:=[.C69]/[.B69]" office:value-type="float" office:value="0.935432513709535" calcext:value-type="float">
            <text:p>0,935432513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30" calcext:value-type="float">
            <text:p>5830</text:p>
          </table:table-cell>
          <table:table-cell office:value-type="float" office:value="5464" calcext:value-type="float">
            <text:p>5464</text:p>
          </table:table-cell>
          <table:table-cell office:value-type="float" office:value="367" calcext:value-type="float">
            <text:p>367</text:p>
          </table:table-cell>
          <table:table-cell table:formula="of:=[.C70]/[.B70]" office:value-type="float" office:value="0.937221269296741" calcext:value-type="float">
            <text:p>0,937221269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10" calcext:value-type="float">
            <text:p>6010</text:p>
          </table:table-cell>
          <table:table-cell office:value-type="float" office:value="5644" calcext:value-type="float">
            <text:p>5644</text:p>
          </table:table-cell>
          <table:table-cell office:value-type="float" office:value="367" calcext:value-type="float">
            <text:p>367</text:p>
          </table:table-cell>
          <table:table-cell table:formula="of:=[.C71]/[.B71]" office:value-type="float" office:value="0.93910149750416" calcext:value-type="float">
            <text:p>0,93910149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93" calcext:value-type="float">
            <text:p>6193</text:p>
          </table:table-cell>
          <table:table-cell office:value-type="float" office:value="5826" calcext:value-type="float">
            <text:p>5826</text:p>
          </table:table-cell>
          <table:table-cell office:value-type="float" office:value="368" calcext:value-type="float">
            <text:p>368</text:p>
          </table:table-cell>
          <table:table-cell table:formula="of:=[.C72]/[.B72]" office:value-type="float" office:value="0.940739544647182" calcext:value-type="float">
            <text:p>0,940739544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79" calcext:value-type="float">
            <text:p>6379</text:p>
          </table:table-cell>
          <table:table-cell office:value-type="float" office:value="6012" calcext:value-type="float">
            <text:p>6012</text:p>
          </table:table-cell>
          <table:table-cell office:value-type="float" office:value="368" calcext:value-type="float">
            <text:p>368</text:p>
          </table:table-cell>
          <table:table-cell table:formula="of:=[.C73]/[.B73]" office:value-type="float" office:value="0.9424674713905" calcext:value-type="float">
            <text:p>0,9424674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68" calcext:value-type="float">
            <text:p>6568</text:p>
          </table:table-cell>
          <table:table-cell office:value-type="float" office:value="6200" calcext:value-type="float">
            <text:p>6200</text:p>
          </table:table-cell>
          <table:table-cell office:value-type="float" office:value="369" calcext:value-type="float">
            <text:p>369</text:p>
          </table:table-cell>
          <table:table-cell table:formula="of:=[.C74]/[.B74]" office:value-type="float" office:value="0.943970767356882" calcext:value-type="float">
            <text:p>0,943970767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60" calcext:value-type="float">
            <text:p>6760</text:p>
          </table:table-cell>
          <table:table-cell office:value-type="float" office:value="6392" calcext:value-type="float">
            <text:p>6392</text:p>
          </table:table-cell>
          <table:table-cell office:value-type="float" office:value="369" calcext:value-type="float">
            <text:p>369</text:p>
          </table:table-cell>
          <table:table-cell table:formula="of:=[.C75]/[.B75]" office:value-type="float" office:value="0.945562130177515" calcext:value-type="float">
            <text:p>0,945562130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55" calcext:value-type="float">
            <text:p>6955</text:p>
          </table:table-cell>
          <table:table-cell office:value-type="float" office:value="6586" calcext:value-type="float">
            <text:p>6586</text:p>
          </table:table-cell>
          <table:table-cell office:value-type="float" office:value="370" calcext:value-type="float">
            <text:p>370</text:p>
          </table:table-cell>
          <table:table-cell table:formula="of:=[.C76]/[.B76]" office:value-type="float" office:value="0.946944644140906" calcext:value-type="float">
            <text:p>0,946944644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53" calcext:value-type="float">
            <text:p>7153</text:p>
          </table:table-cell>
          <table:table-cell office:value-type="float" office:value="6784" calcext:value-type="float">
            <text:p>6784</text:p>
          </table:table-cell>
          <table:table-cell office:value-type="float" office:value="370" calcext:value-type="float">
            <text:p>370</text:p>
          </table:table-cell>
          <table:table-cell table:formula="of:=[.C77]/[.B77]" office:value-type="float" office:value="0.948413253180484" calcext:value-type="float">
            <text:p>0,948413253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54" calcext:value-type="float">
            <text:p>7354</text:p>
          </table:table-cell>
          <table:table-cell office:value-type="float" office:value="6984" calcext:value-type="float">
            <text:p>6984</text:p>
          </table:table-cell>
          <table:table-cell office:value-type="float" office:value="371" calcext:value-type="float">
            <text:p>371</text:p>
          </table:table-cell>
          <table:table-cell table:formula="of:=[.C78]/[.B78]" office:value-type="float" office:value="0.949687245036715" calcext:value-type="float">
            <text:p>0,94968724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58" calcext:value-type="float">
            <text:p>7558</text:p>
          </table:table-cell>
          <table:table-cell office:value-type="float" office:value="7188" calcext:value-type="float">
            <text:p>7188</text:p>
          </table:table-cell>
          <table:table-cell office:value-type="float" office:value="371" calcext:value-type="float">
            <text:p>371</text:p>
          </table:table-cell>
          <table:table-cell table:formula="of:=[.C79]/[.B79]" office:value-type="float" office:value="0.951045250066155" calcext:value-type="float">
            <text:p>0,951045250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65" calcext:value-type="float">
            <text:p>7765</text:p>
          </table:table-cell>
          <table:table-cell office:value-type="float" office:value="7394" calcext:value-type="float">
            <text:p>7394</text:p>
          </table:table-cell>
          <table:table-cell office:value-type="float" office:value="372" calcext:value-type="float">
            <text:p>372</text:p>
          </table:table-cell>
          <table:table-cell table:formula="of:=[.C80]/[.B80]" office:value-type="float" office:value="0.952221506761108" calcext:value-type="float">
            <text:p>0,952221506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75" calcext:value-type="float">
            <text:p>7975</text:p>
          </table:table-cell>
          <table:table-cell office:value-type="float" office:value="7604" calcext:value-type="float">
            <text:p>7604</text:p>
          </table:table-cell>
          <table:table-cell office:value-type="float" office:value="372" calcext:value-type="float">
            <text:p>372</text:p>
          </table:table-cell>
          <table:table-cell table:formula="of:=[.C81]/[.B81]" office:value-type="float" office:value="0.953479623824451" calcext:value-type="float">
            <text:p>0,953479623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88" calcext:value-type="float">
            <text:p>8188</text:p>
          </table:table-cell>
          <table:table-cell office:value-type="float" office:value="7816" calcext:value-type="float">
            <text:p>7816</text:p>
          </table:table-cell>
          <table:table-cell office:value-type="float" office:value="373" calcext:value-type="float">
            <text:p>373</text:p>
          </table:table-cell>
          <table:table-cell table:formula="of:=[.C82]/[.B82]" office:value-type="float" office:value="0.95456765999023" calcext:value-type="float">
            <text:p>0,9545676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04" calcext:value-type="float">
            <text:p>8404</text:p>
          </table:table-cell>
          <table:table-cell office:value-type="float" office:value="8032" calcext:value-type="float">
            <text:p>8032</text:p>
          </table:table-cell>
          <table:table-cell office:value-type="float" office:value="373" calcext:value-type="float">
            <text:p>373</text:p>
          </table:table-cell>
          <table:table-cell table:formula="of:=[.C83]/[.B83]" office:value-type="float" office:value="0.955735364112327" calcext:value-type="float">
            <text:p>0,955735364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22" calcext:value-type="float">
            <text:p>8622</text:p>
          </table:table-cell>
          <table:table-cell office:value-type="float" office:value="8178" calcext:value-type="float">
            <text:p>8178</text:p>
          </table:table-cell>
          <table:table-cell office:value-type="float" office:value="445" calcext:value-type="float">
            <text:p>445</text:p>
          </table:table-cell>
          <table:table-cell table:formula="of:=[.C84]/[.B84]" office:value-type="float" office:value="0.948503827418232" calcext:value-type="float">
            <text:p>0,948503827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41" calcext:value-type="float">
            <text:p>8841</text:p>
          </table:table-cell>
          <table:table-cell office:value-type="float" office:value="8324" calcext:value-type="float">
            <text:p>8324</text:p>
          </table:table-cell>
          <table:table-cell office:value-type="float" office:value="518" calcext:value-type="float">
            <text:p>518</text:p>
          </table:table-cell>
          <table:table-cell table:formula="of:=[.C85]/[.B85]" office:value-type="float" office:value="0.941522452211288" calcext:value-type="float">
            <text:p>0,94152245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63" calcext:value-type="float">
            <text:p>9063</text:p>
          </table:table-cell>
          <table:table-cell office:value-type="float" office:value="8546" calcext:value-type="float">
            <text:p>8546</text:p>
          </table:table-cell>
          <table:table-cell office:value-type="float" office:value="518" calcext:value-type="float">
            <text:p>518</text:p>
          </table:table-cell>
          <table:table-cell table:formula="of:=[.C86]/[.B86]" office:value-type="float" office:value="0.942954871455368" calcext:value-type="float">
            <text:p>0,942954871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88" calcext:value-type="float">
            <text:p>9288</text:p>
          </table:table-cell>
          <table:table-cell office:value-type="float" office:value="8770" calcext:value-type="float">
            <text:p>8770</text:p>
          </table:table-cell>
          <table:table-cell office:value-type="float" office:value="519" calcext:value-type="float">
            <text:p>519</text:p>
          </table:table-cell>
          <table:table-cell table:formula="of:=[.C87]/[.B87]" office:value-type="float" office:value="0.944229112833764" calcext:value-type="float">
            <text:p>0,944229112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16" calcext:value-type="float">
            <text:p>9516</text:p>
          </table:table-cell>
          <table:table-cell office:value-type="float" office:value="8998" calcext:value-type="float">
            <text:p>8998</text:p>
          </table:table-cell>
          <table:table-cell office:value-type="float" office:value="519" calcext:value-type="float">
            <text:p>519</text:p>
          </table:table-cell>
          <table:table-cell table:formula="of:=[.C88]/[.B88]" office:value-type="float" office:value="0.94556536359815" calcext:value-type="float">
            <text:p>0,945565363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47" calcext:value-type="float">
            <text:p>9747</text:p>
          </table:table-cell>
          <table:table-cell office:value-type="float" office:value="9228" calcext:value-type="float">
            <text:p>9228</text:p>
          </table:table-cell>
          <table:table-cell office:value-type="float" office:value="520" calcext:value-type="float">
            <text:p>520</text:p>
          </table:table-cell>
          <table:table-cell table:formula="of:=[.C89]/[.B89]" office:value-type="float" office:value="0.946752847029855" calcext:value-type="float">
            <text:p>0,94675284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81" calcext:value-type="float">
            <text:p>9981</text:p>
          </table:table-cell>
          <table:table-cell office:value-type="float" office:value="9462" calcext:value-type="float">
            <text:p>9462</text:p>
          </table:table-cell>
          <table:table-cell office:value-type="float" office:value="520" calcext:value-type="float">
            <text:p>520</text:p>
          </table:table-cell>
          <table:table-cell table:formula="of:=[.C90]/[.B90]" office:value-type="float" office:value="0.94800120228434" calcext:value-type="float">
            <text:p>0,948001202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18" calcext:value-type="float">
            <text:p>10218</text:p>
          </table:table-cell>
          <table:table-cell office:value-type="float" office:value="9698" calcext:value-type="float">
            <text:p>9698</text:p>
          </table:table-cell>
          <table:table-cell office:value-type="float" office:value="521" calcext:value-type="float">
            <text:p>521</text:p>
          </table:table-cell>
          <table:table-cell table:formula="of:=[.C91]/[.B91]" office:value-type="float" office:value="0.94910941475827" calcext:value-type="float">
            <text:p>0,949109414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58" calcext:value-type="float">
            <text:p>10458</text:p>
          </table:table-cell>
          <table:table-cell office:value-type="float" office:value="9938" calcext:value-type="float">
            <text:p>9938</text:p>
          </table:table-cell>
          <table:table-cell office:value-type="float" office:value="521" calcext:value-type="float">
            <text:p>521</text:p>
          </table:table-cell>
          <table:table-cell table:formula="of:=[.C92]/[.B92]" office:value-type="float" office:value="0.95027729967489" calcext:value-type="float">
            <text:p>0,950277299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701" calcext:value-type="float">
            <text:p>10701</text:p>
          </table:table-cell>
          <table:table-cell office:value-type="float" office:value="10180" calcext:value-type="float">
            <text:p>10180</text:p>
          </table:table-cell>
          <table:table-cell office:value-type="float" office:value="522" calcext:value-type="float">
            <text:p>522</text:p>
          </table:table-cell>
          <table:table-cell table:formula="of:=[.C93]/[.B93]" office:value-type="float" office:value="0.951312961405476" calcext:value-type="float">
            <text:p>0,951312961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947" calcext:value-type="float">
            <text:p>10947</text:p>
          </table:table-cell>
          <table:table-cell office:value-type="float" office:value="10426" calcext:value-type="float">
            <text:p>10426</text:p>
          </table:table-cell>
          <table:table-cell office:value-type="float" office:value="522" calcext:value-type="float">
            <text:p>522</text:p>
          </table:table-cell>
          <table:table-cell table:formula="of:=[.C94]/[.B94]" office:value-type="float" office:value="0.952407052160409" calcext:value-type="float">
            <text:p>0,952407052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96" calcext:value-type="float">
            <text:p>11196</text:p>
          </table:table-cell>
          <table:table-cell office:value-type="float" office:value="10674" calcext:value-type="float">
            <text:p>10674</text:p>
          </table:table-cell>
          <table:table-cell office:value-type="float" office:value="523" calcext:value-type="float">
            <text:p>523</text:p>
          </table:table-cell>
          <table:table-cell table:formula="of:=[.C95]/[.B95]" office:value-type="float" office:value="0.953376205787781" calcext:value-type="float">
            <text:p>0,953376205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448" calcext:value-type="float">
            <text:p>11448</text:p>
          </table:table-cell>
          <table:table-cell office:value-type="float" office:value="10926" calcext:value-type="float">
            <text:p>10926</text:p>
          </table:table-cell>
          <table:table-cell office:value-type="float" office:value="523" calcext:value-type="float">
            <text:p>523</text:p>
          </table:table-cell>
          <table:table-cell table:formula="of:=[.C96]/[.B96]" office:value-type="float" office:value="0.95440251572327" calcext:value-type="float">
            <text:p>0,954402515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03" calcext:value-type="float">
            <text:p>11703</text:p>
          </table:table-cell>
          <table:table-cell office:value-type="float" office:value="11180" calcext:value-type="float">
            <text:p>11180</text:p>
          </table:table-cell>
          <table:table-cell office:value-type="float" office:value="524" calcext:value-type="float">
            <text:p>524</text:p>
          </table:table-cell>
          <table:table-cell table:formula="of:=[.C97]/[.B97]" office:value-type="float" office:value="0.955310604118602" calcext:value-type="float">
            <text:p>0,955310604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61" calcext:value-type="float">
            <text:p>11961</text:p>
          </table:table-cell>
          <table:table-cell office:value-type="float" office:value="11438" calcext:value-type="float">
            <text:p>11438</text:p>
          </table:table-cell>
          <table:table-cell office:value-type="float" office:value="524" calcext:value-type="float">
            <text:p>524</text:p>
          </table:table-cell>
          <table:table-cell table:formula="of:=[.C98]/[.B98]" office:value-type="float" office:value="0.956274558983363" calcext:value-type="float">
            <text:p>0,95627455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222" calcext:value-type="float">
            <text:p>12222</text:p>
          </table:table-cell>
          <table:table-cell office:value-type="float" office:value="11698" calcext:value-type="float">
            <text:p>11698</text:p>
          </table:table-cell>
          <table:table-cell office:value-type="float" office:value="525" calcext:value-type="float">
            <text:p>525</text:p>
          </table:table-cell>
          <table:table-cell table:formula="of:=[.C99]/[.B99]" office:value-type="float" office:value="0.957126493208967" calcext:value-type="float">
            <text:p>0,957126493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486" calcext:value-type="float">
            <text:p>12486</text:p>
          </table:table-cell>
          <table:table-cell office:value-type="float" office:value="11962" calcext:value-type="float">
            <text:p>11962</text:p>
          </table:table-cell>
          <table:table-cell office:value-type="float" office:value="525" calcext:value-type="float">
            <text:p>525</text:p>
          </table:table-cell>
          <table:table-cell table:formula="of:=[.C100]/[.B100]" office:value-type="float" office:value="0.958032996956591" calcext:value-type="float">
            <text:p>0,9580329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53" calcext:value-type="float">
            <text:p>12753</text:p>
          </table:table-cell>
          <table:table-cell office:value-type="float" office:value="12228" calcext:value-type="float">
            <text:p>12228</text:p>
          </table:table-cell>
          <table:table-cell office:value-type="float" office:value="526" calcext:value-type="float">
            <text:p>526</text:p>
          </table:table-cell>
          <table:table-cell table:formula="of:=[.C101]/[.B101]" office:value-type="float" office:value="0.95883321571395" calcext:value-type="float">
            <text:p>0,95883321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23" calcext:value-type="float">
            <text:p>13023</text:p>
          </table:table-cell>
          <table:table-cell office:value-type="float" office:value="12498" calcext:value-type="float">
            <text:p>12498</text:p>
          </table:table-cell>
          <table:table-cell office:value-type="float" office:value="526" calcext:value-type="float">
            <text:p>526</text:p>
          </table:table-cell>
          <table:table-cell table:formula="of:=[.C102]/[.B102]" office:value-type="float" office:value="0.959686708131767" calcext:value-type="float">
            <text:p>0,959686708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95" calcext:value-type="float">
            <text:p>13295</text:p>
          </table:table-cell>
          <table:table-cell office:value-type="float" office:value="12680" calcext:value-type="float">
            <text:p>12680</text:p>
          </table:table-cell>
          <table:table-cell office:value-type="float" office:value="616" calcext:value-type="float">
            <text:p>616</text:p>
          </table:table-cell>
          <table:table-cell table:formula="of:=[.C103]/[.B103]" office:value-type="float" office:value="0.953742008273787" calcext:value-type="float">
            <text:p>0,953742008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568" calcext:value-type="float">
            <text:p>13568</text:p>
          </table:table-cell>
          <table:table-cell office:value-type="float" office:value="12862" calcext:value-type="float">
            <text:p>12862</text:p>
          </table:table-cell>
          <table:table-cell office:value-type="float" office:value="707" calcext:value-type="float">
            <text:p>707</text:p>
          </table:table-cell>
          <table:table-cell table:formula="of:=[.C104]/[.B104]" office:value-type="float" office:value="0.947965801886793" calcext:value-type="float">
            <text:p>0,94796580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038" calcext:value-type="float">
            <text:p>14038</text:p>
          </table:table-cell>
          <table:table-cell office:value-type="float" office:value="13138" calcext:value-type="float">
            <text:p>13138</text:p>
          </table:table-cell>
          <table:table-cell office:value-type="float" office:value="901" calcext:value-type="float">
            <text:p>901</text:p>
          </table:table-cell>
          <table:table-cell table:formula="of:=[.C105]/[.B105]" office:value-type="float" office:value="0.935888303177091" calcext:value-type="float">
            <text:p>0,9358883032</text:p>
          </table:table-cell>
          <table:table-cell/>
          <table:table-cell office:value-type="string" calcext:value-type="string">
            <text:p>///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317" calcext:value-type="float">
            <text:p>14317</text:p>
          </table:table-cell>
          <table:table-cell office:value-type="float" office:value="13416" calcext:value-type="float">
            <text:p>13416</text:p>
          </table:table-cell>
          <table:table-cell office:value-type="float" office:value="902" calcext:value-type="float">
            <text:p>902</text:p>
          </table:table-cell>
          <table:table-cell table:formula="of:=[.C106]/[.B106]" office:value-type="float" office:value="0.937067821470979" calcext:value-type="float">
            <text:p>0,937067821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99" calcext:value-type="float">
            <text:p>14599</text:p>
          </table:table-cell>
          <table:table-cell office:value-type="float" office:value="13698" calcext:value-type="float">
            <text:p>13698</text:p>
          </table:table-cell>
          <table:table-cell office:value-type="float" office:value="902" calcext:value-type="float">
            <text:p>902</text:p>
          </table:table-cell>
          <table:table-cell table:formula="of:=[.C107]/[.B107]" office:value-type="float" office:value="0.938283444071512" calcext:value-type="float">
            <text:p>0,938283444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884" calcext:value-type="float">
            <text:p>14884</text:p>
          </table:table-cell>
          <table:table-cell office:value-type="float" office:value="13982" calcext:value-type="float">
            <text:p>13982</text:p>
          </table:table-cell>
          <table:table-cell office:value-type="float" office:value="903" calcext:value-type="float">
            <text:p>903</text:p>
          </table:table-cell>
          <table:table-cell table:formula="of:=[.C108]/[.B108]" office:value-type="float" office:value="0.939398011287288" calcext:value-type="float">
            <text:p>0,939398011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172" calcext:value-type="float">
            <text:p>15172</text:p>
          </table:table-cell>
          <table:table-cell office:value-type="float" office:value="14270" calcext:value-type="float">
            <text:p>14270</text:p>
          </table:table-cell>
          <table:table-cell office:value-type="float" office:value="903" calcext:value-type="float">
            <text:p>903</text:p>
          </table:table-cell>
          <table:table-cell table:formula="of:=[.C109]/[.B109]" office:value-type="float" office:value="0.940548378592144" calcext:value-type="float">
            <text:p>0,940548378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463" calcext:value-type="float">
            <text:p>15463</text:p>
          </table:table-cell>
          <table:table-cell office:value-type="float" office:value="14560" calcext:value-type="float">
            <text:p>14560</text:p>
          </table:table-cell>
          <table:table-cell office:value-type="float" office:value="904" calcext:value-type="float">
            <text:p>904</text:p>
          </table:table-cell>
          <table:table-cell table:formula="of:=[.C110]/[.B110]" office:value-type="float" office:value="0.941602535083748" calcext:value-type="float">
            <text:p>0,941602535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57" calcext:value-type="float">
            <text:p>15757</text:p>
          </table:table-cell>
          <table:table-cell office:value-type="float" office:value="14854" calcext:value-type="float">
            <text:p>14854</text:p>
          </table:table-cell>
          <table:table-cell office:value-type="float" office:value="904" calcext:value-type="float">
            <text:p>904</text:p>
          </table:table-cell>
          <table:table-cell table:formula="of:=[.C111]/[.B111]" office:value-type="float" office:value="0.942692136828076" calcext:value-type="float">
            <text:p>0,942692136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054" calcext:value-type="float">
            <text:p>16054</text:p>
          </table:table-cell>
          <table:table-cell office:value-type="float" office:value="15150" calcext:value-type="float">
            <text:p>15150</text:p>
          </table:table-cell>
          <table:table-cell office:value-type="float" office:value="905" calcext:value-type="float">
            <text:p>905</text:p>
          </table:table-cell>
          <table:table-cell table:formula="of:=[.C112]/[.B112]" office:value-type="float" office:value="0.943690046094431" calcext:value-type="float">
            <text:p>0,943690046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54" calcext:value-type="float">
            <text:p>16354</text:p>
          </table:table-cell>
          <table:table-cell office:value-type="float" office:value="15450" calcext:value-type="float">
            <text:p>15450</text:p>
          </table:table-cell>
          <table:table-cell office:value-type="float" office:value="905" calcext:value-type="float">
            <text:p>905</text:p>
          </table:table-cell>
          <table:table-cell table:formula="of:=[.C113]/[.B113]" office:value-type="float" office:value="0.944723003546533" calcext:value-type="float">
            <text:p>0,944723003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657" calcext:value-type="float">
            <text:p>16657</text:p>
          </table:table-cell>
          <table:table-cell office:value-type="float" office:value="15752" calcext:value-type="float">
            <text:p>15752</text:p>
          </table:table-cell>
          <table:table-cell office:value-type="float" office:value="906" calcext:value-type="float">
            <text:p>906</text:p>
          </table:table-cell>
          <table:table-cell table:formula="of:=[.C114]/[.B114]" office:value-type="float" office:value="0.945668487722879" calcext:value-type="float">
            <text:p>0,945668487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963" calcext:value-type="float">
            <text:p>16963</text:p>
          </table:table-cell>
          <table:table-cell office:value-type="float" office:value="16058" calcext:value-type="float">
            <text:p>16058</text:p>
          </table:table-cell>
          <table:table-cell office:value-type="float" office:value="906" calcext:value-type="float">
            <text:p>906</text:p>
          </table:table-cell>
          <table:table-cell table:formula="of:=[.C115]/[.B115]" office:value-type="float" office:value="0.946648588103519" calcext:value-type="float">
            <text:p>0,946648588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272" calcext:value-type="float">
            <text:p>17272</text:p>
          </table:table-cell>
          <table:table-cell office:value-type="float" office:value="16366" calcext:value-type="float">
            <text:p>16366</text:p>
          </table:table-cell>
          <table:table-cell office:value-type="float" office:value="907" calcext:value-type="float">
            <text:p>907</text:p>
          </table:table-cell>
          <table:table-cell table:formula="of:=[.C116]/[.B116]" office:value-type="float" office:value="0.947545159796202" calcext:value-type="float">
            <text:p>0,947545159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584" calcext:value-type="float">
            <text:p>17584</text:p>
          </table:table-cell>
          <table:table-cell office:value-type="float" office:value="16678" calcext:value-type="float">
            <text:p>16678</text:p>
          </table:table-cell>
          <table:table-cell office:value-type="float" office:value="907" calcext:value-type="float">
            <text:p>907</text:p>
          </table:table-cell>
          <table:table-cell table:formula="of:=[.C117]/[.B117]" office:value-type="float" office:value="0.948475887170155" calcext:value-type="float">
            <text:p>0,948475887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899" calcext:value-type="float">
            <text:p>17899</text:p>
          </table:table-cell>
          <table:table-cell office:value-type="float" office:value="16992" calcext:value-type="float">
            <text:p>16992</text:p>
          </table:table-cell>
          <table:table-cell office:value-type="float" office:value="908" calcext:value-type="float">
            <text:p>908</text:p>
          </table:table-cell>
          <table:table-cell table:formula="of:=[.C118]/[.B118]" office:value-type="float" office:value="0.949326778032292" calcext:value-type="float">
            <text:p>0,94932677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217" calcext:value-type="float">
            <text:p>18217</text:p>
          </table:table-cell>
          <table:table-cell office:value-type="float" office:value="17310" calcext:value-type="float">
            <text:p>17310</text:p>
          </table:table-cell>
          <table:table-cell office:value-type="float" office:value="908" calcext:value-type="float">
            <text:p>908</text:p>
          </table:table-cell>
          <table:table-cell table:formula="of:=[.C119]/[.B119]" office:value-type="float" office:value="0.950211341055058" calcext:value-type="float">
            <text:p>0,950211341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538" calcext:value-type="float">
            <text:p>18538</text:p>
          </table:table-cell>
          <table:table-cell office:value-type="float" office:value="17630" calcext:value-type="float">
            <text:p>17630</text:p>
          </table:table-cell>
          <table:table-cell office:value-type="float" office:value="909" calcext:value-type="float">
            <text:p>909</text:p>
          </table:table-cell>
          <table:table-cell table:formula="of:=[.C120]/[.B120]" office:value-type="float" office:value="0.951019527457115" calcext:value-type="float">
            <text:p>0,951019527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862" calcext:value-type="float">
            <text:p>18862</text:p>
          </table:table-cell>
          <table:table-cell office:value-type="float" office:value="17954" calcext:value-type="float">
            <text:p>17954</text:p>
          </table:table-cell>
          <table:table-cell office:value-type="float" office:value="909" calcext:value-type="float">
            <text:p>909</text:p>
          </table:table-cell>
          <table:table-cell table:formula="of:=[.C121]/[.B121]" office:value-type="float" office:value="0.951860884317676" calcext:value-type="float">
            <text:p>0,951860884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189" calcext:value-type="float">
            <text:p>19189</text:p>
          </table:table-cell>
          <table:table-cell office:value-type="float" office:value="18280" calcext:value-type="float">
            <text:p>18280</text:p>
          </table:table-cell>
          <table:table-cell office:value-type="float" office:value="910" calcext:value-type="float">
            <text:p>910</text:p>
          </table:table-cell>
          <table:table-cell table:formula="of:=[.C122]/[.B122]" office:value-type="float" office:value="0.952629110427849" calcext:value-type="float">
            <text:p>0,952629110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519" calcext:value-type="float">
            <text:p>19519</text:p>
          </table:table-cell>
          <table:table-cell office:value-type="float" office:value="18610" calcext:value-type="float">
            <text:p>18610</text:p>
          </table:table-cell>
          <table:table-cell office:value-type="float" office:value="910" calcext:value-type="float">
            <text:p>910</text:p>
          </table:table-cell>
          <table:table-cell table:formula="of:=[.C123]/[.B123]" office:value-type="float" office:value="0.953429991290537" calcext:value-type="float">
            <text:p>0,953429991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851" calcext:value-type="float">
            <text:p>19851</text:p>
          </table:table-cell>
          <table:table-cell office:value-type="float" office:value="18832" calcext:value-type="float">
            <text:p>18832</text:p>
          </table:table-cell>
          <table:table-cell office:value-type="float" office:value="1020" calcext:value-type="float">
            <text:p>1020</text:p>
          </table:table-cell>
          <table:table-cell table:formula="of:=[.C124]/[.B124]" office:value-type="float" office:value="0.948667573421994" calcext:value-type="float">
            <text:p>0,948667573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84" calcext:value-type="float">
            <text:p>20184</text:p>
          </table:table-cell>
          <table:table-cell office:value-type="float" office:value="19054" calcext:value-type="float">
            <text:p>19054</text:p>
          </table:table-cell>
          <table:table-cell office:value-type="float" office:value="1131" calcext:value-type="float">
            <text:p>1131</text:p>
          </table:table-cell>
          <table:table-cell table:formula="of:=[.C125]/[.B125]" office:value-type="float" office:value="0.9440150614348" calcext:value-type="float">
            <text:p>0,944015061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" calcext:value-type="float">
            <text:p>20520</text:p>
          </table:table-cell>
          <table:table-cell office:value-type="float" office:value="19390" calcext:value-type="float">
            <text:p>19390</text:p>
          </table:table-cell>
          <table:table-cell office:value-type="float" office:value="1131" calcext:value-type="float">
            <text:p>1131</text:p>
          </table:table-cell>
          <table:table-cell table:formula="of:=[.C126]/[.B126]" office:value-type="float" office:value="0.944931773879142" calcext:value-type="float">
            <text:p>0,944931773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859" calcext:value-type="float">
            <text:p>20859</text:p>
          </table:table-cell>
          <table:table-cell office:value-type="float" office:value="19728" calcext:value-type="float">
            <text:p>19728</text:p>
          </table:table-cell>
          <table:table-cell office:value-type="float" office:value="1132" calcext:value-type="float">
            <text:p>1132</text:p>
          </table:table-cell>
          <table:table-cell table:formula="of:=[.C127]/[.B127]" office:value-type="float" office:value="0.945778800517762" calcext:value-type="float">
            <text:p>0,945778800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201" calcext:value-type="float">
            <text:p>21201</text:p>
          </table:table-cell>
          <table:table-cell office:value-type="float" office:value="20070" calcext:value-type="float">
            <text:p>20070</text:p>
          </table:table-cell>
          <table:table-cell office:value-type="float" office:value="1132" calcext:value-type="float">
            <text:p>1132</text:p>
          </table:table-cell>
          <table:table-cell table:formula="of:=[.C128]/[.B128]" office:value-type="float" office:value="0.946653459742465" calcext:value-type="float">
            <text:p>0,946653459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546" calcext:value-type="float">
            <text:p>21546</text:p>
          </table:table-cell>
          <table:table-cell office:value-type="float" office:value="20414" calcext:value-type="float">
            <text:p>20414</text:p>
          </table:table-cell>
          <table:table-cell office:value-type="float" office:value="1133" calcext:value-type="float">
            <text:p>1133</text:p>
          </table:table-cell>
          <table:table-cell table:formula="of:=[.C129]/[.B129]" office:value-type="float" office:value="0.94746124570686" calcext:value-type="float">
            <text:p>0,947461245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894" calcext:value-type="float">
            <text:p>21894</text:p>
          </table:table-cell>
          <table:table-cell office:value-type="float" office:value="20762" calcext:value-type="float">
            <text:p>20762</text:p>
          </table:table-cell>
          <table:table-cell office:value-type="float" office:value="1133" calcext:value-type="float">
            <text:p>1133</text:p>
          </table:table-cell>
          <table:table-cell table:formula="of:=[.C130]/[.B130]" office:value-type="float" office:value="0.948296336895953" calcext:value-type="float">
            <text:p>0,948296336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45" calcext:value-type="float">
            <text:p>22245</text:p>
          </table:table-cell>
          <table:table-cell office:value-type="float" office:value="21112" calcext:value-type="float">
            <text:p>21112</text:p>
          </table:table-cell>
          <table:table-cell office:value-type="float" office:value="1134" calcext:value-type="float">
            <text:p>1134</text:p>
          </table:table-cell>
          <table:table-cell table:formula="of:=[.C131]/[.B131]" office:value-type="float" office:value="0.949067206113733" calcext:value-type="float">
            <text:p>0,949067206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599" calcext:value-type="float">
            <text:p>22599</text:p>
          </table:table-cell>
          <table:table-cell office:value-type="float" office:value="21466" calcext:value-type="float">
            <text:p>21466</text:p>
          </table:table-cell>
          <table:table-cell office:value-type="float" office:value="1134" calcext:value-type="float">
            <text:p>1134</text:p>
          </table:table-cell>
          <table:table-cell table:formula="of:=[.C132]/[.B132]" office:value-type="float" office:value="0.94986503827603" calcext:value-type="float">
            <text:p>0,949865038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956" calcext:value-type="float">
            <text:p>22956</text:p>
          </table:table-cell>
          <table:table-cell office:value-type="float" office:value="21822" calcext:value-type="float">
            <text:p>21822</text:p>
          </table:table-cell>
          <table:table-cell office:value-type="float" office:value="1135" calcext:value-type="float">
            <text:p>1135</text:p>
          </table:table-cell>
          <table:table-cell table:formula="of:=[.C133]/[.B133]" office:value-type="float" office:value="0.950601150026137" calcext:value-type="float">
            <text:p>0,9506011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316" calcext:value-type="float">
            <text:p>23316</text:p>
          </table:table-cell>
          <table:table-cell office:value-type="float" office:value="22182" calcext:value-type="float">
            <text:p>22182</text:p>
          </table:table-cell>
          <table:table-cell office:value-type="float" office:value="1135" calcext:value-type="float">
            <text:p>1135</text:p>
          </table:table-cell>
          <table:table-cell table:formula="of:=[.C134]/[.B134]" office:value-type="float" office:value="0.951363870303654" calcext:value-type="float">
            <text:p>0,951363870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679" calcext:value-type="float">
            <text:p>23679</text:p>
          </table:table-cell>
          <table:table-cell office:value-type="float" office:value="22544" calcext:value-type="float">
            <text:p>22544</text:p>
          </table:table-cell>
          <table:table-cell office:value-type="float" office:value="1136" calcext:value-type="float">
            <text:p>1136</text:p>
          </table:table-cell>
          <table:table-cell table:formula="of:=[.C135]/[.B135]" office:value-type="float" office:value="0.952067232568943" calcext:value-type="float">
            <text:p>0,952067232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045" calcext:value-type="float">
            <text:p>24045</text:p>
          </table:table-cell>
          <table:table-cell office:value-type="float" office:value="22910" calcext:value-type="float">
            <text:p>22910</text:p>
          </table:table-cell>
          <table:table-cell office:value-type="float" office:value="1136" calcext:value-type="float">
            <text:p>1136</text:p>
          </table:table-cell>
          <table:table-cell table:formula="of:=[.C136]/[.B136]" office:value-type="float" office:value="0.952796839259721" calcext:value-type="float">
            <text:p>0,952796839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414" calcext:value-type="float">
            <text:p>24414</text:p>
          </table:table-cell>
          <table:table-cell office:value-type="float" office:value="23278" calcext:value-type="float">
            <text:p>23278</text:p>
          </table:table-cell>
          <table:table-cell office:value-type="float" office:value="1137" calcext:value-type="float">
            <text:p>1137</text:p>
          </table:table-cell>
          <table:table-cell table:formula="of:=[.C137]/[.B137]" office:value-type="float" office:value="0.953469320881461" calcext:value-type="float">
            <text:p>0,953469320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786" calcext:value-type="float">
            <text:p>24786</text:p>
          </table:table-cell>
          <table:table-cell office:value-type="float" office:value="23650" calcext:value-type="float">
            <text:p>23650</text:p>
          </table:table-cell>
          <table:table-cell office:value-type="float" office:value="1137" calcext:value-type="float">
            <text:p>1137</text:p>
          </table:table-cell>
          <table:table-cell table:formula="of:=[.C138]/[.B138]" office:value-type="float" office:value="0.954167675300573" calcext:value-type="float">
            <text:p>0,954167675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161" calcext:value-type="float">
            <text:p>25161</text:p>
          </table:table-cell>
          <table:table-cell office:value-type="float" office:value="24024" calcext:value-type="float">
            <text:p>24024</text:p>
          </table:table-cell>
          <table:table-cell office:value-type="float" office:value="1138" calcext:value-type="float">
            <text:p>1138</text:p>
          </table:table-cell>
          <table:table-cell table:formula="of:=[.C139]/[.B139]" office:value-type="float" office:value="0.954811017050197" calcext:value-type="float">
            <text:p>0,954811017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39" calcext:value-type="float">
            <text:p>25539</text:p>
          </table:table-cell>
          <table:table-cell office:value-type="float" office:value="24402" calcext:value-type="float">
            <text:p>24402</text:p>
          </table:table-cell>
          <table:table-cell office:value-type="float" office:value="1138" calcext:value-type="float">
            <text:p>1138</text:p>
          </table:table-cell>
          <table:table-cell table:formula="of:=[.C140]/[.B140]" office:value-type="float" office:value="0.955479854340421" calcext:value-type="float">
            <text:p>0,955479854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920" calcext:value-type="float">
            <text:p>25920</text:p>
          </table:table-cell>
          <table:table-cell office:value-type="float" office:value="24782" calcext:value-type="float">
            <text:p>24782</text:p>
          </table:table-cell>
          <table:table-cell office:value-type="float" office:value="1139" calcext:value-type="float">
            <text:p>1139</text:p>
          </table:table-cell>
          <table:table-cell table:formula="of:=[.C141]/[.B141]" office:value-type="float" office:value="0.956095679012346" calcext:value-type="float">
            <text:p>0,95609567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304" calcext:value-type="float">
            <text:p>26304</text:p>
          </table:table-cell>
          <table:table-cell office:value-type="float" office:value="25166" calcext:value-type="float">
            <text:p>25166</text:p>
          </table:table-cell>
          <table:table-cell office:value-type="float" office:value="1139" calcext:value-type="float">
            <text:p>1139</text:p>
          </table:table-cell>
          <table:table-cell table:formula="of:=[.C142]/[.B142]" office:value-type="float" office:value="0.956736618004866" calcext:value-type="float">
            <text:p>0,95673661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691" calcext:value-type="float">
            <text:p>26691</text:p>
          </table:table-cell>
          <table:table-cell office:value-type="float" office:value="25552" calcext:value-type="float">
            <text:p>25552</text:p>
          </table:table-cell>
          <table:table-cell office:value-type="float" office:value="1140" calcext:value-type="float">
            <text:p>1140</text:p>
          </table:table-cell>
          <table:table-cell table:formula="of:=[.C143]/[.B143]" office:value-type="float" office:value="0.957326439623843" calcext:value-type="float">
            <text:p>0,957326439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081" calcext:value-type="float">
            <text:p>27081</text:p>
          </table:table-cell>
          <table:table-cell office:value-type="float" office:value="25942" calcext:value-type="float">
            <text:p>25942</text:p>
          </table:table-cell>
          <table:table-cell office:value-type="float" office:value="1140" calcext:value-type="float">
            <text:p>1140</text:p>
          </table:table-cell>
          <table:table-cell table:formula="of:=[.C144]/[.B144]" office:value-type="float" office:value="0.957940991839297" calcext:value-type="float">
            <text:p>0,957940991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474" calcext:value-type="float">
            <text:p>27474</text:p>
          </table:table-cell>
          <table:table-cell office:value-type="float" office:value="26334" calcext:value-type="float">
            <text:p>26334</text:p>
          </table:table-cell>
          <table:table-cell office:value-type="float" office:value="1141" calcext:value-type="float">
            <text:p>1141</text:p>
          </table:table-cell>
          <table:table-cell table:formula="of:=[.C145]/[.B145]" office:value-type="float" office:value="0.95850622406639" calcext:value-type="float">
            <text:p>0,958506224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870" calcext:value-type="float">
            <text:p>27870</text:p>
          </table:table-cell>
          <table:table-cell office:value-type="float" office:value="26730" calcext:value-type="float">
            <text:p>26730</text:p>
          </table:table-cell>
          <table:table-cell office:value-type="float" office:value="1141" calcext:value-type="float">
            <text:p>1141</text:p>
          </table:table-cell>
          <table:table-cell table:formula="of:=[.C146]/[.B146]" office:value-type="float" office:value="0.959095801937567" calcext:value-type="float">
            <text:p>0,959095801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268" calcext:value-type="float">
            <text:p>28268</text:p>
          </table:table-cell>
          <table:table-cell office:value-type="float" office:value="26996" calcext:value-type="float">
            <text:p>26996</text:p>
          </table:table-cell>
          <table:table-cell office:value-type="float" office:value="1273" calcext:value-type="float">
            <text:p>1273</text:p>
          </table:table-cell>
          <table:table-cell table:formula="of:=[.C147]/[.B147]" office:value-type="float" office:value="0.95500212254139" calcext:value-type="float">
            <text:p>0,955002122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667" calcext:value-type="float">
            <text:p>28667</text:p>
          </table:table-cell>
          <table:table-cell office:value-type="float" office:value="27262" calcext:value-type="float">
            <text:p>27262</text:p>
          </table:table-cell>
          <table:table-cell office:value-type="float" office:value="1406" calcext:value-type="float">
            <text:p>1406</text:p>
          </table:table-cell>
          <table:table-cell table:formula="of:=[.C148]/[.B148]" office:value-type="float" office:value="0.950988941989047" calcext:value-type="float">
            <text:p>0,95098894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069" calcext:value-type="float">
            <text:p>29069</text:p>
          </table:table-cell>
          <table:table-cell office:value-type="float" office:value="27664" calcext:value-type="float">
            <text:p>27664</text:p>
          </table:table-cell>
          <table:table-cell office:value-type="float" office:value="1406" calcext:value-type="float">
            <text:p>1406</text:p>
          </table:table-cell>
          <table:table-cell table:formula="of:=[.C149]/[.B149]" office:value-type="float" office:value="0.951666724001514" calcext:value-type="float">
            <text:p>0,95166672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474" calcext:value-type="float">
            <text:p>29474</text:p>
          </table:table-cell>
          <table:table-cell office:value-type="float" office:value="28068" calcext:value-type="float">
            <text:p>28068</text:p>
          </table:table-cell>
          <table:table-cell office:value-type="float" office:value="1407" calcext:value-type="float">
            <text:p>1407</text:p>
          </table:table-cell>
          <table:table-cell table:formula="of:=[.C150]/[.B150]" office:value-type="float" office:value="0.952296939675646" calcext:value-type="float">
            <text:p>0,952296939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9882" calcext:value-type="float">
            <text:p>29882</text:p>
          </table:table-cell>
          <table:table-cell office:value-type="float" office:value="28476" calcext:value-type="float">
            <text:p>28476</text:p>
          </table:table-cell>
          <table:table-cell office:value-type="float" office:value="1407" calcext:value-type="float">
            <text:p>1407</text:p>
          </table:table-cell>
          <table:table-cell table:formula="of:=[.C151]/[.B151]" office:value-type="float" office:value="0.952948263168463" calcext:value-type="float">
            <text:p>0,952948263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293" calcext:value-type="float">
            <text:p>30293</text:p>
          </table:table-cell>
          <table:table-cell office:value-type="float" office:value="28886" calcext:value-type="float">
            <text:p>28886</text:p>
          </table:table-cell>
          <table:table-cell office:value-type="float" office:value="1408" calcext:value-type="float">
            <text:p>1408</text:p>
          </table:table-cell>
          <table:table-cell table:formula="of:=[.C152]/[.B152]" office:value-type="float" office:value="0.953553626250289" calcext:value-type="float">
            <text:p>0,953553626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707" calcext:value-type="float">
            <text:p>30707</text:p>
          </table:table-cell>
          <table:table-cell office:value-type="float" office:value="29300" calcext:value-type="float">
            <text:p>29300</text:p>
          </table:table-cell>
          <table:table-cell office:value-type="float" office:value="1408" calcext:value-type="float">
            <text:p>1408</text:p>
          </table:table-cell>
          <table:table-cell table:formula="of:=[.C153]/[.B153]" office:value-type="float" office:value="0.954179828703553" calcext:value-type="float">
            <text:p>0,95417982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124" calcext:value-type="float">
            <text:p>31124</text:p>
          </table:table-cell>
          <table:table-cell office:value-type="float" office:value="29716" calcext:value-type="float">
            <text:p>29716</text:p>
          </table:table-cell>
          <table:table-cell office:value-type="float" office:value="1409" calcext:value-type="float">
            <text:p>1409</text:p>
          </table:table-cell>
          <table:table-cell table:formula="of:=[.C154]/[.B154]" office:value-type="float" office:value="0.954761598766225" calcext:value-type="float">
            <text:p>0,954761598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544" calcext:value-type="float">
            <text:p>31544</text:p>
          </table:table-cell>
          <table:table-cell office:value-type="float" office:value="30136" calcext:value-type="float">
            <text:p>30136</text:p>
          </table:table-cell>
          <table:table-cell office:value-type="float" office:value="1409" calcext:value-type="float">
            <text:p>1409</text:p>
          </table:table-cell>
          <table:table-cell table:formula="of:=[.C155]/[.B155]" office:value-type="float" office:value="0.955363936089272" calcext:value-type="float">
            <text:p>0,955363936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967" calcext:value-type="float">
            <text:p>31967</text:p>
          </table:table-cell>
          <table:table-cell office:value-type="float" office:value="30558" calcext:value-type="float">
            <text:p>30558</text:p>
          </table:table-cell>
          <table:table-cell office:value-type="float" office:value="1410" calcext:value-type="float">
            <text:p>1410</text:p>
          </table:table-cell>
          <table:table-cell table:formula="of:=[.C156]/[.B156]" office:value-type="float" office:value="0.955923295898896" calcext:value-type="float">
            <text:p>0,955923295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393" calcext:value-type="float">
            <text:p>32393</text:p>
          </table:table-cell>
          <table:table-cell office:value-type="float" office:value="30984" calcext:value-type="float">
            <text:p>30984</text:p>
          </table:table-cell>
          <table:table-cell office:value-type="float" office:value="1410" calcext:value-type="float">
            <text:p>1410</text:p>
          </table:table-cell>
          <table:table-cell table:formula="of:=[.C157]/[.B157]" office:value-type="float" office:value="0.956502948167814" calcext:value-type="float">
            <text:p>0,956502948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822" calcext:value-type="float">
            <text:p>32822</text:p>
          </table:table-cell>
          <table:table-cell office:value-type="float" office:value="31412" calcext:value-type="float">
            <text:p>31412</text:p>
          </table:table-cell>
          <table:table-cell office:value-type="float" office:value="1411" calcext:value-type="float">
            <text:p>1411</text:p>
          </table:table-cell>
          <table:table-cell table:formula="of:=[.C158]/[.B158]" office:value-type="float" office:value="0.957041009079276" calcext:value-type="float">
            <text:p>0,957041009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3254" calcext:value-type="float">
            <text:p>33254</text:p>
          </table:table-cell>
          <table:table-cell office:value-type="float" office:value="31844" calcext:value-type="float">
            <text:p>31844</text:p>
          </table:table-cell>
          <table:table-cell office:value-type="float" office:value="1411" calcext:value-type="float">
            <text:p>1411</text:p>
          </table:table-cell>
          <table:table-cell table:formula="of:=[.C159]/[.B159]" office:value-type="float" office:value="0.957599085824262" calcext:value-type="float">
            <text:p>0,95759908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3689" calcext:value-type="float">
            <text:p>33689</text:p>
          </table:table-cell>
          <table:table-cell office:value-type="float" office:value="32278" calcext:value-type="float">
            <text:p>32278</text:p>
          </table:table-cell>
          <table:table-cell office:value-type="float" office:value="1412" calcext:value-type="float">
            <text:p>1412</text:p>
          </table:table-cell>
          <table:table-cell table:formula="of:=[.C160]/[.B160]" office:value-type="float" office:value="0.958116892754311" calcext:value-type="float">
            <text:p>0,9581168928</text:p>
          </table:table-cell>
          <table:table-cell table:number-columns-repeated="2"/>
        </table:table-row>
      </table:table>
      <table:table table:name="int(n|2)" table:style-name="ta1">
        <table:shapes>
          <draw:frame draw:z-index="0" draw:style-name="gr1" draw:text-style-name="P1" svg:width="159.99mm" svg:height="89.99mm" svg:x="123.53mm" svg:y="6.04mm">
            <loext:p draw:notify-on-update-of-ranges="'int(n|2)'.E2:'int(n|2)'.E3 'int(n|2)'.E4:'int(n|2)'.E199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3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/[.B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]/[.B5]" office:value-type="float" office:value="0.8" calcext:value-type="float">
            <text:p>0,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6]/[.B6]" office:value-type="float" office:value="0.8" calcext:value-type="float">
            <text:p>0,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7]/[.B7]" office:value-type="float" office:value="0.8125" calcext:value-type="float">
            <text:p>0,812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791666666666667" calcext:value-type="float">
            <text:p>0,7916666667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C9]/[.B9]" office:value-type="float" office:value="0.757575757575758" calcext:value-type="float">
            <text:p>0,75757575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[.C10]/[.B10]"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[.C11]/[.B11]"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formula="of:=[.C12]/[.B12]" office:value-type="float" office:value="0.742857142857143" calcext:value-type="float">
            <text:p>0,742857142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formula="of:=[.C13]/[.B13]" office:value-type="float" office:value="0.729411764705882" calcext:value-type="float">
            <text:p>0,7294117647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formula="of:=[.C14]/[.B14]" office:value-type="float" office:value="0.725490196078431" calcext:value-type="float">
            <text:p>0,725490196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formula="of:=[.C15]/[.B15]" office:value-type="float" office:value="0.725" calcext:value-type="float">
            <text:p>0,72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[.C16]/[.B16]" office:value-type="float" office:value="0.721428571428571" calcext:value-type="float">
            <text:p>0,7214285714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table:formula="of:=[.C17]/[.B17]" office:value-type="float" office:value="0.714285714285714" calcext:value-type="float">
            <text:p>0,714285714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table:formula="of:=[.C18]/[.B18]" office:value-type="float" office:value="0.71195652173913" calcext:value-type="float">
            <text:p>0,711956521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table:formula="of:=[.C19]/[.B19]" office:value-type="float" office:value="0.711538461538462" calcext:value-type="float">
            <text:p>0,711538461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office:value-type="float" office:value="166" calcext:value-type="float">
            <text:p>166</text:p>
          </table:table-cell>
          <table:table-cell office:value-type="float" office:value="69" calcext:value-type="float">
            <text:p>69</text:p>
          </table:table-cell>
          <table:table-cell table:formula="of:=[.C20]/[.B20]" office:value-type="float" office:value="0.709401709401709" calcext:value-type="float">
            <text:p>0,709401709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table:formula="of:=[.C21]/[.B21]" office:value-type="float" office:value="0.704980842911877" calcext:value-type="float">
            <text:p>0,7049808429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table:formula="of:=[.C22]/[.B22]" office:value-type="float" office:value="0.703448275862069" calcext:value-type="float">
            <text:p>0,703448275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table:formula="of:=[.C23]/[.B23]" office:value-type="float" office:value="0.703125" calcext:value-type="float">
            <text:p>0,70312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" calcext:value-type="float">
            <text:p>352</text:p>
          </table:table-cell>
          <table:table-cell office:value-type="float" office:value="247" calcext:value-type="float">
            <text:p>247</text:p>
          </table:table-cell>
          <table:table-cell office:value-type="float" office:value="106" calcext:value-type="float">
            <text:p>106</text:p>
          </table:table-cell>
          <table:table-cell table:formula="of:=[.C24]/[.B24]" office:value-type="float" office:value="0.701704545454545" calcext:value-type="float">
            <text:p>0,701704545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5" calcext:value-type="float">
            <text:p>385</text:p>
          </table:table-cell>
          <table:table-cell office:value-type="float" office:value="269" calcext:value-type="float">
            <text:p>269</text:p>
          </table:table-cell>
          <table:table-cell office:value-type="float" office:value="117" calcext:value-type="float">
            <text:p>117</text:p>
          </table:table-cell>
          <table:table-cell table:formula="of:=[.C25]/[.B25]" office:value-type="float" office:value="0.698701298701299" calcext:value-type="float">
            <text:p>0,6987012987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office:value-type="float" office:value="293" calcext:value-type="float">
            <text:p>293</text:p>
          </table:table-cell>
          <table:table-cell office:value-type="float" office:value="128" calcext:value-type="float">
            <text:p>128</text:p>
          </table:table-cell>
          <table:table-cell table:formula="of:=[.C26]/[.B26]" office:value-type="float" office:value="0.697619047619048" calcext:value-type="float">
            <text:p>0,6976190476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6" calcext:value-type="float">
            <text:p>456</text:p>
          </table:table-cell>
          <table:table-cell office:value-type="float" office:value="318" calcext:value-type="float">
            <text:p>318</text:p>
          </table:table-cell>
          <table:table-cell office:value-type="float" office:value="139" calcext:value-type="float">
            <text:p>139</text:p>
          </table:table-cell>
          <table:table-cell table:formula="of:=[.C27]/[.B27]" office:value-type="float" office:value="0.697368421052632" calcext:value-type="float">
            <text:p>0,697368421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" calcext:value-type="float">
            <text:p>494</text:p>
          </table:table-cell>
          <table:table-cell office:value-type="float" office:value="344" calcext:value-type="float">
            <text:p>344</text:p>
          </table:table-cell>
          <table:table-cell office:value-type="float" office:value="151" calcext:value-type="float">
            <text:p>151</text:p>
          </table:table-cell>
          <table:table-cell table:formula="of:=[.C28]/[.B28]" office:value-type="float" office:value="0.696356275303644" calcext:value-type="float">
            <text:p>0,696356275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3" calcext:value-type="float">
            <text:p>533</text:p>
          </table:table-cell>
          <table:table-cell office:value-type="float" office:value="370" calcext:value-type="float">
            <text:p>370</text:p>
          </table:table-cell>
          <table:table-cell office:value-type="float" office:value="164" calcext:value-type="float">
            <text:p>164</text:p>
          </table:table-cell>
          <table:table-cell table:formula="of:=[.C29]/[.B29]" office:value-type="float" office:value="0.694183864915572" calcext:value-type="float">
            <text:p>0,694183864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4" calcext:value-type="float">
            <text:p>574</text:p>
          </table:table-cell>
          <table:table-cell office:value-type="float" office:value="398" calcext:value-type="float">
            <text:p>398</text:p>
          </table:table-cell>
          <table:table-cell office:value-type="float" office:value="177" calcext:value-type="float">
            <text:p>177</text:p>
          </table:table-cell>
          <table:table-cell table:formula="of:=[.C30]/[.B30]" office:value-type="float" office:value="0.693379790940767" calcext:value-type="float">
            <text:p>0,693379790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6" calcext:value-type="float">
            <text:p>616</text:p>
          </table:table-cell>
          <table:table-cell office:value-type="float" office:value="427" calcext:value-type="float">
            <text:p>427</text:p>
          </table:table-cell>
          <table:table-cell office:value-type="float" office:value="190" calcext:value-type="float">
            <text:p>190</text:p>
          </table:table-cell>
          <table:table-cell table:formula="of:=[.C31]/[.B31]" office:value-type="float" office:value="0.693181818181818" calcext:value-type="float">
            <text:p>0,6931818182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0" calcext:value-type="float">
            <text:p>660</text:p>
          </table:table-cell>
          <table:table-cell office:value-type="float" office:value="457" calcext:value-type="float">
            <text:p>457</text:p>
          </table:table-cell>
          <table:table-cell office:value-type="float" office:value="204" calcext:value-type="float">
            <text:p>204</text:p>
          </table:table-cell>
          <table:table-cell table:formula="of:=[.C32]/[.B32]" office:value-type="float" office:value="0.692424242424242" calcext:value-type="float">
            <text:p>0,6924242424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5" calcext:value-type="float">
            <text:p>705</text:p>
          </table:table-cell>
          <table:table-cell office:value-type="float" office:value="487" calcext:value-type="float">
            <text:p>487</text:p>
          </table:table-cell>
          <table:table-cell office:value-type="float" office:value="219" calcext:value-type="float">
            <text:p>219</text:p>
          </table:table-cell>
          <table:table-cell table:formula="of:=[.C33]/[.B33]" office:value-type="float" office:value="0.690780141843972" calcext:value-type="float">
            <text:p>0,690780141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2" calcext:value-type="float">
            <text:p>752</text:p>
          </table:table-cell>
          <table:table-cell office:value-type="float" office:value="519" calcext:value-type="float">
            <text:p>519</text:p>
          </table:table-cell>
          <table:table-cell office:value-type="float" office:value="234" calcext:value-type="float">
            <text:p>234</text:p>
          </table:table-cell>
          <table:table-cell table:formula="of:=[.C34]/[.B34]" office:value-type="float" office:value="0.690159574468085" calcext:value-type="float">
            <text:p>0,690159574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552" calcext:value-type="float">
            <text:p>552</text:p>
          </table:table-cell>
          <table:table-cell office:value-type="float" office:value="249" calcext:value-type="float">
            <text:p>249</text:p>
          </table:table-cell>
          <table:table-cell table:formula="of:=[.C35]/[.B35]" office:value-type="float" office:value="0.69" calcext:value-type="float">
            <text:p>0,6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586" calcext:value-type="float">
            <text:p>586</text:p>
          </table:table-cell>
          <table:table-cell office:value-type="float" office:value="265" calcext:value-type="float">
            <text:p>265</text:p>
          </table:table-cell>
          <table:table-cell table:formula="of:=[.C36]/[.B36]" office:value-type="float" office:value="0.689411764705882" calcext:value-type="float">
            <text:p>0,6894117647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1" calcext:value-type="float">
            <text:p>901</text:p>
          </table:table-cell>
          <table:table-cell office:value-type="float" office:value="620" calcext:value-type="float">
            <text:p>620</text:p>
          </table:table-cell>
          <table:table-cell office:value-type="float" office:value="282" calcext:value-type="float">
            <text:p>282</text:p>
          </table:table-cell>
          <table:table-cell table:formula="of:=[.C37]/[.B37]" office:value-type="float" office:value="0.688124306326304" calcext:value-type="float">
            <text:p>0,688124306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4" calcext:value-type="float">
            <text:p>954</text:p>
          </table:table-cell>
          <table:table-cell office:value-type="float" office:value="656" calcext:value-type="float">
            <text:p>656</text:p>
          </table:table-cell>
          <table:table-cell office:value-type="float" office:value="299" calcext:value-type="float">
            <text:p>299</text:p>
          </table:table-cell>
          <table:table-cell table:formula="of:=[.C38]/[.B38]" office:value-type="float" office:value="0.687631027253669" calcext:value-type="float">
            <text:p>0,6876310273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8" calcext:value-type="float">
            <text:p>1008</text:p>
          </table:table-cell>
          <table:table-cell office:value-type="float" office:value="693" calcext:value-type="float">
            <text:p>693</text:p>
          </table:table-cell>
          <table:table-cell office:value-type="float" office:value="316" calcext:value-type="float">
            <text:p>316</text:p>
          </table:table-cell>
          <table:table-cell table:formula="of:=[.C39]/[.B39]" office:value-type="float" office:value="0.6875" calcext:value-type="float">
            <text:p>0,687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4" calcext:value-type="float">
            <text:p>1064</text:p>
          </table:table-cell>
          <table:table-cell office:value-type="float" office:value="731" calcext:value-type="float">
            <text:p>731</text:p>
          </table:table-cell>
          <table:table-cell office:value-type="float" office:value="334" calcext:value-type="float">
            <text:p>334</text:p>
          </table:table-cell>
          <table:table-cell table:formula="of:=[.C40]/[.B40]" office:value-type="float" office:value="0.68703007518797" calcext:value-type="float">
            <text:p>0,6870300752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1" calcext:value-type="float">
            <text:p>1121</text:p>
          </table:table-cell>
          <table:table-cell office:value-type="float" office:value="769" calcext:value-type="float">
            <text:p>769</text:p>
          </table:table-cell>
          <table:table-cell office:value-type="float" office:value="353" calcext:value-type="float">
            <text:p>353</text:p>
          </table:table-cell>
          <table:table-cell table:formula="of:=[.C41]/[.B41]" office:value-type="float" office:value="0.685994647636039" calcext:value-type="float">
            <text:p>0,685994647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80" calcext:value-type="float">
            <text:p>1180</text:p>
          </table:table-cell>
          <table:table-cell office:value-type="float" office:value="809" calcext:value-type="float">
            <text:p>809</text:p>
          </table:table-cell>
          <table:table-cell office:value-type="float" office:value="372" calcext:value-type="float">
            <text:p>372</text:p>
          </table:table-cell>
          <table:table-cell table:formula="of:=[.C42]/[.B42]" office:value-type="float" office:value="0.685593220338983" calcext:value-type="float">
            <text:p>0,685593220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40" calcext:value-type="float">
            <text:p>1240</text:p>
          </table:table-cell>
          <table:table-cell office:value-type="float" office:value="850" calcext:value-type="float">
            <text:p>850</text:p>
          </table:table-cell>
          <table:table-cell office:value-type="float" office:value="391" calcext:value-type="float">
            <text:p>391</text:p>
          </table:table-cell>
          <table:table-cell table:formula="of:=[.C43]/[.B43]" office:value-type="float" office:value="0.685483870967742" calcext:value-type="float">
            <text:p>0,68548387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2" calcext:value-type="float">
            <text:p>1302</text:p>
          </table:table-cell>
          <table:table-cell office:value-type="float" office:value="892" calcext:value-type="float">
            <text:p>892</text:p>
          </table:table-cell>
          <table:table-cell office:value-type="float" office:value="411" calcext:value-type="float">
            <text:p>411</text:p>
          </table:table-cell>
          <table:table-cell table:formula="of:=[.C44]/[.B44]" office:value-type="float" office:value="0.685099846390169" calcext:value-type="float">
            <text:p>0,6850998464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5" calcext:value-type="float">
            <text:p>1365</text:p>
          </table:table-cell>
          <table:table-cell office:value-type="float" office:value="934" calcext:value-type="float">
            <text:p>934</text:p>
          </table:table-cell>
          <table:table-cell office:value-type="float" office:value="432" calcext:value-type="float">
            <text:p>432</text:p>
          </table:table-cell>
          <table:table-cell table:formula="of:=[.C45]/[.B45]" office:value-type="float" office:value="0.684249084249084" calcext:value-type="float">
            <text:p>0,68424908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0" calcext:value-type="float">
            <text:p>1430</text:p>
          </table:table-cell>
          <table:table-cell office:value-type="float" office:value="978" calcext:value-type="float">
            <text:p>978</text:p>
          </table:table-cell>
          <table:table-cell office:value-type="float" office:value="453" calcext:value-type="float">
            <text:p>453</text:p>
          </table:table-cell>
          <table:table-cell table:formula="of:=[.C46]/[.B46]" office:value-type="float" office:value="0.683916083916084" calcext:value-type="float">
            <text:p>0,6839160839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96" calcext:value-type="float">
            <text:p>1496</text:p>
          </table:table-cell>
          <table:table-cell office:value-type="float" office:value="1023" calcext:value-type="float">
            <text:p>1023</text:p>
          </table:table-cell>
          <table:table-cell office:value-type="float" office:value="474" calcext:value-type="float">
            <text:p>474</text:p>
          </table:table-cell>
          <table:table-cell table:formula="of:=[.C47]/[.B47]" office:value-type="float" office:value="0.683823529411765" calcext:value-type="float">
            <text:p>0,683823529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64" calcext:value-type="float">
            <text:p>1564</text:p>
          </table:table-cell>
          <table:table-cell office:value-type="float" office:value="1069" calcext:value-type="float">
            <text:p>1069</text:p>
          </table:table-cell>
          <table:table-cell office:value-type="float" office:value="496" calcext:value-type="float">
            <text:p>496</text:p>
          </table:table-cell>
          <table:table-cell table:formula="of:=[.C48]/[.B48]" office:value-type="float" office:value="0.683503836317136" calcext:value-type="float">
            <text:p>0,6835038363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33" calcext:value-type="float">
            <text:p>1633</text:p>
          </table:table-cell>
          <table:table-cell office:value-type="float" office:value="1115" calcext:value-type="float">
            <text:p>1115</text:p>
          </table:table-cell>
          <table:table-cell office:value-type="float" office:value="519" calcext:value-type="float">
            <text:p>519</text:p>
          </table:table-cell>
          <table:table-cell table:formula="of:=[.C49]/[.B49]" office:value-type="float" office:value="0.682792406613595" calcext:value-type="float">
            <text:p>0,682792406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04" calcext:value-type="float">
            <text:p>1704</text:p>
          </table:table-cell>
          <table:table-cell office:value-type="float" office:value="1163" calcext:value-type="float">
            <text:p>1163</text:p>
          </table:table-cell>
          <table:table-cell office:value-type="float" office:value="542" calcext:value-type="float">
            <text:p>542</text:p>
          </table:table-cell>
          <table:table-cell table:formula="of:=[.C50]/[.B50]" office:value-type="float" office:value="0.682511737089202" calcext:value-type="float">
            <text:p>0,6825117371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76" calcext:value-type="float">
            <text:p>1776</text:p>
          </table:table-cell>
          <table:table-cell office:value-type="float" office:value="1212" calcext:value-type="float">
            <text:p>1212</text:p>
          </table:table-cell>
          <table:table-cell office:value-type="float" office:value="565" calcext:value-type="float">
            <text:p>565</text:p>
          </table:table-cell>
          <table:table-cell table:formula="of:=[.C51]/[.B51]" office:value-type="float" office:value="0.682432432432432" calcext:value-type="float">
            <text:p>0,6824324324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50" calcext:value-type="float">
            <text:p>1850</text:p>
          </table:table-cell>
          <table:table-cell office:value-type="float" office:value="1262" calcext:value-type="float">
            <text:p>1262</text:p>
          </table:table-cell>
          <table:table-cell office:value-type="float" office:value="589" calcext:value-type="float">
            <text:p>589</text:p>
          </table:table-cell>
          <table:table-cell table:formula="of:=[.C52]/[.B52]" office:value-type="float" office:value="0.682162162162162" calcext:value-type="float">
            <text:p>0,682162162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25" calcext:value-type="float">
            <text:p>1925</text:p>
          </table:table-cell>
          <table:table-cell office:value-type="float" office:value="1312" calcext:value-type="float">
            <text:p>1312</text:p>
          </table:table-cell>
          <table:table-cell office:value-type="float" office:value="614" calcext:value-type="float">
            <text:p>614</text:p>
          </table:table-cell>
          <table:table-cell table:formula="of:=[.C53]/[.B53]" office:value-type="float" office:value="0.681558441558442" calcext:value-type="float">
            <text:p>0,681558441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" calcext:value-type="float">
            <text:p>2002</text:p>
          </table:table-cell>
          <table:table-cell office:value-type="float" office:value="1364" calcext:value-type="float">
            <text:p>1364</text:p>
          </table:table-cell>
          <table:table-cell office:value-type="float" office:value="639" calcext:value-type="float">
            <text:p>639</text:p>
          </table:table-cell>
          <table:table-cell table:formula="of:=[.C54]/[.B54]" office:value-type="float" office:value="0.681318681318681" calcext:value-type="float">
            <text:p>0,6813186813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80" calcext:value-type="float">
            <text:p>2080</text:p>
          </table:table-cell>
          <table:table-cell office:value-type="float" office:value="1417" calcext:value-type="float">
            <text:p>1417</text:p>
          </table:table-cell>
          <table:table-cell office:value-type="float" office:value="664" calcext:value-type="float">
            <text:p>664</text:p>
          </table:table-cell>
          <table:table-cell table:formula="of:=[.C55]/[.B55]" office:value-type="float" office:value="0.68125" calcext:value-type="float">
            <text:p>0,6812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60" calcext:value-type="float">
            <text:p>2160</text:p>
          </table:table-cell>
          <table:table-cell office:value-type="float" office:value="1471" calcext:value-type="float">
            <text:p>1471</text:p>
          </table:table-cell>
          <table:table-cell office:value-type="float" office:value="690" calcext:value-type="float">
            <text:p>690</text:p>
          </table:table-cell>
          <table:table-cell table:formula="of:=[.C56]/[.B56]" office:value-type="float" office:value="0.681018518518518" calcext:value-type="float">
            <text:p>0,681018518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41" calcext:value-type="float">
            <text:p>2241</text:p>
          </table:table-cell>
          <table:table-cell office:value-type="float" office:value="1525" calcext:value-type="float">
            <text:p>1525</text:p>
          </table:table-cell>
          <table:table-cell office:value-type="float" office:value="717" calcext:value-type="float">
            <text:p>717</text:p>
          </table:table-cell>
          <table:table-cell table:formula="of:=[.C57]/[.B57]" office:value-type="float" office:value="0.680499776885319" calcext:value-type="float">
            <text:p>0,680499776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24" calcext:value-type="float">
            <text:p>2324</text:p>
          </table:table-cell>
          <table:table-cell office:value-type="float" office:value="1581" calcext:value-type="float">
            <text:p>1581</text:p>
          </table:table-cell>
          <table:table-cell office:value-type="float" office:value="744" calcext:value-type="float">
            <text:p>744</text:p>
          </table:table-cell>
          <table:table-cell table:formula="of:=[.C58]/[.B58]" office:value-type="float" office:value="0.680292598967298" calcext:value-type="float">
            <text:p>0,68029259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08" calcext:value-type="float">
            <text:p>2408</text:p>
          </table:table-cell>
          <table:table-cell office:value-type="float" office:value="1638" calcext:value-type="float">
            <text:p>1638</text:p>
          </table:table-cell>
          <table:table-cell office:value-type="float" office:value="771" calcext:value-type="float">
            <text:p>771</text:p>
          </table:table-cell>
          <table:table-cell table:formula="of:=[.C59]/[.B59]" office:value-type="float" office:value="0.680232558139535" calcext:value-type="float">
            <text:p>0,6802325581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94" calcext:value-type="float">
            <text:p>2494</text:p>
          </table:table-cell>
          <table:table-cell office:value-type="float" office:value="1696" calcext:value-type="float">
            <text:p>1696</text:p>
          </table:table-cell>
          <table:table-cell office:value-type="float" office:value="799" calcext:value-type="float">
            <text:p>799</text:p>
          </table:table-cell>
          <table:table-cell table:formula="of:=[.C60]/[.B60]" office:value-type="float" office:value="0.680032076984763" calcext:value-type="float">
            <text:p>0,68003207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81" calcext:value-type="float">
            <text:p>2581</text:p>
          </table:table-cell>
          <table:table-cell office:value-type="float" office:value="1754" calcext:value-type="float">
            <text:p>1754</text:p>
          </table:table-cell>
          <table:table-cell office:value-type="float" office:value="828" calcext:value-type="float">
            <text:p>828</text:p>
          </table:table-cell>
          <table:table-cell table:formula="of:=[.C61]/[.B61]" office:value-type="float" office:value="0.679581557535839" calcext:value-type="float">
            <text:p>0,679581557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70" calcext:value-type="float">
            <text:p>2670</text:p>
          </table:table-cell>
          <table:table-cell office:value-type="float" office:value="1814" calcext:value-type="float">
            <text:p>1814</text:p>
          </table:table-cell>
          <table:table-cell office:value-type="float" office:value="857" calcext:value-type="float">
            <text:p>857</text:p>
          </table:table-cell>
          <table:table-cell table:formula="of:=[.C62]/[.B62]" office:value-type="float" office:value="0.67940074906367" calcext:value-type="float">
            <text:p>0,679400749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0" calcext:value-type="float">
            <text:p>2760</text:p>
          </table:table-cell>
          <table:table-cell office:value-type="float" office:value="1875" calcext:value-type="float">
            <text:p>1875</text:p>
          </table:table-cell>
          <table:table-cell office:value-type="float" office:value="886" calcext:value-type="float">
            <text:p>886</text:p>
          </table:table-cell>
          <table:table-cell table:formula="of:=[.C63]/[.B63]" office:value-type="float" office:value="0.679347826086957" calcext:value-type="float">
            <text:p>0,679347826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52" calcext:value-type="float">
            <text:p>2852</text:p>
          </table:table-cell>
          <table:table-cell office:value-type="float" office:value="1937" calcext:value-type="float">
            <text:p>1937</text:p>
          </table:table-cell>
          <table:table-cell office:value-type="float" office:value="916" calcext:value-type="float">
            <text:p>916</text:p>
          </table:table-cell>
          <table:table-cell table:formula="of:=[.C64]/[.B64]" office:value-type="float" office:value="0.679172510518934" calcext:value-type="float">
            <text:p>0,6791725105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45" calcext:value-type="float">
            <text:p>2945</text:p>
          </table:table-cell>
          <table:table-cell office:value-type="float" office:value="1999" calcext:value-type="float">
            <text:p>1999</text:p>
          </table:table-cell>
          <table:table-cell office:value-type="float" office:value="947" calcext:value-type="float">
            <text:p>947</text:p>
          </table:table-cell>
          <table:table-cell table:formula="of:=[.C65]/[.B65]" office:value-type="float" office:value="0.678777589134126" calcext:value-type="float">
            <text:p>0,678777589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40" calcext:value-type="float">
            <text:p>3040</text:p>
          </table:table-cell>
          <table:table-cell office:value-type="float" office:value="2063" calcext:value-type="float">
            <text:p>2063</text:p>
          </table:table-cell>
          <table:table-cell office:value-type="float" office:value="978" calcext:value-type="float">
            <text:p>978</text:p>
          </table:table-cell>
          <table:table-cell table:formula="of:=[.C66]/[.B66]" office:value-type="float" office:value="0.678618421052632" calcext:value-type="float">
            <text:p>0,6786184211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2128" calcext:value-type="float">
            <text:p>2128</text:p>
          </table:table-cell>
          <table:table-cell office:value-type="float" office:value="1009" calcext:value-type="float">
            <text:p>1009</text:p>
          </table:table-cell>
          <table:table-cell table:formula="of:=[.C67]/[.B67]" office:value-type="float" office:value="0.678571428571429" calcext:value-type="float">
            <text:p>0,6785714286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34" calcext:value-type="float">
            <text:p>3234</text:p>
          </table:table-cell>
          <table:table-cell office:value-type="float" office:value="2194" calcext:value-type="float">
            <text:p>2194</text:p>
          </table:table-cell>
          <table:table-cell office:value-type="float" office:value="1041" calcext:value-type="float">
            <text:p>1041</text:p>
          </table:table-cell>
          <table:table-cell table:formula="of:=[.C68]/[.B68]" office:value-type="float" office:value="0.678416821273964" calcext:value-type="float">
            <text:p>0,678416821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33" calcext:value-type="float">
            <text:p>3333</text:p>
          </table:table-cell>
          <table:table-cell office:value-type="float" office:value="2260" calcext:value-type="float">
            <text:p>2260</text:p>
          </table:table-cell>
          <table:table-cell office:value-type="float" office:value="1074" calcext:value-type="float">
            <text:p>1074</text:p>
          </table:table-cell>
          <table:table-cell table:formula="of:=[.C69]/[.B69]" office:value-type="float" office:value="0.678067806780678" calcext:value-type="float">
            <text:p>0,6780678068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34" calcext:value-type="float">
            <text:p>3434</text:p>
          </table:table-cell>
          <table:table-cell office:value-type="float" office:value="2328" calcext:value-type="float">
            <text:p>2328</text:p>
          </table:table-cell>
          <table:table-cell office:value-type="float" office:value="1107" calcext:value-type="float">
            <text:p>1107</text:p>
          </table:table-cell>
          <table:table-cell table:formula="of:=[.C70]/[.B70]" office:value-type="float" office:value="0.677926616191031" calcext:value-type="float">
            <text:p>0,6779266162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36" calcext:value-type="float">
            <text:p>3536</text:p>
          </table:table-cell>
          <table:table-cell office:value-type="float" office:value="2397" calcext:value-type="float">
            <text:p>2397</text:p>
          </table:table-cell>
          <table:table-cell office:value-type="float" office:value="1140" calcext:value-type="float">
            <text:p>1140</text:p>
          </table:table-cell>
          <table:table-cell table:formula="of:=[.C71]/[.B71]" office:value-type="float" office:value="0.677884615384615" calcext:value-type="float">
            <text:p>0,6778846154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40" calcext:value-type="float">
            <text:p>3640</text:p>
          </table:table-cell>
          <table:table-cell office:value-type="float" office:value="2467" calcext:value-type="float">
            <text:p>2467</text:p>
          </table:table-cell>
          <table:table-cell office:value-type="float" office:value="1174" calcext:value-type="float">
            <text:p>1174</text:p>
          </table:table-cell>
          <table:table-cell table:formula="of:=[.C72]/[.B72]" office:value-type="float" office:value="0.677747252747253" calcext:value-type="float">
            <text:p>0,6777472527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45" calcext:value-type="float">
            <text:p>3745</text:p>
          </table:table-cell>
          <table:table-cell office:value-type="float" office:value="2537" calcext:value-type="float">
            <text:p>2537</text:p>
          </table:table-cell>
          <table:table-cell office:value-type="float" office:value="1209" calcext:value-type="float">
            <text:p>1209</text:p>
          </table:table-cell>
          <table:table-cell table:formula="of:=[.C73]/[.B73]" office:value-type="float" office:value="0.677436582109479" calcext:value-type="float">
            <text:p>0,6774365821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52" calcext:value-type="float">
            <text:p>3852</text:p>
          </table:table-cell>
          <table:table-cell office:value-type="float" office:value="2609" calcext:value-type="float">
            <text:p>2609</text:p>
          </table:table-cell>
          <table:table-cell office:value-type="float" office:value="1244" calcext:value-type="float">
            <text:p>1244</text:p>
          </table:table-cell>
          <table:table-cell table:formula="of:=[.C74]/[.B74]" office:value-type="float" office:value="0.677310488058152" calcext:value-type="float">
            <text:p>0,677310488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60" calcext:value-type="float">
            <text:p>3960</text:p>
          </table:table-cell>
          <table:table-cell office:value-type="float" office:value="2682" calcext:value-type="float">
            <text:p>2682</text:p>
          </table:table-cell>
          <table:table-cell office:value-type="float" office:value="1279" calcext:value-type="float">
            <text:p>1279</text:p>
          </table:table-cell>
          <table:table-cell table:formula="of:=[.C75]/[.B75]" office:value-type="float" office:value="0.677272727272727" calcext:value-type="float">
            <text:p>0,6772727273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70" calcext:value-type="float">
            <text:p>4070</text:p>
          </table:table-cell>
          <table:table-cell office:value-type="float" office:value="2756" calcext:value-type="float">
            <text:p>2756</text:p>
          </table:table-cell>
          <table:table-cell office:value-type="float" office:value="1315" calcext:value-type="float">
            <text:p>1315</text:p>
          </table:table-cell>
          <table:table-cell table:formula="of:=[.C76]/[.B76]" office:value-type="float" office:value="0.677149877149877" calcext:value-type="float">
            <text:p>0,677149877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81" calcext:value-type="float">
            <text:p>4181</text:p>
          </table:table-cell>
          <table:table-cell office:value-type="float" office:value="2830" calcext:value-type="float">
            <text:p>2830</text:p>
          </table:table-cell>
          <table:table-cell office:value-type="float" office:value="1352" calcext:value-type="float">
            <text:p>1352</text:p>
          </table:table-cell>
          <table:table-cell table:formula="of:=[.C77]/[.B77]" office:value-type="float" office:value="0.676871561827314" calcext:value-type="float">
            <text:p>0,676871561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94" calcext:value-type="float">
            <text:p>4294</text:p>
          </table:table-cell>
          <table:table-cell office:value-type="float" office:value="2906" calcext:value-type="float">
            <text:p>2906</text:p>
          </table:table-cell>
          <table:table-cell office:value-type="float" office:value="1389" calcext:value-type="float">
            <text:p>1389</text:p>
          </table:table-cell>
          <table:table-cell table:formula="of:=[.C78]/[.B78]" office:value-type="float" office:value="0.67675826734979" calcext:value-type="float">
            <text:p>0,6767582673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08" calcext:value-type="float">
            <text:p>4408</text:p>
          </table:table-cell>
          <table:table-cell office:value-type="float" office:value="2983" calcext:value-type="float">
            <text:p>2983</text:p>
          </table:table-cell>
          <table:table-cell office:value-type="float" office:value="1426" calcext:value-type="float">
            <text:p>1426</text:p>
          </table:table-cell>
          <table:table-cell table:formula="of:=[.C79]/[.B79]" office:value-type="float" office:value="0.676724137931034" calcext:value-type="float">
            <text:p>0,6767241379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24" calcext:value-type="float">
            <text:p>4524</text:p>
          </table:table-cell>
          <table:table-cell office:value-type="float" office:value="3061" calcext:value-type="float">
            <text:p>3061</text:p>
          </table:table-cell>
          <table:table-cell office:value-type="float" office:value="1464" calcext:value-type="float">
            <text:p>1464</text:p>
          </table:table-cell>
          <table:table-cell table:formula="of:=[.C80]/[.B80]" office:value-type="float" office:value="0.676613616268789" calcext:value-type="float">
            <text:p>0,676613616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41" calcext:value-type="float">
            <text:p>4641</text:p>
          </table:table-cell>
          <table:table-cell office:value-type="float" office:value="3139" calcext:value-type="float">
            <text:p>3139</text:p>
          </table:table-cell>
          <table:table-cell office:value-type="float" office:value="1503" calcext:value-type="float">
            <text:p>1503</text:p>
          </table:table-cell>
          <table:table-cell table:formula="of:=[.C81]/[.B81]" office:value-type="float" office:value="0.676362852833441" calcext:value-type="float">
            <text:p>0,676362852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60" calcext:value-type="float">
            <text:p>4760</text:p>
          </table:table-cell>
          <table:table-cell office:value-type="float" office:value="3219" calcext:value-type="float">
            <text:p>3219</text:p>
          </table:table-cell>
          <table:table-cell office:value-type="float" office:value="1542" calcext:value-type="float">
            <text:p>1542</text:p>
          </table:table-cell>
          <table:table-cell table:formula="of:=[.C82]/[.B82]" office:value-type="float" office:value="0.676260504201681" calcext:value-type="float">
            <text:p>0,676260504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80" calcext:value-type="float">
            <text:p>4880</text:p>
          </table:table-cell>
          <table:table-cell office:value-type="float" office:value="3300" calcext:value-type="float">
            <text:p>3300</text:p>
          </table:table-cell>
          <table:table-cell office:value-type="float" office:value="1581" calcext:value-type="float">
            <text:p>1581</text:p>
          </table:table-cell>
          <table:table-cell table:formula="of:=[.C83]/[.B83]" office:value-type="float" office:value="0.676229508196721" calcext:value-type="float">
            <text:p>0,676229508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02" calcext:value-type="float">
            <text:p>5002</text:p>
          </table:table-cell>
          <table:table-cell office:value-type="float" office:value="3382" calcext:value-type="float">
            <text:p>3382</text:p>
          </table:table-cell>
          <table:table-cell office:value-type="float" office:value="1621" calcext:value-type="float">
            <text:p>1621</text:p>
          </table:table-cell>
          <table:table-cell table:formula="of:=[.C84]/[.B84]" office:value-type="float" office:value="0.676129548180728" calcext:value-type="float">
            <text:p>0,6761295482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25" calcext:value-type="float">
            <text:p>5125</text:p>
          </table:table-cell>
          <table:table-cell office:value-type="float" office:value="3464" calcext:value-type="float">
            <text:p>3464</text:p>
          </table:table-cell>
          <table:table-cell office:value-type="float" office:value="1662" calcext:value-type="float">
            <text:p>1662</text:p>
          </table:table-cell>
          <table:table-cell table:formula="of:=[.C85]/[.B85]" office:value-type="float" office:value="0.67590243902439" calcext:value-type="float">
            <text:p>0,675902439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50" calcext:value-type="float">
            <text:p>5250</text:p>
          </table:table-cell>
          <table:table-cell office:value-type="float" office:value="3548" calcext:value-type="float">
            <text:p>3548</text:p>
          </table:table-cell>
          <table:table-cell office:value-type="float" office:value="1703" calcext:value-type="float">
            <text:p>1703</text:p>
          </table:table-cell>
          <table:table-cell table:formula="of:=[.C86]/[.B86]" office:value-type="float" office:value="0.675809523809524" calcext:value-type="float">
            <text:p>0,6758095238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76" calcext:value-type="float">
            <text:p>5376</text:p>
          </table:table-cell>
          <table:table-cell office:value-type="float" office:value="3633" calcext:value-type="float">
            <text:p>3633</text:p>
          </table:table-cell>
          <table:table-cell office:value-type="float" office:value="1744" calcext:value-type="float">
            <text:p>1744</text:p>
          </table:table-cell>
          <table:table-cell table:formula="of:=[.C87]/[.B87]" office:value-type="float" office:value="0.67578125" calcext:value-type="float">
            <text:p>0,67578125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04" calcext:value-type="float">
            <text:p>5504</text:p>
          </table:table-cell>
          <table:table-cell office:value-type="float" office:value="3719" calcext:value-type="float">
            <text:p>3719</text:p>
          </table:table-cell>
          <table:table-cell office:value-type="float" office:value="1786" calcext:value-type="float">
            <text:p>1786</text:p>
          </table:table-cell>
          <table:table-cell table:formula="of:=[.C88]/[.B88]" office:value-type="float" office:value="0.675690406976744" calcext:value-type="float">
            <text:p>0,675690407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33" calcext:value-type="float">
            <text:p>5633</text:p>
          </table:table-cell>
          <table:table-cell office:value-type="float" office:value="3805" calcext:value-type="float">
            <text:p>3805</text:p>
          </table:table-cell>
          <table:table-cell office:value-type="float" office:value="1829" calcext:value-type="float">
            <text:p>1829</text:p>
          </table:table-cell>
          <table:table-cell table:formula="of:=[.C89]/[.B89]" office:value-type="float" office:value="0.675483756435292" calcext:value-type="float">
            <text:p>0,6754837564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64" calcext:value-type="float">
            <text:p>5764</text:p>
          </table:table-cell>
          <table:table-cell office:value-type="float" office:value="3893" calcext:value-type="float">
            <text:p>3893</text:p>
          </table:table-cell>
          <table:table-cell office:value-type="float" office:value="1872" calcext:value-type="float">
            <text:p>1872</text:p>
          </table:table-cell>
          <table:table-cell table:formula="of:=[.C90]/[.B90]" office:value-type="float" office:value="0.675399028452464" calcext:value-type="float">
            <text:p>0,675399028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896" calcext:value-type="float">
            <text:p>5896</text:p>
          </table:table-cell>
          <table:table-cell office:value-type="float" office:value="3982" calcext:value-type="float">
            <text:p>3982</text:p>
          </table:table-cell>
          <table:table-cell office:value-type="float" office:value="1915" calcext:value-type="float">
            <text:p>1915</text:p>
          </table:table-cell>
          <table:table-cell table:formula="of:=[.C91]/[.B91]" office:value-type="float" office:value="0.675373134328358" calcext:value-type="float">
            <text:p>0,675373134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30" calcext:value-type="float">
            <text:p>6030</text:p>
          </table:table-cell>
          <table:table-cell office:value-type="float" office:value="4072" calcext:value-type="float">
            <text:p>4072</text:p>
          </table:table-cell>
          <table:table-cell office:value-type="float" office:value="1959" calcext:value-type="float">
            <text:p>1959</text:p>
          </table:table-cell>
          <table:table-cell table:formula="of:=[.C92]/[.B92]" office:value-type="float" office:value="0.675290215588723" calcext:value-type="float">
            <text:p>0,6752902156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65" calcext:value-type="float">
            <text:p>6165</text:p>
          </table:table-cell>
          <table:table-cell office:value-type="float" office:value="4162" calcext:value-type="float">
            <text:p>4162</text:p>
          </table:table-cell>
          <table:table-cell office:value-type="float" office:value="2004" calcext:value-type="float">
            <text:p>2004</text:p>
          </table:table-cell>
          <table:table-cell table:formula="of:=[.C93]/[.B93]" office:value-type="float" office:value="0.675101378751014" calcext:value-type="float">
            <text:p>0,6751013788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02" calcext:value-type="float">
            <text:p>6302</text:p>
          </table:table-cell>
          <table:table-cell office:value-type="float" office:value="4254" calcext:value-type="float">
            <text:p>4254</text:p>
          </table:table-cell>
          <table:table-cell office:value-type="float" office:value="2049" calcext:value-type="float">
            <text:p>2049</text:p>
          </table:table-cell>
          <table:table-cell table:formula="of:=[.C94]/[.B94]" office:value-type="float" office:value="0.675023801967629" calcext:value-type="float">
            <text:p>0,675023802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440" calcext:value-type="float">
            <text:p>6440</text:p>
          </table:table-cell>
          <table:table-cell office:value-type="float" office:value="4347" calcext:value-type="float">
            <text:p>4347</text:p>
          </table:table-cell>
          <table:table-cell office:value-type="float" office:value="2094" calcext:value-type="float">
            <text:p>2094</text:p>
          </table:table-cell>
          <table:table-cell table:formula="of:=[.C95]/[.B95]" office:value-type="float" office:value="0.675" calcext:value-type="float">
            <text:p>0,675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80" calcext:value-type="float">
            <text:p>6580</text:p>
          </table:table-cell>
          <table:table-cell office:value-type="float" office:value="4441" calcext:value-type="float">
            <text:p>4441</text:p>
          </table:table-cell>
          <table:table-cell office:value-type="float" office:value="2140" calcext:value-type="float">
            <text:p>2140</text:p>
          </table:table-cell>
          <table:table-cell table:formula="of:=[.C96]/[.B96]" office:value-type="float" office:value="0.674924012158055" calcext:value-type="float">
            <text:p>0,6749240122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21" calcext:value-type="float">
            <text:p>6721</text:p>
          </table:table-cell>
          <table:table-cell office:value-type="float" office:value="4535" calcext:value-type="float">
            <text:p>4535</text:p>
          </table:table-cell>
          <table:table-cell office:value-type="float" office:value="2187" calcext:value-type="float">
            <text:p>2187</text:p>
          </table:table-cell>
          <table:table-cell table:formula="of:=[.C97]/[.B97]" office:value-type="float" office:value="0.67475078113376" calcext:value-type="float">
            <text:p>0,674750781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64" calcext:value-type="float">
            <text:p>6864</text:p>
          </table:table-cell>
          <table:table-cell office:value-type="float" office:value="4631" calcext:value-type="float">
            <text:p>4631</text:p>
          </table:table-cell>
          <table:table-cell office:value-type="float" office:value="2234" calcext:value-type="float">
            <text:p>2234</text:p>
          </table:table-cell>
          <table:table-cell table:formula="of:=[.C98]/[.B98]" office:value-type="float" office:value="0.674679487179487" calcext:value-type="float">
            <text:p>0,674679487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08" calcext:value-type="float">
            <text:p>7008</text:p>
          </table:table-cell>
          <table:table-cell office:value-type="float" office:value="4728" calcext:value-type="float">
            <text:p>4728</text:p>
          </table:table-cell>
          <table:table-cell office:value-type="float" office:value="2281" calcext:value-type="float">
            <text:p>2281</text:p>
          </table:table-cell>
          <table:table-cell table:formula="of:=[.C99]/[.B99]" office:value-type="float" office:value="0.674657534246575" calcext:value-type="float">
            <text:p>0,674657534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154" calcext:value-type="float">
            <text:p>7154</text:p>
          </table:table-cell>
          <table:table-cell office:value-type="float" office:value="4826" calcext:value-type="float">
            <text:p>4826</text:p>
          </table:table-cell>
          <table:table-cell office:value-type="float" office:value="2329" calcext:value-type="float">
            <text:p>2329</text:p>
          </table:table-cell>
          <table:table-cell table:formula="of:=[.C100]/[.B100]" office:value-type="float" office:value="0.674587643276489" calcext:value-type="float">
            <text:p>0,6745876433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01" calcext:value-type="float">
            <text:p>7301</text:p>
          </table:table-cell>
          <table:table-cell office:value-type="float" office:value="4924" calcext:value-type="float">
            <text:p>4924</text:p>
          </table:table-cell>
          <table:table-cell office:value-type="float" office:value="2378" calcext:value-type="float">
            <text:p>2378</text:p>
          </table:table-cell>
          <table:table-cell table:formula="of:=[.C101]/[.B101]" office:value-type="float" office:value="0.674428160525955" calcext:value-type="float">
            <text:p>0,6744281605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50" calcext:value-type="float">
            <text:p>7450</text:p>
          </table:table-cell>
          <table:table-cell office:value-type="float" office:value="5024" calcext:value-type="float">
            <text:p>5024</text:p>
          </table:table-cell>
          <table:table-cell office:value-type="float" office:value="2427" calcext:value-type="float">
            <text:p>2427</text:p>
          </table:table-cell>
          <table:table-cell table:formula="of:=[.C102]/[.B102]" office:value-type="float" office:value="0.674362416107383" calcext:value-type="float">
            <text:p>0,674362416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00" calcext:value-type="float">
            <text:p>7600</text:p>
          </table:table-cell>
          <table:table-cell office:value-type="float" office:value="5125" calcext:value-type="float">
            <text:p>5125</text:p>
          </table:table-cell>
          <table:table-cell office:value-type="float" office:value="2476" calcext:value-type="float">
            <text:p>2476</text:p>
          </table:table-cell>
          <table:table-cell table:formula="of:=[.C103]/[.B103]" office:value-type="float" office:value="0.674342105263158" calcext:value-type="float">
            <text:p>0,6743421053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52" calcext:value-type="float">
            <text:p>7752</text:p>
          </table:table-cell>
          <table:table-cell office:value-type="float" office:value="5227" calcext:value-type="float">
            <text:p>5227</text:p>
          </table:table-cell>
          <table:table-cell office:value-type="float" office:value="2526" calcext:value-type="float">
            <text:p>2526</text:p>
          </table:table-cell>
          <table:table-cell table:formula="of:=[.C104]/[.B104]" office:value-type="float" office:value="0.674277605779154" calcext:value-type="float">
            <text:p>0,6742776058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05" calcext:value-type="float">
            <text:p>7905</text:p>
          </table:table-cell>
          <table:table-cell office:value-type="float" office:value="5329" calcext:value-type="float">
            <text:p>5329</text:p>
          </table:table-cell>
          <table:table-cell office:value-type="float" office:value="2577" calcext:value-type="float">
            <text:p>2577</text:p>
          </table:table-cell>
          <table:table-cell table:formula="of:=[.C105]/[.B105]" office:value-type="float" office:value="0.674130297280202" calcext:value-type="float">
            <text:p>0,6741302973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60" calcext:value-type="float">
            <text:p>8060</text:p>
          </table:table-cell>
          <table:table-cell office:value-type="float" office:value="5433" calcext:value-type="float">
            <text:p>5433</text:p>
          </table:table-cell>
          <table:table-cell office:value-type="float" office:value="2628" calcext:value-type="float">
            <text:p>2628</text:p>
          </table:table-cell>
          <table:table-cell table:formula="of:=[.C106]/[.B106]" office:value-type="float" office:value="0.674069478908189" calcext:value-type="float">
            <text:p>0,6740694789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16" calcext:value-type="float">
            <text:p>8216</text:p>
          </table:table-cell>
          <table:table-cell office:value-type="float" office:value="5538" calcext:value-type="float">
            <text:p>5538</text:p>
          </table:table-cell>
          <table:table-cell office:value-type="float" office:value="2679" calcext:value-type="float">
            <text:p>2679</text:p>
          </table:table-cell>
          <table:table-cell table:formula="of:=[.C107]/[.B107]" office:value-type="float" office:value="0.674050632911392" calcext:value-type="float">
            <text:p>0,6740506329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74" calcext:value-type="float">
            <text:p>8374</text:p>
          </table:table-cell>
          <table:table-cell office:value-type="float" office:value="5644" calcext:value-type="float">
            <text:p>5644</text:p>
          </table:table-cell>
          <table:table-cell office:value-type="float" office:value="2731" calcext:value-type="float">
            <text:p>2731</text:p>
          </table:table-cell>
          <table:table-cell table:formula="of:=[.C108]/[.B108]" office:value-type="float" office:value="0.673990924289467" calcext:value-type="float">
            <text:p>0,6739909243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33" calcext:value-type="float">
            <text:p>8533</text:p>
          </table:table-cell>
          <table:table-cell office:value-type="float" office:value="5750" calcext:value-type="float">
            <text:p>5750</text:p>
          </table:table-cell>
          <table:table-cell office:value-type="float" office:value="2784" calcext:value-type="float">
            <text:p>2784</text:p>
          </table:table-cell>
          <table:table-cell table:formula="of:=[.C109]/[.B109]" office:value-type="float" office:value="0.673854447439353" calcext:value-type="float">
            <text:p>0,6738544474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94" calcext:value-type="float">
            <text:p>8694</text:p>
          </table:table-cell>
          <table:table-cell office:value-type="float" office:value="5858" calcext:value-type="float">
            <text:p>5858</text:p>
          </table:table-cell>
          <table:table-cell office:value-type="float" office:value="2837" calcext:value-type="float">
            <text:p>2837</text:p>
          </table:table-cell>
          <table:table-cell table:formula="of:=[.C110]/[.B110]" office:value-type="float" office:value="0.673798021624109" calcext:value-type="float">
            <text:p>0,6737980216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56" calcext:value-type="float">
            <text:p>8856</text:p>
          </table:table-cell>
          <table:table-cell office:value-type="float" office:value="5967" calcext:value-type="float">
            <text:p>5967</text:p>
          </table:table-cell>
          <table:table-cell office:value-type="float" office:value="2890" calcext:value-type="float">
            <text:p>2890</text:p>
          </table:table-cell>
          <table:table-cell table:formula="of:=[.C111]/[.B111]" office:value-type="float" office:value="0.673780487804878" calcext:value-type="float">
            <text:p>0,673780487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020" calcext:value-type="float">
            <text:p>9020</text:p>
          </table:table-cell>
          <table:table-cell office:value-type="float" office:value="6077" calcext:value-type="float">
            <text:p>6077</text:p>
          </table:table-cell>
          <table:table-cell office:value-type="float" office:value="2944" calcext:value-type="float">
            <text:p>2944</text:p>
          </table:table-cell>
          <table:table-cell table:formula="of:=[.C112]/[.B112]" office:value-type="float" office:value="0.673725055432372" calcext:value-type="float">
            <text:p>0,6737250554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85" calcext:value-type="float">
            <text:p>9185</text:p>
          </table:table-cell>
          <table:table-cell office:value-type="float" office:value="6187" calcext:value-type="float">
            <text:p>6187</text:p>
          </table:table-cell>
          <table:table-cell office:value-type="float" office:value="2999" calcext:value-type="float">
            <text:p>2999</text:p>
          </table:table-cell>
          <table:table-cell table:formula="of:=[.C113]/[.B113]" office:value-type="float" office:value="0.673598258029396" calcext:value-type="float">
            <text:p>0,673598258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352" calcext:value-type="float">
            <text:p>9352</text:p>
          </table:table-cell>
          <table:table-cell office:value-type="float" office:value="6299" calcext:value-type="float">
            <text:p>6299</text:p>
          </table:table-cell>
          <table:table-cell office:value-type="float" office:value="3054" calcext:value-type="float">
            <text:p>3054</text:p>
          </table:table-cell>
          <table:table-cell table:formula="of:=[.C114]/[.B114]" office:value-type="float" office:value="0.673545765611634" calcext:value-type="float">
            <text:p>0,6735457656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20" calcext:value-type="float">
            <text:p>9520</text:p>
          </table:table-cell>
          <table:table-cell office:value-type="float" office:value="6412" calcext:value-type="float">
            <text:p>6412</text:p>
          </table:table-cell>
          <table:table-cell office:value-type="float" office:value="3109" calcext:value-type="float">
            <text:p>3109</text:p>
          </table:table-cell>
          <table:table-cell table:formula="of:=[.C115]/[.B115]" office:value-type="float" office:value="0.673529411764706" calcext:value-type="float">
            <text:p>0,6735294118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690" calcext:value-type="float">
            <text:p>9690</text:p>
          </table:table-cell>
          <table:table-cell office:value-type="float" office:value="6526" calcext:value-type="float">
            <text:p>6526</text:p>
          </table:table-cell>
          <table:table-cell office:value-type="float" office:value="3165" calcext:value-type="float">
            <text:p>3165</text:p>
          </table:table-cell>
          <table:table-cell table:formula="of:=[.C116]/[.B116]" office:value-type="float" office:value="0.673477812177503" calcext:value-type="float">
            <text:p>0,6734778122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61" calcext:value-type="float">
            <text:p>9861</text:p>
          </table:table-cell>
          <table:table-cell office:value-type="float" office:value="6640" calcext:value-type="float">
            <text:p>6640</text:p>
          </table:table-cell>
          <table:table-cell office:value-type="float" office:value="3222" calcext:value-type="float">
            <text:p>3222</text:p>
          </table:table-cell>
          <table:table-cell table:formula="of:=[.C117]/[.B117]" office:value-type="float" office:value="0.673359699827604" calcext:value-type="float">
            <text:p>0,6733596998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34" calcext:value-type="float">
            <text:p>10034</text:p>
          </table:table-cell>
          <table:table-cell office:value-type="float" office:value="6756" calcext:value-type="float">
            <text:p>6756</text:p>
          </table:table-cell>
          <table:table-cell office:value-type="float" office:value="3279" calcext:value-type="float">
            <text:p>3279</text:p>
          </table:table-cell>
          <table:table-cell table:formula="of:=[.C118]/[.B118]" office:value-type="float" office:value="0.673310743472195" calcext:value-type="float">
            <text:p>0,673310743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08" calcext:value-type="float">
            <text:p>10208</text:p>
          </table:table-cell>
          <table:table-cell office:value-type="float" office:value="6873" calcext:value-type="float">
            <text:p>6873</text:p>
          </table:table-cell>
          <table:table-cell office:value-type="float" office:value="3336" calcext:value-type="float">
            <text:p>3336</text:p>
          </table:table-cell>
          <table:table-cell table:formula="of:=[.C119]/[.B119]" office:value-type="float" office:value="0.673295454545455" calcext:value-type="float">
            <text:p>0,6732954545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84" calcext:value-type="float">
            <text:p>10384</text:p>
          </table:table-cell>
          <table:table-cell office:value-type="float" office:value="6991" calcext:value-type="float">
            <text:p>6991</text:p>
          </table:table-cell>
          <table:table-cell office:value-type="float" office:value="3394" calcext:value-type="float">
            <text:p>3394</text:p>
          </table:table-cell>
          <table:table-cell table:formula="of:=[.C120]/[.B120]" office:value-type="float" office:value="0.673247303543914" calcext:value-type="float">
            <text:p>0,6732473035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561" calcext:value-type="float">
            <text:p>10561</text:p>
          </table:table-cell>
          <table:table-cell office:value-type="float" office:value="7109" calcext:value-type="float">
            <text:p>7109</text:p>
          </table:table-cell>
          <table:table-cell office:value-type="float" office:value="3453" calcext:value-type="float">
            <text:p>3453</text:p>
          </table:table-cell>
          <table:table-cell table:formula="of:=[.C121]/[.B121]" office:value-type="float" office:value="0.673137013540384" calcext:value-type="float">
            <text:p>0,6731370135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740" calcext:value-type="float">
            <text:p>10740</text:p>
          </table:table-cell>
          <table:table-cell office:value-type="float" office:value="7229" calcext:value-type="float">
            <text:p>7229</text:p>
          </table:table-cell>
          <table:table-cell office:value-type="float" office:value="3512" calcext:value-type="float">
            <text:p>3512</text:p>
          </table:table-cell>
          <table:table-cell table:formula="of:=[.C122]/[.B122]" office:value-type="float" office:value="0.673091247672253" calcext:value-type="float">
            <text:p>0,6730912477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920" calcext:value-type="float">
            <text:p>10920</text:p>
          </table:table-cell>
          <table:table-cell office:value-type="float" office:value="7350" calcext:value-type="float">
            <text:p>7350</text:p>
          </table:table-cell>
          <table:table-cell office:value-type="float" office:value="3571" calcext:value-type="float">
            <text:p>3571</text:p>
          </table:table-cell>
          <table:table-cell table:formula="of:=[.C123]/[.B123]" office:value-type="float" office:value="0.673076923076923" calcext:value-type="float">
            <text:p>0,6730769231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02" calcext:value-type="float">
            <text:p>11102</text:p>
          </table:table-cell>
          <table:table-cell office:value-type="float" office:value="7472" calcext:value-type="float">
            <text:p>7472</text:p>
          </table:table-cell>
          <table:table-cell office:value-type="float" office:value="3631" calcext:value-type="float">
            <text:p>3631</text:p>
          </table:table-cell>
          <table:table-cell table:formula="of:=[.C124]/[.B124]" office:value-type="float" office:value="0.67303188614664" calcext:value-type="float">
            <text:p>0,673031886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285" calcext:value-type="float">
            <text:p>11285</text:p>
          </table:table-cell>
          <table:table-cell office:value-type="float" office:value="7594" calcext:value-type="float">
            <text:p>7594</text:p>
          </table:table-cell>
          <table:table-cell office:value-type="float" office:value="3692" calcext:value-type="float">
            <text:p>3692</text:p>
          </table:table-cell>
          <table:table-cell table:formula="of:=[.C125]/[.B125]" office:value-type="float" office:value="0.672928666371289" calcext:value-type="float">
            <text:p>0,6729286664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470" calcext:value-type="float">
            <text:p>11470</text:p>
          </table:table-cell>
          <table:table-cell office:value-type="float" office:value="7718" calcext:value-type="float">
            <text:p>7718</text:p>
          </table:table-cell>
          <table:table-cell office:value-type="float" office:value="3753" calcext:value-type="float">
            <text:p>3753</text:p>
          </table:table-cell>
          <table:table-cell table:formula="of:=[.C126]/[.B126]" office:value-type="float" office:value="0.672885789014821" calcext:value-type="float">
            <text:p>0,672885789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656" calcext:value-type="float">
            <text:p>11656</text:p>
          </table:table-cell>
          <table:table-cell office:value-type="float" office:value="7843" calcext:value-type="float">
            <text:p>7843</text:p>
          </table:table-cell>
          <table:table-cell office:value-type="float" office:value="3814" calcext:value-type="float">
            <text:p>3814</text:p>
          </table:table-cell>
          <table:table-cell table:formula="of:=[.C127]/[.B127]" office:value-type="float" office:value="0.672872340425532" calcext:value-type="float">
            <text:p>0,672872340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44" calcext:value-type="float">
            <text:p>11844</text:p>
          </table:table-cell>
          <table:table-cell office:value-type="float" office:value="7969" calcext:value-type="float">
            <text:p>7969</text:p>
          </table:table-cell>
          <table:table-cell office:value-type="float" office:value="3876" calcext:value-type="float">
            <text:p>3876</text:p>
          </table:table-cell>
          <table:table-cell table:formula="of:=[.C128]/[.B128]" office:value-type="float" office:value="0.672830124957785" calcext:value-type="float">
            <text:p>0,67283012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33" calcext:value-type="float">
            <text:p>12033</text:p>
          </table:table-cell>
          <table:table-cell office:value-type="float" office:value="8095" calcext:value-type="float">
            <text:p>8095</text:p>
          </table:table-cell>
          <table:table-cell office:value-type="float" office:value="3939" calcext:value-type="float">
            <text:p>3939</text:p>
          </table:table-cell>
          <table:table-cell table:formula="of:=[.C129]/[.B129]" office:value-type="float" office:value="0.672733316712374" calcext:value-type="float">
            <text:p>0,6727333167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224" calcext:value-type="float">
            <text:p>12224</text:p>
          </table:table-cell>
          <table:table-cell office:value-type="float" office:value="8223" calcext:value-type="float">
            <text:p>8223</text:p>
          </table:table-cell>
          <table:table-cell office:value-type="float" office:value="4002" calcext:value-type="float">
            <text:p>4002</text:p>
          </table:table-cell>
          <table:table-cell table:formula="of:=[.C130]/[.B130]" office:value-type="float" office:value="0.672693062827225" calcext:value-type="float">
            <text:p>0,6726930628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416" calcext:value-type="float">
            <text:p>12416</text:p>
          </table:table-cell>
          <table:table-cell office:value-type="float" office:value="8352" calcext:value-type="float">
            <text:p>8352</text:p>
          </table:table-cell>
          <table:table-cell office:value-type="float" office:value="4065" calcext:value-type="float">
            <text:p>4065</text:p>
          </table:table-cell>
          <table:table-cell table:formula="of:=[.C131]/[.B131]" office:value-type="float" office:value="0.672680412371134" calcext:value-type="float">
            <text:p>0,6726804124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10" calcext:value-type="float">
            <text:p>12610</text:p>
          </table:table-cell>
          <table:table-cell office:value-type="float" office:value="8482" calcext:value-type="float">
            <text:p>8482</text:p>
          </table:table-cell>
          <table:table-cell office:value-type="float" office:value="4129" calcext:value-type="float">
            <text:p>4129</text:p>
          </table:table-cell>
          <table:table-cell table:formula="of:=[.C132]/[.B132]" office:value-type="float" office:value="0.672640761300555" calcext:value-type="float">
            <text:p>0,6726407613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05" calcext:value-type="float">
            <text:p>12805</text:p>
          </table:table-cell>
          <table:table-cell office:value-type="float" office:value="8612" calcext:value-type="float">
            <text:p>8612</text:p>
          </table:table-cell>
          <table:table-cell office:value-type="float" office:value="4194" calcext:value-type="float">
            <text:p>4194</text:p>
          </table:table-cell>
          <table:table-cell table:formula="of:=[.C133]/[.B133]" office:value-type="float" office:value="0.672549785240141" calcext:value-type="float">
            <text:p>0,6725497852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02" calcext:value-type="float">
            <text:p>13002</text:p>
          </table:table-cell>
          <table:table-cell office:value-type="float" office:value="8744" calcext:value-type="float">
            <text:p>8744</text:p>
          </table:table-cell>
          <table:table-cell office:value-type="float" office:value="4259" calcext:value-type="float">
            <text:p>4259</text:p>
          </table:table-cell>
          <table:table-cell table:formula="of:=[.C134]/[.B134]" office:value-type="float" office:value="0.672511921242886" calcext:value-type="float">
            <text:p>0,6725119212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" calcext:value-type="float">
            <text:p>13200</text:p>
          </table:table-cell>
          <table:table-cell office:value-type="float" office:value="8877" calcext:value-type="float">
            <text:p>8877</text:p>
          </table:table-cell>
          <table:table-cell office:value-type="float" office:value="4324" calcext:value-type="float">
            <text:p>4324</text:p>
          </table:table-cell>
          <table:table-cell table:formula="of:=[.C135]/[.B135]" office:value-type="float" office:value="0.6725" calcext:value-type="float">
            <text:p>0,6725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00" calcext:value-type="float">
            <text:p>13400</text:p>
          </table:table-cell>
          <table:table-cell office:value-type="float" office:value="9011" calcext:value-type="float">
            <text:p>9011</text:p>
          </table:table-cell>
          <table:table-cell office:value-type="float" office:value="4390" calcext:value-type="float">
            <text:p>4390</text:p>
          </table:table-cell>
          <table:table-cell table:formula="of:=[.C136]/[.B136]" office:value-type="float" office:value="0.672462686567164" calcext:value-type="float">
            <text:p>0,6724626866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601" calcext:value-type="float">
            <text:p>13601</text:p>
          </table:table-cell>
          <table:table-cell office:value-type="float" office:value="9145" calcext:value-type="float">
            <text:p>9145</text:p>
          </table:table-cell>
          <table:table-cell office:value-type="float" office:value="4457" calcext:value-type="float">
            <text:p>4457</text:p>
          </table:table-cell>
          <table:table-cell table:formula="of:=[.C137]/[.B137]" office:value-type="float" office:value="0.672377031100654" calcext:value-type="float">
            <text:p>0,6723770311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804" calcext:value-type="float">
            <text:p>13804</text:p>
          </table:table-cell>
          <table:table-cell office:value-type="float" office:value="9281" calcext:value-type="float">
            <text:p>9281</text:p>
          </table:table-cell>
          <table:table-cell office:value-type="float" office:value="4524" calcext:value-type="float">
            <text:p>4524</text:p>
          </table:table-cell>
          <table:table-cell table:formula="of:=[.C138]/[.B138]" office:value-type="float" office:value="0.672341350333237" calcext:value-type="float">
            <text:p>0,6723413503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08" calcext:value-type="float">
            <text:p>14008</text:p>
          </table:table-cell>
          <table:table-cell office:value-type="float" office:value="9418" calcext:value-type="float">
            <text:p>9418</text:p>
          </table:table-cell>
          <table:table-cell office:value-type="float" office:value="4591" calcext:value-type="float">
            <text:p>4591</text:p>
          </table:table-cell>
          <table:table-cell table:formula="of:=[.C139]/[.B139]" office:value-type="float" office:value="0.672330097087379" calcext:value-type="float">
            <text:p>0,6723300971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214" calcext:value-type="float">
            <text:p>14214</text:p>
          </table:table-cell>
          <table:table-cell office:value-type="float" office:value="9556" calcext:value-type="float">
            <text:p>9556</text:p>
          </table:table-cell>
          <table:table-cell office:value-type="float" office:value="4659" calcext:value-type="float">
            <text:p>4659</text:p>
          </table:table-cell>
          <table:table-cell table:formula="of:=[.C140]/[.B140]" office:value-type="float" office:value="0.672294920500915" calcext:value-type="float">
            <text:p>0,6722949205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1" calcext:value-type="float">
            <text:p>14421</text:p>
          </table:table-cell>
          <table:table-cell office:value-type="float" office:value="9694" calcext:value-type="float">
            <text:p>9694</text:p>
          </table:table-cell>
          <table:table-cell office:value-type="float" office:value="4728" calcext:value-type="float">
            <text:p>4728</text:p>
          </table:table-cell>
          <table:table-cell table:formula="of:=[.C141]/[.B141]" office:value-type="float" office:value="0.672214132168366" calcext:value-type="float">
            <text:p>0,6722141322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30" calcext:value-type="float">
            <text:p>14630</text:p>
          </table:table-cell>
          <table:table-cell office:value-type="float" office:value="9834" calcext:value-type="float">
            <text:p>9834</text:p>
          </table:table-cell>
          <table:table-cell office:value-type="float" office:value="4797" calcext:value-type="float">
            <text:p>4797</text:p>
          </table:table-cell>
          <table:table-cell table:formula="of:=[.C142]/[.B142]" office:value-type="float" office:value="0.67218045112782" calcext:value-type="float">
            <text:p>0,672180451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840" calcext:value-type="float">
            <text:p>14840</text:p>
          </table:table-cell>
          <table:table-cell office:value-type="float" office:value="9975" calcext:value-type="float">
            <text:p>9975</text:p>
          </table:table-cell>
          <table:table-cell office:value-type="float" office:value="4866" calcext:value-type="float">
            <text:p>4866</text:p>
          </table:table-cell>
          <table:table-cell table:formula="of:=[.C143]/[.B143]" office:value-type="float" office:value="0.672169811320755" calcext:value-type="float">
            <text:p>0,6721698113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52" calcext:value-type="float">
            <text:p>15052</text:p>
          </table:table-cell>
          <table:table-cell office:value-type="float" office:value="10117" calcext:value-type="float">
            <text:p>10117</text:p>
          </table:table-cell>
          <table:table-cell office:value-type="float" office:value="4936" calcext:value-type="float">
            <text:p>4936</text:p>
          </table:table-cell>
          <table:table-cell table:formula="of:=[.C144]/[.B144]" office:value-type="float" office:value="0.672136593143768" calcext:value-type="float">
            <text:p>0,672136593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265" calcext:value-type="float">
            <text:p>15265</text:p>
          </table:table-cell>
          <table:table-cell office:value-type="float" office:value="10259" calcext:value-type="float">
            <text:p>10259</text:p>
          </table:table-cell>
          <table:table-cell office:value-type="float" office:value="5007" calcext:value-type="float">
            <text:p>5007</text:p>
          </table:table-cell>
          <table:table-cell table:formula="of:=[.C145]/[.B145]" office:value-type="float" office:value="0.672060268588274" calcext:value-type="float">
            <text:p>0,6720602686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480" calcext:value-type="float">
            <text:p>15480</text:p>
          </table:table-cell>
          <table:table-cell office:value-type="float" office:value="10403" calcext:value-type="float">
            <text:p>10403</text:p>
          </table:table-cell>
          <table:table-cell office:value-type="float" office:value="5078" calcext:value-type="float">
            <text:p>5078</text:p>
          </table:table-cell>
          <table:table-cell table:formula="of:=[.C146]/[.B146]" office:value-type="float" office:value="0.67202842377261" calcext:value-type="float">
            <text:p>0,6720284238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696" calcext:value-type="float">
            <text:p>15696</text:p>
          </table:table-cell>
          <table:table-cell office:value-type="float" office:value="10548" calcext:value-type="float">
            <text:p>10548</text:p>
          </table:table-cell>
          <table:table-cell office:value-type="float" office:value="5149" calcext:value-type="float">
            <text:p>5149</text:p>
          </table:table-cell>
          <table:table-cell table:formula="of:=[.C147]/[.B147]" office:value-type="float" office:value="0.672018348623853" calcext:value-type="float">
            <text:p>0,6720183486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914" calcext:value-type="float">
            <text:p>15914</text:p>
          </table:table-cell>
          <table:table-cell office:value-type="float" office:value="10694" calcext:value-type="float">
            <text:p>10694</text:p>
          </table:table-cell>
          <table:table-cell office:value-type="float" office:value="5221" calcext:value-type="float">
            <text:p>5221</text:p>
          </table:table-cell>
          <table:table-cell table:formula="of:=[.C148]/[.B148]" office:value-type="float" office:value="0.671986929747392" calcext:value-type="float">
            <text:p>0,6719869297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133" calcext:value-type="float">
            <text:p>16133</text:p>
          </table:table-cell>
          <table:table-cell office:value-type="float" office:value="10840" calcext:value-type="float">
            <text:p>10840</text:p>
          </table:table-cell>
          <table:table-cell office:value-type="float" office:value="5294" calcext:value-type="float">
            <text:p>5294</text:p>
          </table:table-cell>
          <table:table-cell table:formula="of:=[.C149]/[.B149]" office:value-type="float" office:value="0.671914708981591" calcext:value-type="float">
            <text:p>0,671914709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354" calcext:value-type="float">
            <text:p>16354</text:p>
          </table:table-cell>
          <table:table-cell office:value-type="float" office:value="10988" calcext:value-type="float">
            <text:p>10988</text:p>
          </table:table-cell>
          <table:table-cell office:value-type="float" office:value="5367" calcext:value-type="float">
            <text:p>5367</text:p>
          </table:table-cell>
          <table:table-cell table:formula="of:=[.C150]/[.B150]" office:value-type="float" office:value="0.671884554237495" calcext:value-type="float">
            <text:p>0,6718845542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576" calcext:value-type="float">
            <text:p>16576</text:p>
          </table:table-cell>
          <table:table-cell office:value-type="float" office:value="11137" calcext:value-type="float">
            <text:p>11137</text:p>
          </table:table-cell>
          <table:table-cell office:value-type="float" office:value="5440" calcext:value-type="float">
            <text:p>5440</text:p>
          </table:table-cell>
          <table:table-cell table:formula="of:=[.C151]/[.B151]" office:value-type="float" office:value="0.671875" calcext:value-type="float">
            <text:p>0,671875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800" calcext:value-type="float">
            <text:p>16800</text:p>
          </table:table-cell>
          <table:table-cell office:value-type="float" office:value="11287" calcext:value-type="float">
            <text:p>11287</text:p>
          </table:table-cell>
          <table:table-cell office:value-type="float" office:value="5514" calcext:value-type="float">
            <text:p>5514</text:p>
          </table:table-cell>
          <table:table-cell table:formula="of:=[.C152]/[.B152]" office:value-type="float" office:value="0.671845238095238" calcext:value-type="float">
            <text:p>0,671845238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025" calcext:value-type="float">
            <text:p>17025</text:p>
          </table:table-cell>
          <table:table-cell office:value-type="float" office:value="11437" calcext:value-type="float">
            <text:p>11437</text:p>
          </table:table-cell>
          <table:table-cell office:value-type="float" office:value="5589" calcext:value-type="float">
            <text:p>5589</text:p>
          </table:table-cell>
          <table:table-cell table:formula="of:=[.C153]/[.B153]" office:value-type="float" office:value="0.671776798825257" calcext:value-type="float">
            <text:p>0,6717767988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252" calcext:value-type="float">
            <text:p>17252</text:p>
          </table:table-cell>
          <table:table-cell office:value-type="float" office:value="11589" calcext:value-type="float">
            <text:p>11589</text:p>
          </table:table-cell>
          <table:table-cell office:value-type="float" office:value="5664" calcext:value-type="float">
            <text:p>5664</text:p>
          </table:table-cell>
          <table:table-cell table:formula="of:=[.C154]/[.B154]" office:value-type="float" office:value="0.671748203106886" calcext:value-type="float">
            <text:p>0,671748203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480" calcext:value-type="float">
            <text:p>17480</text:p>
          </table:table-cell>
          <table:table-cell office:value-type="float" office:value="11742" calcext:value-type="float">
            <text:p>11742</text:p>
          </table:table-cell>
          <table:table-cell office:value-type="float" office:value="5739" calcext:value-type="float">
            <text:p>5739</text:p>
          </table:table-cell>
          <table:table-cell table:formula="of:=[.C155]/[.B155]" office:value-type="float" office:value="0.671739130434783" calcext:value-type="float">
            <text:p>0,6717391304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710" calcext:value-type="float">
            <text:p>17710</text:p>
          </table:table-cell>
          <table:table-cell office:value-type="float" office:value="11896" calcext:value-type="float">
            <text:p>11896</text:p>
          </table:table-cell>
          <table:table-cell office:value-type="float" office:value="5815" calcext:value-type="float">
            <text:p>5815</text:p>
          </table:table-cell>
          <table:table-cell table:formula="of:=[.C156]/[.B156]" office:value-type="float" office:value="0.671710897797854" calcext:value-type="float">
            <text:p>0,6717108978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941" calcext:value-type="float">
            <text:p>17941</text:p>
          </table:table-cell>
          <table:table-cell office:value-type="float" office:value="12050" calcext:value-type="float">
            <text:p>12050</text:p>
          </table:table-cell>
          <table:table-cell office:value-type="float" office:value="5892" calcext:value-type="float">
            <text:p>5892</text:p>
          </table:table-cell>
          <table:table-cell table:formula="of:=[.C157]/[.B157]" office:value-type="float" office:value="0.671645950615908" calcext:value-type="float">
            <text:p>0,6716459506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174" calcext:value-type="float">
            <text:p>18174</text:p>
          </table:table-cell>
          <table:table-cell office:value-type="float" office:value="12206" calcext:value-type="float">
            <text:p>12206</text:p>
          </table:table-cell>
          <table:table-cell office:value-type="float" office:value="5969" calcext:value-type="float">
            <text:p>5969</text:p>
          </table:table-cell>
          <table:table-cell table:formula="of:=[.C158]/[.B158]" office:value-type="float" office:value="0.671618796082315" calcext:value-type="float">
            <text:p>0,6716187961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408" calcext:value-type="float">
            <text:p>18408</text:p>
          </table:table-cell>
          <table:table-cell office:value-type="float" office:value="12363" calcext:value-type="float">
            <text:p>12363</text:p>
          </table:table-cell>
          <table:table-cell office:value-type="float" office:value="6046" calcext:value-type="float">
            <text:p>6046</text:p>
          </table:table-cell>
          <table:table-cell table:formula="of:=[.C159]/[.B159]" office:value-type="float" office:value="0.671610169491525" calcext:value-type="float">
            <text:p>0,6716101695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644" calcext:value-type="float">
            <text:p>18644</text:p>
          </table:table-cell>
          <table:table-cell office:value-type="float" office:value="12521" calcext:value-type="float">
            <text:p>12521</text:p>
          </table:table-cell>
          <table:table-cell office:value-type="float" office:value="6124" calcext:value-type="float">
            <text:p>6124</text:p>
          </table:table-cell>
          <table:table-cell table:formula="of:=[.C160]/[.B160]" office:value-type="float" office:value="0.671583351212186" calcext:value-type="float">
            <text:p>0,6715833512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881" calcext:value-type="float">
            <text:p>18881</text:p>
          </table:table-cell>
          <table:table-cell office:value-type="float" office:value="12679" calcext:value-type="float">
            <text:p>12679</text:p>
          </table:table-cell>
          <table:table-cell office:value-type="float" office:value="6203" calcext:value-type="float">
            <text:p>6203</text:p>
          </table:table-cell>
          <table:table-cell table:formula="of:=[.C161]/[.B161]" office:value-type="float" office:value="0.671521635506594" calcext:value-type="float">
            <text:p>0,6715216355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120" calcext:value-type="float">
            <text:p>19120</text:p>
          </table:table-cell>
          <table:table-cell office:value-type="float" office:value="12839" calcext:value-type="float">
            <text:p>12839</text:p>
          </table:table-cell>
          <table:table-cell office:value-type="float" office:value="6282" calcext:value-type="float">
            <text:p>6282</text:p>
          </table:table-cell>
          <table:table-cell table:formula="of:=[.C162]/[.B162]" office:value-type="float" office:value="0.671495815899582" calcext:value-type="float">
            <text:p>0,671495815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360" calcext:value-type="float">
            <text:p>19360</text:p>
          </table:table-cell>
          <table:table-cell office:value-type="float" office:value="13000" calcext:value-type="float">
            <text:p>13000</text:p>
          </table:table-cell>
          <table:table-cell office:value-type="float" office:value="6361" calcext:value-type="float">
            <text:p>6361</text:p>
          </table:table-cell>
          <table:table-cell table:formula="of:=[.C163]/[.B163]" office:value-type="float" office:value="0.671487603305785" calcext:value-type="float">
            <text:p>0,6714876033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602" calcext:value-type="float">
            <text:p>19602</text:p>
          </table:table-cell>
          <table:table-cell office:value-type="float" office:value="13162" calcext:value-type="float">
            <text:p>13162</text:p>
          </table:table-cell>
          <table:table-cell office:value-type="float" office:value="6441" calcext:value-type="float">
            <text:p>6441</text:p>
          </table:table-cell>
          <table:table-cell table:formula="of:=[.C164]/[.B164]" office:value-type="float" office:value="0.67146209570452" calcext:value-type="float">
            <text:p>0,6714620957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845" calcext:value-type="float">
            <text:p>19845</text:p>
          </table:table-cell>
          <table:table-cell office:value-type="float" office:value="13324" calcext:value-type="float">
            <text:p>13324</text:p>
          </table:table-cell>
          <table:table-cell office:value-type="float" office:value="6522" calcext:value-type="float">
            <text:p>6522</text:p>
          </table:table-cell>
          <table:table-cell table:formula="of:=[.C165]/[.B165]" office:value-type="float" office:value="0.671403376165281" calcext:value-type="float">
            <text:p>0,671403376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90" calcext:value-type="float">
            <text:p>20090</text:p>
          </table:table-cell>
          <table:table-cell office:value-type="float" office:value="13488" calcext:value-type="float">
            <text:p>13488</text:p>
          </table:table-cell>
          <table:table-cell office:value-type="float" office:value="6603" calcext:value-type="float">
            <text:p>6603</text:p>
          </table:table-cell>
          <table:table-cell table:formula="of:=[.C166]/[.B166]" office:value-type="float" office:value="0.671378795420607" calcext:value-type="float">
            <text:p>0,6713787954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336" calcext:value-type="float">
            <text:p>20336</text:p>
          </table:table-cell>
          <table:table-cell office:value-type="float" office:value="13653" calcext:value-type="float">
            <text:p>13653</text:p>
          </table:table-cell>
          <table:table-cell office:value-type="float" office:value="6684" calcext:value-type="float">
            <text:p>6684</text:p>
          </table:table-cell>
          <table:table-cell table:formula="of:=[.C167]/[.B167]" office:value-type="float" office:value="0.671370967741936" calcext:value-type="float">
            <text:p>0,6713709677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584" calcext:value-type="float">
            <text:p>20584</text:p>
          </table:table-cell>
          <table:table-cell office:value-type="float" office:value="13819" calcext:value-type="float">
            <text:p>13819</text:p>
          </table:table-cell>
          <table:table-cell office:value-type="float" office:value="6766" calcext:value-type="float">
            <text:p>6766</text:p>
          </table:table-cell>
          <table:table-cell table:formula="of:=[.C168]/[.B168]" office:value-type="float" office:value="0.671346677030703" calcext:value-type="float">
            <text:p>0,671346677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833" calcext:value-type="float">
            <text:p>20833</text:p>
          </table:table-cell>
          <table:table-cell office:value-type="float" office:value="13985" calcext:value-type="float">
            <text:p>13985</text:p>
          </table:table-cell>
          <table:table-cell office:value-type="float" office:value="6849" calcext:value-type="float">
            <text:p>6849</text:p>
          </table:table-cell>
          <table:table-cell table:formula="of:=[.C169]/[.B169]" office:value-type="float" office:value="0.67129074065185" calcext:value-type="float">
            <text:p>0,6712907407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084" calcext:value-type="float">
            <text:p>21084</text:p>
          </table:table-cell>
          <table:table-cell office:value-type="float" office:value="14153" calcext:value-type="float">
            <text:p>14153</text:p>
          </table:table-cell>
          <table:table-cell office:value-type="float" office:value="6932" calcext:value-type="float">
            <text:p>6932</text:p>
          </table:table-cell>
          <table:table-cell table:formula="of:=[.C170]/[.B170]" office:value-type="float" office:value="0.671267311705559" calcext:value-type="float">
            <text:p>0,671267311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336" calcext:value-type="float">
            <text:p>21336</text:p>
          </table:table-cell>
          <table:table-cell office:value-type="float" office:value="14322" calcext:value-type="float">
            <text:p>14322</text:p>
          </table:table-cell>
          <table:table-cell office:value-type="float" office:value="7015" calcext:value-type="float">
            <text:p>7015</text:p>
          </table:table-cell>
          <table:table-cell table:formula="of:=[.C171]/[.B171]" office:value-type="float" office:value="0.671259842519685" calcext:value-type="float">
            <text:p>0,6712598425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590" calcext:value-type="float">
            <text:p>21590</text:p>
          </table:table-cell>
          <table:table-cell office:value-type="float" office:value="14492" calcext:value-type="float">
            <text:p>14492</text:p>
          </table:table-cell>
          <table:table-cell office:value-type="float" office:value="7099" calcext:value-type="float">
            <text:p>7099</text:p>
          </table:table-cell>
          <table:table-cell table:formula="of:=[.C172]/[.B172]" office:value-type="float" office:value="0.671236683649838" calcext:value-type="float">
            <text:p>0,6712366836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845" calcext:value-type="float">
            <text:p>21845</text:p>
          </table:table-cell>
          <table:table-cell office:value-type="float" office:value="14662" calcext:value-type="float">
            <text:p>14662</text:p>
          </table:table-cell>
          <table:table-cell office:value-type="float" office:value="7184" calcext:value-type="float">
            <text:p>7184</text:p>
          </table:table-cell>
          <table:table-cell table:formula="of:=[.C173]/[.B173]" office:value-type="float" office:value="0.671183337148089" calcext:value-type="float">
            <text:p>0,6711833371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102" calcext:value-type="float">
            <text:p>22102</text:p>
          </table:table-cell>
          <table:table-cell office:value-type="float" office:value="14834" calcext:value-type="float">
            <text:p>14834</text:p>
          </table:table-cell>
          <table:table-cell office:value-type="float" office:value="7269" calcext:value-type="float">
            <text:p>7269</text:p>
          </table:table-cell>
          <table:table-cell table:formula="of:=[.C174]/[.B174]" office:value-type="float" office:value="0.671160980906705" calcext:value-type="float">
            <text:p>0,6711609809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360" calcext:value-type="float">
            <text:p>22360</text:p>
          </table:table-cell>
          <table:table-cell office:value-type="float" office:value="15007" calcext:value-type="float">
            <text:p>15007</text:p>
          </table:table-cell>
          <table:table-cell office:value-type="float" office:value="7354" calcext:value-type="float">
            <text:p>7354</text:p>
          </table:table-cell>
          <table:table-cell table:formula="of:=[.C175]/[.B175]" office:value-type="float" office:value="0.671153846153846" calcext:value-type="float">
            <text:p>0,671153846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620" calcext:value-type="float">
            <text:p>22620</text:p>
          </table:table-cell>
          <table:table-cell office:value-type="float" office:value="15181" calcext:value-type="float">
            <text:p>15181</text:p>
          </table:table-cell>
          <table:table-cell office:value-type="float" office:value="7440" calcext:value-type="float">
            <text:p>7440</text:p>
          </table:table-cell>
          <table:table-cell table:formula="of:=[.C176]/[.B176]" office:value-type="float" office:value="0.671131741821397" calcext:value-type="float">
            <text:p>0,6711317418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881" calcext:value-type="float">
            <text:p>22881</text:p>
          </table:table-cell>
          <table:table-cell office:value-type="float" office:value="15355" calcext:value-type="float">
            <text:p>15355</text:p>
          </table:table-cell>
          <table:table-cell office:value-type="float" office:value="7527" calcext:value-type="float">
            <text:p>7527</text:p>
          </table:table-cell>
          <table:table-cell table:formula="of:=[.C177]/[.B177]" office:value-type="float" office:value="0.671080809405183" calcext:value-type="float">
            <text:p>0,671080809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144" calcext:value-type="float">
            <text:p>23144</text:p>
          </table:table-cell>
          <table:table-cell office:value-type="float" office:value="15531" calcext:value-type="float">
            <text:p>15531</text:p>
          </table:table-cell>
          <table:table-cell office:value-type="float" office:value="7614" calcext:value-type="float">
            <text:p>7614</text:p>
          </table:table-cell>
          <table:table-cell table:formula="of:=[.C178]/[.B178]" office:value-type="float" office:value="0.671059453854131" calcext:value-type="float">
            <text:p>0,6710594539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408" calcext:value-type="float">
            <text:p>23408</text:p>
          </table:table-cell>
          <table:table-cell office:value-type="float" office:value="15708" calcext:value-type="float">
            <text:p>15708</text:p>
          </table:table-cell>
          <table:table-cell office:value-type="float" office:value="7701" calcext:value-type="float">
            <text:p>7701</text:p>
          </table:table-cell>
          <table:table-cell table:formula="of:=[.C179]/[.B179]" office:value-type="float" office:value="0.671052631578947" calcext:value-type="float">
            <text:p>0,6710526316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674" calcext:value-type="float">
            <text:p>23674</text:p>
          </table:table-cell>
          <table:table-cell office:value-type="float" office:value="15886" calcext:value-type="float">
            <text:p>15886</text:p>
          </table:table-cell>
          <table:table-cell office:value-type="float" office:value="7789" calcext:value-type="float">
            <text:p>7789</text:p>
          </table:table-cell>
          <table:table-cell table:formula="of:=[.C180]/[.B180]" office:value-type="float" office:value="0.671031511362676" calcext:value-type="float">
            <text:p>0,6710315114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941" calcext:value-type="float">
            <text:p>23941</text:p>
          </table:table-cell>
          <table:table-cell office:value-type="float" office:value="16064" calcext:value-type="float">
            <text:p>16064</text:p>
          </table:table-cell>
          <table:table-cell office:value-type="float" office:value="7878" calcext:value-type="float">
            <text:p>7878</text:p>
          </table:table-cell>
          <table:table-cell table:formula="of:=[.C181]/[.B181]" office:value-type="float" office:value="0.670982832797293" calcext:value-type="float">
            <text:p>0,670982832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210" calcext:value-type="float">
            <text:p>24210</text:p>
          </table:table-cell>
          <table:table-cell office:value-type="float" office:value="16244" calcext:value-type="float">
            <text:p>16244</text:p>
          </table:table-cell>
          <table:table-cell office:value-type="float" office:value="7967" calcext:value-type="float">
            <text:p>7967</text:p>
          </table:table-cell>
          <table:table-cell table:formula="of:=[.C182]/[.B182]" office:value-type="float" office:value="0.670962412226353" calcext:value-type="float">
            <text:p>0,6709624122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480" calcext:value-type="float">
            <text:p>24480</text:p>
          </table:table-cell>
          <table:table-cell office:value-type="float" office:value="16425" calcext:value-type="float">
            <text:p>16425</text:p>
          </table:table-cell>
          <table:table-cell office:value-type="float" office:value="8056" calcext:value-type="float">
            <text:p>8056</text:p>
          </table:table-cell>
          <table:table-cell table:formula="of:=[.C183]/[.B183]" office:value-type="float" office:value="0.670955882352941" calcext:value-type="float">
            <text:p>0,6709558824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752" calcext:value-type="float">
            <text:p>24752</text:p>
          </table:table-cell>
          <table:table-cell office:value-type="float" office:value="16607" calcext:value-type="float">
            <text:p>16607</text:p>
          </table:table-cell>
          <table:table-cell office:value-type="float" office:value="8146" calcext:value-type="float">
            <text:p>8146</text:p>
          </table:table-cell>
          <table:table-cell table:formula="of:=[.C184]/[.B184]" office:value-type="float" office:value="0.670935681965094" calcext:value-type="float">
            <text:p>0,670935682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25" calcext:value-type="float">
            <text:p>25025</text:p>
          </table:table-cell>
          <table:table-cell office:value-type="float" office:value="16789" calcext:value-type="float">
            <text:p>16789</text:p>
          </table:table-cell>
          <table:table-cell office:value-type="float" office:value="8237" calcext:value-type="float">
            <text:p>8237</text:p>
          </table:table-cell>
          <table:table-cell table:formula="of:=[.C185]/[.B185]" office:value-type="float" office:value="0.670889110889111" calcext:value-type="float">
            <text:p>0,6708891109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300" calcext:value-type="float">
            <text:p>25300</text:p>
          </table:table-cell>
          <table:table-cell office:value-type="float" office:value="16973" calcext:value-type="float">
            <text:p>16973</text:p>
          </table:table-cell>
          <table:table-cell office:value-type="float" office:value="8328" calcext:value-type="float">
            <text:p>8328</text:p>
          </table:table-cell>
          <table:table-cell table:formula="of:=[.C186]/[.B186]" office:value-type="float" office:value="0.670869565217391" calcext:value-type="float">
            <text:p>0,6708695652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76" calcext:value-type="float">
            <text:p>25576</text:p>
          </table:table-cell>
          <table:table-cell office:value-type="float" office:value="17158" calcext:value-type="float">
            <text:p>17158</text:p>
          </table:table-cell>
          <table:table-cell office:value-type="float" office:value="8419" calcext:value-type="float">
            <text:p>8419</text:p>
          </table:table-cell>
          <table:table-cell table:formula="of:=[.C187]/[.B187]" office:value-type="float" office:value="0.670863309352518" calcext:value-type="float">
            <text:p>0,670863309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854" calcext:value-type="float">
            <text:p>25854</text:p>
          </table:table-cell>
          <table:table-cell office:value-type="float" office:value="17344" calcext:value-type="float">
            <text:p>17344</text:p>
          </table:table-cell>
          <table:table-cell office:value-type="float" office:value="8511" calcext:value-type="float">
            <text:p>8511</text:p>
          </table:table-cell>
          <table:table-cell table:formula="of:=[.C188]/[.B188]" office:value-type="float" office:value="0.670843969985302" calcext:value-type="float">
            <text:p>0,67084397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133" calcext:value-type="float">
            <text:p>26133</text:p>
          </table:table-cell>
          <table:table-cell office:value-type="float" office:value="17530" calcext:value-type="float">
            <text:p>17530</text:p>
          </table:table-cell>
          <table:table-cell office:value-type="float" office:value="8604" calcext:value-type="float">
            <text:p>8604</text:p>
          </table:table-cell>
          <table:table-cell table:formula="of:=[.C189]/[.B189]" office:value-type="float" office:value="0.670799372440975" calcext:value-type="float">
            <text:p>0,6707993724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414" calcext:value-type="float">
            <text:p>26414</text:p>
          </table:table-cell>
          <table:table-cell office:value-type="float" office:value="17718" calcext:value-type="float">
            <text:p>17718</text:p>
          </table:table-cell>
          <table:table-cell office:value-type="float" office:value="8697" calcext:value-type="float">
            <text:p>8697</text:p>
          </table:table-cell>
          <table:table-cell table:formula="of:=[.C190]/[.B190]" office:value-type="float" office:value="0.670780646626789" calcext:value-type="float">
            <text:p>0,6707806466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696" calcext:value-type="float">
            <text:p>26696</text:p>
          </table:table-cell>
          <table:table-cell office:value-type="float" office:value="17907" calcext:value-type="float">
            <text:p>17907</text:p>
          </table:table-cell>
          <table:table-cell office:value-type="float" office:value="8790" calcext:value-type="float">
            <text:p>8790</text:p>
          </table:table-cell>
          <table:table-cell table:formula="of:=[.C191]/[.B191]" office:value-type="float" office:value="0.670774647887324" calcext:value-type="float">
            <text:p>0,6707746479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980" calcext:value-type="float">
            <text:p>26980</text:p>
          </table:table-cell>
          <table:table-cell office:value-type="float" office:value="18097" calcext:value-type="float">
            <text:p>18097</text:p>
          </table:table-cell>
          <table:table-cell office:value-type="float" office:value="8884" calcext:value-type="float">
            <text:p>8884</text:p>
          </table:table-cell>
          <table:table-cell table:formula="of:=[.C192]/[.B192]" office:value-type="float" office:value="0.670756115641216" calcext:value-type="float">
            <text:p>0,6707561156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265" calcext:value-type="float">
            <text:p>27265</text:p>
          </table:table-cell>
          <table:table-cell office:value-type="float" office:value="18287" calcext:value-type="float">
            <text:p>18287</text:p>
          </table:table-cell>
          <table:table-cell office:value-type="float" office:value="8979" calcext:value-type="float">
            <text:p>8979</text:p>
          </table:table-cell>
          <table:table-cell table:formula="of:=[.C193]/[.B193]" office:value-type="float" office:value="0.670713368787823" calcext:value-type="float">
            <text:p>0,6707133688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552" calcext:value-type="float">
            <text:p>27552</text:p>
          </table:table-cell>
          <table:table-cell office:value-type="float" office:value="18479" calcext:value-type="float">
            <text:p>18479</text:p>
          </table:table-cell>
          <table:table-cell office:value-type="float" office:value="9074" calcext:value-type="float">
            <text:p>9074</text:p>
          </table:table-cell>
          <table:table-cell table:formula="of:=[.C194]/[.B194]" office:value-type="float" office:value="0.670695412311266" calcext:value-type="float">
            <text:p>0,6706954123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840" calcext:value-type="float">
            <text:p>27840</text:p>
          </table:table-cell>
          <table:table-cell office:value-type="float" office:value="18672" calcext:value-type="float">
            <text:p>18672</text:p>
          </table:table-cell>
          <table:table-cell office:value-type="float" office:value="9169" calcext:value-type="float">
            <text:p>9169</text:p>
          </table:table-cell>
          <table:table-cell table:formula="of:=[.C195]/[.B195]" office:value-type="float" office:value="0.670689655172414" calcext:value-type="float">
            <text:p>0,6706896552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130" calcext:value-type="float">
            <text:p>28130</text:p>
          </table:table-cell>
          <table:table-cell office:value-type="float" office:value="18866" calcext:value-type="float">
            <text:p>18866</text:p>
          </table:table-cell>
          <table:table-cell office:value-type="float" office:value="9265" calcext:value-type="float">
            <text:p>9265</text:p>
          </table:table-cell>
          <table:table-cell table:formula="of:=[.C196]/[.B196]" office:value-type="float" office:value="0.670671880554568" calcext:value-type="float">
            <text:p>0,6706718806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421" calcext:value-type="float">
            <text:p>28421</text:p>
          </table:table-cell>
          <table:table-cell office:value-type="float" office:value="19060" calcext:value-type="float">
            <text:p>19060</text:p>
          </table:table-cell>
          <table:table-cell office:value-type="float" office:value="9362" calcext:value-type="float">
            <text:p>9362</text:p>
          </table:table-cell>
          <table:table-cell table:formula="of:=[.C197]/[.B197]" office:value-type="float" office:value="0.670630871538651" calcext:value-type="float">
            <text:p>0,6706308715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714" calcext:value-type="float">
            <text:p>28714</text:p>
          </table:table-cell>
          <table:table-cell office:value-type="float" office:value="19256" calcext:value-type="float">
            <text:p>19256</text:p>
          </table:table-cell>
          <table:table-cell office:value-type="float" office:value="9459" calcext:value-type="float">
            <text:p>9459</text:p>
          </table:table-cell>
          <table:table-cell table:formula="of:=[.C198]/[.B198]" office:value-type="float" office:value="0.670613637946646" calcext:value-type="float">
            <text:p>0,6706136379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9008" calcext:value-type="float">
            <text:p>29008</text:p>
          </table:table-cell>
          <table:table-cell office:value-type="float" office:value="19453" calcext:value-type="float">
            <text:p>19453</text:p>
          </table:table-cell>
          <table:table-cell office:value-type="float" office:value="9556" calcext:value-type="float">
            <text:p>9556</text:p>
          </table:table-cell>
          <table:table-cell table:formula="of:=[.C199]/[.B199]" office:value-type="float" office:value="0.670608108108108" calcext:value-type="float">
            <text:p>0,6706081081</text:p>
          </table:table-cell>
          <table:table-cell table:number-columns-repeated="10"/>
        </table:table-row>
      </table:table>
      <table:table table:name="int(11n|12)" table:style-name="ta1">
        <table:shapes>
          <draw:frame draw:z-index="0" draw:style-name="gr1" draw:text-style-name="P1" svg:width="159.99mm" svg:height="89.99mm" svg:x="123.09mm" svg:y="17.81m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nb sq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ns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/[.B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]/[.B5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6]/[.B6]" office:value-type="float" office:value="0.909090909090909" calcext:value-type="float">
            <text:p>0,9090909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7]/[.B7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8]/[.B8]" office:value-type="float" office:value="0.9375" calcext:value-type="float">
            <text:p>0,9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C9]/[.B9]" office:value-type="float" office:value="0.936170212765957" calcext:value-type="float">
            <text:p>0,9361702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C10]/[.B10]" office:value-type="float" office:value="0.953846153846154" calcext:value-type="float">
            <text:p>0,953846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C11]/[.B11]" office:value-type="float" office:value="0.953488372093023" calcext:value-type="float">
            <text:p>0,9534883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12]/[.B12]" office:value-type="float" office:value="0.963636363636364" calcext:value-type="float">
            <text:p>0,9636363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formula="of:=[.C13]/[.B13]" office:value-type="float" office:value="0.963503649635037" calcext:value-type="float">
            <text:p>0,9635036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formula="of:=[.C14]/[.B14]" office:value-type="float" office:value="0.970059880239521" calcext:value-type="float">
            <text:p>0,9700598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table:formula="of:=[.C15]/[.B15]"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5" calcext:value-type="float">
            <text:p>235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table:formula="of:=[.C16]/[.B16]" office:value-type="float" office:value="0.927659574468085" calcext:value-type="float">
            <text:p>0,92765957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C17]/[.B17]" office:value-type="float" office:value="0.896678966789668" calcext:value-type="float">
            <text:p>0,8966789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281" calcext:value-type="float">
            <text:p>281</text:p>
          </table:table-cell>
          <table:table-cell office:value-type="float" office:value="30" calcext:value-type="float">
            <text:p>30</text:p>
          </table:table-cell>
          <table:table-cell table:formula="of:=[.C18]/[.B18]" office:value-type="float" office:value="0.906451612903226" calcext:value-type="float">
            <text:p>0,9064516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323" calcext:value-type="float">
            <text:p>323</text:p>
          </table:table-cell>
          <table:table-cell office:value-type="float" office:value="30" calcext:value-type="float">
            <text:p>30</text:p>
          </table:table-cell>
          <table:table-cell table:formula="of:=[.C19]/[.B19]" office:value-type="float" office:value="0.917613636363636" calcext:value-type="float">
            <text:p>0,917613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7" calcext:value-type="float">
            <text:p>397</text:p>
          </table:table-cell>
          <table:table-cell office:value-type="float" office:value="367" calcext:value-type="float">
            <text:p>367</text:p>
          </table:table-cell>
          <table:table-cell office:value-type="float" office:value="31" calcext:value-type="float">
            <text:p>31</text:p>
          </table:table-cell>
          <table:table-cell table:formula="of:=[.C20]/[.B20]" office:value-type="float" office:value="0.924433249370277" calcext:value-type="float">
            <text:p>0,92443324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415" calcext:value-type="float">
            <text:p>415</text:p>
          </table:table-cell>
          <table:table-cell office:value-type="float" office:value="31" calcext:value-type="float">
            <text:p>31</text:p>
          </table:table-cell>
          <table:table-cell table:formula="of:=[.C21]/[.B21]" office:value-type="float" office:value="0.932584269662921" calcext:value-type="float">
            <text:p>0,93258426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" calcext:value-type="float">
            <text:p>496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  <table:table-cell table:formula="of:=[.C22]/[.B22]" office:value-type="float" office:value="0.9375" calcext:value-type="float">
            <text:p>0,9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519" calcext:value-type="float">
            <text:p>519</text:p>
          </table:table-cell>
          <table:table-cell office:value-type="float" office:value="32" calcext:value-type="float">
            <text:p>32</text:p>
          </table:table-cell>
          <table:table-cell table:formula="of:=[.C23]/[.B23]" office:value-type="float" office:value="0.943636363636364" calcext:value-type="float">
            <text:p>0,94363636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7" calcext:value-type="float">
            <text:p>607</text:p>
          </table:table-cell>
          <table:table-cell office:value-type="float" office:value="575" calcext:value-type="float">
            <text:p>575</text:p>
          </table:table-cell>
          <table:table-cell office:value-type="float" office:value="33" calcext:value-type="float">
            <text:p>33</text:p>
          </table:table-cell>
          <table:table-cell table:formula="of:=[.C24]/[.B24]" office:value-type="float" office:value="0.947281713344316" calcext:value-type="float">
            <text:p>0,9472817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  <table:table-cell office:value-type="float" office:value="635" calcext:value-type="float">
            <text:p>635</text:p>
          </table:table-cell>
          <table:table-cell office:value-type="float" office:value="33" calcext:value-type="float">
            <text:p>33</text:p>
          </table:table-cell>
          <table:table-cell table:formula="of:=[.C25]/[.B25]" office:value-type="float" office:value="0.952023988005997" calcext:value-type="float">
            <text:p>0,952023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0" calcext:value-type="float">
            <text:p>730</text:p>
          </table:table-cell>
          <table:table-cell office:value-type="float" office:value="697" calcext:value-type="float">
            <text:p>697</text:p>
          </table:table-cell>
          <table:table-cell office:value-type="float" office:value="34" calcext:value-type="float">
            <text:p>34</text:p>
          </table:table-cell>
          <table:table-cell table:formula="of:=[.C26]/[.B26]" office:value-type="float" office:value="0.954794520547945" calcext:value-type="float">
            <text:p>0,9547945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6" calcext:value-type="float">
            <text:p>796</text:p>
          </table:table-cell>
          <table:table-cell office:value-type="float" office:value="763" calcext:value-type="float">
            <text:p>763</text:p>
          </table:table-cell>
          <table:table-cell office:value-type="float" office:value="34" calcext:value-type="float">
            <text:p>34</text:p>
          </table:table-cell>
          <table:table-cell table:formula="of:=[.C27]/[.B27]" office:value-type="float" office:value="0.958542713567839" calcext:value-type="float">
            <text:p>0,95854271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4" calcext:value-type="float">
            <text:p>864</text:p>
          </table:table-cell>
          <table:table-cell office:value-type="float" office:value="809" calcext:value-type="float">
            <text:p>809</text:p>
          </table:table-cell>
          <table:table-cell office:value-type="float" office:value="56" calcext:value-type="float">
            <text:p>56</text:p>
          </table:table-cell>
          <table:table-cell table:formula="of:=[.C28]/[.B28]" office:value-type="float" office:value="0.936342592592593" calcext:value-type="float">
            <text:p>0,93634259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3" calcext:value-type="float">
            <text:p>933</text:p>
          </table:table-cell>
          <table:table-cell office:value-type="float" office:value="855" calcext:value-type="float">
            <text:p>855</text:p>
          </table:table-cell>
          <table:table-cell office:value-type="float" office:value="79" calcext:value-type="float">
            <text:p>79</text:p>
          </table:table-cell>
          <table:table-cell table:formula="of:=[.C29]/[.B29]" office:value-type="float" office:value="0.916398713826366" calcext:value-type="float">
            <text:p>0,91639871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5" calcext:value-type="float">
            <text:p>1005</text:p>
          </table:table-cell>
          <table:table-cell office:value-type="float" office:value="927" calcext:value-type="float">
            <text:p>927</text:p>
          </table:table-cell>
          <table:table-cell office:value-type="float" office:value="79" calcext:value-type="float">
            <text:p>79</text:p>
          </table:table-cell>
          <table:table-cell table:formula="of:=[.C30]/[.B30]" office:value-type="float" office:value="0.922388059701492" calcext:value-type="float">
            <text:p>0,92238805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1001" calcext:value-type="float">
            <text:p>1001</text:p>
          </table:table-cell>
          <table:table-cell office:value-type="float" office:value="80" calcext:value-type="float">
            <text:p>80</text:p>
          </table:table-cell>
          <table:table-cell table:formula="of:=[.C31]/[.B31]" office:value-type="float" office:value="0.926851851851852" calcext:value-type="float">
            <text:p>0,92685185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58" calcext:value-type="float">
            <text:p>1158</text:p>
          </table:table-cell>
          <table:table-cell office:value-type="float" office:value="1079" calcext:value-type="float">
            <text:p>1079</text:p>
          </table:table-cell>
          <table:table-cell office:value-type="float" office:value="80" calcext:value-type="float">
            <text:p>80</text:p>
          </table:table-cell>
          <table:table-cell table:formula="of:=[.C32]/[.B32]" office:value-type="float" office:value="0.931778929188256" calcext:value-type="float">
            <text:p>0,93177892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9" calcext:value-type="float">
            <text:p>1239</text:p>
          </table:table-cell>
          <table:table-cell office:value-type="float" office:value="1159" calcext:value-type="float">
            <text:p>1159</text:p>
          </table:table-cell>
          <table:table-cell office:value-type="float" office:value="81" calcext:value-type="float">
            <text:p>81</text:p>
          </table:table-cell>
          <table:table-cell table:formula="of:=[.C33]/[.B33]" office:value-type="float" office:value="0.935431799838579" calcext:value-type="float">
            <text:p>0,9354317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3" calcext:value-type="float">
            <text:p>1323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[.C34]/[.B34]" office:value-type="float" office:value="0.939531368102797" calcext:value-type="float">
            <text:p>0,93953136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10" calcext:value-type="float">
            <text:p>1410</text:p>
          </table:table-cell>
          <table:table-cell office:value-type="float" office:value="1329" calcext:value-type="float">
            <text:p>1329</text:p>
          </table:table-cell>
          <table:table-cell office:value-type="float" office:value="82" calcext:value-type="float">
            <text:p>82</text:p>
          </table:table-cell>
          <table:table-cell table:formula="of:=[.C35]/[.B35]" office:value-type="float" office:value="0.942553191489362" calcext:value-type="float">
            <text:p>0,94255319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0" calcext:value-type="float">
            <text:p>1500</text:p>
          </table:table-cell>
          <table:table-cell office:value-type="float" office:value="1419" calcext:value-type="float">
            <text:p>1419</text:p>
          </table:table-cell>
          <table:table-cell office:value-type="float" office:value="82" calcext:value-type="float">
            <text:p>82</text:p>
          </table:table-cell>
          <table:table-cell table:formula="of:=[.C36]/[.B36]" office:value-type="float" office:value="0.946" calcext:value-type="float">
            <text:p>0,9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93" calcext:value-type="float">
            <text:p>1593</text:p>
          </table:table-cell>
          <table:table-cell office:value-type="float" office:value="1511" calcext:value-type="float">
            <text:p>1511</text:p>
          </table:table-cell>
          <table:table-cell office:value-type="float" office:value="83" calcext:value-type="float">
            <text:p>83</text:p>
          </table:table-cell>
          <table:table-cell table:formula="of:=[.C37]/[.B37]" office:value-type="float" office:value="0.948524795982423" calcext:value-type="float">
            <text:p>0,9485247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89" calcext:value-type="float">
            <text:p>1689</text:p>
          </table:table-cell>
          <table:table-cell office:value-type="float" office:value="1607" calcext:value-type="float">
            <text:p>1607</text:p>
          </table:table-cell>
          <table:table-cell office:value-type="float" office:value="83" calcext:value-type="float">
            <text:p>83</text:p>
          </table:table-cell>
          <table:table-cell table:formula="of:=[.C38]/[.B38]" office:value-type="float" office:value="0.951450562462996" calcext:value-type="float">
            <text:p>0,9514505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8" calcext:value-type="float">
            <text:p>1788</text:p>
          </table:table-cell>
          <table:table-cell office:value-type="float" office:value="1705" calcext:value-type="float">
            <text:p>1705</text:p>
          </table:table-cell>
          <table:table-cell office:value-type="float" office:value="84" calcext:value-type="float">
            <text:p>84</text:p>
          </table:table-cell>
          <table:table-cell table:formula="of:=[.C39]/[.B39]" office:value-type="float" office:value="0.953579418344519" calcext:value-type="float">
            <text:p>0,95357941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89" calcext:value-type="float">
            <text:p>1889</text:p>
          </table:table-cell>
          <table:table-cell office:value-type="float" office:value="1773" calcext:value-type="float">
            <text:p>1773</text:p>
          </table:table-cell>
          <table:table-cell office:value-type="float" office:value="117" calcext:value-type="float">
            <text:p>117</text:p>
          </table:table-cell>
          <table:table-cell table:formula="of:=[.C40]/[.B40]" office:value-type="float" office:value="0.93859184753838" calcext:value-type="float">
            <text:p>0,93859184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1" calcext:value-type="float">
            <text:p>1991</text:p>
          </table:table-cell>
          <table:table-cell office:value-type="float" office:value="1842" calcext:value-type="float">
            <text:p>1842</text:p>
          </table:table-cell>
          <table:table-cell office:value-type="float" office:value="150" calcext:value-type="float">
            <text:p>150</text:p>
          </table:table-cell>
          <table:table-cell table:formula="of:=[.C41]/[.B41]" office:value-type="float" office:value="0.9251632345555" calcext:value-type="float">
            <text:p>0,92516323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96" calcext:value-type="float">
            <text:p>2096</text:p>
          </table:table-cell>
          <table:table-cell office:value-type="float" office:value="1946" calcext:value-type="float">
            <text:p>1946</text:p>
          </table:table-cell>
          <table:table-cell office:value-type="float" office:value="151" calcext:value-type="float">
            <text:p>151</text:p>
          </table:table-cell>
          <table:table-cell table:formula="of:=[.C42]/[.B42]" office:value-type="float" office:value="0.928435114503817" calcext:value-type="float">
            <text:p>0,92843511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04" calcext:value-type="float">
            <text:p>2204</text:p>
          </table:table-cell>
          <table:table-cell office:value-type="float" office:value="2054" calcext:value-type="float">
            <text:p>2054</text:p>
          </table:table-cell>
          <table:table-cell office:value-type="float" office:value="151" calcext:value-type="float">
            <text:p>151</text:p>
          </table:table-cell>
          <table:table-cell table:formula="of:=[.C43]/[.B43]" office:value-type="float" office:value="0.931941923774955" calcext:value-type="float">
            <text:p>0,93194192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15" calcext:value-type="float">
            <text:p>2315</text:p>
          </table:table-cell>
          <table:table-cell office:value-type="float" office:value="2164" calcext:value-type="float">
            <text:p>2164</text:p>
          </table:table-cell>
          <table:table-cell office:value-type="float" office:value="152" calcext:value-type="float">
            <text:p>152</text:p>
          </table:table-cell>
          <table:table-cell table:formula="of:=[.C44]/[.B44]" office:value-type="float" office:value="0.934773218142549" calcext:value-type="float">
            <text:p>0,93477321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29" calcext:value-type="float">
            <text:p>2429</text:p>
          </table:table-cell>
          <table:table-cell office:value-type="float" office:value="2278" calcext:value-type="float">
            <text:p>2278</text:p>
          </table:table-cell>
          <table:table-cell office:value-type="float" office:value="152" calcext:value-type="float">
            <text:p>152</text:p>
          </table:table-cell>
          <table:table-cell table:formula="of:=[.C45]/[.B45]" office:value-type="float" office:value="0.937834499794154" calcext:value-type="float">
            <text:p>0,9378344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46" calcext:value-type="float">
            <text:p>2546</text:p>
          </table:table-cell>
          <table:table-cell office:value-type="float" office:value="2394" calcext:value-type="float">
            <text:p>2394</text:p>
          </table:table-cell>
          <table:table-cell office:value-type="float" office:value="153" calcext:value-type="float">
            <text:p>153</text:p>
          </table:table-cell>
          <table:table-cell table:formula="of:=[.C46]/[.B46]" office:value-type="float" office:value="0.940298507462687" calcext:value-type="float">
            <text:p>0,94029850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66" calcext:value-type="float">
            <text:p>2666</text:p>
          </table:table-cell>
          <table:table-cell office:value-type="float" office:value="2514" calcext:value-type="float">
            <text:p>2514</text:p>
          </table:table-cell>
          <table:table-cell office:value-type="float" office:value="153" calcext:value-type="float">
            <text:p>153</text:p>
          </table:table-cell>
          <table:table-cell table:formula="of:=[.C47]/[.B47]" office:value-type="float" office:value="0.942985746436609" calcext:value-type="float">
            <text:p>0,94298574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89" calcext:value-type="float">
            <text:p>2789</text:p>
          </table:table-cell>
          <table:table-cell office:value-type="float" office:value="2636" calcext:value-type="float">
            <text:p>2636</text:p>
          </table:table-cell>
          <table:table-cell office:value-type="float" office:value="154" calcext:value-type="float">
            <text:p>154</text:p>
          </table:table-cell>
          <table:table-cell table:formula="of:=[.C48]/[.B48]" office:value-type="float" office:value="0.945141627823593" calcext:value-type="float">
            <text:p>0,9451416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15" calcext:value-type="float">
            <text:p>2915</text:p>
          </table:table-cell>
          <table:table-cell office:value-type="float" office:value="2762" calcext:value-type="float">
            <text:p>2762</text:p>
          </table:table-cell>
          <table:table-cell office:value-type="float" office:value="154" calcext:value-type="float">
            <text:p>154</text:p>
          </table:table-cell>
          <table:table-cell table:formula="of:=[.C49]/[.B49]" office:value-type="float" office:value="0.947512864493996" calcext:value-type="float">
            <text:p>0,94751286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44" calcext:value-type="float">
            <text:p>3044</text:p>
          </table:table-cell>
          <table:table-cell office:value-type="float" office:value="2890" calcext:value-type="float">
            <text:p>2890</text:p>
          </table:table-cell>
          <table:table-cell office:value-type="float" office:value="155" calcext:value-type="float">
            <text:p>155</text:p>
          </table:table-cell>
          <table:table-cell table:formula="of:=[.C50]/[.B50]" office:value-type="float" office:value="0.949408672798949" calcext:value-type="float">
            <text:p>0,94940867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76" calcext:value-type="float">
            <text:p>3176</text:p>
          </table:table-cell>
          <table:table-cell office:value-type="float" office:value="3022" calcext:value-type="float">
            <text:p>3022</text:p>
          </table:table-cell>
          <table:table-cell office:value-type="float" office:value="155" calcext:value-type="float">
            <text:p>155</text:p>
          </table:table-cell>
          <table:table-cell table:formula="of:=[.C51]/[.B51]" office:value-type="float" office:value="0.951511335012594" calcext:value-type="float">
            <text:p>0,951511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10" calcext:value-type="float">
            <text:p>3310</text:p>
          </table:table-cell>
          <table:table-cell office:value-type="float" office:value="3112" calcext:value-type="float">
            <text:p>3112</text:p>
          </table:table-cell>
          <table:table-cell office:value-type="float" office:value="199" calcext:value-type="float">
            <text:p>199</text:p>
          </table:table-cell>
          <table:table-cell table:formula="of:=[.C52]/[.B52]" office:value-type="float" office:value="0.940181268882175" calcext:value-type="float">
            <text:p>0,9401812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45" calcext:value-type="float">
            <text:p>3445</text:p>
          </table:table-cell>
          <table:table-cell office:value-type="float" office:value="3202" calcext:value-type="float">
            <text:p>3202</text:p>
          </table:table-cell>
          <table:table-cell office:value-type="float" office:value="244" calcext:value-type="float">
            <text:p>244</text:p>
          </table:table-cell>
          <table:table-cell table:formula="of:=[.C53]/[.B53]" office:value-type="float" office:value="0.929462989840348" calcext:value-type="float">
            <text:p>0,92946298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83" calcext:value-type="float">
            <text:p>3583</text:p>
          </table:table-cell>
          <table:table-cell office:value-type="float" office:value="3340" calcext:value-type="float">
            <text:p>3340</text:p>
          </table:table-cell>
          <table:table-cell office:value-type="float" office:value="244" calcext:value-type="float">
            <text:p>244</text:p>
          </table:table-cell>
          <table:table-cell table:formula="of:=[.C54]/[.B54]" office:value-type="float" office:value="0.932179737650014" calcext:value-type="float">
            <text:p>0,9321797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24" calcext:value-type="float">
            <text:p>3724</text:p>
          </table:table-cell>
          <table:table-cell office:value-type="float" office:value="3480" calcext:value-type="float">
            <text:p>3480</text:p>
          </table:table-cell>
          <table:table-cell office:value-type="float" office:value="245" calcext:value-type="float">
            <text:p>245</text:p>
          </table:table-cell>
          <table:table-cell table:formula="of:=[.C55]/[.B55]" office:value-type="float" office:value="0.934479054779807" calcext:value-type="float">
            <text:p>0,93447905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68" calcext:value-type="float">
            <text:p>3868</text:p>
          </table:table-cell>
          <table:table-cell office:value-type="float" office:value="3624" calcext:value-type="float">
            <text:p>3624</text:p>
          </table:table-cell>
          <table:table-cell office:value-type="float" office:value="245" calcext:value-type="float">
            <text:p>245</text:p>
          </table:table-cell>
          <table:table-cell table:formula="of:=[.C56]/[.B56]" office:value-type="float" office:value="0.936918304033092" calcext:value-type="float">
            <text:p>0,9369183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15" calcext:value-type="float">
            <text:p>4015</text:p>
          </table:table-cell>
          <table:table-cell office:value-type="float" office:value="3770" calcext:value-type="float">
            <text:p>3770</text:p>
          </table:table-cell>
          <table:table-cell office:value-type="float" office:value="246" calcext:value-type="float">
            <text:p>246</text:p>
          </table:table-cell>
          <table:table-cell table:formula="of:=[.C57]/[.B57]" office:value-type="float" office:value="0.938978829389788" calcext:value-type="float">
            <text:p>0,93897882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65" calcext:value-type="float">
            <text:p>4165</text:p>
          </table:table-cell>
          <table:table-cell office:value-type="float" office:value="3920" calcext:value-type="float">
            <text:p>3920</text:p>
          </table:table-cell>
          <table:table-cell office:value-type="float" office:value="246" calcext:value-type="float">
            <text:p>246</text:p>
          </table:table-cell>
          <table:table-cell table:formula="of:=[.C58]/[.B58]" office:value-type="float" office:value="0.941176470588235" calcext:value-type="float">
            <text:p>0,94117647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18" calcext:value-type="float">
            <text:p>4318</text:p>
          </table:table-cell>
          <table:table-cell office:value-type="float" office:value="4072" calcext:value-type="float">
            <text:p>4072</text:p>
          </table:table-cell>
          <table:table-cell office:value-type="float" office:value="247" calcext:value-type="float">
            <text:p>247</text:p>
          </table:table-cell>
          <table:table-cell table:formula="of:=[.C59]/[.B59]" office:value-type="float" office:value="0.943029180176007" calcext:value-type="float">
            <text:p>0,94302918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74" calcext:value-type="float">
            <text:p>4474</text:p>
          </table:table-cell>
          <table:table-cell office:value-type="float" office:value="4228" calcext:value-type="float">
            <text:p>4228</text:p>
          </table:table-cell>
          <table:table-cell office:value-type="float" office:value="247" calcext:value-type="float">
            <text:p>247</text:p>
          </table:table-cell>
          <table:table-cell table:formula="of:=[.C60]/[.B60]" office:value-type="float" office:value="0.945015645954403" calcext:value-type="float">
            <text:p>0,9450156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33" calcext:value-type="float">
            <text:p>4633</text:p>
          </table:table-cell>
          <table:table-cell office:value-type="float" office:value="4386" calcext:value-type="float">
            <text:p>4386</text:p>
          </table:table-cell>
          <table:table-cell office:value-type="float" office:value="248" calcext:value-type="float">
            <text:p>248</text:p>
          </table:table-cell>
          <table:table-cell table:formula="of:=[.C61]/[.B61]" office:value-type="float" office:value="0.946686812000863" calcext:value-type="float">
            <text:p>0,9466868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95" calcext:value-type="float">
            <text:p>4795</text:p>
          </table:table-cell>
          <table:table-cell office:value-type="float" office:value="4548" calcext:value-type="float">
            <text:p>4548</text:p>
          </table:table-cell>
          <table:table-cell office:value-type="float" office:value="248" calcext:value-type="float">
            <text:p>248</text:p>
          </table:table-cell>
          <table:table-cell table:formula="of:=[.C62]/[.B62]" office:value-type="float" office:value="0.948488008342023" calcext:value-type="float">
            <text:p>0,94848800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60" calcext:value-type="float">
            <text:p>4960</text:p>
          </table:table-cell>
          <table:table-cell office:value-type="float" office:value="4712" calcext:value-type="float">
            <text:p>4712</text:p>
          </table:table-cell>
          <table:table-cell office:value-type="float" office:value="249" calcext:value-type="float">
            <text:p>249</text:p>
          </table:table-cell>
          <table:table-cell table:formula="of:=[.C63]/[.B63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27" calcext:value-type="float">
            <text:p>5127</text:p>
          </table:table-cell>
          <table:table-cell office:value-type="float" office:value="4824" calcext:value-type="float">
            <text:p>4824</text:p>
          </table:table-cell>
          <table:table-cell office:value-type="float" office:value="304" calcext:value-type="float">
            <text:p>304</text:p>
          </table:table-cell>
          <table:table-cell table:formula="of:=[.C64]/[.B64]" office:value-type="float" office:value="0.940901111761264" calcext:value-type="float">
            <text:p>0,94090111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95" calcext:value-type="float">
            <text:p>5295</text:p>
          </table:table-cell>
          <table:table-cell office:value-type="float" office:value="4937" calcext:value-type="float">
            <text:p>4937</text:p>
          </table:table-cell>
          <table:table-cell office:value-type="float" office:value="359" calcext:value-type="float">
            <text:p>359</text:p>
          </table:table-cell>
          <table:table-cell table:formula="of:=[.C65]/[.B65]" office:value-type="float" office:value="0.932389046270066" calcext:value-type="float">
            <text:p>0,93238904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66" calcext:value-type="float">
            <text:p>5466</text:p>
          </table:table-cell>
          <table:table-cell office:value-type="float" office:value="5107" calcext:value-type="float">
            <text:p>5107</text:p>
          </table:table-cell>
          <table:table-cell office:value-type="float" office:value="360" calcext:value-type="float">
            <text:p>360</text:p>
          </table:table-cell>
          <table:table-cell table:formula="of:=[.C66]/[.B66]" office:value-type="float" office:value="0.934321258690084" calcext:value-type="float">
            <text:p>0,9343212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40" calcext:value-type="float">
            <text:p>5640</text:p>
          </table:table-cell>
          <table:table-cell office:value-type="float" office:value="5281" calcext:value-type="float">
            <text:p>5281</text:p>
          </table:table-cell>
          <table:table-cell office:value-type="float" office:value="360" calcext:value-type="float">
            <text:p>360</text:p>
          </table:table-cell>
          <table:table-cell table:formula="of:=[.C67]/[.B67]" office:value-type="float" office:value="0.936347517730496" calcext:value-type="float">
            <text:p>0,93634751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17" calcext:value-type="float">
            <text:p>5817</text:p>
          </table:table-cell>
          <table:table-cell office:value-type="float" office:value="5457" calcext:value-type="float">
            <text:p>5457</text:p>
          </table:table-cell>
          <table:table-cell office:value-type="float" office:value="361" calcext:value-type="float">
            <text:p>361</text:p>
          </table:table-cell>
          <table:table-cell table:formula="of:=[.C68]/[.B68]" office:value-type="float" office:value="0.938112429087158" calcext:value-type="float">
            <text:p>0,93811242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97" calcext:value-type="float">
            <text:p>5997</text:p>
          </table:table-cell>
          <table:table-cell office:value-type="float" office:value="5637" calcext:value-type="float">
            <text:p>5637</text:p>
          </table:table-cell>
          <table:table-cell office:value-type="float" office:value="361" calcext:value-type="float">
            <text:p>361</text:p>
          </table:table-cell>
          <table:table-cell table:formula="of:=[.C69]/[.B69]" office:value-type="float" office:value="0.939969984992496" calcext:value-type="float">
            <text:p>0,9399699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80" calcext:value-type="float">
            <text:p>6180</text:p>
          </table:table-cell>
          <table:table-cell office:value-type="float" office:value="5819" calcext:value-type="float">
            <text:p>5819</text:p>
          </table:table-cell>
          <table:table-cell office:value-type="float" office:value="362" calcext:value-type="float">
            <text:p>362</text:p>
          </table:table-cell>
          <table:table-cell table:formula="of:=[.C70]/[.B70]" office:value-type="float" office:value="0.941585760517799" calcext:value-type="float">
            <text:p>0,9415857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66" calcext:value-type="float">
            <text:p>6366</text:p>
          </table:table-cell>
          <table:table-cell office:value-type="float" office:value="6005" calcext:value-type="float">
            <text:p>6005</text:p>
          </table:table-cell>
          <table:table-cell office:value-type="float" office:value="362" calcext:value-type="float">
            <text:p>362</text:p>
          </table:table-cell>
          <table:table-cell table:formula="of:=[.C71]/[.B71]" office:value-type="float" office:value="0.943292491360352" calcext:value-type="float">
            <text:p>0,94329249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55" calcext:value-type="float">
            <text:p>6555</text:p>
          </table:table-cell>
          <table:table-cell office:value-type="float" office:value="6193" calcext:value-type="float">
            <text:p>6193</text:p>
          </table:table-cell>
          <table:table-cell office:value-type="float" office:value="363" calcext:value-type="float">
            <text:p>363</text:p>
          </table:table-cell>
          <table:table-cell table:formula="of:=[.C72]/[.B72]" office:value-type="float" office:value="0.944774980930587" calcext:value-type="float">
            <text:p>0,94477498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47" calcext:value-type="float">
            <text:p>6747</text:p>
          </table:table-cell>
          <table:table-cell office:value-type="float" office:value="6385" calcext:value-type="float">
            <text:p>6385</text:p>
          </table:table-cell>
          <table:table-cell office:value-type="float" office:value="363" calcext:value-type="float">
            <text:p>363</text:p>
          </table:table-cell>
          <table:table-cell table:formula="of:=[.C73]/[.B73]" office:value-type="float" office:value="0.946346524381207" calcext:value-type="float">
            <text:p>0,94634652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42" calcext:value-type="float">
            <text:p>6942</text:p>
          </table:table-cell>
          <table:table-cell office:value-type="float" office:value="6579" calcext:value-type="float">
            <text:p>6579</text:p>
          </table:table-cell>
          <table:table-cell office:value-type="float" office:value="364" calcext:value-type="float">
            <text:p>364</text:p>
          </table:table-cell>
          <table:table-cell table:formula="of:=[.C74]/[.B74]" office:value-type="float" office:value="0.94770959377701" calcext:value-type="float">
            <text:p>0,94770959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40" calcext:value-type="float">
            <text:p>7140</text:p>
          </table:table-cell>
          <table:table-cell office:value-type="float" office:value="6777" calcext:value-type="float">
            <text:p>6777</text:p>
          </table:table-cell>
          <table:table-cell office:value-type="float" office:value="364" calcext:value-type="float">
            <text:p>364</text:p>
          </table:table-cell>
          <table:table-cell table:formula="of:=[.C75]/[.B75]" office:value-type="float" office:value="0.949159663865546" calcext:value-type="float">
            <text:p>0,94915966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40" calcext:value-type="float">
            <text:p>7340</text:p>
          </table:table-cell>
          <table:table-cell office:value-type="float" office:value="6911" calcext:value-type="float">
            <text:p>6911</text:p>
          </table:table-cell>
          <table:table-cell office:value-type="float" office:value="430" calcext:value-type="float">
            <text:p>430</text:p>
          </table:table-cell>
          <table:table-cell table:formula="of:=[.C76]/[.B76]" office:value-type="float" office:value="0.941553133514986" calcext:value-type="float">
            <text:p>0,94155313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41" calcext:value-type="float">
            <text:p>7541</text:p>
          </table:table-cell>
          <table:table-cell office:value-type="float" office:value="7045" calcext:value-type="float">
            <text:p>7045</text:p>
          </table:table-cell>
          <table:table-cell office:value-type="float" office:value="497" calcext:value-type="float">
            <text:p>497</text:p>
          </table:table-cell>
          <table:table-cell table:formula="of:=[.C77]/[.B77]" office:value-type="float" office:value="0.934226229942978" calcext:value-type="float">
            <text:p>0,93422622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45" calcext:value-type="float">
            <text:p>7745</text:p>
          </table:table-cell>
          <table:table-cell office:value-type="float" office:value="7249" calcext:value-type="float">
            <text:p>7249</text:p>
          </table:table-cell>
          <table:table-cell office:value-type="float" office:value="497" calcext:value-type="float">
            <text:p>497</text:p>
          </table:table-cell>
          <table:table-cell table:formula="of:=[.C78]/[.B78]" office:value-type="float" office:value="0.935958683021304" calcext:value-type="float">
            <text:p>0,9359586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52" calcext:value-type="float">
            <text:p>7952</text:p>
          </table:table-cell>
          <table:table-cell office:value-type="float" office:value="7455" calcext:value-type="float">
            <text:p>7455</text:p>
          </table:table-cell>
          <table:table-cell office:value-type="float" office:value="498" calcext:value-type="float">
            <text:p>498</text:p>
          </table:table-cell>
          <table:table-cell table:formula="of:=[.C79]/[.B79]" office:value-type="float" office:value="0.9375" calcext:value-type="float">
            <text:p>0,9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62" calcext:value-type="float">
            <text:p>8162</text:p>
          </table:table-cell>
          <table:table-cell office:value-type="float" office:value="7665" calcext:value-type="float">
            <text:p>7665</text:p>
          </table:table-cell>
          <table:table-cell office:value-type="float" office:value="498" calcext:value-type="float">
            <text:p>498</text:p>
          </table:table-cell>
          <table:table-cell table:formula="of:=[.C80]/[.B80]" office:value-type="float" office:value="0.939108061749571" calcext:value-type="float">
            <text:p>0,93910806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75" calcext:value-type="float">
            <text:p>8375</text:p>
          </table:table-cell>
          <table:table-cell office:value-type="float" office:value="7877" calcext:value-type="float">
            <text:p>7877</text:p>
          </table:table-cell>
          <table:table-cell office:value-type="float" office:value="499" calcext:value-type="float">
            <text:p>499</text:p>
          </table:table-cell>
          <table:table-cell table:formula="of:=[.C81]/[.B81]" office:value-type="float" office:value="0.940537313432836" calcext:value-type="float">
            <text:p>0,94053731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91" calcext:value-type="float">
            <text:p>8591</text:p>
          </table:table-cell>
          <table:table-cell office:value-type="float" office:value="8093" calcext:value-type="float">
            <text:p>8093</text:p>
          </table:table-cell>
          <table:table-cell office:value-type="float" office:value="499" calcext:value-type="float">
            <text:p>499</text:p>
          </table:table-cell>
          <table:table-cell table:formula="of:=[.C82]/[.B82]" office:value-type="float" office:value="0.942032359445932" calcext:value-type="float">
            <text:p>0,94203235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10" calcext:value-type="float">
            <text:p>8810</text:p>
          </table:table-cell>
          <table:table-cell office:value-type="float" office:value="8311" calcext:value-type="float">
            <text:p>8311</text:p>
          </table:table-cell>
          <table:table-cell office:value-type="float" office:value="500" calcext:value-type="float">
            <text:p>500</text:p>
          </table:table-cell>
          <table:table-cell table:formula="of:=[.C83]/[.B83]" office:value-type="float" office:value="0.943359818388195" calcext:value-type="float">
            <text:p>0,94335981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32" calcext:value-type="float">
            <text:p>9032</text:p>
          </table:table-cell>
          <table:table-cell office:value-type="float" office:value="8533" calcext:value-type="float">
            <text:p>8533</text:p>
          </table:table-cell>
          <table:table-cell office:value-type="float" office:value="500" calcext:value-type="float">
            <text:p>500</text:p>
          </table:table-cell>
          <table:table-cell table:formula="of:=[.C84]/[.B84]" office:value-type="float" office:value="0.944751992914083" calcext:value-type="float">
            <text:p>0,94475199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57" calcext:value-type="float">
            <text:p>9257</text:p>
          </table:table-cell>
          <table:table-cell office:value-type="float" office:value="8757" calcext:value-type="float">
            <text:p>8757</text:p>
          </table:table-cell>
          <table:table-cell office:value-type="float" office:value="501" calcext:value-type="float">
            <text:p>501</text:p>
          </table:table-cell>
          <table:table-cell table:formula="of:=[.C85]/[.B85]" office:value-type="float" office:value="0.945986820784271" calcext:value-type="float">
            <text:p>0,9459868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85" calcext:value-type="float">
            <text:p>9485</text:p>
          </table:table-cell>
          <table:table-cell office:value-type="float" office:value="8985" calcext:value-type="float">
            <text:p>8985</text:p>
          </table:table-cell>
          <table:table-cell office:value-type="float" office:value="501" calcext:value-type="float">
            <text:p>501</text:p>
          </table:table-cell>
          <table:table-cell table:formula="of:=[.C86]/[.B86]" office:value-type="float" office:value="0.947285187137586" calcext:value-type="float">
            <text:p>0,94728518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16" calcext:value-type="float">
            <text:p>9716</text:p>
          </table:table-cell>
          <table:table-cell office:value-type="float" office:value="9215" calcext:value-type="float">
            <text:p>9215</text:p>
          </table:table-cell>
          <table:table-cell office:value-type="float" office:value="502" calcext:value-type="float">
            <text:p>502</text:p>
          </table:table-cell>
          <table:table-cell table:formula="of:=[.C87]/[.B87]" office:value-type="float" office:value="0.948435570193495" calcext:value-type="float">
            <text:p>0,94843557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949" calcext:value-type="float">
            <text:p>9949</text:p>
          </table:table-cell>
          <table:table-cell office:value-type="float" office:value="9371" calcext:value-type="float">
            <text:p>9371</text:p>
          </table:table-cell>
          <table:table-cell office:value-type="float" office:value="579" calcext:value-type="float">
            <text:p>579</text:p>
          </table:table-cell>
          <table:table-cell table:formula="of:=[.C88]/[.B88]" office:value-type="float" office:value="0.941903708915469" calcext:value-type="float">
            <text:p>0,94190370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83" calcext:value-type="float">
            <text:p>10183</text:p>
          </table:table-cell>
          <table:table-cell office:value-type="float" office:value="9528" calcext:value-type="float">
            <text:p>9528</text:p>
          </table:table-cell>
          <table:table-cell office:value-type="float" office:value="656" calcext:value-type="float">
            <text:p>656</text:p>
          </table:table-cell>
          <table:table-cell table:formula="of:=[.C89]/[.B89]" office:value-type="float" office:value="0.935677108907002" calcext:value-type="float">
            <text:p>0,93567710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420" calcext:value-type="float">
            <text:p>10420</text:p>
          </table:table-cell>
          <table:table-cell office:value-type="float" office:value="9764" calcext:value-type="float">
            <text:p>9764</text:p>
          </table:table-cell>
          <table:table-cell office:value-type="float" office:value="657" calcext:value-type="float">
            <text:p>657</text:p>
          </table:table-cell>
          <table:table-cell table:formula="of:=[.C90]/[.B90]" office:value-type="float" office:value="0.93704414587332" calcext:value-type="float">
            <text:p>0,93704414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60" calcext:value-type="float">
            <text:p>10660</text:p>
          </table:table-cell>
          <table:table-cell office:value-type="float" office:value="10004" calcext:value-type="float">
            <text:p>10004</text:p>
          </table:table-cell>
          <table:table-cell office:value-type="float" office:value="657" calcext:value-type="float">
            <text:p>657</text:p>
          </table:table-cell>
          <table:table-cell table:formula="of:=[.C91]/[.B91]" office:value-type="float" office:value="0.938461538461538" calcext:value-type="float">
            <text:p>0,93846153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03" calcext:value-type="float">
            <text:p>10903</text:p>
          </table:table-cell>
          <table:table-cell office:value-type="float" office:value="10246" calcext:value-type="float">
            <text:p>10246</text:p>
          </table:table-cell>
          <table:table-cell office:value-type="float" office:value="658" calcext:value-type="float">
            <text:p>658</text:p>
          </table:table-cell>
          <table:table-cell table:formula="of:=[.C92]/[.B92]" office:value-type="float" office:value="0.939741355590204" calcext:value-type="float">
            <text:p>0,93974135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149" calcext:value-type="float">
            <text:p>11149</text:p>
          </table:table-cell>
          <table:table-cell office:value-type="float" office:value="10492" calcext:value-type="float">
            <text:p>10492</text:p>
          </table:table-cell>
          <table:table-cell office:value-type="float" office:value="658" calcext:value-type="float">
            <text:p>658</text:p>
          </table:table-cell>
          <table:table-cell table:formula="of:=[.C93]/[.B93]" office:value-type="float" office:value="0.941070948067091" calcext:value-type="float">
            <text:p>0,94107094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398" calcext:value-type="float">
            <text:p>11398</text:p>
          </table:table-cell>
          <table:table-cell office:value-type="float" office:value="10740" calcext:value-type="float">
            <text:p>10740</text:p>
          </table:table-cell>
          <table:table-cell office:value-type="float" office:value="659" calcext:value-type="float">
            <text:p>659</text:p>
          </table:table-cell>
          <table:table-cell table:formula="of:=[.C94]/[.B94]" office:value-type="float" office:value="0.942270573784874" calcext:value-type="float">
            <text:p>0,94227057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650" calcext:value-type="float">
            <text:p>11650</text:p>
          </table:table-cell>
          <table:table-cell office:value-type="float" office:value="10992" calcext:value-type="float">
            <text:p>10992</text:p>
          </table:table-cell>
          <table:table-cell office:value-type="float" office:value="659" calcext:value-type="float">
            <text:p>659</text:p>
          </table:table-cell>
          <table:table-cell table:formula="of:=[.C95]/[.B95]" office:value-type="float" office:value="0.943519313304721" calcext:value-type="float">
            <text:p>0,94351931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905" calcext:value-type="float">
            <text:p>11905</text:p>
          </table:table-cell>
          <table:table-cell office:value-type="float" office:value="11246" calcext:value-type="float">
            <text:p>11246</text:p>
          </table:table-cell>
          <table:table-cell office:value-type="float" office:value="660" calcext:value-type="float">
            <text:p>660</text:p>
          </table:table-cell>
          <table:table-cell table:formula="of:=[.C96]/[.B96]" office:value-type="float" office:value="0.944645107097858" calcext:value-type="float">
            <text:p>0,94464510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63" calcext:value-type="float">
            <text:p>12163</text:p>
          </table:table-cell>
          <table:table-cell office:value-type="float" office:value="11504" calcext:value-type="float">
            <text:p>11504</text:p>
          </table:table-cell>
          <table:table-cell office:value-type="float" office:value="660" calcext:value-type="float">
            <text:p>660</text:p>
          </table:table-cell>
          <table:table-cell table:formula="of:=[.C97]/[.B97]" office:value-type="float" office:value="0.945819288004604" calcext:value-type="float">
            <text:p>0,9458192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424" calcext:value-type="float">
            <text:p>12424</text:p>
          </table:table-cell>
          <table:table-cell office:value-type="float" office:value="11764" calcext:value-type="float">
            <text:p>11764</text:p>
          </table:table-cell>
          <table:table-cell office:value-type="float" office:value="661" calcext:value-type="float">
            <text:p>661</text:p>
          </table:table-cell>
          <table:table-cell table:formula="of:=[.C98]/[.B98]" office:value-type="float" office:value="0.946877012234385" calcext:value-type="float">
            <text:p>0,9468770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88" calcext:value-type="float">
            <text:p>12688</text:p>
          </table:table-cell>
          <table:table-cell office:value-type="float" office:value="12028" calcext:value-type="float">
            <text:p>12028</text:p>
          </table:table-cell>
          <table:table-cell office:value-type="float" office:value="661" calcext:value-type="float">
            <text:p>661</text:p>
          </table:table-cell>
          <table:table-cell table:formula="of:=[.C99]/[.B99]" office:value-type="float" office:value="0.947982345523329" calcext:value-type="float">
            <text:p>0,94798234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954" calcext:value-type="float">
            <text:p>12954</text:p>
          </table:table-cell>
          <table:table-cell office:value-type="float" office:value="12206" calcext:value-type="float">
            <text:p>12206</text:p>
          </table:table-cell>
          <table:table-cell office:value-type="float" office:value="749" calcext:value-type="float">
            <text:p>749</text:p>
          </table:table-cell>
          <table:table-cell table:formula="of:=[.C100]/[.B100]" office:value-type="float" office:value="0.942257217847769" calcext:value-type="float">
            <text:p>0,94225721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21" calcext:value-type="float">
            <text:p>13221</text:p>
          </table:table-cell>
          <table:table-cell office:value-type="float" office:value="12384" calcext:value-type="float">
            <text:p>12384</text:p>
          </table:table-cell>
          <table:table-cell office:value-type="float" office:value="838" calcext:value-type="float">
            <text:p>838</text:p>
          </table:table-cell>
          <table:table-cell table:formula="of:=[.C101]/[.B101]" office:value-type="float" office:value="0.936691626957114" calcext:value-type="float">
            <text:p>0,9366916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491" calcext:value-type="float">
            <text:p>13491</text:p>
          </table:table-cell>
          <table:table-cell office:value-type="float" office:value="12654" calcext:value-type="float">
            <text:p>12654</text:p>
          </table:table-cell>
          <table:table-cell office:value-type="float" office:value="838" calcext:value-type="float">
            <text:p>838</text:p>
          </table:table-cell>
          <table:table-cell table:formula="of:=[.C102]/[.B102]" office:value-type="float" office:value="0.937958639092729" calcext:value-type="float">
            <text:p>0,93795863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764" calcext:value-type="float">
            <text:p>13764</text:p>
          </table:table-cell>
          <table:table-cell office:value-type="float" office:value="12926" calcext:value-type="float">
            <text:p>12926</text:p>
          </table:table-cell>
          <table:table-cell office:value-type="float" office:value="839" calcext:value-type="float">
            <text:p>839</text:p>
          </table:table-cell>
          <table:table-cell table:formula="of:=[.C103]/[.B103]" office:value-type="float" office:value="0.939116535890729" calcext:value-type="float">
            <text:p>0,93911653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040" calcext:value-type="float">
            <text:p>14040</text:p>
          </table:table-cell>
          <table:table-cell office:value-type="float" office:value="13202" calcext:value-type="float">
            <text:p>13202</text:p>
          </table:table-cell>
          <table:table-cell office:value-type="float" office:value="839" calcext:value-type="float">
            <text:p>839</text:p>
          </table:table-cell>
          <table:table-cell table:formula="of:=[.C104]/[.B104]" office:value-type="float" office:value="0.94031339031339" calcext:value-type="float">
            <text:p>0,94031339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19" calcext:value-type="float">
            <text:p>14319</text:p>
          </table:table-cell>
          <table:table-cell office:value-type="float" office:value="13480" calcext:value-type="float">
            <text:p>13480</text:p>
          </table:table-cell>
          <table:table-cell office:value-type="float" office:value="840" calcext:value-type="float">
            <text:p>840</text:p>
          </table:table-cell>
          <table:table-cell table:formula="of:=[.C105]/[.B105]" office:value-type="float" office:value="0.941406522801872" calcext:value-type="float">
            <text:p>0,94140652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601" calcext:value-type="float">
            <text:p>14601</text:p>
          </table:table-cell>
          <table:table-cell office:value-type="float" office:value="13762" calcext:value-type="float">
            <text:p>13762</text:p>
          </table:table-cell>
          <table:table-cell office:value-type="float" office:value="840" calcext:value-type="float">
            <text:p>840</text:p>
          </table:table-cell>
          <table:table-cell table:formula="of:=[.C106]/[.B106]" office:value-type="float" office:value="0.94253818231628" calcext:value-type="float">
            <text:p>0,94253818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886" calcext:value-type="float">
            <text:p>14886</text:p>
          </table:table-cell>
          <table:table-cell office:value-type="float" office:value="14046" calcext:value-type="float">
            <text:p>14046</text:p>
          </table:table-cell>
          <table:table-cell office:value-type="float" office:value="841" calcext:value-type="float">
            <text:p>841</text:p>
          </table:table-cell>
          <table:table-cell table:formula="of:=[.C107]/[.B107]" office:value-type="float" office:value="0.943571140669085" calcext:value-type="float">
            <text:p>0,94357114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174" calcext:value-type="float">
            <text:p>15174</text:p>
          </table:table-cell>
          <table:table-cell office:value-type="float" office:value="14334" calcext:value-type="float">
            <text:p>14334</text:p>
          </table:table-cell>
          <table:table-cell office:value-type="float" office:value="841" calcext:value-type="float">
            <text:p>841</text:p>
          </table:table-cell>
          <table:table-cell table:formula="of:=[.C108]/[.B108]" office:value-type="float" office:value="0.944642151047845" calcext:value-type="float">
            <text:p>0,9446421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65" calcext:value-type="float">
            <text:p>15465</text:p>
          </table:table-cell>
          <table:table-cell office:value-type="float" office:value="14624" calcext:value-type="float">
            <text:p>14624</text:p>
          </table:table-cell>
          <table:table-cell office:value-type="float" office:value="842" calcext:value-type="float">
            <text:p>842</text:p>
          </table:table-cell>
          <table:table-cell table:formula="of:=[.C109]/[.B109]" office:value-type="float" office:value="0.945619139993534" calcext:value-type="float">
            <text:p>0,945619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759" calcext:value-type="float">
            <text:p>15759</text:p>
          </table:table-cell>
          <table:table-cell office:value-type="float" office:value="14918" calcext:value-type="float">
            <text:p>14918</text:p>
          </table:table-cell>
          <table:table-cell office:value-type="float" office:value="842" calcext:value-type="float">
            <text:p>842</text:p>
          </table:table-cell>
          <table:table-cell table:formula="of:=[.C110]/[.B110]" office:value-type="float" office:value="0.946633669649089" calcext:value-type="float">
            <text:p>0,94663366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056" calcext:value-type="float">
            <text:p>16056</text:p>
          </table:table-cell>
          <table:table-cell office:value-type="float" office:value="15214" calcext:value-type="float">
            <text:p>15214</text:p>
          </table:table-cell>
          <table:table-cell office:value-type="float" office:value="843" calcext:value-type="float">
            <text:p>843</text:p>
          </table:table-cell>
          <table:table-cell table:formula="of:=[.C111]/[.B111]" office:value-type="float" office:value="0.947558545092177" calcext:value-type="float">
            <text:p>0,94755854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355" calcext:value-type="float">
            <text:p>16355</text:p>
          </table:table-cell>
          <table:table-cell office:value-type="float" office:value="15414" calcext:value-type="float">
            <text:p>15414</text:p>
          </table:table-cell>
          <table:table-cell office:value-type="float" office:value="942" calcext:value-type="float">
            <text:p>942</text:p>
          </table:table-cell>
          <table:table-cell table:formula="of:=[.C112]/[.B112]" office:value-type="float" office:value="0.942464078263528" calcext:value-type="float">
            <text:p>0,94246407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655" calcext:value-type="float">
            <text:p>16655</text:p>
          </table:table-cell>
          <table:table-cell office:value-type="float" office:value="15615" calcext:value-type="float">
            <text:p>15615</text:p>
          </table:table-cell>
          <table:table-cell office:value-type="float" office:value="1041" calcext:value-type="float">
            <text:p>1041</text:p>
          </table:table-cell>
          <table:table-cell table:formula="of:=[.C113]/[.B113]" office:value-type="float" office:value="0.937556289402582" calcext:value-type="float">
            <text:p>0,93755628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958" calcext:value-type="float">
            <text:p>16958</text:p>
          </table:table-cell>
          <table:table-cell office:value-type="float" office:value="15917" calcext:value-type="float">
            <text:p>15917</text:p>
          </table:table-cell>
          <table:table-cell office:value-type="float" office:value="1042" calcext:value-type="float">
            <text:p>1042</text:p>
          </table:table-cell>
          <table:table-cell table:formula="of:=[.C114]/[.B114]" office:value-type="float" office:value="0.938613043991037" calcext:value-type="float">
            <text:p>0,9386130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264" calcext:value-type="float">
            <text:p>17264</text:p>
          </table:table-cell>
          <table:table-cell office:value-type="float" office:value="16223" calcext:value-type="float">
            <text:p>16223</text:p>
          </table:table-cell>
          <table:table-cell office:value-type="float" office:value="1042" calcext:value-type="float">
            <text:p>1042</text:p>
          </table:table-cell>
          <table:table-cell table:formula="of:=[.C115]/[.B115]" office:value-type="float" office:value="0.939701112140871" calcext:value-type="float">
            <text:p>0,93970111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73" calcext:value-type="float">
            <text:p>17573</text:p>
          </table:table-cell>
          <table:table-cell office:value-type="float" office:value="16531" calcext:value-type="float">
            <text:p>16531</text:p>
          </table:table-cell>
          <table:table-cell office:value-type="float" office:value="1043" calcext:value-type="float">
            <text:p>1043</text:p>
          </table:table-cell>
          <table:table-cell table:formula="of:=[.C116]/[.B116]" office:value-type="float" office:value="0.940704489842372" calcext:value-type="float">
            <text:p>0,94070448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885" calcext:value-type="float">
            <text:p>17885</text:p>
          </table:table-cell>
          <table:table-cell office:value-type="float" office:value="16843" calcext:value-type="float">
            <text:p>16843</text:p>
          </table:table-cell>
          <table:table-cell office:value-type="float" office:value="1043" calcext:value-type="float">
            <text:p>1043</text:p>
          </table:table-cell>
          <table:table-cell table:formula="of:=[.C117]/[.B117]" office:value-type="float" office:value="0.941738887335756" calcext:value-type="float">
            <text:p>0,94173888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200" calcext:value-type="float">
            <text:p>18200</text:p>
          </table:table-cell>
          <table:table-cell office:value-type="float" office:value="17157" calcext:value-type="float">
            <text:p>17157</text:p>
          </table:table-cell>
          <table:table-cell office:value-type="float" office:value="1044" calcext:value-type="float">
            <text:p>1044</text:p>
          </table:table-cell>
          <table:table-cell table:formula="of:=[.C118]/[.B118]" office:value-type="float" office:value="0.942692307692308" calcext:value-type="float">
            <text:p>0,94269230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518" calcext:value-type="float">
            <text:p>18518</text:p>
          </table:table-cell>
          <table:table-cell office:value-type="float" office:value="17475" calcext:value-type="float">
            <text:p>17475</text:p>
          </table:table-cell>
          <table:table-cell office:value-type="float" office:value="1044" calcext:value-type="float">
            <text:p>1044</text:p>
          </table:table-cell>
          <table:table-cell table:formula="of:=[.C119]/[.B119]" office:value-type="float" office:value="0.943676422939842" calcext:value-type="float">
            <text:p>0,94367642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839" calcext:value-type="float">
            <text:p>18839</text:p>
          </table:table-cell>
          <table:table-cell office:value-type="float" office:value="17795" calcext:value-type="float">
            <text:p>17795</text:p>
          </table:table-cell>
          <table:table-cell office:value-type="float" office:value="1045" calcext:value-type="float">
            <text:p>1045</text:p>
          </table:table-cell>
          <table:table-cell table:formula="of:=[.C120]/[.B120]" office:value-type="float" office:value="0.944583045809226" calcext:value-type="float">
            <text:p>0,94458304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163" calcext:value-type="float">
            <text:p>19163</text:p>
          </table:table-cell>
          <table:table-cell office:value-type="float" office:value="18119" calcext:value-type="float">
            <text:p>18119</text:p>
          </table:table-cell>
          <table:table-cell office:value-type="float" office:value="1045" calcext:value-type="float">
            <text:p>1045</text:p>
          </table:table-cell>
          <table:table-cell table:formula="of:=[.C121]/[.B121]" office:value-type="float" office:value="0.945520012524135" calcext:value-type="float">
            <text:p>0,94552001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490" calcext:value-type="float">
            <text:p>19490</text:p>
          </table:table-cell>
          <table:table-cell office:value-type="float" office:value="18445" calcext:value-type="float">
            <text:p>18445</text:p>
          </table:table-cell>
          <table:table-cell office:value-type="float" office:value="1046" calcext:value-type="float">
            <text:p>1046</text:p>
          </table:table-cell>
          <table:table-cell table:formula="of:=[.C122]/[.B122]" office:value-type="float" office:value="0.946382760389943" calcext:value-type="float">
            <text:p>0,94638276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820" calcext:value-type="float">
            <text:p>19820</text:p>
          </table:table-cell>
          <table:table-cell office:value-type="float" office:value="18775" calcext:value-type="float">
            <text:p>18775</text:p>
          </table:table-cell>
          <table:table-cell office:value-type="float" office:value="1046" calcext:value-type="float">
            <text:p>1046</text:p>
          </table:table-cell>
          <table:table-cell table:formula="of:=[.C123]/[.B123]" office:value-type="float" office:value="0.947275479313824" calcext:value-type="float">
            <text:p>0,94727547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52" calcext:value-type="float">
            <text:p>20152</text:p>
          </table:table-cell>
          <table:table-cell office:value-type="float" office:value="18997" calcext:value-type="float">
            <text:p>18997</text:p>
          </table:table-cell>
          <table:table-cell office:value-type="float" office:value="1156" calcext:value-type="float">
            <text:p>1156</text:p>
          </table:table-cell>
          <table:table-cell table:formula="of:=[.C124]/[.B124]" office:value-type="float" office:value="0.942685589519651" calcext:value-type="float">
            <text:p>0,94268558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485" calcext:value-type="float">
            <text:p>20485</text:p>
          </table:table-cell>
          <table:table-cell office:value-type="float" office:value="19219" calcext:value-type="float">
            <text:p>19219</text:p>
          </table:table-cell>
          <table:table-cell office:value-type="float" office:value="1267" calcext:value-type="float">
            <text:p>1267</text:p>
          </table:table-cell>
          <table:table-cell table:formula="of:=[.C125]/[.B125]" office:value-type="float" office:value="0.938198681962411" calcext:value-type="float">
            <text:p>0,9381986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821" calcext:value-type="float">
            <text:p>20821</text:p>
          </table:table-cell>
          <table:table-cell office:value-type="float" office:value="19555" calcext:value-type="float">
            <text:p>19555</text:p>
          </table:table-cell>
          <table:table-cell office:value-type="float" office:value="1267" calcext:value-type="float">
            <text:p>1267</text:p>
          </table:table-cell>
          <table:table-cell table:formula="of:=[.C126]/[.B126]" office:value-type="float" office:value="0.939196004034388" calcext:value-type="float">
            <text:p>0,9391960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160" calcext:value-type="float">
            <text:p>21160</text:p>
          </table:table-cell>
          <table:table-cell office:value-type="float" office:value="19893" calcext:value-type="float">
            <text:p>19893</text:p>
          </table:table-cell>
          <table:table-cell office:value-type="float" office:value="1268" calcext:value-type="float">
            <text:p>1268</text:p>
          </table:table-cell>
          <table:table-cell table:formula="of:=[.C127]/[.B127]" office:value-type="float" office:value="0.940122873345936" calcext:value-type="float">
            <text:p>0,94012287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502" calcext:value-type="float">
            <text:p>21502</text:p>
          </table:table-cell>
          <table:table-cell office:value-type="float" office:value="20235" calcext:value-type="float">
            <text:p>20235</text:p>
          </table:table-cell>
          <table:table-cell office:value-type="float" office:value="1268" calcext:value-type="float">
            <text:p>1268</text:p>
          </table:table-cell>
          <table:table-cell table:formula="of:=[.C128]/[.B128]" office:value-type="float" office:value="0.941075248814064" calcext:value-type="float">
            <text:p>0,94107524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847" calcext:value-type="float">
            <text:p>21847</text:p>
          </table:table-cell>
          <table:table-cell office:value-type="float" office:value="20579" calcext:value-type="float">
            <text:p>20579</text:p>
          </table:table-cell>
          <table:table-cell office:value-type="float" office:value="1269" calcext:value-type="float">
            <text:p>1269</text:p>
          </table:table-cell>
          <table:table-cell table:formula="of:=[.C129]/[.B129]" office:value-type="float" office:value="0.941959994507255" calcext:value-type="float">
            <text:p>0,94195999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195" calcext:value-type="float">
            <text:p>22195</text:p>
          </table:table-cell>
          <table:table-cell office:value-type="float" office:value="20927" calcext:value-type="float">
            <text:p>20927</text:p>
          </table:table-cell>
          <table:table-cell office:value-type="float" office:value="1269" calcext:value-type="float">
            <text:p>1269</text:p>
          </table:table-cell>
          <table:table-cell table:formula="of:=[.C130]/[.B130]" office:value-type="float" office:value="0.942870015769317" calcext:value-type="float">
            <text:p>0,94287001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46" calcext:value-type="float">
            <text:p>22546</text:p>
          </table:table-cell>
          <table:table-cell office:value-type="float" office:value="21277" calcext:value-type="float">
            <text:p>21277</text:p>
          </table:table-cell>
          <table:table-cell office:value-type="float" office:value="1270" calcext:value-type="float">
            <text:p>1270</text:p>
          </table:table-cell>
          <table:table-cell table:formula="of:=[.C131]/[.B131]" office:value-type="float" office:value="0.943715071409563" calcext:value-type="float">
            <text:p>0,94371507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900" calcext:value-type="float">
            <text:p>22900</text:p>
          </table:table-cell>
          <table:table-cell office:value-type="float" office:value="21631" calcext:value-type="float">
            <text:p>21631</text:p>
          </table:table-cell>
          <table:table-cell office:value-type="float" office:value="1270" calcext:value-type="float">
            <text:p>1270</text:p>
          </table:table-cell>
          <table:table-cell table:formula="of:=[.C132]/[.B132]" office:value-type="float" office:value="0.944585152838428" calcext:value-type="float">
            <text:p>0,94458515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257" calcext:value-type="float">
            <text:p>23257</text:p>
          </table:table-cell>
          <table:table-cell office:value-type="float" office:value="21987" calcext:value-type="float">
            <text:p>21987</text:p>
          </table:table-cell>
          <table:table-cell office:value-type="float" office:value="1271" calcext:value-type="float">
            <text:p>1271</text:p>
          </table:table-cell>
          <table:table-cell table:formula="of:=[.C133]/[.B133]" office:value-type="float" office:value="0.945392784967967" calcext:value-type="float">
            <text:p>0,9453927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617" calcext:value-type="float">
            <text:p>23617</text:p>
          </table:table-cell>
          <table:table-cell office:value-type="float" office:value="22347" calcext:value-type="float">
            <text:p>22347</text:p>
          </table:table-cell>
          <table:table-cell office:value-type="float" office:value="1271" calcext:value-type="float">
            <text:p>1271</text:p>
          </table:table-cell>
          <table:table-cell table:formula="of:=[.C134]/[.B134]" office:value-type="float" office:value="0.946225176779439" calcext:value-type="float">
            <text:p>0,94622517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980" calcext:value-type="float">
            <text:p>23980</text:p>
          </table:table-cell>
          <table:table-cell office:value-type="float" office:value="22709" calcext:value-type="float">
            <text:p>22709</text:p>
          </table:table-cell>
          <table:table-cell office:value-type="float" office:value="1272" calcext:value-type="float">
            <text:p>1272</text:p>
          </table:table-cell>
          <table:table-cell table:formula="of:=[.C135]/[.B135]" office:value-type="float" office:value="0.946997497914929" calcext:value-type="float">
            <text:p>0,94699749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45" calcext:value-type="float">
            <text:p>24345</text:p>
          </table:table-cell>
          <table:table-cell office:value-type="float" office:value="22953" calcext:value-type="float">
            <text:p>22953</text:p>
          </table:table-cell>
          <table:table-cell office:value-type="float" office:value="1393" calcext:value-type="float">
            <text:p>1393</text:p>
          </table:table-cell>
          <table:table-cell table:formula="of:=[.C136]/[.B136]" office:value-type="float" office:value="0.942821934688848" calcext:value-type="float">
            <text:p>0,94282193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711" calcext:value-type="float">
            <text:p>24711</text:p>
          </table:table-cell>
          <table:table-cell office:value-type="float" office:value="23198" calcext:value-type="float">
            <text:p>23198</text:p>
          </table:table-cell>
          <table:table-cell office:value-type="float" office:value="1514" calcext:value-type="float">
            <text:p>1514</text:p>
          </table:table-cell>
          <table:table-cell table:formula="of:=[.C137]/[.B137]" office:value-type="float" office:value="0.938772206709563" calcext:value-type="float">
            <text:p>0,93877220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080" calcext:value-type="float">
            <text:p>25080</text:p>
          </table:table-cell>
          <table:table-cell office:value-type="float" office:value="23566" calcext:value-type="float">
            <text:p>23566</text:p>
          </table:table-cell>
          <table:table-cell office:value-type="float" office:value="1515" calcext:value-type="float">
            <text:p>1515</text:p>
          </table:table-cell>
          <table:table-cell table:formula="of:=[.C138]/[.B138]" office:value-type="float" office:value="0.9396331738437" calcext:value-type="float">
            <text:p>0,93963317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452" calcext:value-type="float">
            <text:p>25452</text:p>
          </table:table-cell>
          <table:table-cell office:value-type="float" office:value="23938" calcext:value-type="float">
            <text:p>23938</text:p>
          </table:table-cell>
          <table:table-cell office:value-type="float" office:value="1515" calcext:value-type="float">
            <text:p>1515</text:p>
          </table:table-cell>
          <table:table-cell table:formula="of:=[.C139]/[.B139]" office:value-type="float" office:value="0.94051548011944" calcext:value-type="float">
            <text:p>0,94051548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827" calcext:value-type="float">
            <text:p>25827</text:p>
          </table:table-cell>
          <table:table-cell office:value-type="float" office:value="24312" calcext:value-type="float">
            <text:p>24312</text:p>
          </table:table-cell>
          <table:table-cell office:value-type="float" office:value="1516" calcext:value-type="float">
            <text:p>1516</text:p>
          </table:table-cell>
          <table:table-cell table:formula="of:=[.C140]/[.B140]" office:value-type="float" office:value="0.941340457660588" calcext:value-type="float">
            <text:p>0,94134045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205" calcext:value-type="float">
            <text:p>26205</text:p>
          </table:table-cell>
          <table:table-cell office:value-type="float" office:value="24690" calcext:value-type="float">
            <text:p>24690</text:p>
          </table:table-cell>
          <table:table-cell office:value-type="float" office:value="1516" calcext:value-type="float">
            <text:p>1516</text:p>
          </table:table-cell>
          <table:table-cell table:formula="of:=[.C141]/[.B141]" office:value-type="float" office:value="0.942186605609617" calcext:value-type="float">
            <text:p>0,94218660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586" calcext:value-type="float">
            <text:p>26586</text:p>
          </table:table-cell>
          <table:table-cell office:value-type="float" office:value="25070" calcext:value-type="float">
            <text:p>25070</text:p>
          </table:table-cell>
          <table:table-cell office:value-type="float" office:value="1517" calcext:value-type="float">
            <text:p>1517</text:p>
          </table:table-cell>
          <table:table-cell table:formula="of:=[.C142]/[.B142]" office:value-type="float" office:value="0.94297750695855" calcext:value-type="float">
            <text:p>0,9429775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970" calcext:value-type="float">
            <text:p>26970</text:p>
          </table:table-cell>
          <table:table-cell office:value-type="float" office:value="25454" calcext:value-type="float">
            <text:p>25454</text:p>
          </table:table-cell>
          <table:table-cell office:value-type="float" office:value="1517" calcext:value-type="float">
            <text:p>1517</text:p>
          </table:table-cell>
          <table:table-cell table:formula="of:=[.C143]/[.B143]" office:value-type="float" office:value="0.943789395624768" calcext:value-type="float">
            <text:p>0,94378939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357" calcext:value-type="float">
            <text:p>27357</text:p>
          </table:table-cell>
          <table:table-cell office:value-type="float" office:value="25840" calcext:value-type="float">
            <text:p>25840</text:p>
          </table:table-cell>
          <table:table-cell office:value-type="float" office:value="1518" calcext:value-type="float">
            <text:p>1518</text:p>
          </table:table-cell>
          <table:table-cell table:formula="of:=[.C144]/[.B144]" office:value-type="float" office:value="0.944548013305552" calcext:value-type="float">
            <text:p>0,94454801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747" calcext:value-type="float">
            <text:p>27747</text:p>
          </table:table-cell>
          <table:table-cell office:value-type="float" office:value="26230" calcext:value-type="float">
            <text:p>26230</text:p>
          </table:table-cell>
          <table:table-cell office:value-type="float" office:value="1518" calcext:value-type="float">
            <text:p>1518</text:p>
          </table:table-cell>
          <table:table-cell table:formula="of:=[.C145]/[.B145]" office:value-type="float" office:value="0.945327422784445" calcext:value-type="float">
            <text:p>0,9453274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140" calcext:value-type="float">
            <text:p>28140</text:p>
          </table:table-cell>
          <table:table-cell office:value-type="float" office:value="26622" calcext:value-type="float">
            <text:p>26622</text:p>
          </table:table-cell>
          <table:table-cell office:value-type="float" office:value="1519" calcext:value-type="float">
            <text:p>1519</text:p>
          </table:table-cell>
          <table:table-cell table:formula="of:=[.C146]/[.B146]" office:value-type="float" office:value="0.946055437100213" calcext:value-type="float">
            <text:p>0,94605543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536" calcext:value-type="float">
            <text:p>28536</text:p>
          </table:table-cell>
          <table:table-cell office:value-type="float" office:value="27018" calcext:value-type="float">
            <text:p>27018</text:p>
          </table:table-cell>
          <table:table-cell office:value-type="float" office:value="1519" calcext:value-type="float">
            <text:p>1519</text:p>
          </table:table-cell>
          <table:table-cell table:formula="of:=[.C147]/[.B147]" office:value-type="float" office:value="0.946804037005887" calcext:value-type="float">
            <text:p>0,946804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934" calcext:value-type="float">
            <text:p>28934</text:p>
          </table:table-cell>
          <table:table-cell office:value-type="float" office:value="27284" calcext:value-type="float">
            <text:p>27284</text:p>
          </table:table-cell>
          <table:table-cell office:value-type="float" office:value="1651" calcext:value-type="float">
            <text:p>1651</text:p>
          </table:table-cell>
          <table:table-cell table:formula="of:=[.C148]/[.B148]" office:value-type="float" office:value="0.942973664201286" calcext:value-type="float">
            <text:p>0,94297366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333" calcext:value-type="float">
            <text:p>29333</text:p>
          </table:table-cell>
          <table:table-cell office:value-type="float" office:value="27550" calcext:value-type="float">
            <text:p>27550</text:p>
          </table:table-cell>
          <table:table-cell office:value-type="float" office:value="1784" calcext:value-type="float">
            <text:p>1784</text:p>
          </table:table-cell>
          <table:table-cell table:formula="of:=[.C149]/[.B149]" office:value-type="float" office:value="0.939215218354754" calcext:value-type="float">
            <text:p>0,93921521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735" calcext:value-type="float">
            <text:p>29735</text:p>
          </table:table-cell>
          <table:table-cell office:value-type="float" office:value="27952" calcext:value-type="float">
            <text:p>27952</text:p>
          </table:table-cell>
          <table:table-cell office:value-type="float" office:value="1784" calcext:value-type="float">
            <text:p>1784</text:p>
          </table:table-cell>
          <table:table-cell table:formula="of:=[.C150]/[.B150]" office:value-type="float" office:value="0.940036993442071" calcext:value-type="float">
            <text:p>0,94003699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140" calcext:value-type="float">
            <text:p>30140</text:p>
          </table:table-cell>
          <table:table-cell office:value-type="float" office:value="28356" calcext:value-type="float">
            <text:p>28356</text:p>
          </table:table-cell>
          <table:table-cell office:value-type="float" office:value="1785" calcext:value-type="float">
            <text:p>1785</text:p>
          </table:table-cell>
          <table:table-cell table:formula="of:=[.C151]/[.B151]" office:value-type="float" office:value="0.940809555408096" calcext:value-type="float">
            <text:p>0,94080955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548" calcext:value-type="float">
            <text:p>30548</text:p>
          </table:table-cell>
          <table:table-cell office:value-type="float" office:value="28764" calcext:value-type="float">
            <text:p>28764</text:p>
          </table:table-cell>
          <table:table-cell office:value-type="float" office:value="1785" calcext:value-type="float">
            <text:p>1785</text:p>
          </table:table-cell>
          <table:table-cell table:formula="of:=[.C152]/[.B152]" office:value-type="float" office:value="0.941600104753175" calcext:value-type="float">
            <text:p>0,9416001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959" calcext:value-type="float">
            <text:p>30959</text:p>
          </table:table-cell>
          <table:table-cell office:value-type="float" office:value="29174" calcext:value-type="float">
            <text:p>29174</text:p>
          </table:table-cell>
          <table:table-cell office:value-type="float" office:value="1786" calcext:value-type="float">
            <text:p>1786</text:p>
          </table:table-cell>
          <table:table-cell table:formula="of:=[.C153]/[.B153]" office:value-type="float" office:value="0.942343098937304" calcext:value-type="float">
            <text:p>0,9423430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373" calcext:value-type="float">
            <text:p>31373</text:p>
          </table:table-cell>
          <table:table-cell office:value-type="float" office:value="29588" calcext:value-type="float">
            <text:p>29588</text:p>
          </table:table-cell>
          <table:table-cell office:value-type="float" office:value="1786" calcext:value-type="float">
            <text:p>1786</text:p>
          </table:table-cell>
          <table:table-cell table:formula="of:=[.C154]/[.B154]" office:value-type="float" office:value="0.943103942880821" calcext:value-type="float">
            <text:p>0,9431039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-00-00</text:date>, <text:time style:data-style-name="N2" text:time-value="10:22:39.199266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17:27.066486253</meta:creation-date>
    <meta:generator>LibreOffice/5.1.6.2$Linux_X86_64 LibreOffice_project/10m0$Build-2</meta:generator>
    <dc:date>2017-07-12T17:43:21.640078099</dc:date>
    <meta:editing-duration>PT9H20M53S</meta:editing-duration>
    <meta:editing-cycles>69</meta:editing-cycles>
    <meta:document-statistic meta:table-count="19" meta:cell-count="7342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454cm" style:legend-expansion="high" chart:style-name="ch2"/>
        <chart:plot-area chart:style-name="ch3" table:cell-range-address="data.A4:data.D105" chart:data-source-has-labels="row" svg:x="0.32cm" svg:y="0.18cm" svg:width="13.652cm" svg:height="8.64cm">
          <chartooo:coordinate-region svg:x="1.312cm" svg:y="0.301cm" svg:width="12.33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5:data.A105" chart:label-cell-address="data.A4:data.A4" chart:class="chart:line">
            <chart:data-point chart:repeated="101"/>
          </chart:series>
          <chart:series chart:style-name="ch7" chart:values-cell-range-address="data.B5:data.B105" chart:label-cell-address="data.B4:data.B4" chart:class="chart:line">
            <chart:data-point chart:repeated="101"/>
          </chart:series>
          <chart:series chart:style-name="ch8" chart:values-cell-range-address="data.C5:data.C105" chart:label-cell-address="data.C4:data.C4" chart:class="chart:line">
            <chart:data-point chart:repeated="101"/>
          </chart:series>
          <chart:series chart:style-name="ch9" chart:values-cell-range-address="data.D5:data.D105" chart:label-cell-address="data.D4:data.D4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ata.A4:data.A4</svg:desc>
                </draw:g>
              </table:table-cell>
              <table:table-cell office:value-type="string">
                <text:p>len</text:p>
                <draw:g>
                  <svg:desc>data.B4:data.B4</svg:desc>
                </draw:g>
              </table:table-cell>
              <table:table-cell office:value-type="string">
                <text:p>sq</text:p>
                <draw:g>
                  <svg:desc>data.C4:data.C4</svg:desc>
                </draw:g>
              </table:table-cell>
              <table:table-cell office:value-type="string">
                <text:p>defect</text:p>
                <draw:g>
                  <svg:desc>data.D4:dat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5:data.A105</svg:desc>
                </draw:g>
              </table:table-cell>
              <table:table-cell office:value-type="float" office:value="0">
                <text:p>0</text:p>
                <draw:g>
                  <svg:desc>data.B5:data.B105</svg:desc>
                </draw:g>
              </table:table-cell>
              <table:table-cell office:value-type="float" office:value="1">
                <text:p>1</text:p>
                <draw:g>
                  <svg:desc>data.C5:data.C105</svg:desc>
                </draw:g>
              </table:table-cell>
              <table:table-cell office:value-type="float" office:value="0">
                <text:p>0</text:p>
                <draw:g>
                  <svg:desc>data.D5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304">
                <text:p>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348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396">
                <text:p>3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8">
                <text:p>488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56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616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  <table:table-cell office:value-type="float" office:value="678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98">
                <text:p>798</text:p>
              </table:table-cell>
              <table:table-cell office:value-type="float" office:value="744">
                <text:p>7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9">
                <text:p>869</text:p>
              </table:table-cell>
              <table:table-cell office:value-type="float" office:value="812">
                <text:p>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3">
                <text:p>943</text:p>
              </table:table-cell>
              <table:table-cell office:value-type="float" office:value="884">
                <text:p>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958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83">
                <text:p>1183</text:p>
              </table:table-cell>
              <table:table-cell office:value-type="float" office:value="1116">
                <text:p>1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  <table:table-cell office:value-type="float" office:value="1200">
                <text:p>1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286">
                <text:p>1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376">
                <text:p>13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3">
                <text:p>1643</text:p>
              </table:table-cell>
              <table:table-cell office:value-type="float" office:value="1564">
                <text:p>15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4">
                <text:p>1744</text:p>
              </table:table-cell>
              <table:table-cell office:value-type="float" office:value="1662">
                <text:p>16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1764">
                <text:p>17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55">
                <text:p>1955</text:p>
              </table:table-cell>
              <table:table-cell office:value-type="float" office:value="1868">
                <text:p>1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65">
                <text:p>2065</text:p>
              </table:table-cell>
              <table:table-cell office:value-type="float" office:value="1976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78">
                <text:p>2178</text:p>
              </table:table-cell>
              <table:table-cell office:value-type="float" office:value="2086">
                <text:p>20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94">
                <text:p>2294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3">
                <text:p>2413</text:p>
              </table:table-cell>
              <table:table-cell office:value-type="float" office:value="2316">
                <text:p>23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35">
                <text:p>2535</text:p>
              </table:table-cell>
              <table:table-cell office:value-type="float" office:value="2436">
                <text:p>2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  <table:table-cell office:value-type="float" office:value="2558">
                <text:p>2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88">
                <text:p>2788</text:p>
              </table:table-cell>
              <table:table-cell office:value-type="float" office:value="2684">
                <text:p>26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19">
                <text:p>2919</text:p>
              </table:table-cell>
              <table:table-cell office:value-type="float" office:value="2812">
                <text:p>2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53">
                <text:p>3053</text:p>
              </table:table-cell>
              <table:table-cell office:value-type="float" office:value="2944">
                <text:p>29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90">
                <text:p>3190</text:p>
              </table:table-cell>
              <table:table-cell office:value-type="float" office:value="3078">
                <text:p>3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30">
                <text:p>3330</text:p>
              </table:table-cell>
              <table:table-cell office:value-type="float" office:value="3216">
                <text:p>3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73">
                <text:p>3473</text:p>
              </table:table-cell>
              <table:table-cell office:value-type="float" office:value="3356">
                <text:p>33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68">
                <text:p>3768</text:p>
              </table:table-cell>
              <table:table-cell office:value-type="float" office:value="3646">
                <text:p>3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20">
                <text:p>3920</text:p>
              </table:table-cell>
              <table:table-cell office:value-type="float" office:value="3796">
                <text:p>37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75">
                <text:p>4075</text:p>
              </table:table-cell>
              <table:table-cell office:value-type="float" office:value="3948">
                <text:p>39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33">
                <text:p>4233</text:p>
              </table:table-cell>
              <table:table-cell office:value-type="float" office:value="4104">
                <text:p>4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394">
                <text:p>4394</text:p>
              </table:table-cell>
              <table:table-cell office:value-type="float" office:value="4262">
                <text:p>42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58">
                <text:p>4558</text:p>
              </table:table-cell>
              <table:table-cell office:value-type="float" office:value="4424">
                <text:p>44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25">
                <text:p>4725</text:p>
              </table:table-cell>
              <table:table-cell office:value-type="float" office:value="4588">
                <text:p>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95">
                <text:p>4895</text:p>
              </table:table-cell>
              <table:table-cell office:value-type="float" office:value="4756">
                <text:p>4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68">
                <text:p>5068</text:p>
              </table:table-cell>
              <table:table-cell office:value-type="float" office:value="4926">
                <text:p>49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44">
                <text:p>5244</text:p>
              </table:table-cell>
              <table:table-cell office:value-type="float" office:value="5100">
                <text:p>5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23">
                <text:p>5423</text:p>
              </table:table-cell>
              <table:table-cell office:value-type="float" office:value="5276">
                <text:p>5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05">
                <text:p>5605</text:p>
              </table:table-cell>
              <table:table-cell office:value-type="float" office:value="5456">
                <text:p>5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90">
                <text:p>5790</text:p>
              </table:table-cell>
              <table:table-cell office:value-type="float" office:value="5638">
                <text:p>56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78">
                <text:p>5978</text:p>
              </table:table-cell>
              <table:table-cell office:value-type="float" office:value="5824">
                <text:p>58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69">
                <text:p>6169</text:p>
              </table:table-cell>
              <table:table-cell office:value-type="float" office:value="6012">
                <text:p>60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63">
                <text:p>6363</text:p>
              </table:table-cell>
              <table:table-cell office:value-type="float" office:value="6204">
                <text:p>62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60">
                <text:p>6560</text:p>
              </table:table-cell>
              <table:table-cell office:value-type="float" office:value="6398">
                <text:p>6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60">
                <text:p>6760</text:p>
              </table:table-cell>
              <table:table-cell office:value-type="float" office:value="6596">
                <text:p>65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63">
                <text:p>6963</text:p>
              </table:table-cell>
              <table:table-cell office:value-type="float" office:value="6796">
                <text:p>67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69">
                <text:p>7169</text:p>
              </table:table-cell>
              <table:table-cell office:value-type="float" office:value="7000">
                <text:p>7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8">
                <text:p>7378</text:p>
              </table:table-cell>
              <table:table-cell office:value-type="float" office:value="7206">
                <text:p>72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90">
                <text:p>7590</text:p>
              </table:table-cell>
              <table:table-cell office:value-type="float" office:value="7416">
                <text:p>7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805">
                <text:p>7805</text:p>
              </table:table-cell>
              <table:table-cell office:value-type="float" office:value="7628">
                <text:p>76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023">
                <text:p>8023</text:p>
              </table:table-cell>
              <table:table-cell office:value-type="float" office:value="7844">
                <text:p>7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244">
                <text:p>8244</text:p>
              </table:table-cell>
              <table:table-cell office:value-type="float" office:value="8062">
                <text:p>80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68">
                <text:p>8468</text:p>
              </table:table-cell>
              <table:table-cell office:value-type="float" office:value="8284">
                <text:p>82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95">
                <text:p>8695</text:p>
              </table:table-cell>
              <table:table-cell office:value-type="float" office:value="8508">
                <text:p>8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25">
                <text:p>8925</text:p>
              </table:table-cell>
              <table:table-cell office:value-type="float" office:value="8736">
                <text:p>8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58">
                <text:p>9158</text:p>
              </table:table-cell>
              <table:table-cell office:value-type="float" office:value="8966">
                <text:p>89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94">
                <text:p>9394</text:p>
              </table:table-cell>
              <table:table-cell office:value-type="float" office:value="9200">
                <text:p>9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633">
                <text:p>9633</text:p>
              </table:table-cell>
              <table:table-cell office:value-type="float" office:value="9436">
                <text:p>9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75">
                <text:p>9875</text:p>
              </table:table-cell>
              <table:table-cell office:value-type="float" office:value="9676">
                <text:p>96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120">
                <text:p>10120</text:p>
              </table:table-cell>
              <table:table-cell office:value-type="float" office:value="9918">
                <text:p>99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10164">
                <text:p>10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19">
                <text:p>10619</text:p>
              </table:table-cell>
              <table:table-cell office:value-type="float" office:value="10412">
                <text:p>104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73">
                <text:p>10873</text:p>
              </table:table-cell>
              <table:table-cell office:value-type="float" office:value="10664">
                <text:p>10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130">
                <text:p>11130</text:p>
              </table:table-cell>
              <table:table-cell office:value-type="float" office:value="10918">
                <text:p>109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90">
                <text:p>11390</text:p>
              </table:table-cell>
              <table:table-cell office:value-type="float" office:value="11176">
                <text:p>111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653">
                <text:p>11653</text:p>
              </table:table-cell>
              <table:table-cell office:value-type="float" office:value="11436">
                <text:p>114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919">
                <text:p>11919</text:p>
              </table:table-cell>
              <table:table-cell office:value-type="float" office:value="11700">
                <text:p>117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188">
                <text:p>12188</text:p>
              </table:table-cell>
              <table:table-cell office:value-type="float" office:value="11966">
                <text:p>119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460">
                <text:p>12460</text:p>
              </table:table-cell>
              <table:table-cell office:value-type="float" office:value="12236">
                <text:p>12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735">
                <text:p>12735</text:p>
              </table:table-cell>
              <table:table-cell office:value-type="float" office:value="12508">
                <text:p>12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013">
                <text:p>13013</text:p>
              </table:table-cell>
              <table:table-cell office:value-type="float" office:value="12784">
                <text:p>1278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294">
                <text:p>13294</text:p>
              </table:table-cell>
              <table:table-cell office:value-type="float" office:value="13062">
                <text:p>130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578">
                <text:p>13578</text:p>
              </table:table-cell>
              <table:table-cell office:value-type="float" office:value="13344">
                <text:p>133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865">
                <text:p>13865</text:p>
              </table:table-cell>
              <table:table-cell office:value-type="float" office:value="13628">
                <text:p>136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155">
                <text:p>14155</text:p>
              </table:table-cell>
              <table:table-cell office:value-type="float" office:value="13916">
                <text:p>139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48">
                <text:p>14448</text:p>
              </table:table-cell>
              <table:table-cell office:value-type="float" office:value="14206">
                <text:p>14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44">
                <text:p>14744</text:p>
              </table:table-cell>
              <table:table-cell office:value-type="float" office:value="14500">
                <text:p>145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43">
                <text:p>15043</text:p>
              </table:table-cell>
              <table:table-cell office:value-type="float" office:value="14796">
                <text:p>147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345">
                <text:p>15345</text:p>
              </table:table-cell>
              <table:table-cell office:value-type="float" office:value="15096">
                <text:p>150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650">
                <text:p>15650</text:p>
              </table:table-cell>
              <table:table-cell office:value-type="float" office:value="15398">
                <text:p>15398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odd.A13:odd.A92 odd.F13:odd.F92" svg:x="0.32cm" svg:y="0.18cm" svg:width="10.523cm" svg:height="8.64cm">
          <chartooo:coordinate-region svg:x="1.338cm" svg:y="0.378cm" svg:width="9.225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dd.F13:odd.F92" chart:class="chart:scatter">
            <chart:domain table:cell-range-address="odd.A13:odd.A92"/>
            <chart:regression-curve chart:style-name="ch7">
              <chart:equation chart:display-equation="true" chart:display-r-square="true" svg:x="8.721cm" svg:y="1.73cm"/>
            </chart:regression-curve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dd.A13:odd.A92</svg:desc>
                </draw:g>
              </table:table-cell>
              <table:table-cell office:value-type="float" office:value="-0.117647058823529">
                <text:p>-0.117647058823529</text:p>
                <draw:g>
                  <svg:desc>odd.F13:odd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0.108108108108108">
                <text:p>-0.108108108108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0.0930232558139536">
                <text:p>-0.0930232558139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0.0869565217391305">
                <text:p>-0.0869565217391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0.0816326530612245">
                <text:p>-0.0816326530612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0.0727272727272728">
                <text:p>-0.0727272727272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-0.0689655172413793">
                <text:p>-0.0689655172413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0.0655737704918032">
                <text:p>-0.0655737704918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-0.0597014925373134">
                <text:p>-0.0597014925373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0.0571428571428572">
                <text:p>-0.0571428571428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-0.0547945205479452">
                <text:p>-0.0547945205479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-0.0526315789473685">
                <text:p>-0.0526315789473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0.0506329113924051">
                <text:p>-0.0506329113924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-0.0487804878048781">
                <text:p>-0.048780487804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-0.0470588235294118">
                <text:p>-0.0470588235294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0.0454545454545454">
                <text:p>-0.0454545454545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-0.0439560439560439">
                <text:p>-0.0439560439560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-0.0425531914893617">
                <text:p>-0.0425531914893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-0.0192307692307693">
                <text:p>-0.0192307692307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-0.018957345971564">
                <text:p>-0.018957345971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-0.0186915887850467">
                <text:p>-0.018691588785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-0.0184331797235023">
                <text:p>-0.0184331797235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-0.0181818181818182">
                <text:p>-0.0181818181818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-0.0179372197309418">
                <text:p>-0.0179372197309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-0.0176991150442478">
                <text:p>-0.01769911504424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-0.017467248908297">
                <text:p>-0.017467248908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-0.0172413793103449">
                <text:p>-0.0172413793103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-0.0168067226890757">
                <text:p>-0.01680672268907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-0.016597510373444">
                <text:p>-0.016597510373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-0.0163934426229508">
                <text:p>-0.0163934426229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-0.0161943319838057">
                <text:p>-0.0161943319838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-0.0158102766798419">
                <text:p>-0.0158102766798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-0.0154440154440154">
                <text:p>-0.0154440154440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-0.0152671755725191">
                <text:p>-0.0152671755725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  <table:table-cell office:value-type="float" office:value="-0.0150943396226415">
                <text:p>-0.01509433962264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">
                <text:p>88</text:p>
              </table:table-cell>
              <table:table-cell office:value-type="float" office:value="-0.0149253731343284">
                <text:p>-0.0149253731343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-0.014760147601476">
                <text:p>-0.0147601476014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cube.E2:cube.E20" chart:data-source-has-labels="row" svg:x="0.32cm" svg:y="0.18cm" svg:width="12.885cm" svg:height="8.64cm">
          <chartooo:coordinate-region svg:x="1.047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be.E4:cube.E20" chart:label-cell-address="cube.E2:cube.E3" chart:class="chart:scatte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cube.E2:cub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cube.E4:cube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2183908045977">
                <text:p>0.432183908045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9413067552602">
                <text:p>0.509413067552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9047619047619">
                <text:p>0.569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7013888888889">
                <text:p>0.617013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5447680690399">
                <text:p>0.655447680690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244538407329">
                <text:p>0.687244538407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655542769467">
                <text:p>0.713655542769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6099865047233">
                <text:p>0.736099865047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5262515262515">
                <text:p>0.755262515262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899330074235">
                <text:p>0.771899330074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40350877193">
                <text:p>0.78640350877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9209770114943">
                <text:p>0.799209770114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0556796558286">
                <text:p>0.8105567965582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8cm" svg:y="4.201cm" style:legend-expansion="high" chart:style-name="ch2"/>
        <chart:plot-area chart:style-name="ch3" table:cell-range-address="cube.F2:cube.F16" chart:data-source-has-labels="row" svg:x="0.32cm" svg:y="0.18cm" svg:width="12.488cm" svg:height="8.64cm">
          <chartooo:coordinate-region svg:x="1.338cm" svg:y="0.38cm" svg:width="11.28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be.F4:cube.F16" chart:label-cell-address="cube.F2:cube.F3" chart:class="chart:scatte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cube.F2:cube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66666666666667">
                <text:p>-0.0666666666666667</text:p>
                <draw:g>
                  <svg:desc>cube.F4:cube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11111111111111">
                <text:p>-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2950191570881">
                <text:p>0.0432950191570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2291595066254">
                <text:p>0.0772291595066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6345514950166">
                <text:p>0.0596345514950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9662698412698">
                <text:p>0.047966269841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4337918015103">
                <text:p>0.0384337918015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79685771693">
                <text:p>0.03179685771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4110043621377">
                <text:p>0.0264110043621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4443222777666">
                <text:p>0.0224443222777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626502152819">
                <text:p>0.0191626502152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368148117197">
                <text:p>0.01663681481171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8cm" svg:y="4.201cm" style:legend-expansion="high" chart:style-name="ch2"/>
        <chart:plot-area chart:style-name="ch3" table:cell-range-address="pow2.E2:pow2.E16" chart:data-source-has-labels="row" svg:x="0.32cm" svg:y="0.18cm" svg:width="13.388cm" svg:height="8.64cm">
          <chartooo:coordinate-region svg:x="1.232cm" svg:y="0.379cm" svg:width="12.2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w2.E4:pow2.E16" chart:label-cell-address="pow2.E2:pow2.E3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pow2.E2:pow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pow2.E4:pow2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910447761194">
                <text:p>0.67910447761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9090909090909">
                <text:p>0.65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593869731801">
                <text:p>0.645593869731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7065637065637">
                <text:p>0.637065637065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1910766246363">
                <text:p>0.631910766246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8891050583658">
                <text:p>0.628891050583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7161997563946">
                <text:p>0.62716199756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6188734455011">
                <text:p>0.626188734455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5648063433974">
                <text:p>0.62564806343397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odd.A33:odd.A92 odd.F33:odd.F92" svg:x="0.32cm" svg:y="0.18cm" svg:width="10.523cm" svg:height="8.64cm">
          <chartooo:coordinate-region svg:x="1.524cm" svg:y="0.379cm" svg:width="9.0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dd.F33:odd.F92" chart:class="chart:scatter">
            <chart:domain table:cell-range-address="odd.A33:odd.A92"/>
            <chart:regression-curve chart:style-name="ch7">
              <chart:equation chart:display-equation="true" chart:display-r-square="true"/>
            </chart:regression-curve>
            <chart:data-point chart:repeated="25"/>
            <chart:data-point chart:style-name="ch8"/>
            <chart:data-point chart:repeated="2"/>
            <chart:data-point chart:style-name="ch8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odd.A33:odd.A92</svg:desc>
                </draw:g>
              </table:table-cell>
              <table:table-cell office:value-type="float" office:value="-0.0425531914893617">
                <text:p>-0.0425531914893617</text:p>
                <draw:g>
                  <svg:desc>odd.F33:odd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-0.0192307692307693">
                <text:p>-0.0192307692307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-0.018957345971564">
                <text:p>-0.018957345971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-0.0186915887850467">
                <text:p>-0.0186915887850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-0.0184331797235023">
                <text:p>-0.0184331797235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-0.0181818181818182">
                <text:p>-0.0181818181818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-0.0179372197309418">
                <text:p>-0.017937219730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">
                <text:p>74</text:p>
              </table:table-cell>
              <table:table-cell office:value-type="float" office:value="-0.0176991150442478">
                <text:p>-0.0176991150442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-0.017467248908297">
                <text:p>-0.017467248908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-0.0172413793103449">
                <text:p>-0.0172413793103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-0.0168067226890757">
                <text:p>-0.0168067226890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-0.016597510373444">
                <text:p>-0.016597510373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-0.0163934426229508">
                <text:p>-0.0163934426229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-0.0161943319838057">
                <text:p>-0.0161943319838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-0.0158102766798419">
                <text:p>-0.0158102766798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-0.0154440154440154">
                <text:p>-0.0154440154440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-0.0152671755725191">
                <text:p>-0.0152671755725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">
                <text:p>87</text:p>
              </table:table-cell>
              <table:table-cell office:value-type="float" office:value="-0.0150943396226415">
                <text:p>-0.0150943396226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-0.0149253731343284">
                <text:p>-0.0149253731343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-0.014760147601476">
                <text:p>-0.0147601476014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square.F6:square.F38" svg:x="0.32cm" svg:y="0.18cm" svg:width="13.044cm" svg:height="8.64cm">
          <chartooo:coordinate-region svg:x="1.232cm" svg:y="0.38cm" svg:width="11.94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F6:square.F38" chart:class="chart:scatter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6363636363637">
                <text:p>0.0636363636363637</text:p>
                <draw:g>
                  <svg:desc>square.F6:square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030303030303">
                <text:p>0.0390303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6478873239436">
                <text:p>0.0386478873239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9473507712945">
                <text:p>0.0259473507712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4047619047618">
                <text:p>0.0234047619047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0689170182842">
                <text:p>0.0170689170182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3413393919722">
                <text:p>0.0153413393919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8486033740272">
                <text:p>0.0118486033740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7446989345776">
                <text:p>0.0107446989345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64212892682648">
                <text:p>0.00864212892682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91567005666227">
                <text:p>0.00791567005666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5598544188622">
                <text:p>0.0065598544188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06242061331885">
                <text:p>0.00606242061331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14000060573094">
                <text:p>0.00514000060573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78660288021049">
                <text:p>0.00478660288021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13180957197479">
                <text:p>0.00413180957197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87260388908151">
                <text:p>0.00387260388908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39156388935002">
                <text:p>0.00339156388935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19620493595618">
                <text:p>0.00319620493595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3269855002133">
                <text:p>0.00283269855002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8200562628584">
                <text:p>0.00268200562628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40076349571972">
                <text:p>0.002400763495719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8218895261834">
                <text:p>0.00228218895261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06020548339658">
                <text:p>0.00206020548339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96528572816534">
                <text:p>0.00196528572816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78704960471388">
                <text:p>0.00178704960471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70991926351172">
                <text:p>0.0017099192635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56467045090736">
                <text:p>0.00156467045090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011664308483">
                <text:p>0.0015011664308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812544045102">
                <text:p>0.0013812544045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32835860978142">
                <text:p>0.00132835860978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2822504616793">
                <text:p>0.00122822504616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8370784729815">
                <text:p>0.0011837078472981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'3n+1'.E2:'3n+1'.E78" chart:data-source-has-labels="row" svg:x="0.32cm" svg:y="0.18cm" svg:width="13.388cm" svg:height="8.64cm">
          <chartooo:coordinate-region svg:x="1.047cm" svg:y="0.38cm" svg:width="12.47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n+1'.E4:'3n+1'.E78" chart:label-cell-address="'3n+1'.E2:'3n+1'.E3" chart:class="chart:scatter"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3n+1'.E2:'3n+1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5">
                <text:p>0.625</text:p>
                <draw:g>
                  <svg:desc>'3n+1'.E4:'3n+1'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3846153846154">
                <text:p>0.85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431693989071">
                <text:p>0.87431693989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3877551020408">
                <text:p>0.893877551020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063291139241">
                <text:p>0.905063291139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3711340206186">
                <text:p>0.923711340206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138936535163">
                <text:p>0.93138936535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6231884057971">
                <text:p>0.936231884057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1687344913151">
                <text:p>0.941687344913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5220193340494">
                <text:p>0.945220193340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9295774647887">
                <text:p>0.949295774647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1986754966887">
                <text:p>0.951986754966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5147058823529">
                <text:p>0.95514705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7264957264957">
                <text:p>0.957264957264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9787108219988">
                <text:p>0.959787108219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1497326203209">
                <text:p>0.961497326203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3556851311953">
                <text:p>0.963556851311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4966740576497">
                <text:p>0.964966740576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6680211296221">
                <text:p>0.966680211296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7862481315396">
                <text:p>0.967862481315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9310344827586">
                <text:p>0.969310344827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0315991062879">
                <text:p>0.970315991062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1555555555555">
                <text:p>0.971555555555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2421400992829">
                <text:p>0.972421400992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3494595985589">
                <text:p>0.9734945959855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424789410349">
                <text:p>0.97424789410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5186104218362">
                <text:p>0.975186104218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5847457627119">
                <text:p>0.975847457627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76674641148325">
                <text:p>0.976674641148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7259913550085">
                <text:p>0.977259913550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7994676131322">
                <text:p>0.9779946761313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8516280631084">
                <text:p>0.97851628063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9173290937997">
                <text:p>0.979173290937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9641079776806">
                <text:p>0.979641079776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232058444349">
                <text:p>0.980232058444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0653950953678">
                <text:p>0.9806539509536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1188375713544">
                <text:p>0.9811883757135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1570810142239">
                <text:p>0.981570810142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2056427812537">
                <text:p>0.9820564278125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2404692082111">
                <text:p>0.982404692082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2847896440129">
                <text:p>0.982847896440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3166374057627">
                <text:p>0.983166374057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3572488866897">
                <text:p>0.983572488866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3864844343204">
                <text:p>0.983864844343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423833819242">
                <text:p>0.98423833819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4507658643326">
                <text:p>0.9845076586433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4852310022722">
                <text:p>0.9848523100227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5101214574899">
                <text:p>0.985101214574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5420240137221">
                <text:p>0.9854202401372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65096536699">
                <text:p>0.98565096536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5947120608475">
                <text:p>0.985947120608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616158792284">
                <text:p>0.98616158792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6437246963563">
                <text:p>0.986437246963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6637116224496">
                <text:p>0.986637116224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6894335580619">
                <text:p>0.986894335580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7081048141377">
                <text:p>0.98708104814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87321618115344">
                <text:p>0.987321618115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87496431630031">
                <text:p>0.987496431630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7721918035507">
                <text:p>0.987721918035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7885934819897">
                <text:p>0.9878859348198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8097713097713">
                <text:p>0.9880977130977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8251903393334">
                <text:p>0.988251903393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8451186689503">
                <text:p>0.988451186689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8596407868478">
                <text:p>0.9885964078684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8784270285239">
                <text:p>0.988784270285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8921282798834">
                <text:p>0.988921282798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098678759866">
                <text:p>0.9890986787598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9228159457167">
                <text:p>0.989228159457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939593992408">
                <text:p>0.98939593992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9518493233203">
                <text:p>0.989518493233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9677419354839">
                <text:p>0.98967741935483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'7n+3'.E2:'7n+3'.E45" chart:data-source-has-labels="row" svg:x="0.32cm" svg:y="0.18cm" svg:width="13.388cm" svg:height="8.64cm">
          <chartooo:coordinate-region svg:x="1.047cm" svg:y="0.38cm" svg:width="12.47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n+3'.E4:'7n+3'.E45" chart:label-cell-address="'7n+3'.E2:'7n+3'.E3" chart:class="chart:scatte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7n+3'.E2:'7n+3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8888888888889">
                <text:p>0.388888888888889</text:p>
                <draw:g>
                  <svg:desc>'7n+3'.E4:'7n+3'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140350877193">
                <text:p>0.456140350877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8290598290598">
                <text:p>0.598290598290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6767676767677">
                <text:p>0.676767676767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0685579196218">
                <text:p>0.770685579196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0705467372134">
                <text:p>0.800705467372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2404371584699">
                <text:p>0.822404371584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5111111111111">
                <text:p>0.855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770140428677">
                <text:p>0.86770140428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7652933832709">
                <text:p>0.877652933832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6752136752137">
                <text:p>0.886752136752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4128525196486">
                <text:p>0.894128525196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1010101010101">
                <text:p>0.901010101010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6695156695157">
                <text:p>0.906695156695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2080961416825">
                <text:p>0.912080961416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6595985298275">
                <text:p>0.916595985298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09255021612">
                <text:p>0.9209255021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4597701149425">
                <text:p>0.924597701149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8153717627402">
                <text:p>0.928153717627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1198780255384">
                <text:p>0.931198780255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4171468482626">
                <text:p>0.934171468482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6737315350032">
                <text:p>0.936737315350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9259259259259">
                <text:p>0.939259259259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450706156589">
                <text:p>0.941450706156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3617156675576">
                <text:p>0.943617156675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5510542525468">
                <text:p>0.945510542525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7391688770999">
                <text:p>0.947391688770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9043927648579">
                <text:p>0.949043927648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0692628111983">
                <text:p>0.9506926281119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2147016011645">
                <text:p>0.952147016011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3603834959767">
                <text:p>0.9536038349597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4893891713064">
                <text:p>0.954893891713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6190476190476">
                <text:p>0.956190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7342556564346">
                <text:p>0.957342556564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8503958503959">
                <text:p>0.958503958503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9539069074901">
                <text:p>0.959539069074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0585377851565">
                <text:p>0.960585377851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1520467836257">
                <text:p>0.961520467836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2467980844192">
                <text:p>0.962467980844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3316876360354">
                <text:p>0.96331687636035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sqrt.E2:sqrt.E203" chart:data-source-has-labels="row" svg:x="0.32cm" svg:y="0.18cm" svg:width="13.388cm" svg:height="8.64cm">
          <chartooo:coordinate-region svg:x="1.232cm" svg:y="0.379cm" svg:width="12.196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rt.E4:sqrt.E203" chart:label-cell-address="sqrt.E2:sqrt.E3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sqrt.E2:sqr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sqrt.E4:sqrt.E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4418604651163">
                <text:p>0.67441860465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6056338028169">
                <text:p>0.676056338028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4146341463415">
                <text:p>0.634146341463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6086956521739">
                <text:p>0.626086956521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3174603174603">
                <text:p>0.603174603174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768115942029">
                <text:p>0.63768115942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4736842105263">
                <text:p>0.64473684210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0481927710843">
                <text:p>0.620481927710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777777777778">
                <text:p>0.62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8247422680412">
                <text:p>0.608247422680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099099099099">
                <text:p>0.599099099099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5932203389831">
                <text:p>0.6059322033898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1320754716981">
                <text:p>0.611320754716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2006688963211">
                <text:p>0.602006688963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07594936708861">
                <text:p>0.607594936708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8555858310627">
                <text:p>0.588555858310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54114713217">
                <text:p>0.5835411471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8516746411483">
                <text:p>0.588516746411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9310344827586">
                <text:p>0.579310344827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6026490066225">
                <text:p>0.596026490066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0422832980973">
                <text:p>0.600422832980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026369168357">
                <text:p>0.590263691683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4541910331384">
                <text:p>0.594541910331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365853658537">
                <text:p>0.585365853658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9511754068716">
                <text:p>0.589511754068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1151832460733">
                <text:p>0.5811518324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5160202360877">
                <text:p>0.5851602023608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7487765089723">
                <text:p>0.577487765089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1358609794629">
                <text:p>0.5813586097946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427258805513">
                <text:p>0.57427258805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8008915304606">
                <text:p>0.5780089153046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2633053221289">
                <text:p>0.582633053221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6160108548168">
                <text:p>0.586160108548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2375478927203">
                <text:p>0.582375478927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75682382133995">
                <text:p>0.575682382133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9010856453559">
                <text:p>0.579010856453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2769953051643">
                <text:p>0.572769953051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0155902004454">
                <text:p>0.570155902004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328990228013">
                <text:p>0.57328990228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7796610169492">
                <text:p>0.567796610169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70837642192347">
                <text:p>0.570837642192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5656565656566">
                <text:p>0.5656565656565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8608094768016">
                <text:p>0.56860809476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63706563706564">
                <text:p>0.563706563706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3584905660377">
                <text:p>0.573584905660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6427255985267">
                <text:p>0.576427255985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1043165467626">
                <text:p>0.5710431654676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3813708260105">
                <text:p>0.57381370826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872852233677">
                <text:p>0.56872852233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6611842105263">
                <text:p>0.566611842105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9243156199678">
                <text:p>0.569243156199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4668769716088">
                <text:p>0.564668769716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7233384853168">
                <text:p>0.5672333848531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62878787878788">
                <text:p>0.5628787878787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5378900445765">
                <text:p>0.565378900445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3662374821173">
                <text:p>0.563662374821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59691011235955">
                <text:p>0.5596910112359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2068965517241">
                <text:p>0.5620689655172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8265582655827">
                <text:p>0.5582655826558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5535595475715">
                <text:p>0.565535595475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7885117493473">
                <text:p>0.567885117493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3741191543882">
                <text:p>0.563741191543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6037735849057">
                <text:p>0.5660377358490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2075355157505">
                <text:p>0.562075355157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4320388349515">
                <text:p>0.5643203883495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60524746571258">
                <text:p>0.560524746571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2719812426729">
                <text:p>0.5627198124267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9077809798271">
                <text:p>0.55907780979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1224489795918">
                <text:p>0.561224489795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7724484104852">
                <text:p>0.5577244841048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9824368825467">
                <text:p>0.559824368825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6455969746083">
                <text:p>0.5564559697460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510638297872">
                <text:p>0.558510638297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55264536406496">
                <text:p>0.555264536406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57275541795666">
                <text:p>0.557275541795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54143365531266">
                <text:p>0.554143365531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56112224448898">
                <text:p>0.556112224448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53086419753086">
                <text:p>0.553086419753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59610705596107">
                <text:p>0.559610705596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61571633924293">
                <text:p>0.5615716339242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58282208588957">
                <text:p>0.5582822085889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0204556020456">
                <text:p>0.560204556020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7031607879065">
                <text:p>0.557031607879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58916478555305">
                <text:p>0.558916478555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55852247441032">
                <text:p>0.555852247441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7700745941202">
                <text:p>0.557700745941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473820856772">
                <text:p>0.554738208567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6551429790866">
                <text:p>0.5565514297908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3684210526316">
                <text:p>0.5536842105263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5463232239302">
                <text:p>0.555463232239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2685526855268">
                <text:p>0.552685526855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4431404289761">
                <text:p>0.5544314042897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1737914502597">
                <text:p>0.5517379145025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34516765286">
                <text:p>0.5534516765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0837553564472">
                <text:p>0.550837553564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52520200076953">
                <text:p>0.5525202000769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998099581908">
                <text:p>0.54998099581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1633496057078">
                <text:p>0.551633496057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9165120593692">
                <text:p>0.5491651205936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425219941349">
                <text:p>0.554252199413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5917480998914">
                <text:p>0.5559174809989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325232308792">
                <text:p>0.55325232308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54888810448288">
                <text:p>0.554888810448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2301255230126">
                <text:p>0.552301255230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3909748535997">
                <text:p>0.5539097485359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139550714772">
                <text:p>0.551395507147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2976791120081">
                <text:p>0.552976791120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0531914893617">
                <text:p>0.5505319148936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2086756490306">
                <text:p>0.552086756490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9707602339181">
                <text:p>0.549707602339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1236749116608">
                <text:p>0.55123674911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8919949174079">
                <text:p>0.5489199491740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0424128180961">
                <text:p>0.550424128180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16656308266">
                <text:p>0.54816656308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9646480172149">
                <text:p>0.549646480172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8901594944327">
                <text:p>0.548901594944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6754020250149">
                <text:p>0.5467540202501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8187444739169">
                <text:p>0.5481874447391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6091015169195">
                <text:p>0.546091015169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47502165752238">
                <text:p>0.547502165752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0084889643463">
                <text:p>0.5500848896434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51511758118701">
                <text:p>0.5515117581187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9307479224377">
                <text:p>0.549307479224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50712719298246">
                <text:p>0.5507127192982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8562126966902">
                <text:p>0.5485621269669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9946294307197">
                <text:p>0.549946294307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7846889952153">
                <text:p>0.547846889952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9210526315789">
                <text:p>0.5492105263157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715997915581">
                <text:p>0.547159979155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503611971104">
                <text:p>0.548503611971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6499744506898">
                <text:p>0.5464997445068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7823886639676">
                <text:p>0.547823886639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5864661654135">
                <text:p>0.5458646616541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47169811320755">
                <text:p>0.5471698113207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45253320216429">
                <text:p>0.5452533202164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46539961013645">
                <text:p>0.5465399610136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44664413326895">
                <text:p>0.5446644133268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45933014354067">
                <text:p>0.545933014354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44096728307255">
                <text:p>0.544096728307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5347744360902">
                <text:p>0.5453477443609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43549138332557">
                <text:p>0.5435491383325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44783010156971">
                <text:p>0.544783010156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3020594965675">
                <text:p>0.543020594965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4237749546279">
                <text:p>0.5442377495462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4251012145749">
                <text:p>0.542510121457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46265328874025">
                <text:p>0.5462653288740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7503314184711">
                <text:p>0.547503314184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45653601926867">
                <text:p>0.5456536019268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45063454506345">
                <text:p>0.5450634545063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46268656716418">
                <text:p>0.546268656716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44493764531811">
                <text:p>0.5444937645318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45683151718357">
                <text:p>0.5456831517183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43943486391024">
                <text:p>0.543943486391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45117428924598">
                <text:p>0.5451174289245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4341164453524">
                <text:p>0.543411644535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44570502431118">
                <text:p>0.544570502431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2897327707454">
                <text:p>0.542897327707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44041450777202">
                <text:p>0.544041450777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42399683731963">
                <text:p>0.542399683731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43529411764706">
                <text:p>0.5435294117647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41917914802568">
                <text:p>0.5419179148025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43033577769201">
                <text:p>0.5430335777692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1451273214628">
                <text:p>0.5414512732146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2553191489362">
                <text:p>0.5425531914893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0999057492931">
                <text:p>0.5409990574929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2087542087542">
                <text:p>0.5420875420875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40560608873213">
                <text:p>0.5405606088732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41635961680177">
                <text:p>0.541635961680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40135308100201">
                <text:p>0.5401353081002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41197822141561">
                <text:p>0.541197822141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39722572509458">
                <text:p>0.5397225725094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3178973717146">
                <text:p>0.543178973717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44261131807699">
                <text:p>0.5442611318076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4268614680514">
                <text:p>0.542686146805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43755458515284">
                <text:p>0.5437554585152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42208355000867">
                <text:p>0.5422083550008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'n - sqrt(n)'.E2:'n - sqrt(n)'.E104" chart:data-source-has-labels="row" svg:x="0.32cm" svg:y="0.18cm" svg:width="13.388cm" svg:height="8.64cm">
          <chartooo:coordinate-region svg:x="1.232cm" svg:y="0.379cm" svg:width="12.1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 - sqrt(n)'.E4:'n - sqrt(n)'.E104" chart:label-cell-address="'n - sqrt(n)'.E2:'n - sqrt(n)'.E3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n - sqrt(n)'.E2:'n - sqrt(n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 - sqrt(n)'.E4:'n - sqrt(n)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727272727273">
                <text:p>0.87272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4109589041096">
                <text:p>0.904109589041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0215053763441">
                <text:p>0.860215053763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561403508772">
                <text:p>0.824561403508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5072463768116">
                <text:p>0.855072463768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2727272727273">
                <text:p>0.8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2307692307692">
                <text:p>0.892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3508771929825">
                <text:p>0.903508771929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7417218543046">
                <text:p>0.887417218543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217008797654">
                <text:p>0.86217008797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7284595300261">
                <text:p>0.877284595300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785046728972">
                <text:p>0.88785046728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9159663865546">
                <text:p>0.899159663865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7020872865275">
                <text:p>0.907020872865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566265060241">
                <text:p>0.91566265060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1630094043887">
                <text:p>0.921630094043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836676217765">
                <text:p>0.92836676217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7894736842105">
                <text:p>0.907894736842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9428918590522">
                <text:p>0.889428918590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763779527559">
                <text:p>0.89763779527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966597077244">
                <text:p>0.903966597077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0679611650485">
                <text:p>0.910679611650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5837104072398">
                <text:p>0.915837104072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1386306001691">
                <text:p>0.921386306001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5632911392405">
                <text:p>0.925632911392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026706231454">
                <text:p>0.93026706231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3797909407666">
                <text:p>0.933797909407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7704918032787">
                <text:p>0.937704918032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269635126778">
                <text:p>0.92269635126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8771929824562">
                <text:p>0.908771929824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3621262458472">
                <text:p>0.913621262458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758530183727">
                <text:p>0.91758530183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773791728949">
                <text:p>0.921773791728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5189393939394">
                <text:p>0.9251893939393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8828828828829">
                <text:p>0.928828828828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1788931788932">
                <text:p>0.93178893178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969325153374">
                <text:p>0.934969325153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7548790007806">
                <text:p>0.937548790007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034302759135">
                <text:p>0.94034302759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2602495543672">
                <text:p>0.94260249554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5069941999317">
                <text:p>0.945069941999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3638443935927">
                <text:p>0.933638443935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2835633626098">
                <text:p>0.922835633626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5903614457831">
                <text:p>0.925903614457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8509406657019">
                <text:p>0.928509406657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1255218480379">
                <text:p>0.931255218480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3583288698447">
                <text:p>0.933583288698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604951005673">
                <text:p>0.93604951005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8136645962733">
                <text:p>0.9381366459627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0359281437126">
                <text:p>0.940359281437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2236598890943">
                <text:p>0.942236598890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4246208742194">
                <text:p>0.944246208742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5940124919233">
                <text:p>0.945940124919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7762747138397">
                <text:p>0.947762747138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9295774647887">
                <text:p>0.949295774647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0953678474114">
                <text:p>0.950953678474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197437829691">
                <text:p>0.94197437829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3382004015331">
                <text:p>0.933382004015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5432513709535">
                <text:p>0.935432513709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7221269296741">
                <text:p>0.937221269296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910149750416">
                <text:p>0.93910149750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0739544647182">
                <text:p>0.940739544647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24674713905">
                <text:p>0.9424674713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3970767356882">
                <text:p>0.943970767356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5562130177515">
                <text:p>0.945562130177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6944644140906">
                <text:p>0.946944644140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8413253180484">
                <text:p>0.948413253180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9687245036715">
                <text:p>0.949687245036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1045250066155">
                <text:p>0.951045250066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2221506761108">
                <text:p>0.952221506761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3479623824451">
                <text:p>0.953479623824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56765999023">
                <text:p>0.95456765999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5735364112327">
                <text:p>0.955735364112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8503827418232">
                <text:p>0.948503827418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1522452211288">
                <text:p>0.941522452211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954871455368">
                <text:p>0.942954871455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4229112833764">
                <text:p>0.944229112833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556536359815">
                <text:p>0.94556536359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6752847029855">
                <text:p>0.946752847029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4800120228434">
                <text:p>0.9480012022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910941475827">
                <text:p>0.94910941475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027729967489">
                <text:p>0.95027729967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1312961405476">
                <text:p>0.951312961405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2407052160409">
                <text:p>0.952407052160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3376205787781">
                <text:p>0.953376205787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440251572327">
                <text:p>0.95440251572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5310604118602">
                <text:p>0.955310604118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6274558983363">
                <text:p>0.9562745589833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7126493208967">
                <text:p>0.957126493208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8032996956591">
                <text:p>0.958032996956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883321571395">
                <text:p>0.9588332157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9686708131767">
                <text:p>0.959686708131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53742008273787">
                <text:p>0.953742008273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7965801886793">
                <text:p>0.9479658018867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952cm" style:legend-expansion="high" chart:style-name="ch2"/>
        <chart:plot-area chart:style-name="ch3" table:cell-range-address="defect.A2:defect.B103" chart:data-source-has-labels="row" svg:x="0.32cm" svg:y="0.18cm" svg:width="13.652cm" svg:height="8.64cm">
          <chartooo:coordinate-region svg:x="1.127cm" svg:y="0.301cm" svg:width="12.7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ect.A3:defect.A103" chart:label-cell-address="defect.A2:defect.A2" chart:class="chart:line">
            <chart:data-point chart:repeated="101"/>
          </chart:series>
          <chart:series chart:style-name="ch7" chart:values-cell-range-address="defect.B3:defect.B103" chart:label-cell-address="defect.B2:defect.B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efect.A2:defect.A2</svg:desc>
                </draw:g>
              </table:table-cell>
              <table:table-cell office:value-type="string">
                <text:p>defect</text:p>
                <draw:g>
                  <svg:desc>defect.B2:defec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ect.A3:defect.A103</svg:desc>
                </draw:g>
              </table:table-cell>
              <table:table-cell office:value-type="float" office:value="0">
                <text:p>0</text:p>
                <draw:g>
                  <svg:desc>defect.B3:defect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6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'int(n|2)'.E2:'int(n|2)'.E199" chart:data-source-has-labels="row" svg:x="0.32cm" svg:y="0.18cm" svg:width="13.388cm" svg:height="8.64cm">
          <chartooo:coordinate-region svg:x="1.232cm" svg:y="0.38cm" svg:width="12.19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t(n|2)'.E4:'int(n|2)'.E199" chart:label-cell-address="'int(n|2)'.E2:'int(n|2)'.E3" chart:class="chart:scatter">
            <chart:data-point chart:repeated="1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int(n|2)'.E2:'int(n|2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nt(n|2)'.E4:'int(n|2)'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9411764705882">
                <text:p>0.729411764705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5490196078431">
                <text:p>0.725490196078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1428571428571">
                <text:p>0.72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195652173913">
                <text:p>0.71195652173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1538461538462">
                <text:p>0.711538461538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9401709401709">
                <text:p>0.709401709401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4980842911877">
                <text:p>0.704980842911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3448275862069">
                <text:p>0.703448275862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1704545454545">
                <text:p>0.701704545454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8701298701299">
                <text:p>0.698701298701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7619047619048">
                <text:p>0.697619047619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7368421052632">
                <text:p>0.697368421052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6356275303644">
                <text:p>0.696356275303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183864915572">
                <text:p>0.694183864915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3379790940767">
                <text:p>0.6933797909407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3181818181818">
                <text:p>0.693181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2424242424242">
                <text:p>0.692424242424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0780141843972">
                <text:p>0.6907801418439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0159574468085">
                <text:p>0.690159574468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9411764705882">
                <text:p>0.689411764705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8124306326304">
                <text:p>0.688124306326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7631027253669">
                <text:p>0.687631027253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703007518797">
                <text:p>0.6870300751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5994647636039">
                <text:p>0.685994647636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5593220338983">
                <text:p>0.685593220338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5483870967742">
                <text:p>0.685483870967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5099846390169">
                <text:p>0.6850998463901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4249084249084">
                <text:p>0.684249084249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916083916084">
                <text:p>0.683916083916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3823529411765">
                <text:p>0.683823529411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3503836317136">
                <text:p>0.683503836317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2792406613595">
                <text:p>0.682792406613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82511737089202">
                <text:p>0.682511737089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2432432432432">
                <text:p>0.682432432432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2162162162162">
                <text:p>0.682162162162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81558441558442">
                <text:p>0.681558441558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81318681318681">
                <text:p>0.68131868131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125">
                <text:p>0.6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81018518518518">
                <text:p>0.6810185185185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0499776885319">
                <text:p>0.6804997768853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0292598967298">
                <text:p>0.6802925989672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0232558139535">
                <text:p>0.6802325581395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0032076984763">
                <text:p>0.6800320769847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9581557535839">
                <text:p>0.679581557535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940074906367">
                <text:p>0.67940074906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79347826086957">
                <text:p>0.679347826086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9172510518934">
                <text:p>0.679172510518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78777589134126">
                <text:p>0.678777589134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8618421052632">
                <text:p>0.678618421052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8416821273964">
                <text:p>0.678416821273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8067806780678">
                <text:p>0.678067806780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7926616191031">
                <text:p>0.6779266161910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7884615384615">
                <text:p>0.677884615384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7747252747253">
                <text:p>0.677747252747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7436582109479">
                <text:p>0.677436582109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7310488058152">
                <text:p>0.677310488058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77272727272727">
                <text:p>0.677272727272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77149877149877">
                <text:p>0.6771498771498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76871561827314">
                <text:p>0.676871561827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675826734979">
                <text:p>0.67675826734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6724137931034">
                <text:p>0.67672413793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6613616268789">
                <text:p>0.676613616268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6362852833441">
                <text:p>0.676362852833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6260504201681">
                <text:p>0.6762605042016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6229508196721">
                <text:p>0.676229508196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6129548180728">
                <text:p>0.676129548180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590243902439">
                <text:p>0.67590243902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5809523809524">
                <text:p>0.675809523809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578125">
                <text:p>0.67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5690406976744">
                <text:p>0.675690406976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5483756435292">
                <text:p>0.675483756435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5399028452464">
                <text:p>0.675399028452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5373134328358">
                <text:p>0.675373134328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75290215588723">
                <text:p>0.6752902155887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75101378751014">
                <text:p>0.675101378751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5023801967629">
                <text:p>0.6750238019676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4924012158055">
                <text:p>0.6749240121580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475078113376">
                <text:p>0.674750781133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4679487179487">
                <text:p>0.6746794871794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4657534246575">
                <text:p>0.674657534246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4587643276489">
                <text:p>0.6745876432764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4428160525955">
                <text:p>0.674428160525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74362416107383">
                <text:p>0.6743624161073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4342105263158">
                <text:p>0.674342105263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4277605779154">
                <text:p>0.674277605779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4130297280202">
                <text:p>0.674130297280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74069478908189">
                <text:p>0.674069478908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74050632911392">
                <text:p>0.674050632911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3990924289467">
                <text:p>0.6739909242894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3854447439353">
                <text:p>0.673854447439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73798021624109">
                <text:p>0.673798021624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73780487804878">
                <text:p>0.673780487804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73725055432372">
                <text:p>0.673725055432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3598258029396">
                <text:p>0.6735982580293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3545765611634">
                <text:p>0.6735457656116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3529411764706">
                <text:p>0.6735294117647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3477812177503">
                <text:p>0.6734778121775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3359699827604">
                <text:p>0.673359699827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3310743472195">
                <text:p>0.673310743472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73295454545455">
                <text:p>0.6732954545454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3247303543914">
                <text:p>0.6732473035439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73137013540384">
                <text:p>0.6731370135403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73091247672253">
                <text:p>0.6730912476722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73076923076923">
                <text:p>0.6730769230769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7303188614664">
                <text:p>0.67303188614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2928666371289">
                <text:p>0.672928666371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72885789014821">
                <text:p>0.6728857890148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2872340425532">
                <text:p>0.6728723404255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2830124957785">
                <text:p>0.6728301249577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72733316712374">
                <text:p>0.672733316712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2693062827225">
                <text:p>0.6726930628272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72680412371134">
                <text:p>0.6726804123711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72640761300555">
                <text:p>0.6726407613005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2549785240141">
                <text:p>0.6725497852401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2511921242886">
                <text:p>0.6725119212428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25">
                <text:p>0.67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72462686567164">
                <text:p>0.672462686567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72377031100654">
                <text:p>0.6723770311006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2341350333237">
                <text:p>0.6723413503332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2330097087379">
                <text:p>0.6723300970873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72294920500915">
                <text:p>0.6722949205009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2214132168366">
                <text:p>0.672214132168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218045112782">
                <text:p>0.672180451127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72169811320755">
                <text:p>0.6721698113207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72136593143768">
                <text:p>0.672136593143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72060268588274">
                <text:p>0.6720602685882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7202842377261">
                <text:p>0.672028423772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72018348623853">
                <text:p>0.672018348623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1986929747392">
                <text:p>0.6719869297473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1914708981591">
                <text:p>0.6719147089815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1884554237495">
                <text:p>0.671884554237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71845238095238">
                <text:p>0.6718452380952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1776798825257">
                <text:p>0.671776798825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1748203106886">
                <text:p>0.671748203106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1739130434783">
                <text:p>0.6717391304347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1710897797854">
                <text:p>0.671710897797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1645950615908">
                <text:p>0.671645950615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71618796082315">
                <text:p>0.671618796082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1610169491525">
                <text:p>0.671610169491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1583351212186">
                <text:p>0.6715833512121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1521635506594">
                <text:p>0.6715216355065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71495815899582">
                <text:p>0.6714958158995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1487603305785">
                <text:p>0.671487603305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146209570452">
                <text:p>0.671462095704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1403376165281">
                <text:p>0.6714033761652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1378795420607">
                <text:p>0.6713787954206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71370967741936">
                <text:p>0.6713709677419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346677030703">
                <text:p>0.6713466770307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129074065185">
                <text:p>0.671290740651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1267311705559">
                <text:p>0.6712673117055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1259842519685">
                <text:p>0.6712598425196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1236683649838">
                <text:p>0.6712366836498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1183337148089">
                <text:p>0.671183337148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1160980906705">
                <text:p>0.6711609809067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1153846153846">
                <text:p>0.671153846153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71131741821397">
                <text:p>0.671131741821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71080809405183">
                <text:p>0.6710808094051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1059453854131">
                <text:p>0.6710594538541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71052631578947">
                <text:p>0.6710526315789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71031511362676">
                <text:p>0.6710315113626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70982832797293">
                <text:p>0.6709828327972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0962412226353">
                <text:p>0.6709624122263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70955882352941">
                <text:p>0.670955882352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0935681965094">
                <text:p>0.670935681965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70889110889111">
                <text:p>0.670889110889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70869565217391">
                <text:p>0.670869565217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70863309352518">
                <text:p>0.6708633093525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70843969985302">
                <text:p>0.670843969985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0799372440975">
                <text:p>0.670799372440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0780646626789">
                <text:p>0.6707806466267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0774647887324">
                <text:p>0.6707746478873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0756115641216">
                <text:p>0.6707561156412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0713368787823">
                <text:p>0.6707133687878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70695412311266">
                <text:p>0.670695412311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70689655172414">
                <text:p>0.6706896551724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0671880554568">
                <text:p>0.670671880554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0630871538651">
                <text:p>0.670630871538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70613637946646">
                <text:p>0.670613637946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0608108108108">
                <text:p>0.67060810810810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Ce graphique est faux</text:p>
        </chart:title>
        <chart:legend chart:legend-position="end" svg:x="14.028cm" svg:y="4.201cm" style:legend-expansion="high" chart:style-name="ch3"/>
        <chart:plot-area chart:style-name="ch4" table:cell-range-address="'n - sqrt(n)'.E2:'n - sqrt(n)'.E160" chart:data-source-has-labels="row" svg:x="0.32cm" svg:y="1.275cm" svg:width="13.388cm" svg:height="7.545cm">
          <chartooo:coordinate-region svg:x="1.232cm" svg:y="1.474cm" svg:width="12.19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n - sqrt(n)'.E4:'n - sqrt(n)'.E160" chart:label-cell-address="'n - sqrt(n)'.E2:'n - sqrt(n)'.E3" chart:class="chart:scatter">
            <chart:data-point chart:repeated="1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'n - sqrt(n)'.E2:'n - sqrt(n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n - sqrt(n)'.E4:'n - sqrt(n)'.E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727272727273">
                <text:p>0.87272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4109589041096">
                <text:p>0.904109589041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0215053763441">
                <text:p>0.860215053763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4561403508772">
                <text:p>0.824561403508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5072463768116">
                <text:p>0.855072463768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2727272727273">
                <text:p>0.8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2307692307692">
                <text:p>0.892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3508771929825">
                <text:p>0.903508771929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7417218543046">
                <text:p>0.887417218543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217008797654">
                <text:p>0.86217008797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7284595300261">
                <text:p>0.8772845953002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785046728972">
                <text:p>0.88785046728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9159663865546">
                <text:p>0.899159663865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07020872865275">
                <text:p>0.9070208728652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1566265060241">
                <text:p>0.91566265060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1630094043887">
                <text:p>0.921630094043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836676217765">
                <text:p>0.92836676217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7894736842105">
                <text:p>0.907894736842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9428918590522">
                <text:p>0.8894289185905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763779527559">
                <text:p>0.89763779527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966597077244">
                <text:p>0.903966597077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0679611650485">
                <text:p>0.910679611650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5837104072398">
                <text:p>0.915837104072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1386306001691">
                <text:p>0.921386306001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5632911392405">
                <text:p>0.925632911392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026706231454">
                <text:p>0.93026706231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3797909407666">
                <text:p>0.933797909407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7704918032787">
                <text:p>0.937704918032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269635126778">
                <text:p>0.92269635126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8771929824562">
                <text:p>0.908771929824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3621262458472">
                <text:p>0.913621262458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758530183727">
                <text:p>0.91758530183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773791728949">
                <text:p>0.921773791728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5189393939394">
                <text:p>0.9251893939393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8828828828829">
                <text:p>0.928828828828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1788931788932">
                <text:p>0.931788931788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969325153374">
                <text:p>0.934969325153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7548790007806">
                <text:p>0.937548790007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034302759135">
                <text:p>0.94034302759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2602495543672">
                <text:p>0.94260249554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5069941999317">
                <text:p>0.945069941999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3638443935927">
                <text:p>0.933638443935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2835633626098">
                <text:p>0.922835633626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5903614457831">
                <text:p>0.925903614457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8509406657019">
                <text:p>0.928509406657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1255218480379">
                <text:p>0.931255218480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3583288698447">
                <text:p>0.933583288698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604951005673">
                <text:p>0.93604951005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8136645962733">
                <text:p>0.9381366459627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0359281437126">
                <text:p>0.940359281437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2236598890943">
                <text:p>0.942236598890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4246208742194">
                <text:p>0.944246208742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5940124919233">
                <text:p>0.945940124919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7762747138397">
                <text:p>0.947762747138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9295774647887">
                <text:p>0.949295774647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0953678474114">
                <text:p>0.950953678474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197437829691">
                <text:p>0.94197437829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3382004015331">
                <text:p>0.933382004015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5432513709535">
                <text:p>0.935432513709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7221269296741">
                <text:p>0.937221269296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910149750416">
                <text:p>0.93910149750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0739544647182">
                <text:p>0.940739544647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24674713905">
                <text:p>0.9424674713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3970767356882">
                <text:p>0.943970767356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5562130177515">
                <text:p>0.945562130177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6944644140906">
                <text:p>0.946944644140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8413253180484">
                <text:p>0.948413253180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49687245036715">
                <text:p>0.949687245036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1045250066155">
                <text:p>0.951045250066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2221506761108">
                <text:p>0.952221506761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3479623824451">
                <text:p>0.953479623824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56765999023">
                <text:p>0.95456765999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5735364112327">
                <text:p>0.955735364112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8503827418232">
                <text:p>0.948503827418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1522452211288">
                <text:p>0.941522452211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2954871455368">
                <text:p>0.942954871455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4229112833764">
                <text:p>0.944229112833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556536359815">
                <text:p>0.94556536359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6752847029855">
                <text:p>0.946752847029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4800120228434">
                <text:p>0.9480012022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910941475827">
                <text:p>0.94910941475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027729967489">
                <text:p>0.95027729967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1312961405476">
                <text:p>0.951312961405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2407052160409">
                <text:p>0.952407052160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3376205787781">
                <text:p>0.953376205787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440251572327">
                <text:p>0.95440251572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5310604118602">
                <text:p>0.955310604118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6274558983363">
                <text:p>0.9562745589833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7126493208967">
                <text:p>0.957126493208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8032996956591">
                <text:p>0.958032996956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883321571395">
                <text:p>0.9588332157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9686708131767">
                <text:p>0.959686708131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53742008273787">
                <text:p>0.9537420082737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7965801886793">
                <text:p>0.9479658018867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5888303177091">
                <text:p>0.9358883031770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37067821470979">
                <text:p>0.9370678214709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38283444071512">
                <text:p>0.938283444071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9398011287288">
                <text:p>0.9393980112872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0548378592144">
                <text:p>0.9405483785921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41602535083748">
                <text:p>0.941602535083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2692136828076">
                <text:p>0.9426921368280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3690046094431">
                <text:p>0.943690046094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4723003546533">
                <text:p>0.944723003546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5668487722879">
                <text:p>0.9456684877228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46648588103519">
                <text:p>0.9466485881035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7545159796202">
                <text:p>0.9475451597962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48475887170155">
                <text:p>0.948475887170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9326778032292">
                <text:p>0.949326778032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0211341055058">
                <text:p>0.950211341055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1019527457115">
                <text:p>0.951019527457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1860884317676">
                <text:p>0.951860884317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52629110427849">
                <text:p>0.952629110427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3429991290537">
                <text:p>0.9534299912905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8667573421994">
                <text:p>0.948667573421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440150614348">
                <text:p>0.94401506143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44931773879142">
                <text:p>0.9449317738791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5778800517762">
                <text:p>0.945778800517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6653459742465">
                <text:p>0.946653459742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746124570686">
                <text:p>0.947461245706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8296336895953">
                <text:p>0.9482963368959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9067206113733">
                <text:p>0.949067206113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986503827603">
                <text:p>0.94986503827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0601150026137">
                <text:p>0.950601150026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51363870303654">
                <text:p>0.951363870303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52067232568943">
                <text:p>0.952067232568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2796839259721">
                <text:p>0.9527968392597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53469320881461">
                <text:p>0.9534693208814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54167675300573">
                <text:p>0.9541676753005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54811017050197">
                <text:p>0.9548110170501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5479854340421">
                <text:p>0.955479854340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56095679012346">
                <text:p>0.95609567901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56736618004866">
                <text:p>0.9567366180048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7326439623843">
                <text:p>0.9573264396238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7940991839297">
                <text:p>0.9579409918392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850622406639">
                <text:p>0.958506224066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9095801937567">
                <text:p>0.9590958019375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500212254139">
                <text:p>0.95500212254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0988941989047">
                <text:p>0.9509889419890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666724001514">
                <text:p>0.9516667240015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2296939675646">
                <text:p>0.952296939675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2948263168463">
                <text:p>0.9529482631684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53553626250289">
                <text:p>0.9535536262502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4179828703553">
                <text:p>0.9541798287035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4761598766225">
                <text:p>0.9547615987662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5363936089272">
                <text:p>0.9553639360892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5923295898896">
                <text:p>0.955923295898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56502948167814">
                <text:p>0.9565029481678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57041009079276">
                <text:p>0.957041009079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57599085824262">
                <text:p>0.957599085824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8116892754311">
                <text:p>0.95811689275431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028cm" svg:y="4.201cm" style:legend-expansion="high" chart:style-name="ch2"/>
        <chart:plot-area chart:style-name="ch3" chart:data-source-has-labels="both" svg:x="0.32cm" svg:y="0.18cm" svg:width="13.388cm" svg:height="8.64cm">
          <chartooo:coordinate-region svg:x="1.232cm" svg:y="0.379cm" svg:width="12.196cm" svg:height="7.794cm"/>
          <chart:axis chart:dimension="x" chart:name="primary-x" chart:style-name="ch4" chartooo:axis-type="auto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scatte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6170212765957">
                <text:p>0.93617021276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3846153846154">
                <text:p>0.953846153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3488372093023">
                <text:p>0.953488372093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3636363636364">
                <text:p>0.9636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3503649635037">
                <text:p>0.963503649635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0059880239521">
                <text:p>0.970059880239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7659574468085">
                <text:p>0.927659574468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6678966789668">
                <text:p>0.896678966789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6451612903226">
                <text:p>0.90645161290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7613636363636">
                <text:p>0.917613636363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4433249370277">
                <text:p>0.924433249370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2584269662921">
                <text:p>0.932584269662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3636363636364">
                <text:p>0.943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7281713344316">
                <text:p>0.947281713344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2023988005997">
                <text:p>0.952023988005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4794520547945">
                <text:p>0.954794520547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8542713567839">
                <text:p>0.958542713567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6342592592593">
                <text:p>0.936342592592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6398713826366">
                <text:p>0.916398713826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2388059701492">
                <text:p>0.922388059701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6851851851852">
                <text:p>0.926851851851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1778929188256">
                <text:p>0.931778929188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5431799838579">
                <text:p>0.935431799838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531368102797">
                <text:p>0.939531368102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2553191489362">
                <text:p>0.9425531914893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8524795982423">
                <text:p>0.948524795982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450562462996">
                <text:p>0.951450562462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3579418344519">
                <text:p>0.953579418344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859184753838">
                <text:p>0.93859184753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1632345555">
                <text:p>0.9251632345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8435114503817">
                <text:p>0.9284351145038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1941923774955">
                <text:p>0.931941923774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34773218142549">
                <text:p>0.9347732181425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7834499794154">
                <text:p>0.937834499794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2985746436609">
                <text:p>0.942985746436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5141627823593">
                <text:p>0.945141627823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7512864493996">
                <text:p>0.9475128644939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9408672798949">
                <text:p>0.949408672798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1511335012594">
                <text:p>0.951511335012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0181268882175">
                <text:p>0.940181268882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9462989840348">
                <text:p>0.929462989840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2179737650014">
                <text:p>0.932179737650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4479054779807">
                <text:p>0.934479054779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6918304033092">
                <text:p>0.936918304033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8978829389788">
                <text:p>0.9389788293897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3029180176007">
                <text:p>0.943029180176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5015645954403">
                <text:p>0.945015645954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6686812000863">
                <text:p>0.946686812000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8488008342023">
                <text:p>0.948488008342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0901111761264">
                <text:p>0.940901111761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2389046270066">
                <text:p>0.932389046270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4321258690084">
                <text:p>0.934321258690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6347517730496">
                <text:p>0.936347517730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8112429087158">
                <text:p>0.938112429087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969984992496">
                <text:p>0.939969984992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1585760517799">
                <text:p>0.941585760517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3292491360352">
                <text:p>0.943292491360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44774980930587">
                <text:p>0.944774980930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6346524381207">
                <text:p>0.94634652438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770959377701">
                <text:p>0.947709593777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49159663865546">
                <text:p>0.949159663865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41553133514986">
                <text:p>0.941553133514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4226229942978">
                <text:p>0.9342262299429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958683021304">
                <text:p>0.935958683021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9108061749571">
                <text:p>0.9391080617495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40537313432836">
                <text:p>0.940537313432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2032359445932">
                <text:p>0.9420323594459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3359818388195">
                <text:p>0.943359818388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4751992914083">
                <text:p>0.944751992914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5986820784271">
                <text:p>0.945986820784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7285187137586">
                <text:p>0.947285187137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8435570193495">
                <text:p>0.9484355701934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1903708915469">
                <text:p>0.941903708915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5677108907002">
                <text:p>0.935677108907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04414587332">
                <text:p>0.93704414587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8461538461538">
                <text:p>0.938461538461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9741355590204">
                <text:p>0.939741355590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1070948067091">
                <text:p>0.9410709480670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2270573784874">
                <text:p>0.9422705737848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3519313304721">
                <text:p>0.943519313304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4645107097858">
                <text:p>0.944645107097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5819288004604">
                <text:p>0.945819288004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6877012234385">
                <text:p>0.946877012234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7982345523329">
                <text:p>0.947982345523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2257217847769">
                <text:p>0.942257217847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6691626957114">
                <text:p>0.936691626957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7958639092729">
                <text:p>0.937958639092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9116535890729">
                <text:p>0.939116535890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031339031339">
                <text:p>0.94031339031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1406522801872">
                <text:p>0.941406522801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253818231628">
                <text:p>0.942538182316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3571140669085">
                <text:p>0.94357114066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4642151047845">
                <text:p>0.9446421510478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5619139993534">
                <text:p>0.9456191399935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46633669649089">
                <text:p>0.946633669649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7558545092177">
                <text:p>0.9475585450921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2464078263528">
                <text:p>0.942464078263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37556289402582">
                <text:p>0.937556289402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38613043991037">
                <text:p>0.938613043991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39701112140871">
                <text:p>0.939701112140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0704489842372">
                <text:p>0.940704489842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41738887335756">
                <text:p>0.9417388873357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2692307692308">
                <text:p>0.942692307692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43676422939842">
                <text:p>0.943676422939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4583045809226">
                <text:p>0.944583045809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45520012524135">
                <text:p>0.945520012524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46382760389943">
                <text:p>0.9463827603899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47275479313824">
                <text:p>0.947275479313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42685589519651">
                <text:p>0.9426855895196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8198681962411">
                <text:p>0.9381986819624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9196004034388">
                <text:p>0.9391960040343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0122873345936">
                <text:p>0.940122873345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41075248814064">
                <text:p>0.9410752488140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41959994507255">
                <text:p>0.941959994507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2870015769317">
                <text:p>0.942870015769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3715071409563">
                <text:p>0.9437150714095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4585152838428">
                <text:p>0.9445851528384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5392784967967">
                <text:p>0.9453927849679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6225176779439">
                <text:p>0.946225176779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46997497914929">
                <text:p>0.9469974979149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42821934688848">
                <text:p>0.9428219346888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38772206709563">
                <text:p>0.9387722067095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396331738437">
                <text:p>0.93963317384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4051548011944">
                <text:p>0.940515480119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41340457660588">
                <text:p>0.941340457660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42186605609617">
                <text:p>0.942186605609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4297750695855">
                <text:p>0.94297750695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3789395624768">
                <text:p>0.9437893956247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44548013305552">
                <text:p>0.944548013305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5327422784445">
                <text:p>0.945327422784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6055437100213">
                <text:p>0.946055437100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46804037005887">
                <text:p>0.9468040370058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42973664201286">
                <text:p>0.9429736642012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39215218354754">
                <text:p>0.9392152183547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0036993442071">
                <text:p>0.940036993442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0809555408096">
                <text:p>0.9408095554080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1600104753175">
                <text:p>0.9416001047531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42343098937304">
                <text:p>0.942343098937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3103942880821">
                <text:p>0.94310394288082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52cm" style:legend-expansion="high" chart:style-name="ch2"/>
        <chart:plot-area chart:style-name="ch3" table:cell-range-address="'sq density'.A2:'sq density'.A103 'sq density'.D2:'sq density'.D103" chart:data-source-has-labels="row" svg:x="0.32cm" svg:y="0.18cm" svg:width="13.017cm" svg:height="8.64cm">
          <chartooo:coordinate-region svg:x="1.188cm" svg:y="0.301cm" svg:width="12.008cm" svg:height="7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 density'.A3:'sq density'.A103" chart:label-cell-address="'sq density'.A2:'sq density'.A2" chart:class="chart:line">
            <chart:data-point chart:repeated="101"/>
          </chart:series>
          <chart:series chart:style-name="ch8" chart:values-cell-range-address="'sq density'.D3:'sq density'.D103" chart:label-cell-address="'sq density'.D2:'sq density'.D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sq density'.A2:'sq density'.A2</svg:desc>
                </draw:g>
              </table:table-cell>
              <table:table-cell office:value-type="string">
                <text:p>sq density</text:p>
                <draw:g>
                  <svg:desc>'sq density'.D2:'sq density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 density'.A3:'sq density'.A103</svg:desc>
                </draw:g>
              </table:table-cell>
              <table:table-cell office:value-type="float" office:value="NaN">
                <text:p>NaN</text:p>
                <draw:g>
                  <svg:desc>'sq density'.D3:'sq density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4418604651163">
                <text:p>0.87441860465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5375494071146">
                <text:p>0.88537549407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91156462585034">
                <text:p>0.891156462585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3896103896104">
                <text:p>0.903896103896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3934426229508">
                <text:p>0.91393442622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9117647058823">
                <text:p>0.919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22056384742952">
                <text:p>0.9220563847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6315789473684">
                <text:p>0.9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8767123287671">
                <text:p>0.928767123287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2330827067669">
                <text:p>0.932330827067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4407364787112">
                <text:p>0.93440736478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7433722163309">
                <text:p>0.93743372216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921568627451">
                <text:p>0.939215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18181818182">
                <text:p>0.94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3364327979713">
                <text:p>0.943364327979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5626477541371">
                <text:p>0.94562647754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980854197349">
                <text:p>0.946980854197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8965517241379">
                <text:p>0.94896551724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0161812297735">
                <text:p>0.95016181229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1917224589166">
                <text:p>0.951917224589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2981651376147">
                <text:p>0.952981651376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5498721227622">
                <text:p>0.955498721227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6900726392252">
                <text:p>0.95690072639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7759412304867">
                <text:p>0.957759412304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9023539668701">
                <text:p>0.95902353966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801077496892">
                <text:p>0.959801077496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6094674556213">
                <text:p>0.9609467455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1654135338346">
                <text:p>0.961654135338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2697274031564">
                <text:p>0.96269727403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3343610825625">
                <text:p>0.96334361082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4297412381264">
                <text:p>0.96429741238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4890282131661">
                <text:p>0.96489028213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5765765765766">
                <text:p>0.965765765765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6311546213648">
                <text:p>0.966311546213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7622080679405">
                <text:p>0.96762208067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8367346938775">
                <text:p>0.96836734693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68834355828221">
                <text:p>0.968834355828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69525159461375">
                <text:p>0.96952515946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69959035047792">
                <text:p>0.96995903504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0601140851251">
                <text:p>0.970601140851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005291005291">
                <text:p>0.971005291005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71603677221655">
                <text:p>0.971603677221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71981057616417">
                <text:p>0.97198105761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2893232528121">
                <text:p>0.972893232528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3416592328278">
                <text:p>0.973416592328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3747841105354">
                <text:p>0.97374784110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423887587822">
                <text:p>0.9742388758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74550170205868">
                <text:p>0.974550170205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75011786892975">
                <text:p>0.97501178689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7530487804878">
                <text:p>0.9753048780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75739644970414">
                <text:p>0.975739644970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76016085020824">
                <text:p>0.976016085020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6426279815874">
                <text:p>0.97642627981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6687449173218">
                <text:p>0.976687449173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7075098814229">
                <text:p>0.977075098814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322229340166">
                <text:p>0.97732222934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7689143711828">
                <text:p>0.97768914371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7923338185347">
                <text:p>0.977923338185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78271138403401">
                <text:p>0.978271138403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78493387004025">
                <text:p>0.97849338700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78823529411765">
                <text:p>0.9788235294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79034723738808">
                <text:p>0.979034723738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79348520332127">
                <text:p>0.979348520332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79549465379425">
                <text:p>0.979549465379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79848101265823">
                <text:p>0.979848101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00395256917">
                <text:p>0.9800395256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0324074074074">
                <text:p>0.9803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0506639043224">
                <text:p>0.9805066390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0778074128575">
                <text:p>0.980778074128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0952380952381">
                <text:p>0.98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1211589113257">
                <text:p>0.98121158911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1378185874882">
                <text:p>0.98137818587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1625975333501">
                <text:p>0.98162597533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1785362651789">
                <text:p>0.9817853626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2022471910112">
                <text:p>0.9820224719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2175107970161">
                <text:p>0.982175107970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82402213171444">
                <text:p>0.982402213171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82548518128479">
                <text:p>0.982548518128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2766239505082">
                <text:p>0.982766239505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2906599350883">
                <text:p>0.982906599350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3115506888025">
                <text:p>0.98311550688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3250276854928">
                <text:p>0.98325027685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450895279436">
                <text:p>0.9834508952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3580402845177">
                <text:p>0.98358040284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3773216031281">
                <text:p>0.9837732160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3897763578275">
                <text:p>0.983897763578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odd.E2:odd.E92" chart:data-source-has-labels="row" svg:x="0.189cm" svg:y="0.155cm" svg:width="13.269cm" svg:height="8.638cm">
          <chartooo:coordinate-region svg:x="1.101cm" svg:y="0.354cm" svg:width="12.077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dd.E4:odd.E92" chart:label-cell-address="odd.E2:odd.E3" chart:class="chart:scatter"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sq / len</text:p>
                <text:list>
                  <text:list-item>
                    <text:p>nb sq / len</text:p>
                  </text:list-item>
                  <text:list-item>
                    <text:p/>
                  </text:list-item>
                </text:list>
                <draw:g>
                  <svg:desc>odd.E2:odd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odd.E4:odd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6976744186046">
                <text:p>0.906976744186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8367346938775">
                <text:p>0.918367346938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7272727272727">
                <text:p>0.927272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4426229508197">
                <text:p>0.934426229508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0298507462687">
                <text:p>0.940298507462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5205479452055">
                <text:p>0.945205479452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219512195122">
                <text:p>0.951219512195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2941176470588">
                <text:p>0.952941176470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6043956043956">
                <text:p>0.956043956043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7446808510638">
                <text:p>0.957446808510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8762886597938">
                <text:p>0.958762886597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1165048543689">
                <text:p>0.961165048543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264150943396">
                <text:p>0.9622641509433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63302752293578">
                <text:p>0.963302752293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64285714285714">
                <text:p>0.964285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5217391304348">
                <text:p>0.965217391304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6101694915254">
                <text:p>0.966101694915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6942148760331">
                <text:p>0.966942148760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741935483871">
                <text:p>0.967741935483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8503937007874">
                <text:p>0.968503937007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9230769230769">
                <text:p>0.96923076923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9924812030075">
                <text:p>0.969924812030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0588235294118">
                <text:p>0.970588235294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1223021582734">
                <text:p>0.971223021582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1830985915493">
                <text:p>0.971830985915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2413793103448">
                <text:p>0.972413793103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3509933774834">
                <text:p>0.9735099337748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4025974025974">
                <text:p>0.974025974025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4522292993631">
                <text:p>0.974522292993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5460122699387">
                <text:p>0.975460122699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5903614457831">
                <text:p>0.975903614457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6331360946745">
                <text:p>0.976331360946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6744186046512">
                <text:p>0.976744186046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7142857142857">
                <text:p>0.97714285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752808988764">
                <text:p>0.97752808988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7900552486188">
                <text:p>0.977900552486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8260869565217">
                <text:p>0.978260869565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8609625668449">
                <text:p>0.978609625668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8947368421053">
                <text:p>0.978947368421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9274611398964">
                <text:p>0.9792746113989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9899497487437">
                <text:p>0.979899497487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019801980198">
                <text:p>0.98019801980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0487804878049">
                <text:p>0.9804878048780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0769230769231">
                <text:p>0.980769230769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1042654028436">
                <text:p>0.9810426540284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1566820276498">
                <text:p>0.981566820276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1818181818182">
                <text:p>0.981818181818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2062780269058">
                <text:p>0.982062780269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2300884955752">
                <text:p>0.982300884955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2532751091703">
                <text:p>0.982532751091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2758620689655">
                <text:p>0.9827586206896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82978723404255">
                <text:p>0.982978723404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193277310924">
                <text:p>0.9831932773109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3402489626556">
                <text:p>0.983402489626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3606557377049">
                <text:p>0.983606557377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3805668016194">
                <text:p>0.983805668016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4189723320158">
                <text:p>0.984189723320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4555984555985">
                <text:p>0.984555984555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4732824427481">
                <text:p>0.984732824427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4905660377359">
                <text:p>0.9849056603773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5074626865672">
                <text:p>0.985074626865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5239852398524">
                <text:p>0.985239852398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fibo.E2:fibo.E23" chart:data-source-has-labels="row" svg:x="0.32cm" svg:y="0.18cm" svg:width="13.388cm" svg:height="8.64cm">
          <chartooo:coordinate-region svg:x="1.047cm" svg:y="0.379cm" svg:width="12.4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bo.E4:fibo.E23" chart:label-cell-address="fibo.E2:fibo.E3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fibo.E2:fibo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fibo.E4:fibo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9268292682927">
                <text:p>0.829268292682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160305343511">
                <text:p>0.809160305343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4258373205742">
                <text:p>0.794258373205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443113772455">
                <text:p>0.778443113772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8224299065421">
                <text:p>0.768224299065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1350407450524">
                <text:p>0.761350407450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426917510854">
                <text:p>0.755426917510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1683879658734">
                <text:p>0.751683879658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9234622877818">
                <text:p>0.749234622877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7328507411237">
                <text:p>0.747328507411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6133333333333">
                <text:p>0.7461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364566149785">
                <text:p>0.745364566149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479719252428">
                <text:p>0.74479719252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44443042765233">
                <text:p>0.744443042765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square.E2:square.E40" chart:data-source-has-labels="row" svg:x="0.32cm" svg:y="0.18cm" svg:width="13.388cm" svg:height="8.64cm">
          <chartooo:coordinate-region svg:x="1.047cm" svg:y="0.38cm" svg:width="12.47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E4:square.E40" chart:label-cell-address="square.E2:square.E3" chart:class="chart:scatter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ty</text:p>
                <text:list>
                  <text:list-item>
                    <text:p>density</text:p>
                  </text:list-item>
                  <text:list-item>
                    <text:p/>
                  </text:list-item>
                </text:list>
                <draw:g>
                  <svg:desc>square.E2:squar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666666666667">
                <text:p>0.666666666666667</text:p>
                <draw:g>
                  <svg:desc>square.E4:square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4647887323944">
                <text:p>0.774647887323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0595238095238">
                <text:p>0.800595238095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1068917018284">
                <text:p>0.841068917018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6410256410256">
                <text:p>0.856410256410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68258859784283">
                <text:p>0.868258859784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9003558718861">
                <text:p>0.879003558718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7645687645688">
                <text:p>0.887645687645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556135770235">
                <text:p>0.89556135770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2121212121212">
                <text:p>0.902121212121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8183632734531">
                <text:p>0.908183632734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3323633340262">
                <text:p>0.913323633340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8110236220472">
                <text:p>0.918110236220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242045792447">
                <text:p>0.922242045792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6114649681529">
                <text:p>0.926114649681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9506213570879">
                <text:p>0.929506213570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2702418506835">
                <text:p>0.932702418506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5535117056856">
                <text:p>0.935535117056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8217122683142">
                <text:p>0.938217122683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0617886178862">
                <text:p>0.940617886178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290007513148">
                <text:p>0.94290007513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4960280614877">
                <text:p>0.944960280614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6925566343042">
                <text:p>0.946925566343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8712615947756">
                <text:p>0.948712615947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0422535211268">
                <text:p>0.950422535211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1987205662175">
                <text:p>0.951987205662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488372093023">
                <text:p>0.953488372093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4869626497533">
                <text:p>0.954869626497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6197985107315">
                <text:p>0.956197985107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7426210153483">
                <text:p>0.957426210153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609918000781">
                <text:p>0.958609918000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9709154831106">
                <text:p>0.9597091548311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952cm" style:legend-expansion="high" chart:style-name="ch2"/>
        <chart:plot-area chart:style-name="ch3" table:cell-range-address="odd.F4:odd.F92" svg:x="0.32cm" svg:y="0.18cm" svg:width="10.523cm" svg:height="8.64cm">
          <chartooo:coordinate-region svg:x="1.153cm" svg:y="0.379cm" svg:width="9.4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dd.F4:odd.F92" chart:class="chart:scatter">
            <chart:regression-curve chart:style-name="ch7">
              <chart:equation chart:display-equation="true" chart:display-r-square="true" svg:x="8.877cm" svg:y="0.949cm"/>
            </chart:regression-curve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71428571428571">
                <text:p>-0.571428571428571</text:p>
                <draw:g>
                  <svg:desc>odd.F4:odd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07692307692308">
                <text:p>-0.307692307692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0526315789474">
                <text:p>-0.21052631578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1818181818182">
                <text:p>-0.181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9032258064516">
                <text:p>-0.12903225806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08108108108108">
                <text:p>-0.108108108108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30232558139536">
                <text:p>-0.0930232558139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69565217391305">
                <text:p>-0.086956521739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816326530612245">
                <text:p>-0.0816326530612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727272727272728">
                <text:p>-0.0727272727272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89655172413793">
                <text:p>-0.0689655172413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655737704918032">
                <text:p>-0.0655737704918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97014925373134">
                <text:p>-0.0597014925373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1428571428572">
                <text:p>-0.0571428571428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47945205479452">
                <text:p>-0.0547945205479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26315789473685">
                <text:p>-0.0526315789473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6329113924051">
                <text:p>-0.0506329113924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87804878048781">
                <text:p>-0.0487804878048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70588235294118">
                <text:p>-0.0470588235294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54545454545454">
                <text:p>-0.0454545454545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39560439560439">
                <text:p>-0.0439560439560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25531914893617">
                <text:p>-0.0425531914893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12371134020618">
                <text:p>-0.0412371134020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88349514563107">
                <text:p>-0.0388349514563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77358490566038">
                <text:p>-0.0377358490566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6697247706422">
                <text:p>-0.036697247706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57142857142857">
                <text:p>-0.03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47826086956522">
                <text:p>-0.0347826086956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38983050847458">
                <text:p>-0.0338983050847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30578512396694">
                <text:p>-0.0330578512396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2258064516129">
                <text:p>-0.032258064516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1496062992126">
                <text:p>-0.031496062992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07692307692308">
                <text:p>-0.0307692307692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00751879699248">
                <text:p>-0.03007518796992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94117647058824">
                <text:p>-0.0294117647058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87769784172662">
                <text:p>-0.0287769784172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8169014084507">
                <text:p>-0.028169014084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75862068965518">
                <text:p>-0.0275862068965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7027027027027">
                <text:p>-0.027027027027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64900662251656">
                <text:p>-0.0264900662251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5974025974026">
                <text:p>-0.025974025974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4777070063694">
                <text:p>-0.0254777070063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45398773006135">
                <text:p>-0.0245398773006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40963855421686">
                <text:p>-0.0240963855421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36686390532544">
                <text:p>-0.0236686390532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32558139534884">
                <text:p>-0.0232558139534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28571428571429">
                <text:p>-0.0228571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24719101123596">
                <text:p>-0.0224719101123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20994475138122">
                <text:p>-0.0220994475138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17391304347826">
                <text:p>-0.0217391304347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13903743315508">
                <text:p>-0.0213903743315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10526315789473">
                <text:p>-0.0210526315789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07253886010362">
                <text:p>-0.0207253886010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04081632653061">
                <text:p>-0.02040816326530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01005025125628">
                <text:p>-0.020100502512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198019801980198">
                <text:p>-0.0198019801980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92307692307693">
                <text:p>-0.01923076923076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18957345971564">
                <text:p>-0.018957345971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86915887850467">
                <text:p>-0.0186915887850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184331797235023">
                <text:p>-0.0184331797235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181818181818182">
                <text:p>-0.0181818181818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179372197309418">
                <text:p>-0.0179372197309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76991150442478">
                <text:p>-0.0176991150442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17467248908297">
                <text:p>-0.017467248908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72413793103449">
                <text:p>-0.0172413793103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68067226890757">
                <text:p>-0.0168067226890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6597510373444">
                <text:p>-0.016597510373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63934426229508">
                <text:p>-0.0163934426229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61943319838057">
                <text:p>-0.0161943319838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58102766798419">
                <text:p>-0.01581027667984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54440154440154">
                <text:p>-0.0154440154440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52671755725191">
                <text:p>-0.01526717557251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50943396226415">
                <text:p>-0.0150943396226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49253731343284">
                <text:p>-0.0149253731343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4760147601476">
                <text:p>-0.0147601476014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4.201cm" style:legend-expansion="high" chart:style-name="ch2"/>
        <chart:plot-area chart:style-name="ch3" table:cell-range-address="square.F2:square.F34" chart:data-source-has-labels="row" svg:x="0.32cm" svg:y="0.18cm" svg:width="12.488cm" svg:height="8.64cm">
          <chartooo:coordinate-region svg:x="1.338cm" svg:y="0.379cm" svg:width="11.4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uare.F4:square.F34" chart:label-cell-address="square.F2:square.F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nb sq / len)</text:p>
                <text:list>
                  <text:list-item>
                    <text:p>d(nb sq / len)</text:p>
                  </text:list-item>
                  <text:list-item>
                    <text:p/>
                  </text:list-item>
                </text:list>
                <draw:g>
                  <svg:desc>square.F2:square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6060606060607">
                <text:p>0.0606060606060607</text:p>
                <draw:g>
                  <svg:desc>square.F4:square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3939393939394">
                <text:p>-0.093939393939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6363636363637">
                <text:p>0.0636363636363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030303030303">
                <text:p>0.039030303030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86478873239436">
                <text:p>0.0386478873239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9473507712945">
                <text:p>0.0259473507712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4047619047618">
                <text:p>0.0234047619047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0689170182842">
                <text:p>0.0170689170182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3413393919722">
                <text:p>0.0153413393919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8486033740272">
                <text:p>0.0118486033740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7446989345776">
                <text:p>0.0107446989345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64212892682648">
                <text:p>0.00864212892682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1567005666227">
                <text:p>0.00791567005666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598544188622">
                <text:p>0.0065598544188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06242061331885">
                <text:p>0.00606242061331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14000060573094">
                <text:p>0.00514000060573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78660288021049">
                <text:p>0.00478660288021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13180957197479">
                <text:p>0.00413180957197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87260388908151">
                <text:p>0.00387260388908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39156388935002">
                <text:p>0.00339156388935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19620493595618">
                <text:p>0.00319620493595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83269855002133">
                <text:p>0.00283269855002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68200562628584">
                <text:p>0.00268200562628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0076349571972">
                <text:p>0.00240076349571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28218895261834">
                <text:p>0.00228218895261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06020548339658">
                <text:p>0.002060205483396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96528572816534">
                <text:p>0.00196528572816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78704960471388">
                <text:p>0.00178704960471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70991926351172">
                <text:p>0.00170991926351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56467045090736">
                <text:p>0.00156467045090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5011664308483">
                <text:p>0.00150116643084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09"/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>
      <style:chart-properties chart:solid-type="cuboid" chart:symbol-type="named-symbol" chart:symbol-name="arrow-down" chart:symbol-width="0.1cm" chart:symbol-height="0.1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33cm" svg:height="12.378cm" xlink:href=".." xlink:type="simple" chart:class="chart:scatter" chart:style-name="ch1">
        <chart:legend chart:legend-position="end" svg:x="13.584cm" svg:y="4.645cm" style:legend-expansion="high" chart:style-name="ch2"/>
        <chart:plot-area chart:style-name="ch3" table:cell-range-address="square.A3:square.D38 square.B2:square.D2" chart:data-source-has-labels="row" svg:x="0.354cm" svg:y="0.247cm" svg:width="12.876cm" svg:height="11.884cm">
          <chartooo:coordinate-region svg:x="1.531cm" svg:y="0.446cm" svg:width="11.513cm" svg:height="11.0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B3:square.B38" chart:label-cell-address="square.B2:square.B2" chart:class="chart:scatter">
            <chart:domain table:cell-range-address="square.A3:square.A38"/>
            <chart:regression-curve chart:style-name="ch7">
              <chart:equation chart:display-equation="true" chart:display-r-square="true" svg:x="11.798cm" svg:y="0.32cm" chart:style-name="ch8"/>
            </chart:regression-curve>
            <chart:data-point chart:repeated="30"/>
            <chart:data-point chart:style-name="ch9" chart:repeated="2"/>
            <chart:data-point chart:repeated="4"/>
          </chart:series>
          <chart:series chart:style-name="ch10" chart:values-cell-range-address="square.C3:square.C38" chart:label-cell-address="square.C2:square.C2" chart:class="chart:scatter">
            <chart:regression-curve chart:style-name="ch11">
              <chart:equation chart:display-equation="true" chart:display-r-square="true" svg:x="11.42cm" svg:y="3.001cm" chart:style-name="ch8"/>
            </chart:regression-curve>
            <chart:data-point chart:repeated="36"/>
          </chart:series>
          <chart:series chart:style-name="ch12" chart:values-cell-range-address="square.D3:square.D38" chart:label-cell-address="square.D2:square.D2" chart:class="chart:scatter">
            <chart:regression-curve chart:style-name="ch13">
              <chart:equation chart:display-equation="true" chart:display-r-square="true" svg:x="8.419cm" svg:y="9.71cm"/>
            </chart:regression-curve>
            <chart:data-point chart:repeated="16"/>
            <chart:data-point chart:style-name="ch14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en</text:p>
                <draw:g>
                  <svg:desc>square.B2:square.B2</svg:desc>
                </draw:g>
              </table:table-cell>
              <table:table-cell office:value-type="string">
                <text:p>nb sq</text:p>
                <draw:g>
                  <svg:desc>square.C2:square.C2</svg:desc>
                </draw:g>
              </table:table-cell>
              <table:table-cell office:value-type="string">
                <text:p>defect</text:p>
                <draw:g>
                  <svg:desc>square.D2:squar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quare.A3:square.A38</svg:desc>
                </draw:g>
              </table:table-cell>
              <table:table-cell office:value-type="float" office:value="0">
                <text:p>0</text:p>
                <draw:g>
                  <svg:desc>square.B3:square.B38</svg:desc>
                </draw:g>
              </table:table-cell>
              <table:table-cell office:value-type="float" office:value="1">
                <text:p>1</text:p>
                <draw:g>
                  <svg:desc>square.C3:square.C38</svg:desc>
                </draw:g>
              </table:table-cell>
              <table:table-cell office:value-type="float" office:value="0">
                <text:p>0</text:p>
                <draw:g>
                  <svg:desc>square.D3:square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3">
                <text:p>213</text:p>
              </table:table-cell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">
                <text:p>336</text:p>
              </table:table-cell>
              <table:table-cell office:value-type="float" office:value="233">
                <text:p>2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3">
                <text:p>3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11">
                <text:p>711</text:p>
              </table:table-cell>
              <table:table-cell office:value-type="float" office:value="534">
                <text:p>5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75">
                <text:p>975</text:p>
              </table:table-cell>
              <table:table-cell office:value-type="float" office:value="754">
                <text:p>7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98">
                <text:p>1298</text:p>
              </table:table-cell>
              <table:table-cell office:value-type="float" office:value="1027">
                <text:p>10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6">
                <text:p>1686</text:p>
              </table:table-cell>
              <table:table-cell office:value-type="float" office:value="1361">
                <text:p>136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45">
                <text:p>2145</text:p>
              </table:table-cell>
              <table:table-cell office:value-type="float" office:value="1760">
                <text:p>17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681">
                <text:p>2681</text:p>
              </table:table-cell>
              <table:table-cell office:value-type="float" office:value="2232">
                <text:p>22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00">
                <text:p>3300</text:p>
              </table:table-cell>
              <table:table-cell office:value-type="float" office:value="2781">
                <text:p>278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08">
                <text:p>4008</text:p>
              </table:table-cell>
              <table:table-cell office:value-type="float" office:value="3415">
                <text:p>341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811">
                <text:p>4811</text:p>
              </table:table-cell>
              <table:table-cell office:value-type="float" office:value="4138">
                <text:p>413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715">
                <text:p>5715</text:p>
              </table:table-cell>
              <table:table-cell office:value-type="float" office:value="4958">
                <text:p>495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726">
                <text:p>6726</text:p>
              </table:table-cell>
              <table:table-cell office:value-type="float" office:value="5879">
                <text:p>587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850">
                <text:p>7850</text:p>
              </table:table-cell>
              <table:table-cell office:value-type="float" office:value="6909">
                <text:p>690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093">
                <text:p>9093</text:p>
              </table:table-cell>
              <table:table-cell office:value-type="float" office:value="8052">
                <text:p>805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461">
                <text:p>10461</text:p>
              </table:table-cell>
              <table:table-cell office:value-type="float" office:value="9316">
                <text:p>9316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960">
                <text:p>11960</text:p>
              </table:table-cell>
              <table:table-cell office:value-type="float" office:value="10705">
                <text:p>1070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596">
                <text:p>13596</text:p>
              </table:table-cell>
              <table:table-cell office:value-type="float" office:value="12227">
                <text:p>12227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375">
                <text:p>15375</text:p>
              </table:table-cell>
              <table:table-cell office:value-type="float" office:value="13886">
                <text:p>1388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303">
                <text:p>17303</text:p>
              </table:table-cell>
              <table:table-cell office:value-type="float" office:value="15690">
                <text:p>1569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386">
                <text:p>19386</text:p>
              </table:table-cell>
              <table:table-cell office:value-type="float" office:value="17643">
                <text:p>1764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630">
                <text:p>21630</text:p>
              </table:table-cell>
              <table:table-cell office:value-type="float" office:value="19753">
                <text:p>19753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041">
                <text:p>24041</text:p>
              </table:table-cell>
              <table:table-cell office:value-type="float" office:value="22024">
                <text:p>2202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6625">
                <text:p>26625</text:p>
              </table:table-cell>
              <table:table-cell office:value-type="float" office:value="24464">
                <text:p>2446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9388">
                <text:p>29388</text:p>
              </table:table-cell>
              <table:table-cell office:value-type="float" office:value="27077">
                <text:p>2707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336">
                <text:p>32336</text:p>
              </table:table-cell>
              <table:table-cell office:value-type="float" office:value="29871">
                <text:p>2987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475">
                <text:p>35475</text:p>
              </table:table-cell>
              <table:table-cell office:value-type="float" office:value="32850">
                <text:p>32850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8811">
                <text:p>38811</text:p>
              </table:table-cell>
              <table:table-cell office:value-type="float" office:value="36022">
                <text:p>3602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350">
                <text:p>42350</text:p>
              </table:table-cell>
              <table:table-cell office:value-type="float" office:value="39391">
                <text:p>39391</text:p>
              </table:table-cell>
              <table:table-cell office:value-type="float" office:value="2960">
                <text:p>29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